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Quattrocento Sans" svg:font-family="'Quattrocento San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398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.0398in" fo:margin-right="0in" fo:margin-top="0in" fo:margin-bottom="0in" loext:contextual-spacing="false" fo:line-height="108%" fo:text-align="center" style:justify-single-word="false" fo:text-indent="0in" style:auto-text-indent="false" style:page-number="1"/>
    </style:style>
    <style:style style:name="P3" style:family="paragraph" style:parent-style-name="Standard">
      <style:paragraph-properties fo:margin-left="0.0398in" fo:margin-right="0in" fo:margin-top="0in" fo:margin-bottom="0.0181in" loext:contextual-spacing="false" fo:line-height="108%" fo:text-align="center" style:justify-single-word="false" fo:text-indent="0in" style:auto-text-indent="false"/>
    </style:style>
    <style:style style:name="P4" style:family="paragraph" style:parent-style-name="Standard">
      <style:paragraph-properties fo:margin-left="0.0398in" fo:margin-right="0in" fo:margin-top="0in" fo:margin-bottom="0.0071in" loext:contextual-spacing="false" fo:line-height="108%" fo:text-align="center" style:justify-single-word="false" fo:text-indent="0in" style:auto-text-indent="false"/>
    </style:style>
    <style:style style:name="P5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1">
      <style:paragraph-properties fo:margin-left="0.5in" fo:margin-right="0in" fo:margin-top="0in" fo:margin-bottom="0.0217in" loext:contextual-spacing="false" fo:line-height="100%" fo:text-indent="-0.25in" style:auto-text-indent="false"/>
    </style:style>
    <style:style style:name="P16" style:family="paragraph" style:parent-style-name="Standard">
      <style:paragraph-properties fo:margin-left="0in" fo:margin-right="0in" fo:margin-top="0in" fo:margin-bottom="0.0091in" loext:contextual-spacing="false" fo:line-height="108%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.0098in" loext:contextual-spacing="false" fo:line-height="108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4917in" style:type="center"/>
          <style:tab-stop style:position="0.9835in" style:type="center"/>
          <style:tab-stop style:position="1.4752in" style:type="center"/>
          <style:tab-stop style:position="1.9673in" style:type="center"/>
          <style:tab-stop style:position="2.4591in" style:type="center"/>
          <style:tab-stop style:position="2.9508in" style:type="center"/>
          <style:tab-stop style:position="4.1402in" style:type="center"/>
        </style:tab-stops>
      </style:paragraph-properties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6146in" style:type="center"/>
        </style:tab-stops>
      </style:paragraph-properties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055in" style:type="center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.0189in" loext:contextual-spacing="false" fo:line-height="108%" fo:text-align="start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.0217in" loext:contextual-spacing="false" fo:line-height="108%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.0118in" loext:contextual-spacing="false" fo:line-height="108%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.0228in" loext:contextual-spacing="false" fo:line-height="108%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.0201in" loext:contextual-spacing="false" fo:line-height="108%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.022in" loext:contextual-spacing="false" fo:line-height="108%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.0181in" loext:contextual-spacing="false" fo:line-height="108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.0173in" loext:contextual-spacing="false" fo:line-height="108%" fo:text-align="start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margin-top="0in" fo:margin-bottom="0.0209in" loext:contextual-spacing="false" fo:line-height="108%" fo:text-align="start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margin-top="0in" fo:margin-bottom="0.0138in" loext:contextual-spacing="false" fo:line-height="108%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.0154in" loext:contextual-spacing="false" fo:line-height="108%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margin-top="0in" fo:margin-bottom="0.0193in" loext:contextual-spacing="false" fo:line-height="108%" fo:text-align="start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margin-top="0in" fo:margin-bottom="0.0146in" loext:contextual-spacing="false" fo:line-height="108%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margin-top="0in" fo:margin-bottom="0.011in" loext:contextual-spacing="false" fo:line-height="108%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.0236in" loext:contextual-spacing="false" fo:line-height="108%" fo:text-align="start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margin-top="0in" fo:margin-bottom="0.0161in" loext:contextual-spacing="false" fo:line-height="108%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margin-top="0in" fo:margin-bottom="0.0134in" loext:contextual-spacing="false" fo:line-height="108%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margin-top="0in" fo:margin-bottom="0.0083in" loext:contextual-spacing="false" fo:line-height="108%" fo:text-align="start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margin-top="0in" fo:margin-bottom="0.0165in" loext:contextual-spacing="false" fo:line-height="108%" fo:text-align="start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margin-top="0in" fo:margin-bottom="0.0043in" loext:contextual-spacing="false" fo:line-height="108%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margin-top="0in" fo:margin-bottom="0.0126in" loext:contextual-spacing="false" fo:line-height="108%" fo:text-align="start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margin-top="0in" fo:margin-bottom="0.0075in" loext:contextual-spacing="false" fo:line-height="108%" fo:text-align="start" style:justify-single-word="false" fo:text-indent="0in" style:auto-text-indent="false"/>
    </style:style>
    <style:style style:name="P45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46" style:family="paragraph" style:parent-style-name="Standard">
      <style:paragraph-properties fo:margin-left="3.1508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47" style:family="paragraph" style:parent-style-name="Standard" style:list-style-name="WWNum23">
      <style:paragraph-properties fo:margin-left="0.3929in" fo:margin-right="0in" fo:text-indent="-0.3929in" style:auto-text-indent="false"/>
    </style:style>
    <style:style style:name="P48" style:family="paragraph" style:parent-style-name="Standard" style:list-style-name="WWNum79">
      <style:paragraph-properties fo:margin-left="0.3929in" fo:margin-right="0in" fo:text-indent="-0.3929in" style:auto-text-indent="false"/>
    </style:style>
    <style:style style:name="P49" style:family="paragraph" style:parent-style-name="Standard" style:list-style-name="WWNum28">
      <style:paragraph-properties fo:margin-left="0.3929in" fo:margin-right="0in" fo:text-indent="-0.3929in" style:auto-text-indent="false"/>
    </style:style>
    <style:style style:name="P50" style:family="paragraph" style:parent-style-name="Standard" style:list-style-name="WWNum62">
      <style:paragraph-properties fo:margin-left="0.3929in" fo:margin-right="0in" fo:text-indent="-0.3929in" style:auto-text-indent="false"/>
    </style:style>
    <style:style style:name="P51" style:family="paragraph" style:parent-style-name="Standard" style:list-style-name="WWNum51">
      <style:paragraph-properties fo:margin-left="0.3929in" fo:margin-right="0in" fo:text-indent="-0.3929in" style:auto-text-indent="false"/>
    </style:style>
    <style:style style:name="P52" style:family="paragraph" style:parent-style-name="Standard" style:list-style-name="WWNum70">
      <style:paragraph-properties fo:margin-left="0.3929in" fo:margin-right="0in" fo:text-indent="-0.3929in" style:auto-text-indent="false"/>
    </style:style>
    <style:style style:name="P53" style:family="paragraph" style:parent-style-name="Standard" style:list-style-name="WWNum79">
      <style:paragraph-properties fo:margin-left="0.3929in" fo:margin-right="0in" fo:margin-top="0in" fo:margin-bottom="0.0063in" loext:contextual-spacing="false" fo:line-height="113%" fo:text-indent="-0.3929in" style:auto-text-indent="false"/>
    </style:style>
    <style:style style:name="P54" style:family="paragraph" style:parent-style-name="Standard" style:list-style-name="WWNum28">
      <style:paragraph-properties fo:margin-left="0.3929in" fo:margin-right="0in" fo:margin-top="0in" fo:margin-bottom="0.0063in" loext:contextual-spacing="false" fo:line-height="113%" fo:text-indent="-0.3929in" style:auto-text-indent="false"/>
    </style:style>
    <style:style style:name="P55" style:family="paragraph" style:parent-style-name="Standard" style:list-style-name="WWNum23">
      <style:paragraph-properties fo:margin-left="0.5866in" fo:margin-right="0in" fo:text-indent="-0.3366in" style:auto-text-indent="false"/>
    </style:style>
    <style:style style:name="P56" style:family="paragraph" style:parent-style-name="Standard">
      <style:paragraph-properties fo:margin-left="0.3035in" fo:margin-right="0in" fo:text-indent="0in" style:auto-text-indent="false"/>
    </style:style>
    <style:style style:name="P57" style:family="paragraph" style:parent-style-name="Standard">
      <style:paragraph-properties fo:margin-left="0.3929in" fo:margin-right="0in" fo:text-indent="0in" style:auto-text-indent="false"/>
    </style:style>
    <style:style style:name="P58" style:family="paragraph" style:parent-style-name="Standard">
      <style:paragraph-properties fo:margin-left="0.3929in" fo:margin-right="0in" fo:margin-top="0in" fo:margin-bottom="0.0063in" loext:contextual-spacing="false" fo:line-height="113%" fo:text-indent="0in" style:auto-text-indent="false"/>
    </style:style>
    <style:style style:name="P59" style:family="paragraph" style:parent-style-name="Standard" style:list-style-name="WWNum1">
      <style:paragraph-properties fo:margin-left="0.5in" fo:margin-right="2.6264in" fo:text-indent="-0.25in" style:auto-text-indent="false"/>
    </style:style>
    <style:style style:name="P60" style:family="paragraph" style:parent-style-name="Standard" style:list-style-name="WWNum50">
      <style:paragraph-properties fo:margin-left="0.4811in" fo:margin-right="0in" fo:text-indent="-0.2953in" style:auto-text-indent="false"/>
    </style:style>
    <style:style style:name="P61" style:family="paragraph" style:parent-style-name="Standard" style:list-style-name="WWNum54">
      <style:paragraph-properties fo:margin-left="0.4811in" fo:margin-right="0in" fo:text-indent="-0.2953in" style:auto-text-indent="false"/>
    </style:style>
    <style:style style:name="P62" style:family="paragraph" style:parent-style-name="Standard" style:list-style-name="WWNum56">
      <style:paragraph-properties fo:margin-left="0.4811in" fo:margin-right="0in" fo:text-indent="-0.2953in" style:auto-text-indent="false"/>
    </style:style>
    <style:style style:name="P63" style:family="paragraph" style:parent-style-name="Standard" style:list-style-name="WWNum58">
      <style:paragraph-properties fo:margin-left="0.4811in" fo:margin-right="0in" fo:text-indent="-0.2953in" style:auto-text-indent="false"/>
    </style:style>
    <style:style style:name="P64" style:family="paragraph" style:parent-style-name="Standard" style:list-style-name="WWNum10">
      <style:paragraph-properties fo:margin-left="0.4811in" fo:margin-right="0in" fo:text-indent="-0.2953in" style:auto-text-indent="false"/>
    </style:style>
    <style:style style:name="P65" style:family="paragraph" style:parent-style-name="Standard" style:list-style-name="WWNum36">
      <style:paragraph-properties fo:margin-left="0.4811in" fo:margin-right="0in" fo:text-indent="-0.2953in" style:auto-text-indent="false"/>
    </style:style>
    <style:style style:name="P66" style:family="paragraph" style:parent-style-name="Standard" style:list-style-name="WWNum37">
      <style:paragraph-properties fo:margin-left="0.4811in" fo:margin-right="0in" fo:text-indent="-0.2953in" style:auto-text-indent="false"/>
    </style:style>
    <style:style style:name="P67" style:family="paragraph" style:parent-style-name="Standard" style:list-style-name="WWNum35">
      <style:paragraph-properties fo:margin-left="0.4811in" fo:margin-right="0in" fo:text-indent="-0.2953in" style:auto-text-indent="false"/>
    </style:style>
    <style:style style:name="P68" style:family="paragraph" style:parent-style-name="Standard" style:list-style-name="WWNum38">
      <style:paragraph-properties fo:margin-left="0.4811in" fo:margin-right="0in" fo:text-indent="-0.2953in" style:auto-text-indent="false"/>
    </style:style>
    <style:style style:name="P69" style:family="paragraph" style:parent-style-name="Standard" style:list-style-name="WWNum34">
      <style:paragraph-properties fo:margin-left="0.4811in" fo:margin-right="0in" fo:text-indent="-0.2953in" style:auto-text-indent="false"/>
    </style:style>
    <style:style style:name="P70" style:family="paragraph" style:parent-style-name="Standard" style:list-style-name="WWNum33">
      <style:paragraph-properties fo:margin-left="0.4811in" fo:margin-right="0in" fo:text-indent="-0.2953in" style:auto-text-indent="false"/>
    </style:style>
    <style:style style:name="P71" style:family="paragraph" style:parent-style-name="Standard" style:list-style-name="WWNum11">
      <style:paragraph-properties fo:margin-left="0.4811in" fo:margin-right="0in" fo:text-indent="-0.2953in" style:auto-text-indent="false"/>
    </style:style>
    <style:style style:name="P72" style:family="paragraph" style:parent-style-name="Standard">
      <style:paragraph-properties fo:margin-left="0.2571in" fo:margin-right="0in" fo:text-indent="0in" style:auto-text-indent="false"/>
    </style:style>
    <style:style style:name="P73" style:family="paragraph" style:parent-style-name="Standard" style:list-style-name="WWNum79">
      <style:paragraph-properties fo:margin-left="0.5917in" fo:margin-right="0in" fo:text-indent="-0.3417in" style:auto-text-indent="false"/>
    </style:style>
    <style:style style:name="P74" style:family="paragraph" style:parent-style-name="Standard" style:list-style-name="WWNum79">
      <style:paragraph-properties fo:margin-left="0.5917in" fo:margin-right="0in" fo:margin-top="0in" fo:margin-bottom="0.0098in" loext:contextual-spacing="false" fo:line-height="108%" fo:text-indent="-0.3417in" style:auto-text-indent="false"/>
    </style:style>
    <style:style style:name="P75" style:family="paragraph" style:parent-style-name="Standard" style:list-style-name="WWNum79">
      <style:paragraph-properties fo:margin-left="0.5917in" fo:margin-right="0in" fo:margin-top="0in" fo:margin-bottom="0in" loext:contextual-spacing="false" fo:line-height="115%" fo:text-indent="-0.3417in" style:auto-text-indent="false"/>
    </style:style>
    <style:style style:name="P76" style:family="paragraph" style:parent-style-name="Standard" style:list-style-name="WWNum81">
      <style:paragraph-properties fo:margin-left="0.6098in" fo:margin-right="0in" fo:text-indent="-0.2165in" style:auto-text-indent="false"/>
    </style:style>
    <style:style style:name="P77" style:family="paragraph" style:parent-style-name="Standard" style:list-style-name="WWNum84">
      <style:paragraph-properties fo:margin-left="0.6098in" fo:margin-right="0in" fo:text-indent="-0.2165in" style:auto-text-indent="false"/>
    </style:style>
    <style:style style:name="P78" style:family="paragraph" style:parent-style-name="Standard" style:list-style-name="WWNum69">
      <style:paragraph-properties fo:margin-left="0.6098in" fo:margin-right="0in" fo:text-indent="-0.2165in" style:auto-text-indent="false"/>
    </style:style>
    <style:style style:name="P79" style:family="paragraph" style:parent-style-name="Standard" style:list-style-name="WWNum82">
      <style:paragraph-properties fo:margin-left="0.6098in" fo:margin-right="0in" fo:text-indent="-0.2165in" style:auto-text-indent="false"/>
    </style:style>
    <style:style style:name="P80" style:family="paragraph" style:parent-style-name="Standard" style:list-style-name="WWNum71">
      <style:paragraph-properties fo:margin-left="0.6098in" fo:margin-right="0in" fo:text-indent="-0.2165in" style:auto-text-indent="false"/>
    </style:style>
    <style:style style:name="P81" style:family="paragraph" style:parent-style-name="Standard" style:list-style-name="WWNum67">
      <style:paragraph-properties fo:margin-left="0.6346in" fo:margin-right="0in" fo:text-indent="-0.2417in" style:auto-text-indent="false"/>
    </style:style>
    <style:style style:name="P82" style:family="paragraph" style:parent-style-name="Standard" style:list-style-name="WWNum65">
      <style:paragraph-properties fo:margin-left="0.6028in" fo:margin-right="0in" fo:text-indent="-0.2098in" style:auto-text-indent="false"/>
    </style:style>
    <style:style style:name="P83" style:family="paragraph" style:parent-style-name="Standard" style:list-style-name="WWNum83">
      <style:paragraph-properties fo:margin-left="0.4665in" fo:margin-right="0in" fo:text-indent="-0.2165in" style:auto-text-indent="false"/>
    </style:style>
    <style:style style:name="P84" style:family="paragraph" style:parent-style-name="Standard" style:list-style-name="WWNum73">
      <style:paragraph-properties fo:margin-left="0.4665in" fo:margin-right="0in" fo:text-indent="-0.2165in" style:auto-text-indent="false"/>
    </style:style>
    <style:style style:name="P85" style:family="paragraph" style:parent-style-name="Standard" style:list-style-name="WWNum75">
      <style:paragraph-properties fo:margin-left="0.4665in" fo:margin-right="0in" fo:text-indent="-0.2165in" style:auto-text-indent="false"/>
    </style:style>
    <style:style style:name="P86" style:family="paragraph" style:parent-style-name="Standard" style:list-style-name="WWNum27">
      <style:paragraph-properties fo:margin-left="0.4665in" fo:margin-right="0in" fo:text-indent="-0.2165in" style:auto-text-indent="false"/>
    </style:style>
    <style:style style:name="P87" style:family="paragraph" style:parent-style-name="Standard" style:list-style-name="WWNum44">
      <style:paragraph-properties fo:margin-left="0.4665in" fo:margin-right="0in" fo:text-indent="-0.2165in" style:auto-text-indent="false"/>
    </style:style>
    <style:style style:name="P88" style:family="paragraph" style:parent-style-name="Standard">
      <style:paragraph-properties fo:margin-left="0.4in" fo:margin-right="0in" fo:text-indent="0in" style:auto-text-indent="false"/>
    </style:style>
    <style:style style:name="P89" style:family="paragraph" style:parent-style-name="Standard" style:list-style-name="WWNum79">
      <style:paragraph-properties fo:margin-left="0.5917in" fo:margin-right="0in" fo:margin-top="0in" fo:margin-bottom="0in" loext:contextual-spacing="false" fo:line-height="113%" fo:text-align="justify" style:justify-single-word="false" fo:keep-together="auto" fo:orphans="2" fo:widows="2" fo:text-indent="-0.5917in" style:auto-text-indent="false" fo:break-before="auto" fo:break-after="auto" fo:padding="0in" fo:border="none" fo:keep-with-next="auto"/>
    </style:style>
    <style:style style:name="P90" style:family="paragraph" style:parent-style-name="Standard" style:list-style-name="WWNum79">
      <style:paragraph-properties fo:margin-left="0.5917in" fo:margin-right="0in" fo:margin-top="0in" fo:margin-bottom="0.0035in" loext:contextual-spacing="false" fo:line-height="113%" fo:text-align="justify" style:justify-single-word="false" fo:keep-together="auto" fo:orphans="2" fo:widows="2" fo:text-indent="-0.5917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top="0in" fo:margin-bottom="0in" loext:contextual-spacing="false" fo:line-height="115%"/>
    </style:style>
    <style:style style:name="P92" style:family="paragraph" style:parent-style-name="Standard" style:list-style-name="WWNum28">
      <style:paragraph-properties fo:margin-left="0.6791in" fo:margin-right="0in" fo:text-indent="-0.4929in" style:auto-text-indent="false"/>
    </style:style>
    <style:style style:name="P93" style:family="paragraph" style:parent-style-name="Standard" style:list-style-name="WWNum28">
      <style:paragraph-properties fo:margin-left="0.6799in" fo:margin-right="0in" fo:margin-top="0in" fo:margin-bottom="0in" loext:contextual-spacing="false" fo:line-height="113%" fo:text-align="justify" style:justify-single-word="false" fo:keep-together="auto" fo:orphans="2" fo:widows="2" fo:text-indent="-0.6799in" style:auto-text-indent="false" fo:break-before="auto" fo:break-after="auto" fo:padding="0in" fo:border="none" fo:keep-with-next="auto"/>
    </style:style>
    <style:style style:name="P94" style:family="paragraph" style:parent-style-name="Standard" style:list-style-name="WWNum28">
      <style:paragraph-properties fo:margin-left="0.1862in" fo:margin-right="0.0028in" fo:margin-top="0in" fo:margin-bottom="0in" loext:contextual-spacing="false" fo:line-height="108%" fo:text-align="start" style:justify-single-word="false" fo:keep-together="auto" fo:orphans="2" fo:widows="2" fo:text-indent="0.2953in" style:auto-text-indent="false" fo:break-before="auto" fo:break-after="auto" fo:padding="0in" fo:border="none" fo:keep-with-next="auto"/>
    </style:style>
    <style:style style:name="P95" style:family="paragraph" style:parent-style-name="Standard" style:list-style-name="WWNum28">
      <style:paragraph-properties fo:margin-left="0.1862in" fo:margin-right="0.0028in" fo:margin-top="0in" fo:margin-bottom="0.0161in" loext:contextual-spacing="false" fo:line-height="108%" fo:text-align="start" style:justify-single-word="false" fo:keep-together="auto" fo:orphans="2" fo:widows="2" fo:text-indent="0.2953in" style:auto-text-indent="false" fo:break-before="auto" fo:break-after="auto" fo:padding="0in" fo:border="none" fo:keep-with-next="auto"/>
    </style:style>
    <style:style style:name="P96" style:family="paragraph" style:parent-style-name="Standard" style:list-style-name="WWNum28">
      <style:paragraph-properties fo:margin-left="0.4984in" fo:margin-right="0in" fo:text-indent="-0.4929in" style:auto-text-indent="false"/>
    </style:style>
    <style:style style:name="P97" style:family="paragraph" style:parent-style-name="Standard">
      <style:paragraph-properties fo:margin-left="0.0071in" fo:margin-right="2.1811in" fo:text-indent="-0.0071in" style:auto-text-indent="false"/>
    </style:style>
    <style:style style:name="P98" style:family="paragraph" style:parent-style-name="Standard">
      <style:paragraph-properties fo:margin-left="0.4984in" fo:margin-right="0in" fo:text-indent="0in" style:auto-text-indent="false"/>
    </style:style>
    <style:style style:name="P99" style:family="paragraph" style:parent-style-name="Standard" style:list-style-name="WWNum13">
      <style:paragraph-properties fo:margin-left="0.4898in" fo:margin-right="0in" fo:text-indent="-0.3035in" style:auto-text-indent="false"/>
    </style:style>
    <style:style style:name="P100" style:family="paragraph" style:parent-style-name="Standard" style:list-style-name="WWNum7">
      <style:paragraph-properties fo:margin-left="0.4898in" fo:margin-right="0in" fo:text-indent="-0.3035in" style:auto-text-indent="false"/>
    </style:style>
    <style:style style:name="P101" style:family="paragraph" style:parent-style-name="Standard" style:list-style-name="WWNum60">
      <style:paragraph-properties fo:margin-left="0.4898in" fo:margin-right="0in" fo:text-indent="-0.3035in" style:auto-text-indent="false"/>
    </style:style>
    <style:style style:name="P102" style:family="paragraph" style:parent-style-name="Standard" style:list-style-name="WWNum48">
      <style:paragraph-properties fo:margin-left="0.4898in" fo:margin-right="0in" fo:text-indent="-0.3035in" style:auto-text-indent="false"/>
    </style:style>
    <style:style style:name="P103" style:family="paragraph" style:parent-style-name="Standard" style:list-style-name="WWNum70">
      <style:paragraph-properties fo:margin-left="0.4898in" fo:margin-right="0in" fo:text-indent="-0.3035in" style:auto-text-indent="false"/>
    </style:style>
    <style:style style:name="P104" style:family="paragraph" style:parent-style-name="Standard" style:list-style-name="WWNum4">
      <style:paragraph-properties fo:margin-left="0.4811in" fo:margin-right="0.3917in" fo:text-indent="-0.2953in" style:auto-text-indent="false"/>
    </style:style>
    <style:style style:name="P105" style:family="paragraph" style:parent-style-name="Standard" style:list-style-name="WWNum45">
      <style:paragraph-properties fo:margin-left="0.4811in" fo:margin-right="1.7618in" fo:text-indent="-0.2953in" style:auto-text-indent="false"/>
    </style:style>
    <style:style style:name="P106" style:family="paragraph" style:parent-style-name="Standard" style:list-style-name="WWNum31">
      <style:paragraph-properties fo:margin-left="0.4811in" fo:margin-right="0.3673in" fo:text-indent="-0.2953in" style:auto-text-indent="false"/>
    </style:style>
    <style:style style:name="P107" style:family="paragraph" style:parent-style-name="Standard" style:list-style-name="WWNum28">
      <style:paragraph-properties fo:margin-left="0.3929in" fo:margin-right="0in" fo:margin-top="0in" fo:margin-bottom="0.0181in" loext:contextual-spacing="false" fo:line-height="108%" fo:text-align="start" style:justify-single-word="false" fo:keep-together="auto" fo:orphans="2" fo:widows="2" fo:text-indent="-0.3929in" style:auto-text-indent="false" fo:break-before="auto" fo:break-after="auto" fo:padding="0in" fo:border="none" fo:keep-with-next="auto"/>
    </style:style>
    <style:style style:name="P108" style:family="paragraph" style:parent-style-name="Standard" style:list-style-name="WWNum28">
      <style:paragraph-properties fo:margin-left="0.3929in" fo:margin-right="0in" fo:margin-top="0in" fo:margin-bottom="0.0035in" loext:contextual-spacing="false" fo:line-height="113%" fo:text-align="justify" style:justify-single-word="false" fo:keep-together="auto" fo:orphans="2" fo:widows="2" fo:text-indent="-0.3929in" style:auto-text-indent="false" fo:break-before="auto" fo:break-after="auto" fo:padding="0in" fo:border="none" fo:keep-with-next="auto"/>
    </style:style>
    <style:style style:name="P109" style:family="paragraph" style:parent-style-name="Standard" style:list-style-name="WWNum46">
      <style:paragraph-properties fo:margin-left="0.5811in" fo:margin-right="0in" fo:text-indent="-0.3953in" style:auto-text-indent="false"/>
    </style:style>
    <style:style style:name="P110" style:family="paragraph" style:parent-style-name="Standard" style:list-style-name="WWNum39">
      <style:paragraph-properties fo:margin-left="0.5811in" fo:margin-right="0in" fo:text-indent="-0.3953in" style:auto-text-indent="false"/>
    </style:style>
    <style:style style:name="P111" style:family="paragraph" style:parent-style-name="Standard" style:list-style-name="WWNum29">
      <style:paragraph-properties fo:margin-left="0.5811in" fo:margin-right="0in" fo:text-indent="-0.3953in" style:auto-text-indent="false"/>
    </style:style>
    <style:style style:name="P112" style:family="paragraph" style:parent-style-name="Standard" style:list-style-name="WWNum20">
      <style:paragraph-properties fo:margin-left="0.5811in" fo:margin-right="0in" fo:text-indent="-0.3953in" style:auto-text-indent="false"/>
    </style:style>
    <style:style style:name="P113" style:family="paragraph" style:parent-style-name="Standard" style:list-style-name="WWNum61">
      <style:paragraph-properties fo:margin-left="0.5811in" fo:margin-right="0in" fo:text-indent="-0.3953in" style:auto-text-indent="false"/>
    </style:style>
    <style:style style:name="P114" style:family="paragraph" style:parent-style-name="Standard" style:list-style-name="WWNum16">
      <style:paragraph-properties fo:margin-left="0.5811in" fo:margin-right="0in" fo:text-indent="-0.3953in" style:auto-text-indent="false"/>
    </style:style>
    <style:style style:name="P115" style:family="paragraph" style:parent-style-name="Standard" style:list-style-name="WWNum18">
      <style:paragraph-properties fo:margin-left="0.5811in" fo:margin-right="0in" fo:text-indent="-0.3953in" style:auto-text-indent="false"/>
    </style:style>
    <style:style style:name="P116" style:family="paragraph" style:parent-style-name="Standard" style:list-style-name="WWNum8">
      <style:paragraph-properties fo:margin-left="0.5811in" fo:margin-right="0in" fo:text-indent="-0.3953in" style:auto-text-indent="false"/>
    </style:style>
    <style:style style:name="P117" style:family="paragraph" style:parent-style-name="Standard" style:list-style-name="WWNum40">
      <style:paragraph-properties fo:margin-left="0.5811in" fo:margin-right="0in" fo:text-indent="-0.3953in" style:auto-text-indent="false"/>
    </style:style>
    <style:style style:name="P118" style:family="paragraph" style:parent-style-name="Standard" style:list-style-name="WWNum19">
      <style:paragraph-properties fo:margin-left="0.5811in" fo:margin-right="0in" fo:text-indent="-0.3953in" style:auto-text-indent="false"/>
    </style:style>
    <style:style style:name="P119" style:family="paragraph" style:parent-style-name="Standard" style:list-style-name="WWNum43">
      <style:paragraph-properties fo:margin-left="0.5811in" fo:margin-right="0in" fo:text-indent="-0.3953in" style:auto-text-indent="false"/>
    </style:style>
    <style:style style:name="P120" style:family="paragraph" style:parent-style-name="Standard" style:list-style-name="WWNum32">
      <style:paragraph-properties fo:margin-left="0.5811in" fo:margin-right="0in" fo:text-indent="-0.3953in" style:auto-text-indent="false"/>
    </style:style>
    <style:style style:name="P121" style:family="paragraph" style:parent-style-name="Standard" style:list-style-name="WWNum62">
      <style:paragraph-properties fo:margin-left="0.5146in" fo:margin-right="0in" fo:text-indent="-0.3283in" style:auto-text-indent="false"/>
    </style:style>
    <style:style style:name="P122" style:family="paragraph" style:parent-style-name="Standard" style:list-style-name="WWNum51">
      <style:paragraph-properties fo:margin-left="0.5146in" fo:margin-right="0in" fo:text-indent="-0.3283in" style:auto-text-indent="false"/>
    </style:style>
    <style:style style:name="P123" style:family="paragraph" style:parent-style-name="Standard" style:list-style-name="WWNum62">
      <style:paragraph-properties fo:margin-left="0.5146in" fo:margin-right="0in" fo:margin-top="0in" fo:margin-bottom="0.2055in" loext:contextual-spacing="false" fo:line-height="100%" fo:text-indent="-0.3283in" style:auto-text-indent="false"/>
    </style:style>
    <style:style style:name="P124" style:family="paragraph" style:parent-style-name="Standard" style:list-style-name="WWNum62">
      <style:paragraph-properties fo:margin-left="0.5146in" fo:margin-right="0in" fo:margin-top="0in" fo:margin-bottom="0.0091in" loext:contextual-spacing="false" fo:line-height="111%" fo:text-indent="-0.3283in" style:auto-text-indent="false"/>
    </style:style>
    <style:style style:name="P125" style:family="paragraph" style:parent-style-name="Standard" style:list-style-name="WWNum62">
      <style:paragraph-properties fo:margin-left="0.5146in" fo:margin-right="0in" fo:margin-top="0in" fo:margin-bottom="0.2035in" loext:contextual-spacing="false" fo:line-height="100%" fo:text-indent="-0.3283in" style:auto-text-indent="false"/>
    </style:style>
    <style:style style:name="P126" style:family="paragraph" style:parent-style-name="Standard" style:list-style-name="WWNum62">
      <style:paragraph-properties fo:margin-left="0.5146in" fo:margin-right="0in" fo:margin-top="0in" fo:margin-bottom="0.172in" loext:contextual-spacing="false" fo:line-height="100%" fo:text-indent="-0.3283in" style:auto-text-indent="false"/>
    </style:style>
    <style:style style:name="P127" style:family="paragraph" style:parent-style-name="Standard" style:list-style-name="WWNum62">
      <style:paragraph-properties fo:margin-left="0.5146in" fo:margin-right="0in" fo:margin-top="0in" fo:margin-bottom="0.0063in" loext:contextual-spacing="false" fo:line-height="113%" fo:text-indent="-0.3283in" style:auto-text-indent="false"/>
    </style:style>
    <style:style style:name="P128" style:family="paragraph" style:parent-style-name="Standard">
      <style:paragraph-properties fo:margin-left="0.1965in" fo:margin-right="0in" fo:margin-top="0in" fo:margin-bottom="0.0217in" loext:contextual-spacing="false" fo:line-height="108%" fo:text-align="start" style:justify-single-word="false" fo:text-indent="0in" style:auto-text-indent="false"/>
    </style:style>
    <style:style style:name="P129" style:family="paragraph" style:parent-style-name="Standard" style:list-style-name="WWNum47">
      <style:paragraph-properties fo:margin-left="0.4898in" fo:margin-right="0.1236in" fo:text-indent="-0.3035in" style:auto-text-indent="false"/>
    </style:style>
    <style:style style:name="P130" style:family="paragraph" style:parent-style-name="Standard">
      <style:paragraph-properties fo:margin-left="0.5146in" fo:margin-right="0in" fo:margin-top="0in" fo:margin-bottom="0.0063in" loext:contextual-spacing="false" fo:line-height="113%" fo:text-indent="0in" style:auto-text-indent="false"/>
      <style:text-properties style:text-underline-style="solid" style:text-underline-width="auto" style:text-underline-color="font-color"/>
    </style:style>
    <style:style style:name="P131" style:family="paragraph" style:parent-style-name="Standard">
      <style:paragraph-properties fo:margin-left="0.1862in" fo:margin-right="0in" fo:margin-top="0in" fo:margin-bottom="0.0063in" loext:contextual-spacing="false" fo:line-height="113%" fo:text-indent="0in" style:auto-text-indent="false"/>
    </style:style>
    <style:style style:name="P132" style:family="paragraph" style:parent-style-name="Standard" style:list-style-name="WWNum49">
      <style:paragraph-properties fo:margin-left="0.5311in" fo:margin-right="0in" fo:text-indent="-0.3453in" style:auto-text-indent="false"/>
    </style:style>
    <style:style style:name="P133" style:family="paragraph" style:parent-style-name="Standard" style:list-style-name="WWNum53">
      <style:paragraph-properties fo:margin-left="0.4917in" fo:margin-right="0in" fo:text-indent="-0.4917in" style:auto-text-indent="false"/>
    </style:style>
    <style:style style:name="P134" style:family="paragraph" style:parent-style-name="Standard" style:list-style-name="WWNum53">
      <style:paragraph-properties fo:margin-left="0.5728in" fo:margin-right="0in" fo:text-indent="-0.3866in" style:auto-text-indent="false"/>
    </style:style>
    <style:style style:name="P135" style:family="paragraph" style:parent-style-name="Standard" style:list-style-name="WWNum53">
      <style:paragraph-properties fo:margin-left="0.5728in" fo:margin-right="0in" fo:margin-top="0in" fo:margin-bottom="0.1665in" loext:contextual-spacing="false" fo:line-height="100%" fo:text-indent="-0.3866in" style:auto-text-indent="false"/>
    </style:style>
    <style:style style:name="P136" style:family="paragraph" style:parent-style-name="Standard">
      <style:paragraph-properties fo:margin-left="0.4917in" fo:margin-right="0in" fo:text-indent="0in" style:auto-text-indent="false"/>
    </style:style>
    <style:style style:name="P137" style:family="paragraph" style:parent-style-name="Standard" style:list-style-name="WWNum55">
      <style:paragraph-properties fo:margin-left="0.4445in" fo:margin-right="0in" fo:text-indent="-0.2583in" style:auto-text-indent="false"/>
    </style:style>
    <style:style style:name="P138" style:family="paragraph" style:parent-style-name="Standard" style:list-style-name="WWNum57">
      <style:paragraph-properties fo:margin-left="0.4445in" fo:margin-right="0in" fo:text-indent="-0.2583in" style:auto-text-indent="false"/>
    </style:style>
    <style:style style:name="P139" style:family="paragraph" style:parent-style-name="Standard" style:list-style-name="WWNum59">
      <style:paragraph-properties fo:margin-left="0.4445in" fo:margin-right="0in" fo:text-indent="-0.2583in" style:auto-text-indent="false"/>
    </style:style>
    <style:style style:name="P140" style:family="paragraph" style:parent-style-name="Standard" style:list-style-name="WWNum80">
      <style:paragraph-properties fo:margin-left="0.4445in" fo:margin-right="0in" fo:text-indent="-0.2583in" style:auto-text-indent="false"/>
    </style:style>
    <style:style style:name="P141" style:family="paragraph" style:parent-style-name="Standard" style:list-style-name="WWNum64">
      <style:paragraph-properties fo:margin-left="0.4445in" fo:margin-right="0in" fo:text-indent="-0.2583in" style:auto-text-indent="false"/>
    </style:style>
    <style:style style:name="P142" style:family="paragraph" style:parent-style-name="Standard" style:list-style-name="WWNum63">
      <style:paragraph-properties fo:margin-left="0.4445in" fo:margin-right="0in" fo:text-indent="-0.2583in" style:auto-text-indent="false"/>
    </style:style>
    <style:style style:name="P143" style:family="paragraph" style:parent-style-name="Standard" style:list-style-name="WWNum66">
      <style:paragraph-properties fo:margin-left="0.4445in" fo:margin-right="0in" fo:text-indent="-0.2583in" style:auto-text-indent="false"/>
    </style:style>
    <style:style style:name="P144" style:family="paragraph" style:parent-style-name="Standard" style:list-style-name="WWNum77">
      <style:paragraph-properties fo:margin-left="0.4445in" fo:margin-right="0in" fo:text-indent="-0.2583in" style:auto-text-indent="false"/>
    </style:style>
    <style:style style:name="P145" style:family="paragraph" style:parent-style-name="Standard" style:list-style-name="WWNum68">
      <style:paragraph-properties fo:margin-left="0.4445in" fo:margin-right="0in" fo:text-indent="-0.2583in" style:auto-text-indent="false"/>
    </style:style>
    <style:style style:name="P146" style:family="paragraph" style:parent-style-name="Standard" style:list-style-name="WWNum78">
      <style:paragraph-properties fo:margin-left="0.4661in" fo:margin-right="0in" fo:text-indent="-0.2799in" style:auto-text-indent="false"/>
    </style:style>
    <style:style style:name="P147" style:family="paragraph" style:parent-style-name="Standard">
      <style:paragraph-properties fo:margin-left="0.5984in" fo:margin-right="0in" fo:text-indent="0in" style:auto-text-indent="false"/>
    </style:style>
    <style:style style:name="P148" style:family="paragraph" style:parent-style-name="Standard" style:list-style-name="WWNum74">
      <style:paragraph-properties fo:margin-left="0.5547in" fo:margin-right="0in" fo:text-indent="-0.2583in" style:auto-text-indent="false"/>
    </style:style>
    <style:style style:name="P149" style:family="paragraph" style:parent-style-name="Standard" style:list-style-name="WWNum76">
      <style:paragraph-properties fo:margin-left="0.5547in" fo:margin-right="0in" fo:text-indent="-0.2583in" style:auto-text-indent="false"/>
    </style:style>
    <style:style style:name="P150" style:family="paragraph" style:parent-style-name="Standard" style:list-style-name="WWNum72">
      <style:paragraph-properties fo:margin-left="0.5547in" fo:margin-right="0in" fo:text-indent="-0.2583in" style:auto-text-indent="false"/>
    </style:style>
    <style:style style:name="P151" style:family="paragraph" style:parent-style-name="Standard" style:list-style-name="WWNum22">
      <style:paragraph-properties fo:margin-left="0.5917in" fo:margin-right="0in" fo:text-indent="-0.2366in" style:auto-text-indent="false"/>
    </style:style>
    <style:style style:name="P152" style:family="paragraph" style:parent-style-name="Standard" style:list-style-name="WWNum24">
      <style:paragraph-properties fo:margin-left="0.5917in" fo:margin-right="0in" fo:text-indent="-0.2953in" style:auto-text-indent="false"/>
    </style:style>
    <style:style style:name="P153" style:family="paragraph" style:parent-style-name="Standard" style:list-style-name="WWNum26">
      <style:paragraph-properties fo:margin-left="0.5917in" fo:margin-right="0in" fo:text-indent="-0.2953in" style:auto-text-indent="false"/>
    </style:style>
    <style:style style:name="P154" style:family="paragraph" style:parent-style-name="Standard" style:list-style-name="WWNum2">
      <style:paragraph-properties fo:margin-left="0.5917in" fo:margin-right="0in" fo:text-indent="-0.2953in" style:auto-text-indent="false"/>
    </style:style>
    <style:style style:name="P155" style:family="paragraph" style:parent-style-name="Standard" style:list-style-name="WWNum8">
      <style:paragraph-properties fo:margin-left="0.5in" fo:margin-right="0in" fo:text-indent="-0.5in" style:auto-text-indent="false"/>
    </style:style>
    <style:style style:name="P156" style:family="paragraph" style:parent-style-name="Standard">
      <style:paragraph-properties fo:margin-left="0in" fo:margin-right="0in" fo:text-indent="0.1862in" style:auto-text-indent="false"/>
    </style:style>
    <style:style style:name="P157" style:family="paragraph" style:parent-style-name="Standard" style:list-style-name="WWNum14">
      <style:paragraph-properties fo:margin-left="0.4028in" fo:margin-right="0in" fo:text-indent="-0.2165in" style:auto-text-indent="false"/>
    </style:style>
    <style:style style:name="P158" style:family="paragraph" style:parent-style-name="Standard">
      <style:paragraph-properties fo:margin-left="0.1929in" fo:margin-right="0in" fo:text-indent="0in" style:auto-text-indent="false"/>
    </style:style>
    <style:style style:name="P159" style:family="paragraph" style:parent-style-name="Standard">
      <style:paragraph-properties fo:margin-left="0.5in" fo:margin-right="0in" fo:text-indent="0in" style:auto-text-indent="false"/>
    </style:style>
    <style:style style:name="P160" style:family="paragraph" style:parent-style-name="Standard" style:list-style-name="WWNum17">
      <style:paragraph-properties fo:margin-left="0.5811in" fo:margin-right="0.0402in" fo:text-indent="-0.3953in" style:auto-text-indent="false"/>
    </style:style>
    <style:style style:name="P161" style:family="paragraph" style:parent-style-name="Standard" style:list-style-name="WWNum41">
      <style:paragraph-properties fo:margin-left="0.5811in" fo:margin-right="0.0402in" fo:text-indent="-0.3953in" style:auto-text-indent="false"/>
    </style:style>
    <style:style style:name="P162" style:family="paragraph" style:parent-style-name="Standard" style:list-style-name="WWNum42">
      <style:paragraph-properties fo:margin-left="0.5811in" fo:margin-right="1.6736in" fo:text-indent="-0.3953in" style:auto-text-indent="false"/>
    </style:style>
    <style:style style:name="P163" style:family="paragraph" style:parent-style-name="Standard">
      <style:paragraph-properties fo:margin-left="0in" fo:margin-right="0.0016in" fo:margin-top="0in" fo:margin-bottom="0in" loext:contextual-spacing="false" fo:line-height="108%" fo:text-align="end" style:justify-single-word="false" fo:text-indent="0in" style:auto-text-indent="false"/>
    </style:style>
    <style:style style:name="P164" style:family="paragraph" style:parent-style-name="Heading_20_1">
      <style:paragraph-properties fo:margin-left="0.0071in" fo:margin-right="0.0035in" fo:text-indent="-0.0071in" style:auto-text-indent="false"/>
    </style:style>
    <style:style style:name="P165" style:family="paragraph" style:parent-style-name="Heading_20_1">
      <style:paragraph-properties fo:margin-left="0.0071in" fo:margin-right="0.0035in" fo:text-indent="-0.0071in" style:auto-text-indent="false" fo:break-before="page"/>
    </style:style>
    <style:style style:name="P166" style:family="paragraph" style:parent-style-name="Heading_20_1">
      <style:paragraph-properties fo:margin-left="0.0071in" fo:margin-right="0.0043in" fo:text-indent="-0.0071in" style:auto-text-indent="false"/>
    </style:style>
    <style:style style:name="P167" style:family="paragraph" style:parent-style-name="Heading_20_1">
      <style:paragraph-properties fo:margin-left="0.0071in" fo:margin-right="0.0063in" fo:text-indent="-0.0071in" style:auto-text-indent="false"/>
    </style:style>
    <style:style style:name="P168" style:family="paragraph" style:parent-style-name="Heading_20_1">
      <style:paragraph-properties fo:margin-left="0.0071in" fo:margin-right="0.0047in" fo:text-indent="-0.0071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bold" style:font-weight-asian="bold" fo:background-color="#00ff00"/>
    </style:style>
    <style:style style:name="T4" style:family="text">
      <style:text-properties style:font-name="Noto Sans Symbols" style:font-name-asian="Noto Sans Symbols1" style:font-name-complex="Noto Sans Symbols1"/>
    </style:style>
    <style:style style:name="T5" style:family="text">
      <style:text-properties style:font-name="Arial" fo:font-weight="bold" style:font-name-asian="Arial2" style:font-weight-asian="bold" style:font-name-complex="Arial2"/>
    </style:style>
    <style:style style:name="T6" style:family="text"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fo:font-weight="bold" style:font-weight-asian="bold"/>
    </style:style>
    <style:style style:name="T14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5" style:family="text">
      <style:text-properties style:text-line-through-style="solid" style:text-line-through-type="single" style:font-name="Arial" fo:font-weight="bold" style:font-name-asian="Arial2" style:font-weight-asian="bold" style:font-name-complex="Arial2"/>
    </style:style>
    <style:style style:name="T16" style:family="text">
      <style:text-properties style:text-line-through-style="solid" style:text-line-through-type="single" style:font-name="Noto Sans Symbols" style:font-name-asian="Noto Sans Symbols1" style:font-name-complex="Noto Sans Symbols1"/>
    </style:style>
    <style:style style:name="T17" style:family="text">
      <style:text-properties fo:background-color="#ffff00"/>
    </style:style>
    <style:style style:name="T18" style:family="text">
      <style:text-properties fo:background-color="#00ff00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23" style:family="text">
      <style:text-properties fo:color="#222222" style:text-underline-style="solid" style:text-underline-width="auto" style:text-underline-color="font-color"/>
    </style:style>
    <style:style style:name="T24" style:family="text">
      <style:text-properties fo:color="#222222"/>
    </style:style>
    <style:style style:name="T25" style:family="text">
      <style:text-properties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3"><text:span text:style-name="T1"><text:s/></text:span></text:p>
      <text:h text:style-name="Heading_20_1" text:outline-level="1">TESZTKÉRDÉSEK </text:h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4"><text:span text:style-name="T1"><text:s/></text:span></text:p>
      <text:p text:style-name="Standard">Ez a lista a PPKE JÁK Polgári Jogi Tanszék által 2014-2019 között felhasznált „nyerstesztkérdések” gyűjteménye. „Nyers”, mert: </text:p>
      <text:list xml:id="list3745141773" text:style-name="WWNum21">
        <text:list-item>
          <text:p text:style-name="P5">nem kizárt az egyes kérdések nehézségi foka közötti jelentős különbség; </text:p>
        </text:list-item>
        <text:list-item>
          <text:p text:style-name="P5">nem kizárt az egyes kérdések többszörös előfordulása; </text:p>
        </text:list-item>
        <text:list-item>
          <text:p text:style-name="P5">nem kizárt a jelenleg már hatályon kívül helyezett részekre való utalás, hiszen a gyűjteményben szereplő tesztkérdések különböző időállapotokat tükröz(het)nek; </text:p>
        </text:list-item>
        <text:list-item>
          <text:p text:style-name="P15">nem kizárt olyan kérdések szerepeltetése, amelyek „éles” tesztlapon nem fordulnak elő(<text:span text:style-name="T4">☺</text:span>); </text:p>
        </text:list-item>
        <text:list-item>
          <text:p text:style-name="P5">nem kizárt, hogy a következő tesztkérdések között fel nem sorolt kérdések is felkerülnek az „éles” tesztlapokra (<text:span text:style-name="T4">☹</text:span>); stb. </text:p>
        </text:list-item>
      </text:list>
      <text:p text:style-name="Standard">Természetesen az írásbeli záróvizsgarész keretében megíratandó tesztfeladatsorok összeállítása során minden évben újra és újra hatályosítjuk a kérdéseket, s az egyes „éles” tesztlapok véglegesítése során az arra felkerülő kérdések nehézségi fokára is figyelemmel vagyunk, elkerülendő mind a hatálytalan, a félreérthető, a kétértelmű, avagy a túl könnyű/nehéz kérdések alkalmazását. Az egyes „éles” kérdéssorok összeállítása során valamennyi nagyobb témakörből (általános rész, személyek joga, jogi személyek, családjog, dologi jog, kötelmi jog, öröklési jog) szerepeltetünk 4-5 kérdést mindegyik tesztlapon, azzal a céllal, hogy a tesztlapok a záróvizsgán számonkért tananyag egészét lefedjék. </text:p>
      <text:p text:style-name="Standard"><text:soft-page-break/>A fenti, adott esetben megszorító értelmezések mellett is alkalmasnak ítéljük ugyanakkor ezen „nyers-tesztkérdések” közzétételét arra, hogy segítse a Polgári Jogból záróvizsgára készülő Hallgatók felkészülését. </text:p>
      <text:p text:style-name="P16"><text:s/></text:p>
      <text:p text:style-name="Standard">2020.február 14. </text:p>
      <text:p text:style-name="P17"><text:s/></text:p>
      <text:p text:style-name="P18"><text:s/></text:p>
      <text:p text:style-name="P20"><text:s/><text:tab/> <text:tab/> <text:tab/> <text:tab/> <text:tab/> <text:tab/> <text:tab/>Polgári Jogi Tanszék </text:p>
      <text:p text:style-name="P46"><text:span text:style-name="T1"><text:s/><text:tab/> </text:span></text:p>
      <text:h text:style-name="P164" text:outline-level="1">ÁLTALÁNOS RÉSZ – BEVEZETŐ RENDELKEZÉSEK (Ptk.: Első Könyv) </text:h>
      <text:p text:style-name="P17"><text:span text:style-name="T1"><text:s/></text:span></text:p>
      <text:p text:style-name="P17"><text:span text:style-name="T1"><text:s/></text:span></text:p>
      <text:p text:style-name="P23"><text:span text:style-name="T1"><text:s/></text:span></text:p>
      <text:list xml:id="list1108106567" text:style-name="WWNum23">
        <text:list-item>
          <text:p text:style-name="P47"><text:span text:style-name="T1">Melyik NEM jellemzi a polgári jogi normákat? </text:span></text:p>
        </text:list-item>
      </text:list>
      <text:p text:style-name="P19"><text:span text:style-name="T1">A)</text:span><text:span text:style-name="T5"> </text:span>a mellérendeltség és egyenjogúság </text:p>
      <text:list xml:id="list999715290" text:style-name="WWNum25">
        <text:list-item>
          <text:list>
            <text:list-item>
              <text:p text:style-name="P6">abszolút és relatív jogviszonyok </text:p>
            </text:list-item>
            <text:list-item>
              <text:p text:style-name="P6">eltérést engedő normák </text:p>
            </text:list-item>
            <text:list-item>
              <text:p text:style-name="P6"><text:span text:style-name="T7">kizárólag kógens szabályok </text:span></text:p>
            </text:list-item>
          </text:list>
        </text:list-item>
      </text:list>
      <text:p text:style-name="P24"><text:s/></text:p>
      <text:list xml:id="list82046040085470" text:continue-list="list1108106567" text:style-name="WWNum23">
        <text:list-item>
          <text:p text:style-name="P47"><text:span text:style-name="T1">Melyik állítás igaz a vélelemről és a fikcióról? </text:span><text:s/></text:p>
          <text:list>
            <text:list-item>
              <text:p text:style-name="P55"><text:span text:style-name="T7">a vélelem lehet megdönthető, a fikció nem </text:span></text:p>
            </text:list-item>
            <text:list-item>
              <text:p text:style-name="P55">a fikció lehet megdönthető, a vélelem nem </text:p>
            </text:list-item>
            <text:list-item>
              <text:p text:style-name="P55">a vélelem mindig megdönthető </text:p>
            </text:list-item>
            <text:list-item>
              <text:p text:style-name="P55">a fikció mindig megdönthető<text:span text:style-name="T1"> </text:span></text:p>
            </text:list-item>
          </text:list>
        </text:list-item>
      </text:list>
      <text:p text:style-name="P23"><text:span text:style-name="T1"><text:s/></text:span></text:p>
      <text:list xml:id="list82044768014146" text:continue-numbering="true" text:style-name="WWNum23">
        <text:list-item>
          <text:p text:style-name="P47"><text:span text:style-name="T1">Mi jelenti a ’világi természetjog’ alapgondolatát? <text:s/></text:span></text:p>
          <text:list>
            <text:list-item>
              <text:p text:style-name="P55">a jog tagozódása írott (ti. tárgyi-) és íratlan (ti. szokás-) jogra </text:p>
            </text:list-item>
            <text:list-item>
              <text:p text:style-name="P55"><text:span text:style-name="T7">a jog tagozódása pozitív jogra és „felette álló” jogra </text:span></text:p>
            </text:list-item>
            <text:list-item>
              <text:p text:style-name="P55">a regionalizmus (ti. a partikuláris jogok) elsőbbsége </text:p>
            </text:list-item>
            <text:list-item>
              <text:p text:style-name="P55"><text:soft-page-break/>a pozitív jog (ti. norma agendi) elsőbbsége </text:p>
            </text:list-item>
          </text:list>
        </text:list-item>
      </text:list>
      <text:p text:style-name="P25"><text:s/></text:p>
      <text:list xml:id="list82044949741961" text:continue-numbering="true" text:style-name="WWNum23">
        <text:list-item>
          <text:p text:style-name="P47"><text:span text:style-name="T1">Milyen jogot alkalmaz – fő sajátosságaként - az angolszász jogban a Kancelláriai </text:span></text:p>
        </text:list-item>
      </text:list>
      <text:p text:style-name="P56"><text:span text:style-name="T1">Bíróság?</text:span> </text:p>
      <text:list xml:id="list82046361470241" text:continue-numbering="true" text:style-name="WWNum23">
        <text:list-item>
          <text:list>
            <text:list-item>
              <text:p text:style-name="P55">case law-t </text:p>
            </text:list-item>
            <text:list-item>
              <text:p text:style-name="P55"><text:span text:style-name="T7">equity law-t </text:span></text:p>
            </text:list-item>
            <text:list-item>
              <text:p text:style-name="P55">törvényi jogot </text:p>
            </text:list-item>
            <text:list-item>
              <text:p text:style-name="P55">common law-t </text:p>
            </text:list-item>
          </text:list>
        </text:list-item>
      </text:list>
      <text:p text:style-name="P26"><text:s/></text:p>
      <text:list xml:id="list82045548565378" text:continue-numbering="true" text:style-name="WWNum23">
        <text:list-item>
          <text:p text:style-name="P47"><text:span text:style-name="T1">Mikor készült el a nevezetes ötödik magyar Magánjogi Törvényjavaslat (Mtj.)? </text:span><text:s/></text:p>
        </text:list-item>
      </text:list>
      <text:p text:style-name="P57"><text:span text:style-name="T1">A)</text:span><text:span text:style-name="T5"> </text:span>1848.évi XV.tc. </text:p>
      <text:list xml:id="list2847275468" text:style-name="WWNum1">
        <text:list-item>
          <text:list>
            <text:list-item>
              <text:p text:style-name="P59">1875.évi XXXVII.tc. </text:p>
            </text:list-item>
            <text:list-item>
              <text:p text:style-name="P59">1922 </text:p>
            </text:list-item>
            <text:list-item>
              <text:p text:style-name="P59"><text:span text:style-name="T7">1928 </text:span></text:p>
            </text:list-item>
          </text:list>
        </text:list-item>
      </text:list>
      <text:p text:style-name="P26"><text:s/></text:p>
      <text:list xml:id="list82045393419011" text:continue-list="list82045548565378" text:style-name="WWNum23">
        <text:list-item>
          <text:p text:style-name="P47"><text:span text:style-name="T1">Kinek a nevéhez kapcsolható az első magyar kereskedelmi törvény?</text:span> </text:p>
          <text:list>
            <text:list-item>
              <text:p text:style-name="P55">Szászy István </text:p>
            </text:list-item>
            <text:list-item>
              <text:p text:style-name="P55">Grosschmid Béni </text:p>
            </text:list-item>
            <text:list-item>
              <text:p text:style-name="P55">Wenczel Gusztáv </text:p>
            </text:list-item>
            <text:list-item>
              <text:p text:style-name="P55"><text:span text:style-name="T7">Apáthy István </text:span></text:p>
            </text:list-item>
          </text:list>
        </text:list-item>
      </text:list>
      <text:p text:style-name="P26"><text:s/></text:p>
      <text:list xml:id="list82045711836002" text:continue-numbering="true" text:style-name="WWNum23">
        <text:list-item>
          <text:p text:style-name="P47"><text:span text:style-name="T1">Ki(k)nek volt fontos szerepe az 1959.évi IV.tv.előkészítésében? </text:span><text:s/></text:p>
        </text:list-item>
      </text:list>
      <text:p text:style-name="P57"><text:span text:style-name="T1">A)</text:span><text:span text:style-name="T5"> </text:span>Szladits Károly, Zlinszky János </text:p>
      <text:list xml:id="list239971345" text:style-name="WWNum9">
        <text:list-item>
          <text:list>
            <text:list-item>
              <text:p text:style-name="P7">Vékás Lajos, Sólyom László </text:p>
            </text:list-item>
            <text:list-item>
              <text:p text:style-name="P7">Mádl Ferenc </text:p>
            </text:list-item>
            <text:list-item>
              <text:p text:style-name="P7"><text:span text:style-name="T7">Világhy Miklós, Eörsi Gyula </text:span></text:p>
            </text:list-item>
          </text:list>
        </text:list-item>
      </text:list>
      <text:p text:style-name="P27"><text:s/></text:p>
      <text:list xml:id="list82044924292834" text:continue-list="list82045711836002" text:style-name="WWNum23">
        <text:list-item>
          <text:p text:style-name="P47"><text:soft-page-break/><text:span text:style-name="T1">Mi az analógia legis? <text:s/></text:span></text:p>
          <text:list>
            <text:list-item>
              <text:p text:style-name="P55">az analogia iuris alóli kivétel </text:p>
            </text:list-item>
            <text:list-item>
              <text:p text:style-name="P55">a pacta sunt servanda alóli kivétel </text:p>
            </text:list-item>
            <text:list-item>
              <text:p text:style-name="P55"><text:span text:style-name="T7">ha nem szabályozott tényállásra olyan szabályt alkalmazunk, amely egy ahhoz hasonló tényállásra vonatkozik </text:span></text:p>
            </text:list-item>
            <text:list-item>
              <text:p text:style-name="P55">ha nem szabályozott tényállásra a természetjog vagy a szokásjog íratlan rendelkezéseit alkalmazzuk (contra legem értelmezés) </text:p>
            </text:list-item>
          </text:list>
        </text:list-item>
      </text:list>
      <text:p text:style-name="P28"><text:s/></text:p>
      <text:list xml:id="list82045469055714" text:continue-numbering="true" text:style-name="WWNum23">
        <text:list-item>
          <text:p text:style-name="P47"><text:span text:style-name="T1">Mikor beszélünk hiteles jogértelmezésről? </text:span><text:s/></text:p>
        </text:list-item>
      </text:list>
      <text:p text:style-name="P57"><text:span text:style-name="T1">A)</text:span><text:span text:style-name="T5"> </text:span>ha a jogszabályt a jogtudomány magyarázza </text:p>
      <text:list xml:id="list1129893300" text:style-name="WWNum3">
        <text:list-item>
          <text:list>
            <text:list-item>
              <text:p text:style-name="P8">ha a jogszabályt a közjegyző magyarázza </text:p>
            </text:list-item>
            <text:list-item>
              <text:p text:style-name="P8"><text:span text:style-name="T7">ha a jogszabályt a jogalkotó magyarázza </text:span></text:p>
            </text:list-item>
            <text:list-item>
              <text:p text:style-name="P8">ha a jogszabályt az Alkotmánybíróság magyarázza </text:p>
            </text:list-item>
          </text:list>
        </text:list-item>
      </text:list>
      <text:p text:style-name="P29"><text:s/></text:p>
      <text:list xml:id="list82045196379538" text:continue-list="list82045469055714" text:style-name="WWNum23">
        <text:list-item>
          <text:p text:style-name="P47"><text:span text:style-name="T1">A jóhiszeműség… <text:s/></text:span></text:p>
        </text:list-item>
      </text:list>
      <text:p text:style-name="P19"><text:span text:style-name="T1">A)</text:span><text:span text:style-name="T5"> </text:span>objektív emberi adottság </text:p>
      <text:list xml:id="list3692646395" text:style-name="WWNum6">
        <text:list-item>
          <text:list>
            <text:list-item>
              <text:p text:style-name="P9">belátási képességet befolyásoló állapot </text:p>
            </text:list-item>
            <text:list-item>
              <text:p text:style-name="P9">beszámítási képességet befolyásoló állapot </text:p>
            </text:list-item>
            <text:list-item>
              <text:p text:style-name="P9"><text:span text:style-name="T7">tudatállapot </text:span></text:p>
            </text:list-item>
          </text:list>
        </text:list-item>
      </text:list>
      <text:p text:style-name="P28"><text:s/></text:p>
      <text:list xml:id="list82045634819126" text:continue-list="list82045196379538" text:style-name="WWNum23">
        <text:list-item>
          <text:p text:style-name="P47"><text:span text:style-name="T1">Milyen vélelmet állít a Ptk. a fogamzás időpontjának megállapítására? </text:span></text:p>
          <text:list>
            <text:list-item>
              <text:p text:style-name="P55"><text:span text:style-name="T7">praesumptio iuris </text:span></text:p>
            </text:list-item>
            <text:list-item>
              <text:p text:style-name="P55">praesumptio iuris et de iure </text:p>
            </text:list-item>
            <text:list-item>
              <text:p text:style-name="P55">analogia iuris </text:p>
            </text:list-item>
            <text:list-item>
              <text:p text:style-name="P55">analogia legis </text:p>
            </text:list-item>
          </text:list>
        </text:list-item>
      </text:list>
      <text:p text:style-name="P30"><text:s/></text:p>
      <text:list xml:id="list82045294409895" text:continue-numbering="true" text:style-name="WWNum23">
        <text:list-item>
          <text:p text:style-name="P47"><text:span text:style-name="T1">Mikor alakulnak át az abszolút szerkezetű jogok relatív szerkezetű jogviszonnyá? </text:span></text:p>
          <text:list>
            <text:list-item>
              <text:p text:style-name="P55">csak bírósági határozat alapján </text:p>
            </text:list-item>
            <text:list-item>
              <text:p text:style-name="P55">minden esetben, ha a felek erről szerződésben külön megállapodnak </text:p>
            </text:list-item>
            <text:list-item>
              <text:p text:style-name="P55"><text:soft-page-break/>ha a felek azt szabad akaratukból átalakítják </text:p>
            </text:list-item>
            <text:list-item>
              <text:p text:style-name="P55"><text:span text:style-name="T7">a jogsértés ténye folytán, a jogsértővel szemben </text:span></text:p>
            </text:list-item>
          </text:list>
        </text:list-item>
      </text:list>
      <text:p text:style-name="P31"><text:s/></text:p>
      <text:list xml:id="list82045383780646" text:continue-numbering="true" text:style-name="WWNum23">
        <text:list-item>
          <text:p text:style-name="P47"><text:span text:style-name="T1">Melyik NEM magánjogi jogforrás? </text:span></text:p>
          <text:list>
            <text:list-item>
              <text:p text:style-name="P55">a szokás </text:p>
            </text:list-item>
            <text:list-item>
              <text:p text:style-name="P55">az erkölcs </text:p>
            </text:list-item>
            <text:list-item>
              <text:p text:style-name="P55"><text:span text:style-name="T7">a tudomány </text:span></text:p>
            </text:list-item>
            <text:list-item>
              <text:p text:style-name="P55">az Alaptörvény </text:p>
            </text:list-item>
          </text:list>
        </text:list-item>
      </text:list>
      <text:p text:style-name="P32"><text:span text:style-name="T1"><text:s/></text:span></text:p>
      <text:list xml:id="list82044416682098" text:continue-numbering="true" text:style-name="WWNum23">
        <text:list-item>
          <text:p text:style-name="P47"><text:span text:style-name="T1">Hivatkozhat-e a másik fél felróható magatartására az, aki maga felróhatóan járt el? </text:span></text:p>
          <text:list>
            <text:list-item>
              <text:p text:style-name="P55"><text:span text:style-name="T7">igen </text:span></text:p>
            </text:list-item>
            <text:list-item>
              <text:p text:style-name="P55">nem <text:s/></text:p>
            </text:list-item>
            <text:list-item>
              <text:p text:style-name="P55">kizárólag, ha enyhe fokú gondatlanság terheli </text:p>
            </text:list-item>
            <text:list-item>
              <text:p text:style-name="P55">kizárólag, ha mulasztását ellenőrzési körén kívül eső elháríthatatlan ok okozta </text:p>
            </text:list-item>
          </text:list>
        </text:list-item>
      </text:list>
      <text:p text:style-name="P24"><text:s/></text:p>
      <text:list xml:id="list82046036089625" text:continue-numbering="true" text:style-name="WWNum23">
        <text:list-item>
          <text:p text:style-name="P47"><text:span text:style-name="T1">Mire vezethető vissza a Tripartitum elnevezése? <text:s/></text:span></text:p>
          <text:list>
            <text:list-item>
              <text:p text:style-name="P55">három könyvből áll: közjog (ius publicum), magánjog (ius privatum), kánonjog (ius canonici) </text:p>
            </text:list-item>
            <text:list-item>
              <text:p text:style-name="P55"><text:span text:style-name="T7">három könyvből áll: személyek joga, dolgok joga, keresetek joga </text:span><text:span text:style-name="T9">(a legkisebb rossz válasz)</text:span></text:p>
            </text:list-item>
            <text:list-item>
              <text:p text:style-name="P55">a három részre szakadt ország jogszabályait gyűjtötte össze: magyar részek joga, erdélyi részek joga, török hódoltság joga </text:p>
            </text:list-item>
            <text:list-item>
              <text:p text:style-name="P55">a három részre szakadt ország joggyakorlatát gyűjtötte össze: magyar részek joga, erdélyi részek joga, török hódoltság joga </text:p>
            </text:list-item>
          </text:list>
        </text:list-item>
      </text:list>
      <text:p text:style-name="P17"><text:s/></text:p>
      <text:list xml:id="list82046238711954" text:continue-numbering="true" text:style-name="WWNum23">
        <text:list-item>
          <text:p text:style-name="P47"><text:span text:style-name="T1">Ki állította össze a Corpus Iuris első kiadását Magyarországon? </text:span></text:p>
          <text:list>
            <text:list-item>
              <text:p text:style-name="P55">Apáthy István és Frank Ignác </text:p>
            </text:list-item>
            <text:list-item>
              <text:p text:style-name="P55">Werbőczy István </text:p>
            </text:list-item>
            <text:list-item>
              <text:p text:style-name="P55"><text:span text:style-name="T7">Mosóczi Zakar és Telegdy Miklós </text:span></text:p>
            </text:list-item>
            <text:list-item>
              <text:p text:style-name="P55">Mária Terézia </text:p>
            </text:list-item>
          </text:list>
        </text:list-item>
      </text:list>
      <text:p text:style-name="P26"><text:s/></text:p>
      <text:list xml:id="list82046335399845" text:continue-numbering="true" text:style-name="WWNum23">
        <text:list-item>
          <text:p text:style-name="P47"><text:soft-page-break/><text:span text:style-name="T1">Ki alkotott jelentőset a felelősségi jog és az összehasonlító polgári jog területén? </text:span><text:s/></text:p>
          <text:list>
            <text:list-item>
              <text:p text:style-name="P55"><text:span text:style-name="T7">Eörsi Gyula </text:span></text:p>
            </text:list-item>
            <text:list-item>
              <text:p text:style-name="P55">Eörsi Mátyás </text:p>
            </text:list-item>
            <text:list-item>
              <text:p text:style-name="P55">Eörsi István </text:p>
            </text:list-item>
            <text:list-item>
              <text:p text:style-name="P55">Eörsi Géza </text:p>
            </text:list-item>
          </text:list>
        </text:list-item>
      </text:list>
      <text:p text:style-name="P33"><text:s/></text:p>
      <text:list xml:id="list82044648301542" text:continue-numbering="true" text:style-name="WWNum23">
        <text:list-item>
          <text:p text:style-name="P47"><text:span text:style-name="T1">Mi a fikció? </text:span></text:p>
          <text:list>
            <text:list-item>
              <text:p text:style-name="P55">a fikciós elméletek alkalmazása </text:p>
            </text:list-item>
            <text:list-item>
              <text:p text:style-name="P55">valószínű tény elfogadása valónak </text:p>
            </text:list-item>
            <text:list-item>
              <text:p text:style-name="P55"><text:span text:style-name="T7">valótlan tény elfogadása valónak </text:span></text:p>
            </text:list-item>
            <text:list-item>
              <text:p text:style-name="P55">vélelem </text:p>
            </text:list-item>
          </text:list>
        </text:list-item>
      </text:list>
      <text:p text:style-name="P28"><text:s/></text:p>
      <text:list xml:id="list82045676027633" text:continue-numbering="true" text:style-name="WWNum23">
        <text:list-item>
          <text:p text:style-name="P47"><text:span text:style-name="T1">Mit jelent a lex specialis derogat legi generali szabálya? <text:s/></text:span></text:p>
          <text:list>
            <text:list-item>
              <text:p text:style-name="P55"><text:span text:style-name="T7">az általános szabályt „lerontja” a különös szabály </text:span></text:p>
            </text:list-item>
            <text:list-item>
              <text:p text:style-name="P55">az általános szabály „lerontja” a különös szabályt </text:p>
            </text:list-item>
            <text:list-item>
              <text:p text:style-name="P55">adott esetre csak különös szabály vonatkozik </text:p>
            </text:list-item>
            <text:list-item>
              <text:p text:style-name="P55">adott esetre csak általános szabály vonatkozik </text:p>
            </text:list-item>
          </text:list>
        </text:list-item>
      </text:list>
      <text:p text:style-name="P24"><text:s/></text:p>
      <text:list xml:id="list82046241109295" text:continue-numbering="true" text:style-name="WWNum23">
        <text:list-item>
          <text:p text:style-name="P47"><text:span text:style-name="T1">Mi NEM külső körülmény, mint jogi tény? </text:span><text:s/></text:p>
          <text:list>
            <text:list-item>
              <text:p text:style-name="P55">az idő folyása </text:p>
            </text:list-item>
            <text:list-item>
              <text:p text:style-name="P55"><text:span text:style-name="T7">halál </text:span></text:p>
            </text:list-item>
            <text:list-item>
              <text:p text:style-name="P55">elévülés </text:p>
            </text:list-item>
            <text:list-item>
              <text:p text:style-name="P55">vis maior </text:p>
            </text:list-item>
          </text:list>
        </text:list-item>
      </text:list>
      <text:p text:style-name="P28"><text:s/></text:p>
      <text:list xml:id="list82046147989552" text:continue-numbering="true" text:style-name="WWNum23">
        <text:list-item>
          <text:p text:style-name="P47"><text:span text:style-name="T1">Melyek az abszolút szerkezetű jogviszonyok fő területei? <text:s/></text:span></text:p>
          <text:list>
            <text:list-item>
              <text:p text:style-name="P55">a kötelmi jog és a dologi jog </text:p>
            </text:list-item>
            <text:list-item>
              <text:p text:style-name="P55"><text:span text:style-name="T7">a személyi jog és a dologi jog </text:span></text:p>
            </text:list-item>
            <text:list-item>
              <text:p text:style-name="P55"><text:soft-page-break/>a ius publicum </text:p>
            </text:list-item>
            <text:list-item>
              <text:p text:style-name="P55">a ius publicum és a nemzetközi magánjog </text:p>
            </text:list-item>
          </text:list>
        </text:list-item>
      </text:list>
      <text:p text:style-name="P28"><text:s/></text:p>
      <text:list xml:id="list82046257538395" text:continue-numbering="true" text:style-name="WWNum23">
        <text:list-item>
          <text:p text:style-name="P47"><text:span text:style-name="T1">Melyik NEM a Ptk. I. könyvében szereplő polgári jogi alapelv? </text:span></text:p>
          <text:list>
            <text:list-item>
              <text:p text:style-name="P55">jóhiszeműség </text:p>
            </text:list-item>
            <text:list-item>
              <text:p text:style-name="P55">tisztesség </text:p>
            </text:list-item>
            <text:list-item>
              <text:p text:style-name="P55"><text:span text:style-name="T7">utaló magatartás </text:span></text:p>
            </text:list-item>
            <text:list-item>
              <text:p text:style-name="P55">elvárható magatartás </text:p>
            </text:list-item>
          </text:list>
        </text:list-item>
      </text:list>
      <text:p text:style-name="P24"><text:s/></text:p>
      <text:list xml:id="list82046301480896" text:continue-numbering="true" text:style-name="WWNum23">
        <text:list-item>
          <text:p text:style-name="P47"><text:span text:style-name="T1">Melyik NEM jellemzi a polgári jogi normákat? </text:span></text:p>
        </text:list-item>
      </text:list>
      <text:p text:style-name="P57"><text:span text:style-name="T1">A)</text:span><text:span text:style-name="T5"> </text:span>a mellérendeltség és egyenjogúság </text:p>
      <text:list xml:id="list1747343945" text:style-name="WWNum50">
        <text:list-item>
          <text:list>
            <text:list-item>
              <text:p text:style-name="P60">abszolút és relatív jogviszonyok </text:p>
            </text:list-item>
            <text:list-item>
              <text:p text:style-name="P60">eltérést engedő normák </text:p>
            </text:list-item>
            <text:list-item>
              <text:p text:style-name="P60"><text:span text:style-name="T7">kizárólag kógens szabályok </text:span></text:p>
            </text:list-item>
          </text:list>
        </text:list-item>
      </text:list>
      <text:p text:style-name="P26"><text:s/></text:p>
      <text:list xml:id="list82044504071040" text:continue-list="list82046301480896" text:style-name="WWNum23">
        <text:list-item>
          <text:p text:style-name="P47"><text:span text:style-name="T1">Ha a joggal való visszaélés jogszabály által megkívánt nyilatkozat megtagadásában áll, milyen feltétellel pótolhatja a bíróság ítéletével a nyilatkozatot? </text:span></text:p>
          <text:list>
            <text:list-item>
              <text:p text:style-name="P55">joggal való visszaélés esetén minden további feltétel nélkül </text:p>
            </text:list-item>
            <text:list-item>
              <text:p text:style-name="P55">ha a nyilatkozat megtagadóját felróhatóság terheli </text:p>
            </text:list-item>
            <text:list-item>
              <text:p text:style-name="P55"><text:span text:style-name="T7">ha a nyilatkozat megtagadása egyben nyomós közérdeket vagy különös méltánylást érdemlő magánérdeket sért </text:span></text:p>
            </text:list-item>
            <text:list-item>
              <text:p text:style-name="P55">nem <text:tab/>pótolhatja, <text:tab/>mert <text:tab/>ez <text:tab/>igazolhatatlan <text:tab/>beavatkozást <text:tab/>jelentene <text:tab/>a <text:tab/>felek magánautonómiájába<text:span text:style-name="T1"> </text:span></text:p>
            </text:list-item>
          </text:list>
        </text:list-item>
      </text:list>
      <text:p text:style-name="P34"><text:span text:style-name="T1"><text:s/></text:span></text:p>
      <text:list xml:id="list82045913133650" text:continue-numbering="true" text:style-name="WWNum23">
        <text:list-item>
          <text:p text:style-name="P47"><text:span text:style-name="T1">Melyik uralkodó adott utasítást Werbőczy Istvánnak műve elkészítésére? <text:s/></text:span></text:p>
          <text:list>
            <text:list-item>
              <text:p text:style-name="P55">II. József </text:p>
            </text:list-item>
            <text:list-item>
              <text:p text:style-name="P55"><text:span text:style-name="T7">II. Ulászló </text:span></text:p>
            </text:list-item>
            <text:list-item>
              <text:p text:style-name="P55">V. Károly </text:p>
            </text:list-item>
            <text:list-item>
              <text:p text:style-name="P55">Mária Terézia </text:p>
            </text:list-item>
          </text:list>
        </text:list-item>
      </text:list>
      <text:p text:style-name="P28"><text:s/></text:p>
      <text:list xml:id="list82045720549121" text:continue-numbering="true" text:style-name="WWNum23">
        <text:list-item>
          <text:p text:style-name="P47"><text:soft-page-break/><text:span text:style-name="T1">Mikor lépett hatályba az 1928-as Magánjogi Törvényjavaslat? </text:span><text:s/></text:p>
          <text:list>
            <text:list-item>
              <text:p text:style-name="P55">1929. január 1-jén </text:p>
            </text:list-item>
            <text:list-item>
              <text:p text:style-name="P55">1929. május 1-jén </text:p>
            </text:list-item>
            <text:list-item>
              <text:p text:style-name="P55">1930. január 1-jén </text:p>
            </text:list-item>
            <text:list-item>
              <text:p text:style-name="P55"><text:span text:style-name="T7">nem lépett hatályba </text:span></text:p>
            </text:list-item>
          </text:list>
        </text:list-item>
      </text:list>
      <text:p text:style-name="P28"><text:s/></text:p>
      <text:list xml:id="list82045710792185" text:continue-numbering="true" text:style-name="WWNum23">
        <text:list-item>
          <text:p text:style-name="P47"><text:span text:style-name="T1">Ki a XIX. század közepének legnevesebb magyar jogtudósa?</text:span> </text:p>
          <text:list>
            <text:list-item>
              <text:p text:style-name="P55">Zsögöd Benő </text:p>
            </text:list-item>
            <text:list-item>
              <text:p text:style-name="P55">Szladits Károly </text:p>
            </text:list-item>
            <text:list-item>
              <text:p text:style-name="P55"><text:span text:style-name="T7">Frank Ignác </text:span></text:p>
            </text:list-item>
            <text:list-item>
              <text:p text:style-name="P55">Schwarz Gusztáv </text:p>
            </text:list-item>
          </text:list>
        </text:list-item>
      </text:list>
      <text:p text:style-name="P27"><text:s/></text:p>
      <text:list xml:id="list82044979030687" text:continue-numbering="true" text:style-name="WWNum23">
        <text:list-item>
          <text:p text:style-name="P47"><text:span text:style-name="T1">Mi volt az Országbírói Értekezlet által elfogadott jogi dokumentum? <text:s/></text:span></text:p>
          <text:list>
            <text:list-item>
              <text:p text:style-name="P55">Magyarország Magánjogi Törvénykönyvének Törvényjavaslata </text:p>
            </text:list-item>
            <text:list-item>
              <text:p text:style-name="P55">Mtj. </text:p>
            </text:list-item>
            <text:list-item>
              <text:p text:style-name="P55"><text:span text:style-name="T7">Ideiglenes Törvénykezési Szabályok </text:span></text:p>
            </text:list-item>
            <text:list-item>
              <text:p text:style-name="P55">OÉT </text:p>
            </text:list-item>
          </text:list>
        </text:list-item>
      </text:list>
      <text:p text:style-name="P26"><text:s/></text:p>
      <text:list xml:id="list82045648588016" text:continue-numbering="true" text:style-name="WWNum23">
        <text:list-item>
          <text:p text:style-name="P47"><text:span text:style-name="T1">Kinek a nevéhez kapcsolható a Magyar Magánjog c. hatkötetes mű szerkesztése (1939-1942)? </text:span><text:s/></text:p>
          <text:list>
            <text:list-item>
              <text:p text:style-name="P55">Szászy-Schwarz Gusztáv <text:s/></text:p>
            </text:list-item>
            <text:list-item>
              <text:p text:style-name="P55">Grosschmid Béni </text:p>
            </text:list-item>
            <text:list-item>
              <text:p text:style-name="P55">Eörsi Gyula </text:p>
            </text:list-item>
            <text:list-item>
              <text:p text:style-name="P55"><text:span text:style-name="T7">Szladits Károly </text:span></text:p>
            </text:list-item>
          </text:list>
        </text:list-item>
      </text:list>
      <text:p text:style-name="P28"><text:s/></text:p>
      <text:list xml:id="list82044751134050" text:continue-numbering="true" text:style-name="WWNum23">
        <text:list-item>
          <text:p text:style-name="P47"><text:span text:style-name="T1">Ki nem a XX. századi magyar magánjogtudomány képviselője? <text:s/></text:span></text:p>
          <text:list>
            <text:list-item>
              <text:p text:style-name="P55"><text:span text:style-name="T7">Frank Ignác </text:span></text:p>
            </text:list-item>
            <text:list-item>
              <text:p text:style-name="P55">Grosschmid Béni </text:p>
            </text:list-item>
            <text:list-item>
              <text:p text:style-name="P55"><text:soft-page-break/>Szladits Károly </text:p>
            </text:list-item>
            <text:list-item>
              <text:p text:style-name="P55">Marton Géza </text:p>
            </text:list-item>
          </text:list>
        </text:list-item>
      </text:list>
      <text:p text:style-name="P34"><text:s/></text:p>
      <text:list xml:id="list82046350718739" text:continue-numbering="true" text:style-name="WWNum23">
        <text:list-item>
          <text:p text:style-name="P47"><text:span text:style-name="T1">Mit nevezünk analógiának? <text:s/></text:span></text:p>
          <text:list>
            <text:list-item>
              <text:p text:style-name="P55">ha nem szabályozott tényállásra egy polgári jogi alapelvet alkalmazunk </text:p>
            </text:list-item>
            <text:list-item>
              <text:p text:style-name="P55"><text:span text:style-name="T7">ha nem szabályozott tényállásra olyan szabályt alkalmazunk, amely egy ahhoz hasonló tényállásra vonatkozik </text:span></text:p>
            </text:list-item>
            <text:list-item>
              <text:p text:style-name="P55">a kiterjesztő magyarázatot </text:p>
            </text:list-item>
            <text:list-item>
              <text:p text:style-name="P55">a megszorító magyarázatot </text:p>
            </text:list-item>
          </text:list>
        </text:list-item>
      </text:list>
      <text:p text:style-name="P28"><text:s/></text:p>
      <text:list xml:id="list82044731564738" text:continue-numbering="true" text:style-name="WWNum23">
        <text:list-item>
          <text:p text:style-name="P47"><text:span text:style-name="T1">Ki értelmezheti, magyarázhatja hitelesen a jogszabályokat? <text:s/></text:span></text:p>
        </text:list-item>
      </text:list>
      <text:p text:style-name="P57"><text:span text:style-name="T1">A)</text:span><text:span text:style-name="T5"> </text:span>a Kúria (ti. a korábbi Legfelsőbb Bíróság) </text:p>
      <text:list xml:id="list1813123906" text:style-name="WWNum12">
        <text:list-item>
          <text:list>
            <text:list-item>
              <text:p text:style-name="P10"><text:span text:style-name="T7">a minisztériumok </text:span></text:p>
            </text:list-item>
            <text:list-item>
              <text:p text:style-name="P10">a jogalkotók, jogalkalmazók, a jogtudomány </text:p>
            </text:list-item>
            <text:list-item>
              <text:p text:style-name="P10">a nagy jogtudósok külön felkérésre </text:p>
            </text:list-item>
          </text:list>
        </text:list-item>
      </text:list>
      <text:p text:style-name="P24"><text:s/></text:p>
      <text:list xml:id="list82045773538023" text:continue-list="list82044731564738" text:style-name="WWNum23">
        <text:list-item>
          <text:p text:style-name="P47"><text:span text:style-name="T8">Hatásuk szerint</text:span><text:span text:style-name="T1"> milyen szankciókat különböztetünk meg? <text:s/></text:span></text:p>
        </text:list-item>
      </text:list>
      <text:p text:style-name="P19"><text:span text:style-name="T1">A)</text:span><text:span text:style-name="T5"> </text:span>progresszív és represszív </text:p>
      <text:list xml:id="list4133006723" text:style-name="WWNum52">
        <text:list-item>
          <text:list>
            <text:list-item>
              <text:p text:style-name="P11"><text:span text:style-name="T7">megtorló és reparatív </text:span></text:p>
            </text:list-item>
            <text:list-item>
              <text:p text:style-name="P11">reparatív és regresszív </text:p>
            </text:list-item>
            <text:list-item>
              <text:p text:style-name="P11">szubjektív és objektív </text:p>
            </text:list-item>
          </text:list>
        </text:list-item>
      </text:list>
      <text:p text:style-name="P28"><text:s/></text:p>
      <text:list xml:id="list82044840960182" text:continue-list="list82045773538023" text:style-name="WWNum23">
        <text:list-item>
          <text:p text:style-name="P47"><text:span text:style-name="T1">Az abszolút szerkezetű negatív tartalmú jogviszonyokban… <text:s/></text:span></text:p>
          <text:list>
            <text:list-item>
              <text:p text:style-name="P55">a jogosult köteles tűrni a mindenki más joggyakorlását, és tartózkodnia kell annak bármiféle zavarásától </text:p>
            </text:list-item>
            <text:list-item>
              <text:p text:style-name="P55">mind a két fél tűrni köteles a másik fél joggyakorlását </text:p>
            </text:list-item>
            <text:list-item>
              <text:p text:style-name="P55">a személyek jogait csak a polgári jogi alapelvek korlátozhatják </text:p>
            </text:list-item>
            <text:list-item>
              <text:p text:style-name="P55"><text:span text:style-name="T7">a kötelezett köteles tűrni a jogosult joggyakorlását, és tartózkodnia kell annak bármiféle zavarásától </text:span></text:p>
            </text:list-item>
          </text:list>
        </text:list-item>
      </text:list>
      <text:p text:style-name="P31"><text:s/></text:p>
      <text:list xml:id="list82046352445822" text:continue-numbering="true" text:style-name="WWNum23">
        <text:list-item>
          <text:p text:style-name="P47"><text:soft-page-break/><text:span text:style-name="T1">Mit jelent a jogszabály érvényessége? </text:span></text:p>
        </text:list-item>
      </text:list>
      <text:p text:style-name="P19"><text:span text:style-name="T8">A)</text:span><text:span text:style-name="T6"> </text:span><text:span text:style-name="T7">a jogszabály szabályszerűen létrejött </text:span></text:p>
      <text:list xml:id="list2849041109" text:style-name="WWNum15">
        <text:list-item>
          <text:list>
            <text:list-item>
              <text:p text:style-name="P12">a jogszabály alkalmazható </text:p>
            </text:list-item>
            <text:list-item>
              <text:p text:style-name="P12">a jogszabály hatályos </text:p>
            </text:list-item>
            <text:list-item>
              <text:p text:style-name="P12">a jogszabályt elfogadta az Országgyűlés és hatályba lépett </text:p>
            </text:list-item>
          </text:list>
        </text:list-item>
      </text:list>
      <text:p text:style-name="P31"><text:s/></text:p>
      <text:list xml:id="list82044358045439" text:continue-list="list82046352445822" text:style-name="WWNum23">
        <text:list-item>
          <text:p text:style-name="P47"><text:span text:style-name="T1">Egy norma akkor diszpozitív, ha… <text:s/></text:span></text:p>
          <text:list>
            <text:list-item>
              <text:p text:style-name="P55">az Alkotmánybíróság az adott normától eltérést enged </text:p>
            </text:list-item>
            <text:list-item>
              <text:p text:style-name="P55">az Alaptörvény az adott normától eltérést enged </text:p>
            </text:list-item>
            <text:list-item>
              <text:p text:style-name="P55"><text:span text:style-name="T7">a jogszabály az előírt magatartástól eltérést enged </text:span></text:p>
            </text:list-item>
            <text:list-item>
              <text:p text:style-name="P55">lex specialis derogat legi generali </text:p>
            </text:list-item>
          </text:list>
        </text:list-item>
      </text:list>
      <text:p text:style-name="P27"><text:s/></text:p>
      <text:list xml:id="list82045466243149" text:continue-numbering="true" text:style-name="WWNum23">
        <text:list-item>
          <text:p text:style-name="P47"><text:span text:style-name="T1">Jogi ténynek minősül-e az elévülés? </text:span><text:s/></text:p>
          <text:list>
            <text:list-item>
              <text:p text:style-name="P55">nem, ez csak a kötelmi jogban fordulhat elő </text:p>
            </text:list-item>
            <text:list-item>
              <text:p text:style-name="P55">nem </text:p>
            </text:list-item>
            <text:list-item>
              <text:p text:style-name="P55"><text:span text:style-name="T7">igen </text:span></text:p>
            </text:list-item>
          </text:list>
        </text:list-item>
      </text:list>
      <text:p text:style-name="P72"><text:span text:style-name="T1">D)</text:span><text:span text:style-name="T5"> </text:span>igen, de csak a személyhez fűződő jogok esetén </text:p>
      <text:p text:style-name="P24"><text:s/></text:p>
      <text:list xml:id="list82045507329494" text:continue-numbering="true" text:style-name="WWNum23">
        <text:list-item>
          <text:p text:style-name="P47"><text:span text:style-name="T1">Melyek a relatív szerkezetű jogviszonyok fő területei? </text:span></text:p>
          <text:list>
            <text:list-item>
              <text:p text:style-name="P55">dologi jog </text:p>
            </text:list-item>
            <text:list-item>
              <text:p text:style-name="P55">személyek joga </text:p>
            </text:list-item>
            <text:list-item>
              <text:p text:style-name="P55">szellemi alkotások joga </text:p>
            </text:list-item>
            <text:list-item>
              <text:p text:style-name="P55"><text:span text:style-name="T7">kötelmi jog </text:span></text:p>
            </text:list-item>
          </text:list>
        </text:list-item>
      </text:list>
      <text:p text:style-name="P29"><text:span text:style-name="T1"><text:s/></text:span></text:p>
      <text:list xml:id="list82044711259435" text:continue-numbering="true" text:style-name="WWNum23">
        <text:list-item>
          <text:p text:style-name="P47"><text:span text:style-name="T1">Melyik NEM jellemzi a polgári jogi normákat? </text:span></text:p>
        </text:list-item>
      </text:list>
      <text:p text:style-name="P19"><text:span text:style-name="T1">A)</text:span><text:span text:style-name="T5"> </text:span>a mellérendeltség és egyenjogúság <text:s/></text:p>
      <text:list xml:id="list2473016413" text:style-name="WWNum54">
        <text:list-item>
          <text:list>
            <text:list-item>
              <text:p text:style-name="P61">abszolút és relatív jogviszonyok </text:p>
            </text:list-item>
            <text:list-item>
              <text:p text:style-name="P61"><text:soft-page-break/>eltérést engedő normák <text:s/></text:p>
            </text:list-item>
            <text:list-item>
              <text:p text:style-name="P61"><text:span text:style-name="T7">kizárólag kógens szabályok <text:s/></text:span></text:p>
            </text:list-item>
          </text:list>
        </text:list-item>
      </text:list>
      <text:p text:style-name="P23"><text:span text:style-name="T1"><text:s/></text:span></text:p>
      <text:list xml:id="list82044898632657" text:continue-list="list82044711259435" text:style-name="WWNum23">
        <text:list-item>
          <text:p text:style-name="P47"><text:span text:style-name="T1">Elsődlegesen milyen jogokat biztosít a magánjog? </text:span></text:p>
          <text:list>
            <text:list-item>
              <text:p text:style-name="P55">a közhatalom jogait </text:p>
            </text:list-item>
            <text:list-item>
              <text:p text:style-name="P55"><text:span text:style-name="T7">a személyeket megillető alanyi jogokat </text:span></text:p>
            </text:list-item>
            <text:list-item>
              <text:p text:style-name="P55">állampolgári jogokat </text:p>
            </text:list-item>
            <text:list-item>
              <text:p text:style-name="P55">az emberi jogokat </text:p>
            </text:list-item>
          </text:list>
        </text:list-item>
      </text:list>
      <text:p text:style-name="P34"><text:span text:style-name="T1"><text:s/></text:span></text:p>
      <text:list xml:id="list82046457643377" text:continue-numbering="true" text:style-name="WWNum23">
        <text:list-item>
          <text:p text:style-name="P47"><text:span text:style-name="T1">Az alábbiak közül melyik jogi tény NEM tartozik a jogos magatartások közé? </text:span></text:p>
          <text:list>
            <text:list-item>
              <text:p text:style-name="P55">szerződéskötés </text:p>
            </text:list-item>
            <text:list-item>
              <text:p text:style-name="P55">megbocsátás </text:p>
            </text:list-item>
            <text:list-item>
              <text:p text:style-name="P55"><text:span text:style-name="T7">önhiba </text:span></text:p>
            </text:list-item>
            <text:list-item>
              <text:p text:style-name="P55">teljesítés </text:p>
            </text:list-item>
          </text:list>
        </text:list-item>
      </text:list>
      <text:p text:style-name="P29"><text:s/></text:p>
      <text:list xml:id="list82046446942736" text:continue-numbering="true" text:style-name="WWNum23">
        <text:list-item>
          <text:p text:style-name="P47"><text:span text:style-name="T1">Hivatkozhat-e a másik fél felróható magatartására az, aki maga felróhatóan járt el? A)</text:span><text:span text:style-name="T5"> </text:span><text:span text:style-name="T7">igen</text:span> </text:p>
        </text:list-item>
      </text:list>
      <text:list xml:id="list1560446422" text:style-name="WWNum56">
        <text:list-item>
          <text:list>
            <text:list-item>
              <text:p text:style-name="P62">nem <text:s/></text:p>
            </text:list-item>
            <text:list-item>
              <text:p text:style-name="P62">kizárólag, ha enyhe fokú gondatlanság terheli </text:p>
            </text:list-item>
            <text:list-item>
              <text:p text:style-name="P62">kizárólag, ha mulasztását ellenőrzési körén kívül eső elháríthatatlan ok okozta </text:p>
            </text:list-item>
          </text:list>
        </text:list-item>
      </text:list>
      <text:p text:style-name="P29"><text:span text:style-name="T1"><text:s/></text:span></text:p>
      <text:list xml:id="list82044897284877" text:continue-list="list82046446942736" text:style-name="WWNum23">
        <text:list-item>
          <text:p text:style-name="P47"><text:span text:style-name="T1">Melyik állítás igaz a vélelemről és a fikcióról? </text:span></text:p>
        </text:list-item>
      </text:list>
      <text:p text:style-name="P19"><text:span text:style-name="T8">A)</text:span><text:span text:style-name="T6"> </text:span><text:span text:style-name="T7">a vélelem lehet megdönthető, a fikció nem </text:span></text:p>
      <text:list xml:id="list1170433609" text:style-name="WWNum58">
        <text:list-item>
          <text:list>
            <text:list-item>
              <text:p text:style-name="P63">a fikció megdönthető, a vélelem nem </text:p>
            </text:list-item>
            <text:list-item>
              <text:p text:style-name="P63">a vélelem mindig megdönthető </text:p>
            </text:list-item>
            <text:list-item>
              <text:p text:style-name="P63">a fikció mindig megdönthető </text:p>
            </text:list-item>
          </text:list>
        </text:list-item>
      </text:list>
      <text:p text:style-name="P31"><text:s/></text:p>
      <text:list xml:id="list82044527282895" text:continue-list="list82044897284877" text:style-name="WWNum23">
        <text:list-item>
          <text:p text:style-name="P47"><text:span text:style-name="T1">Melyik NEM magánjogi jogforrás? </text:span></text:p>
          <text:list>
            <text:list-item>
              <text:p text:style-name="P55"><text:soft-page-break/>a szokás </text:p>
            </text:list-item>
            <text:list-item>
              <text:p text:style-name="P55">az erkölcs </text:p>
            </text:list-item>
            <text:list-item>
              <text:p text:style-name="P55">a <text:span text:style-name="T7">tudomány</text:span> </text:p>
            </text:list-item>
            <text:list-item>
              <text:p text:style-name="P55">az Alaptörvény </text:p>
            </text:list-item>
          </text:list>
        </text:list-item>
      </text:list>
      <text:p text:style-name="P35"><text:s/></text:p>
      <text:list xml:id="list82045403348434" text:continue-numbering="true" text:style-name="WWNum23">
        <text:list-item>
          <text:p text:style-name="P47"><text:span text:style-name="T1">Mi a polgári jog</text:span><text:span text:style-name="T4">☺</text:span><text:span text:style-name="T1">?</text:span> </text:p>
          <text:list>
            <text:list-item>
              <text:p text:style-name="P55"><text:span text:style-name="T7">a polgári jog az „önzés bibliája” </text:span></text:p>
            </text:list-item>
            <text:list-item>
              <text:p text:style-name="P55">a polgári jog NEM az „önzés bibliája” (!) </text:p>
            </text:list-item>
            <text:list-item>
              <text:p text:style-name="P55">a polgári jog a polgárjogok (!) egyike, ti. abból kiszakadt jogág </text:p>
            </text:list-item>
            <text:list-item>
              <text:p text:style-name="P55">Nem értek egyet a kérdésfeltevéssel! </text:p>
            </text:list-item>
          </text:list>
        </text:list-item>
      </text:list>
      <text:p text:style-name="P26"><text:s/></text:p>
      <text:list xml:id="list82045312600531" text:continue-numbering="true" text:style-name="WWNum23">
        <text:list-item>
          <text:p text:style-name="P47"><text:span text:style-name="T1">Melyik NEM a Ptk. I. könyvében szereplő polgári jogi alapelv? </text:span></text:p>
          <text:list>
            <text:list-item>
              <text:p text:style-name="P55">jóhiszeműség </text:p>
            </text:list-item>
            <text:list-item>
              <text:p text:style-name="P55">tisztesség </text:p>
            </text:list-item>
            <text:list-item>
              <text:p text:style-name="P55"><text:span text:style-name="T7">utaló magatartás </text:span></text:p>
            </text:list-item>
            <text:list-item>
              <text:p text:style-name="P55">elvárható magatartás </text:p>
            </text:list-item>
          </text:list>
        </text:list-item>
      </text:list>
      <text:p text:style-name="P31"><text:s/></text:p>
      <text:list xml:id="list82046133908352" text:continue-numbering="true" text:style-name="WWNum23">
        <text:list-item>
          <text:p text:style-name="P47"><text:span text:style-name="T1">Milyen jogokat biztosít a magánjog? </text:span></text:p>
          <text:list>
            <text:list-item>
              <text:p text:style-name="P55">a közhatalom jogait </text:p>
            </text:list-item>
            <text:list-item>
              <text:p text:style-name="P55"><text:span text:style-name="T7">a személyeket megillető alanyi jogokat </text:span></text:p>
            </text:list-item>
            <text:list-item>
              <text:p text:style-name="P55">állampolgári jogokat </text:p>
            </text:list-item>
            <text:list-item>
              <text:p text:style-name="P55">az emberi jogokat </text:p>
            </text:list-item>
          </text:list>
        </text:list-item>
      </text:list>
      <text:p text:style-name="P30"><text:span text:style-name="T1"><text:s/></text:span></text:p>
      <text:list xml:id="list82046350224584" text:continue-numbering="true" text:style-name="WWNum23">
        <text:list-item>
          <text:p text:style-name="P47"><text:span text:style-name="T1">Melyik NEM magánjogi jogforrás? </text:span></text:p>
          <text:list>
            <text:list-item>
              <text:p text:style-name="P55">a szokás </text:p>
            </text:list-item>
            <text:list-item>
              <text:p text:style-name="P55">az erkölcs </text:p>
            </text:list-item>
            <text:list-item>
              <text:p text:style-name="P55"><text:span text:style-name="T7">a tudomány </text:span></text:p>
            </text:list-item>
            <text:list-item>
              <text:p text:style-name="P55"><text:soft-page-break/>az Alaptörvény </text:p>
            </text:list-item>
          </text:list>
        </text:list-item>
      </text:list>
      <text:p text:style-name="P34"><text:span text:style-name="T1"><text:s/></text:span></text:p>
      <text:list xml:id="list82044839571574" text:continue-numbering="true" text:style-name="WWNum23">
        <text:list-item>
          <text:p text:style-name="P47"><text:span text:style-name="T1">Ha a joggal való visszaélés jogszabály által megkívánt nyilatkozat megtagadásában áll, milyen feltétellel pótolhatja a bíróság ítéletével a nyilatkozatot?</text:span> </text:p>
          <text:list>
            <text:list-item>
              <text:p text:style-name="P55">joggal való visszaélés esetén minden további feltétel nélkül </text:p>
            </text:list-item>
            <text:list-item>
              <text:p text:style-name="P55">ha a nyilatkozat megtagadóját felróhatóság terheli </text:p>
            </text:list-item>
            <text:list-item>
              <text:p text:style-name="P55"><text:span text:style-name="T7">ha a nyilatkozat megtagadása egyben nyomós közérdeket vagy különös méltánylást érdemlő magánérdeket sért </text:span></text:p>
            </text:list-item>
            <text:list-item>
              <text:p text:style-name="P55">nem <text:tab/>pótolhatja, <text:tab/>mert <text:tab/>ez <text:tab/>igazolhatatlan <text:tab/>beavatkozást <text:tab/>jelentene <text:tab/>a <text:tab/>felek magánautonómiájába </text:p>
            </text:list-item>
          </text:list>
        </text:list-item>
      </text:list>
      <text:p text:style-name="P23"><text:span text:style-name="T1"><text:s/></text:span></text:p>
      <text:list xml:id="list82045342383460" text:continue-numbering="true" text:style-name="WWNum23">
        <text:list-item>
          <text:p text:style-name="P47"><text:span text:style-name="T1">Melyik NEM a Ptk. I. könyvében szereplő polgári jogi alapelv? </text:span></text:p>
          <text:list>
            <text:list-item>
              <text:p text:style-name="P55">jóhiszeműség </text:p>
            </text:list-item>
            <text:list-item>
              <text:p text:style-name="P55">tisztesség </text:p>
            </text:list-item>
            <text:list-item>
              <text:p text:style-name="P55"><text:span text:style-name="T7">utaló magatartás </text:span></text:p>
            </text:list-item>
            <text:list-item>
              <text:p text:style-name="P55">elvárható magatartás </text:p>
            </text:list-item>
          </text:list>
        </text:list-item>
      </text:list>
      <text:p text:style-name="P31"><text:s/></text:p>
      <text:list xml:id="list82045687711812" text:continue-numbering="true" text:style-name="WWNum23">
        <text:list-item>
          <text:p text:style-name="P47"><text:span text:style-name="T1">Milyen jogokat biztosít a magánjog? </text:span></text:p>
          <text:list>
            <text:list-item>
              <text:p text:style-name="P55">a közhatalom jogait </text:p>
            </text:list-item>
            <text:list-item>
              <text:p text:style-name="P55"><text:span text:style-name="T7">a személyeket megillető alanyi jogokat </text:span></text:p>
            </text:list-item>
            <text:list-item>
              <text:p text:style-name="P55">állampolgári jogokat </text:p>
            </text:list-item>
            <text:list-item>
              <text:p text:style-name="P55">az emberi jogokat </text:p>
            </text:list-item>
          </text:list>
        </text:list-item>
      </text:list>
      <text:p text:style-name="P17"><text:span text:style-name="T1"><text:s/></text:span></text:p>
      <text:p text:style-name="P17"><text:span text:style-name="T1"><text:s/><text:tab/> </text:span></text:p>
      <text:h text:style-name="P166" text:outline-level="1">SZEMÉLYEK JOGA (Ptk.: Második és Harmadik Könyv) </text:h>
      <text:p text:style-name="P17"><text:span text:style-name="T1"><text:s text:c="2"/></text:span></text:p>
      <text:list xml:id="list3263956268" text:style-name="WWNum79">
        <text:list-item>
          <text:p text:style-name="P48"><text:span text:style-name="T1">Ki a magzati gyám? </text:span></text:p>
          <text:list>
            <text:list-item>
              <text:p text:style-name="P73"><text:span text:style-name="T7">a méhmagzat érdekeit képviselő gyámi jogkörben eljáró személy </text:span></text:p>
            </text:list-item>
            <text:list-item>
              <text:p text:style-name="P73">kizárólag<text:span text:style-name="T1"> </text:span>a magzat vagyonát kezelő személy </text:p>
            </text:list-item>
            <text:list-item>
              <text:p text:style-name="P73">a magzat kiskorú anyjának törvényes képviselője </text:p>
            </text:list-item>
            <text:list-item>
              <text:p text:style-name="P73"><text:soft-page-break/>a gyermek érdekeit védő, a bíróság által kirendelt személy </text:p>
            </text:list-item>
          </text:list>
        </text:list-item>
      </text:list>
      <text:p text:style-name="P26"><text:s/></text:p>
      <text:list xml:id="list82044811304342" text:continue-numbering="true" text:style-name="WWNum79">
        <text:list-item>
          <text:p text:style-name="P48"><text:span text:style-name="T1">Milyen érvényes jognyilatkozatot tehet önállóan az alábbiak közül a cselekvőképtelen kiskorú? </text:span></text:p>
          <text:list>
            <text:list-item>
              <text:p text:style-name="P73">végrendelkezhet, mert ez egy személyesen teendő jognyilatkozat </text:p>
            </text:list-item>
            <text:list-item>
              <text:p text:style-name="P73">házasságot köthet, mert ez egy személyesen teendő jognyilatkozat </text:p>
            </text:list-item>
            <text:list-item>
              <text:p text:style-name="P73">rendelkezhet munkával szerzett keresménye 50%-ával </text:p>
            </text:list-item>
            <text:list-item>
              <text:p text:style-name="P73"><text:span text:style-name="T7">csekély jelentőségű, mindennapos jogügyletet, amely nem igényel különösebb megfontolást </text:span></text:p>
            </text:list-item>
          </text:list>
        </text:list-item>
      </text:list>
      <text:p text:style-name="P26"><text:s/></text:p>
      <text:list xml:id="list82046322327157" text:continue-numbering="true" text:style-name="WWNum79">
        <text:list-item>
          <text:p text:style-name="P48"><text:span text:style-name="T1">Főszabályként az alábbi jognyilatkozatok közül melyiket teheti meg érvényesen és önállóan a korlátozottan cselekvőképes nagykorú? </text:span></text:p>
          <text:list>
            <text:list-item>
              <text:p text:style-name="P73">lemondhat örökségéről <text:s/></text:p>
            </text:list-item>
            <text:list-item>
              <text:p text:style-name="P73"><text:span text:style-name="T7">megköthet olyan szerződéseket, amelyekkel kizárólag előnyt szerez </text:span></text:p>
            </text:list-item>
            <text:list-item>
              <text:p text:style-name="P73">rendelkezhet ingatlanával </text:p>
            </text:list-item>
            <text:list-item>
              <text:p text:style-name="P73">rendelkezhet jövedelme egészével </text:p>
            </text:list-item>
          </text:list>
        </text:list-item>
      </text:list>
      <text:p text:style-name="P24"><text:s/></text:p>
      <text:list xml:id="list82046369054187" text:continue-numbering="true" text:style-name="WWNum79">
        <text:list-item>
          <text:p text:style-name="P48"><text:span text:style-name="T1">Létrehozható-e alapítvány elsődlegesen gazdasági célra? </text:span></text:p>
          <text:list>
            <text:list-item>
              <text:p text:style-name="P73">igen, ha az alapítvány közhasznú </text:p>
            </text:list-item>
            <text:list-item>
              <text:p text:style-name="P73">igen, ha az a cél közcélnak minősül </text:p>
            </text:list-item>
            <text:list-item>
              <text:p text:style-name="P73">igen, a törvényben taxatíve meghatározott esetekben </text:p>
            </text:list-item>
            <text:list-item>
              <text:p text:style-name="P73">nem </text:p>
            </text:list-item>
          </text:list>
        </text:list-item>
      </text:list>
      <text:p text:style-name="P35"><text:s/></text:p>
      <text:list xml:id="list82045044731767" text:continue-numbering="true" text:style-name="WWNum79">
        <text:list-item>
          <text:p text:style-name="P48"><text:span text:style-name="T1">Folytathat-e gazdasági tevékenységet az egyesület? </text:span></text:p>
          <text:list>
            <text:list-item>
              <text:p text:style-name="P73">nem, ezt törvény tiltja </text:p>
            </text:list-item>
            <text:list-item>
              <text:p text:style-name="P73"><text:span text:style-name="T7">igen, de nyereségét az egyesület céljaira kell fordítania </text:span></text:p>
            </text:list-item>
            <text:list-item>
              <text:p text:style-name="P73">igen, de nyereségét az egyesület tagjaik között maradéktalanul fel kell osztania </text:p>
            </text:list-item>
            <text:list-item>
              <text:p text:style-name="P73">csak ha a bíróság engedélyezi számára<text:span text:style-name="T1"> </text:span></text:p>
            </text:list-item>
          </text:list>
        </text:list-item>
      </text:list>
      <text:p text:style-name="P26"><text:s/></text:p>
      <text:list xml:id="list82044983954544" text:continue-numbering="true" text:style-name="WWNum79">
        <text:list-item>
          <text:p text:style-name="P48"><text:span text:style-name="T1">Mit jelent a hangfelvétel védelméhez való személyhez fűződő jog? </text:span></text:p>
          <text:list>
            <text:list-item>
              <text:p text:style-name="P73"><text:soft-page-break/>a személy hangfelvételét nem szabad nyilvánosságra hozni semmilyen körülmények között </text:p>
            </text:list-item>
            <text:list-item>
              <text:p text:style-name="P73"><text:span text:style-name="T7">a személy hangfelvétele annak engedélye vagy közszereplés kivételével nem hozható nyilvánosságra </text:span></text:p>
            </text:list-item>
            <text:list-item>
              <text:p text:style-name="P73">a személy hangfelvételét csak nevével ellátva lehet nyilvánosságra hozni </text:p>
            </text:list-item>
            <text:list-item>
              <text:p text:style-name="P73">a személy hangfelvételét nem szabad más neve alatt nyilvánosságra hozni </text:p>
            </text:list-item>
          </text:list>
        </text:list-item>
      </text:list>
      <text:p text:style-name="P26"><text:s/></text:p>
      <text:list xml:id="list82044806700251" text:continue-numbering="true" text:style-name="WWNum79">
        <text:list-item>
          <text:p text:style-name="P48"><text:span text:style-name="T1">Mi a halál vélelmezett időpontja holttá nyilvánítás esetén, ha a körülmények mérlegelése alapján az nem állapítható meg? </text:span></text:p>
          <text:list>
            <text:list-item>
              <text:p text:style-name="P73">az eltűnést követő 15. nap </text:p>
            </text:list-item>
            <text:list-item>
              <text:p text:style-name="P73">az eltűnést követő nap </text:p>
            </text:list-item>
            <text:list-item>
              <text:p text:style-name="P73">az eltűnést követő hónap első napja </text:p>
            </text:list-item>
            <text:list-item>
              <text:p text:style-name="P73"><text:span text:style-name="T7">az eltűnést követő hónap 15. napja </text:span></text:p>
            </text:list-item>
          </text:list>
        </text:list-item>
      </text:list>
      <text:p text:style-name="P16"><text:s/></text:p>
      <text:list xml:id="list82046024029800" text:continue-numbering="true" text:style-name="WWNum79">
        <text:list-item>
          <text:p text:style-name="P48"><text:span text:style-name="T1">Megilleti-e a cselekvőképesség a jogi személyeket? </text:span></text:p>
          <text:list>
            <text:list-item>
              <text:p text:style-name="P73">igen </text:p>
            </text:list-item>
            <text:list-item>
              <text:p text:style-name="P73">igen, de csak a jogi személyiséggel felruházott szervezeteket </text:p>
            </text:list-item>
            <text:list-item>
              <text:p text:style-name="P73">igen, de csak a jogi személyiséggel felruházott szervezeteket és a konstitutív hatályú nyilvántartásba vételt követően </text:p>
            </text:list-item>
            <text:list-item>
              <text:p text:style-name="P73"><text:span text:style-name="T7">nem </text:span></text:p>
            </text:list-item>
          </text:list>
        </text:list-item>
      </text:list>
      <text:p text:style-name="P24"><text:s/></text:p>
      <text:list xml:id="list82044368075289" text:continue-numbering="true" text:style-name="WWNum79">
        <text:list-item>
          <text:p text:style-name="P48"><text:span text:style-name="T1">Hogyan ajándékozhat a korlátozottan cselekvőképes kiskorú? </text:span></text:p>
          <text:list>
            <text:list-item>
              <text:p text:style-name="P73">csak a gyámhatóság jóváhagyásával, és így is kizárólag a szokásos mértékig </text:p>
            </text:list-item>
            <text:list-item>
              <text:p text:style-name="P73"><text:span text:style-name="T7">a gyámhatóság jóváhagyása nélkül, de csak a szokásos mértékig <text:s/></text:span></text:p>
            </text:list-item>
            <text:list-item>
              <text:p text:style-name="P73">a gyámhatóság jóváhagyása nélkül, korlátlanul </text:p>
            </text:list-item>
            <text:list-item>
              <text:p text:style-name="P73">a gyámhatóság jóváhagyásával, korlátlanul </text:p>
            </text:list-item>
          </text:list>
        </text:list-item>
      </text:list>
      <text:p text:style-name="P32"><text:s/></text:p>
      <text:list xml:id="list82046094745321" text:continue-numbering="true" text:style-name="WWNum79">
        <text:list-item>
          <text:p text:style-name="P48"><text:span text:style-name="T1">Meghatározhatja-e a Ptk. szerint a gondnokság alá helyezett, hogy ki legyen a gondnoka? </text:span></text:p>
          <text:list>
            <text:list-item>
              <text:p text:style-name="P73">igen, közokiratban vagy teljes bizonyító erejű magánokiratban bármikor kijelölheti </text:p>
            </text:list-item>
            <text:list-item>
              <text:p text:style-name="P73"><text:span text:style-name="T7">igen, még cselekvőképes állapotában, közokiratban kijelölheti <text:s/></text:span></text:p>
            </text:list-item>
            <text:list-item>
              <text:p text:style-name="P73">nem, az ilyen tartalmú jognyilatkozat semmis </text:p>
            </text:list-item>
            <text:list-item>
              <text:p text:style-name="P73"><text:soft-page-break/>igen, házastársát, szüleit, vagy más hozzátartozóját bármilyen formában kijelölheti </text:p>
            </text:list-item>
          </text:list>
        </text:list-item>
      </text:list>
      <text:p text:style-name="P26"><text:s/></text:p>
      <text:list xml:id="list82045154670517" text:continue-numbering="true" text:style-name="WWNum79">
        <text:list-item>
          <text:p text:style-name="P48"><text:span text:style-name="T1">Mikor és hol kell megjelennie a folyóiratban a sajtó-helyreigazításnak, ha a sajtószerv kész azt megjelentetni? </text:span></text:p>
          <text:list>
            <text:list-item>
              <text:p text:style-name="P73">az erre irányuló igény kézhezvételét követő 15 napon belül a következő számban </text:p>
            </text:list-item>
            <text:list-item>
              <text:p text:style-name="P73"><text:span text:style-name="T7">az erre irányuló igény kézhezvételét követő 8 napon belül a következő számban </text:span></text:p>
            </text:list-item>
            <text:list-item>
              <text:p text:style-name="P73">az erre irányuló igény kézhezvételét követő 5 napon belül a következő számban </text:p>
            </text:list-item>
            <text:list-item>
              <text:p text:style-name="P73">az erre irányuló igény kézhezvételét követő első számban </text:p>
            </text:list-item>
          </text:list>
        </text:list-item>
      </text:list>
      <text:p text:style-name="P26"><text:s/></text:p>
      <text:list xml:id="list82045856680659" text:continue-numbering="true" text:style-name="WWNum79">
        <text:list-item>
          <text:p text:style-name="P48"><text:span text:style-name="T1">A személyhez fűződő jogok megsértésének alábbi szankciói közül melyiknek feltétele a jogsértő magatartás felróhatósága? </text:span></text:p>
          <text:list>
            <text:list-item>
              <text:p text:style-name="P73">jogsértés abbahagyása </text:p>
            </text:list-item>
            <text:list-item>
              <text:p text:style-name="P73">elégtétel adása </text:p>
            </text:list-item>
            <text:list-item>
              <text:p text:style-name="P73"><text:span text:style-name="T7">sérelemdíj </text:span></text:p>
            </text:list-item>
            <text:list-item>
              <text:p text:style-name="P73">jogsértés tényének bírósági megállapítása </text:p>
            </text:list-item>
          </text:list>
        </text:list-item>
      </text:list>
      <text:p text:style-name="P31"><text:s/></text:p>
      <text:list xml:id="list82046287117942" text:continue-numbering="true" text:style-name="WWNum79">
        <text:list-item>
          <text:p text:style-name="P48"><text:span text:style-name="T1">Mit jelent az, hogy valaki cselekvőképes? </text:span></text:p>
          <text:list>
            <text:list-item>
              <text:p text:style-name="P73">jogok és kötelességek alanya lehet </text:p>
            </text:list-item>
            <text:list-item>
              <text:p text:style-name="P73">képviselőként járhat el más érdekében <text:s/></text:p>
            </text:list-item>
            <text:list-item>
              <text:p text:style-name="P73"><text:span text:style-name="T7">maga köthet szerződést vagy tehet jognyilatkozatot </text:span></text:p>
            </text:list-item>
            <text:list-item>
              <text:p text:style-name="P73">ingatlanon tulajdonjogot szerezhet </text:p>
            </text:list-item>
          </text:list>
        </text:list-item>
      </text:list>
      <text:p text:style-name="P26"><text:s/></text:p>
      <text:list xml:id="list82045110043535" text:continue-numbering="true" text:style-name="WWNum79">
        <text:list-item>
          <text:p text:style-name="P48"><text:span text:style-name="T1">Mi jellemzi főszabályként a kiskorú korlátozottan cselekvőképesek jognyilatkozatait? </text:span></text:p>
          <text:list>
            <text:list-item>
              <text:p text:style-name="P73">érvényesek egyéb jogi aktus nélkül is </text:p>
            </text:list-item>
            <text:list-item>
              <text:p text:style-name="P73">érvénytelenek, helyettük gondnokuk tesz jognyilatkozatot </text:p>
            </text:list-item>
            <text:list-item>
              <text:p text:style-name="P73">érvénytelenek, helyettük törvényes képviselőjük tesz jognyilatkozatot </text:p>
            </text:list-item>
            <text:list-item>
              <text:p text:style-name="P73"><text:span text:style-name="T7">érvényességükhöz a törvényes képviselő hozzájárulása szükséges </text:span></text:p>
            </text:list-item>
          </text:list>
        </text:list-item>
      </text:list>
      <text:p text:style-name="P24"><text:s/></text:p>
      <text:list xml:id="list82046240280269" text:continue-numbering="true" text:style-name="WWNum79">
        <text:list-item>
          <text:p text:style-name="P48"><text:span text:style-name="T1">Hogyan mondhat le a kiskorú jogáról ellenérték nélkül? </text:span></text:p>
          <text:list>
            <text:list-item>
              <text:p text:style-name="P73"><text:soft-page-break/>csak közokiratban </text:p>
            </text:list-item>
            <text:list-item>
              <text:p text:style-name="P73">csak a törvényes képviselője hozzájárulásával </text:p>
            </text:list-item>
            <text:list-item>
              <text:p text:style-name="P73">csak a gyámhatóság jóváhagyásával </text:p>
            </text:list-item>
            <text:list-item>
              <text:p text:style-name="P73"><text:span text:style-name="T7">sehogy, ez a jognyilatkozat nem tehető meg érvényesen </text:span></text:p>
            </text:list-item>
          </text:list>
        </text:list-item>
      </text:list>
      <text:p text:style-name="P26"><text:s/></text:p>
      <text:list xml:id="list82044680547978" text:continue-numbering="true" text:style-name="WWNum79">
        <text:list-item>
          <text:p text:style-name="P48"><text:span text:style-name="T1">Főszabályként az alábbi jognyilatkozatok közül melyiket teheti meg érvényesen önállóan a korlátozottan cselekvőképes nagykorú? </text:span></text:p>
        </text:list-item>
      </text:list>
      <text:list xml:id="list3031438827" text:style-name="WWNum81">
        <text:list-item>
          <text:list>
            <text:list-item>
              <text:list>
                <text:list-item>
                  <text:p text:style-name="P76"><text:span text:style-name="T7">rendelkezhet jövedelme bíróság által meghatározott hányadával </text:span></text:p>
                </text:list-item>
                <text:list-item>
                  <text:p text:style-name="P76">rendelkezhet jövedelme egészével </text:p>
                </text:list-item>
                <text:list-item>
                  <text:p text:style-name="P76">visszautasíthatja az életmentő orvosi ellátást/kezelést </text:p>
                </text:list-item>
                <text:list-item>
                  <text:p text:style-name="P76">lemondhat örökségéről </text:p>
                </text:list-item>
              </text:list>
            </text:list-item>
          </text:list>
        </text:list-item>
      </text:list>
      <text:p text:style-name="P26"><text:s/></text:p>
      <text:list xml:id="list82046361280670" text:continue-list="list82044680547978" text:style-name="WWNum79">
        <text:list-item>
          <text:p text:style-name="P48"><text:span text:style-name="T1">Ki határoz a támogató kirendeléséről a támogatott döntéshozatalról szóló 2013.évi </text:span></text:p>
        </text:list-item>
      </text:list>
      <text:p text:style-name="P56"><text:span text:style-name="T1">CLV.tv. alapján? </text:span></text:p>
      <text:list xml:id="list4062581298" text:style-name="WWNum84">
        <text:list-item>
          <text:list>
            <text:list-item>
              <text:list>
                <text:list-item>
                  <text:p text:style-name="P77"><text:span text:style-name="T7">a </text:span>bíróság<text:span text:style-name="T7"> </text:span></text:p>
                </text:list-item>
                <text:list-item>
                  <text:p text:style-name="P77"><text:span text:style-name="T7">a gyámhatóság </text:span></text:p>
                </text:list-item>
                <text:list-item>
                  <text:p text:style-name="P77">a gondnok </text:p>
                </text:list-item>
                <text:list-item>
                  <text:p text:style-name="P77">a támogatott személy maga </text:p>
                </text:list-item>
              </text:list>
            </text:list-item>
          </text:list>
        </text:list-item>
      </text:list>
      <text:p text:style-name="P30"><text:s/></text:p>
      <text:list xml:id="list82045261851427" text:continue-list="list82046361280670" text:style-name="WWNum79">
        <text:list-item>
          <text:p text:style-name="P48"><text:span text:style-name="T1">Mi az egyesület? </text:span></text:p>
        </text:list-item>
      </text:list>
      <text:list xml:id="list2095538241" text:style-name="WWNum67">
        <text:list-item>
          <text:list>
            <text:list-item>
              <text:list>
                <text:list-item>
                  <text:p text:style-name="P81">azonos közhasznú célokra gyülekező emberek csoportja, amely nem jogi személy </text:p>
                </text:list-item>
                <text:list-item>
                  <text:p text:style-name="P81"><text:span text:style-name="T7">alapszabályában meghatározott célra létrehozott, nyilvántartott tagsággal rendelkező jogi személy szervezet </text:span></text:p>
                </text:list-item>
                <text:list-item>
                  <text:p text:style-name="P81">önkormányzattal rendelkező, alapszabályában meghatározott célra létrehozott nem jogi személy szervezet </text:p>
                </text:list-item>
                <text:list-item>
                  <text:p text:style-name="P81">önkormányzattal rendelkező, jogszabályban meghatározott célra létrehozott és a Kúria által nyilvántartott jogi személy szervezet </text:p>
                </text:list-item>
              </text:list>
            </text:list-item>
          </text:list>
        </text:list-item>
      </text:list>
      <text:p text:style-name="P28"><text:s/></text:p>
      <text:list xml:id="list82045193347398" text:continue-list="list82045261851427" text:style-name="WWNum79">
        <text:list-item>
          <text:p text:style-name="P48"><text:span text:style-name="T1">Ki és hogyan módosíthatja az alapítvány alapító okiratát? </text:span></text:p>
        </text:list-item>
      </text:list>
      <text:list xml:id="list253651188" text:style-name="WWNum69">
        <text:list-item>
          <text:list>
            <text:list-item>
              <text:list>
                <text:list-item>
                  <text:p text:style-name="P78">az alapítvány tagjai, szótöbbséggel </text:p>
                </text:list-item>
                <text:list-item>
                  <text:p text:style-name="P78">taxatíve meghatározott esetekben hivatalból a bíróság </text:p>
                </text:list-item>
                <text:list-item>
                  <text:p text:style-name="P78"><text:soft-page-break/><text:span text:style-name="T7">az alapító, a nyilvántartásba vétel szabályainak megfelelő alkalmazásával </text:span></text:p>
                </text:list-item>
                <text:list-item>
                  <text:p text:style-name="P78">senki, az alapítvány alapító okiratát nem lehet módosítani<text:span text:style-name="T1"> </text:span></text:p>
                </text:list-item>
              </text:list>
            </text:list-item>
          </text:list>
        </text:list-item>
      </text:list>
      <text:p text:style-name="P27"><text:s/></text:p>
      <text:list xml:id="list82046362052604" text:continue-list="list82045193347398" text:style-name="WWNum79">
        <text:list-item>
          <text:p text:style-name="P48"><text:span text:style-name="T1">Melyek a személyiségi jogok? </text:span></text:p>
        </text:list-item>
      </text:list>
      <text:list xml:id="list4132759059" text:style-name="WWNum82">
        <text:list-item>
          <text:list>
            <text:list-item>
              <text:list>
                <text:list-item>
                  <text:p text:style-name="P79">a jogi személyek törvényben taxatíve felsorolt jogai </text:p>
                </text:list-item>
                <text:list-item>
                  <text:p text:style-name="P79"><text:span text:style-name="T7">a személyeket megillető jogok </text:span></text:p>
                </text:list-item>
                <text:list-item>
                  <text:p text:style-name="P79">az Alaptörvényben ezen a címen taxatíve felsorolt jogok </text:p>
                </text:list-item>
                <text:list-item>
                  <text:p text:style-name="P79">a Ptk.-ban ezen a címen taxatíve felsorolt jogok </text:p>
                </text:list-item>
              </text:list>
            </text:list-item>
          </text:list>
        </text:list-item>
      </text:list>
      <text:p text:style-name="P28"><text:s/></text:p>
      <text:list xml:id="list82045094605710" text:continue-list="list82046362052604" text:style-name="WWNum79">
        <text:list-item>
          <text:p text:style-name="P48"><text:span text:style-name="T1">Mit jelent a hangfelvétel védelméhez való személyiségi jog? </text:span></text:p>
        </text:list-item>
      </text:list>
      <text:list xml:id="list2550107296" text:style-name="WWNum65">
        <text:list-item>
          <text:list>
            <text:list-item>
              <text:list>
                <text:list-item>
                  <text:p text:style-name="P82">a személy hangfelvételét nem szabad nyilvánosságra hozni semmilyen körülmények között </text:p>
                </text:list-item>
                <text:list-item>
                  <text:p text:style-name="P82"><text:span text:style-name="T7">a személy hangfelvétele annak engedélye vagy közszereplés kivételével nem hozható nyilvánosságra </text:span></text:p>
                </text:list-item>
                <text:list-item>
                  <text:p text:style-name="P82">a személy hangfelvételét csak nevével ellátva lehet nyilvánosságra hozni </text:p>
                </text:list-item>
                <text:list-item>
                  <text:p text:style-name="P82">a személy hangfelvételét nem szabad más nevével nyilvánosságra hozni </text:p>
                </text:list-item>
              </text:list>
            </text:list-item>
          </text:list>
        </text:list-item>
      </text:list>
      <text:p text:style-name="P28"><text:s/></text:p>
      <text:list xml:id="list82044660397364" text:continue-list="list82045094605710" text:style-name="WWNum79">
        <text:list-item>
          <text:p text:style-name="P48"><text:span text:style-name="T1">A vallásgyakorlás milyen szervezeti formáját/kereteit NEM ismeri a lelkiismereti és vallásszabadság jogáról, ill. az egyházak jogalanyiságáról szóló 2011.évi CCVI.tv.? </text:span></text:p>
        </text:list-item>
      </text:list>
      <text:list xml:id="list1699679834" text:style-name="WWNum71">
        <text:list-item>
          <text:list>
            <text:list-item>
              <text:list>
                <text:list-item>
                  <text:p text:style-name="P80">bevett egyház </text:p>
                </text:list-item>
                <text:list-item>
                  <text:p text:style-name="P80"><text:span text:style-name="T7">történelmi egyház </text:span></text:p>
                </text:list-item>
                <text:list-item>
                  <text:p text:style-name="P80">nyilvántartásba vett egyház </text:p>
                </text:list-item>
                <text:list-item>
                  <text:p text:style-name="P80">vallási egyesület </text:p>
                </text:list-item>
              </text:list>
            </text:list-item>
          </text:list>
        </text:list-item>
      </text:list>
      <text:p text:style-name="P26"><text:s/></text:p>
      <text:list xml:id="list82045407176892" text:continue-list="list82044660397364" text:style-name="WWNum79">
        <text:list-item>
          <text:p text:style-name="P48"><text:span text:style-name="T1">Az alábbiak közül melyik házassági akadály fennállta esetén veszti el a személy a házassággal egyébként megszerzett nagykorúságot? </text:span></text:p>
          <text:list>
            <text:list-item>
              <text:p text:style-name="P73">a vérrokonság esetén </text:p>
            </text:list-item>
            <text:list-item>
              <text:p text:style-name="P73">fennálló érvényes házasság esetén </text:p>
            </text:list-item>
            <text:list-item>
              <text:p text:style-name="P73"><text:span text:style-name="T7">cselekvőképesség hiánya esetén </text:span></text:p>
            </text:list-item>
            <text:list-item>
              <text:p text:style-name="P73">örökbefogadás esetén <text:s/></text:p>
            </text:list-item>
          </text:list>
        </text:list-item>
      </text:list>
      <text:p text:style-name="P26"><text:s/></text:p>
      <text:list xml:id="list82046254032934" text:continue-numbering="true" text:style-name="WWNum79">
        <text:list-item>
          <text:p text:style-name="P48"><text:soft-page-break/><text:span text:style-name="T1">Mikor köteles a (nem közeli hozzátartozó) gondnok a vagyonkezelésről a gyámhatóságnak – főszabály szerint – számot adni? </text:span></text:p>
          <text:list>
            <text:list-item>
              <text:p text:style-name="P73">csak a gondnokság alá helyezett kérésére <text:s/></text:p>
            </text:list-item>
            <text:list-item>
              <text:p text:style-name="P73">csak a gyámhatóság felhívására </text:p>
            </text:list-item>
            <text:list-item>
              <text:p text:style-name="P73"><text:span text:style-name="T7">évente </text:span></text:p>
            </text:list-item>
            <text:list-item>
              <text:p text:style-name="P73">félévente </text:p>
            </text:list-item>
          </text:list>
        </text:list-item>
      </text:list>
      <text:p text:style-name="P30"><text:span text:style-name="T1"><text:s/></text:span></text:p>
      <text:list xml:id="list82045126625910" text:continue-numbering="true" text:style-name="WWNum79">
        <text:list-item>
          <text:p text:style-name="P48"><text:span text:style-name="T1">Miről kell feltétlenül rendelkezni egy egyesület alapszabályában? </text:span></text:p>
        </text:list-item>
      </text:list>
      <text:p text:style-name="P19"><text:span text:style-name="T8">A) </text:span><text:span text:style-name="T7">az egyesület nevéről, székhelyéről, céljáról, fő gazdasági (alapcél szerinti) tevékenységéről </text:span></text:p>
      <text:list xml:id="list2067022989" text:style-name="WWNum83">
        <text:list-item>
          <text:list>
            <text:list-item>
              <text:p text:style-name="P83">az egyesület nevéről, székhelyéről, céljáról, szervezetéről </text:p>
            </text:list-item>
            <text:list-item>
              <text:p text:style-name="P83">az egyesület nevéről, székhelyéről, gazdasági tevékenységéről </text:p>
            </text:list-item>
            <text:list-item>
              <text:p text:style-name="P83">az egyesület nevéről, nyilvántartási számáról, székhelyéről, céljáról<text:span text:style-name="T1"> </text:span></text:p>
            </text:list-item>
          </text:list>
        </text:list-item>
      </text:list>
      <text:p text:style-name="P36"><text:span text:style-name="T1"><text:s/></text:span></text:p>
      <text:list xml:id="list82046086848712" text:continue-list="list82045126625910" text:style-name="WWNum79">
        <text:list-item>
          <text:p text:style-name="P48"><text:span text:style-name="T1">Mi az üzleti titok fogalma? </text:span></text:p>
          <text:list>
            <text:list-item>
              <text:p text:style-name="P73">Minden olyan tény/adat/összeállítás, aminek nyilvánosságra kerülése az érintett gazdasági érdekét veszélyeztetné és amelyek titokban tartása érdekében a jogosult a szükséges intézkedéseket megtette. </text:p>
            </text:list-item>
            <text:list-item>
              <text:p text:style-name="P73"><text:span text:style-name="T7">Olyan gazdasági tevékenységhez kapcsolódó, titkos tény/adat/összeállítás, amelyek titokban tartása érdekében a jogosult az adott helyzetben általában elvárható magatartást tanúsítja. </text:span></text:p>
            </text:list-item>
            <text:list-item>
              <text:p text:style-name="P73">Olyan gazdasági tevékenységhez kapcsolódó adat, aminek nyilvánosságra kerülése az érintett gazdasági érdekét veszélyeztetné és amelyek titokban tartása érdekében a jogosult a szükséges intézkedéseket megtette. </text:p>
            </text:list-item>
            <text:list-item>
              <text:p text:style-name="P73">Olyan gazdasági tevékenységhez kapcsolódó tény, aminek nyilvánosságra kerülése az érintett gazdasági érdekét veszélyeztetné. </text:p>
            </text:list-item>
          </text:list>
        </text:list-item>
      </text:list>
      <text:p text:style-name="P37"><text:s/></text:p>
      <text:list xml:id="list82044380202343" text:continue-numbering="true" text:style-name="WWNum79">
        <text:list-item>
          <text:p text:style-name="P48"><text:span text:style-name="T1">Melyik NEM a személyiségvédelem objektív eszköze (a személyiségi jogi jogsértés objektív alapú szankciója)? </text:span></text:p>
          <text:list>
            <text:list-item>
              <text:p text:style-name="P73">az elégtételadásra kötelezés </text:p>
            </text:list-item>
            <text:list-item>
              <text:p text:style-name="P73"><text:span text:style-name="T7">a kártérítésre kötelezés </text:span></text:p>
            </text:list-item>
            <text:list-item>
              <text:p text:style-name="P73">a jogsértés tényének megállapítása </text:p>
            </text:list-item>
            <text:list-item>
              <text:p text:style-name="P73">a jogsértés abbahagyására kötelezés </text:p>
            </text:list-item>
          </text:list>
        </text:list-item>
      </text:list>
      <text:p text:style-name="P28"><text:s/></text:p>
      <text:list xml:id="list82044884061781" text:continue-numbering="true" text:style-name="WWNum79">
        <text:list-item>
          <text:p text:style-name="P48"><text:span text:style-name="T1">Milyen feltételek mellett korlátozottan cselekvőképes a kiskorú? </text:span></text:p>
        </text:list-item>
      </text:list>
      <text:p text:style-name="P19"><text:span text:style-name="T1">A) </text:span>csak ha 14. életévét betöltötte, nem cselekvőképtelen, és nem házas </text:p>
      <text:list xml:id="list837936151" text:style-name="WWNum73">
        <text:list-item>
          <text:list>
            <text:list-item>
              <text:p text:style-name="P84"><text:span text:style-name="T7">csak ha 14. életévét betöltötte és nem cselekvőképes </text:span></text:p>
            </text:list-item>
            <text:list-item>
              <text:p text:style-name="P84"><text:soft-page-break/>csak ha 18. életévét betöltötte és nem cselekvőképes </text:p>
            </text:list-item>
            <text:list-item>
              <text:p text:style-name="P84">csak ha 18. életévét betöltötte, nem cselekvőképtelen, és nem házas </text:p>
            </text:list-item>
          </text:list>
        </text:list-item>
      </text:list>
      <text:p text:style-name="P17"><text:span text:style-name="T1"><text:s/></text:span></text:p>
      <text:list xml:id="list82044778263920" text:continue-list="list82044884061781" text:style-name="WWNum79">
        <text:list-item>
          <text:p text:style-name="P48"><text:span text:style-name="T13">Mire van szükség a jogi személy bankszámlájával való rendelkezéshez? </text:span></text:p>
          <text:list>
            <text:list-item>
              <text:p text:style-name="P73"><text:span text:style-name="T12">két képviseleti joggal rendelkező személy aláírására </text:span></text:p>
            </text:list-item>
            <text:list-item>
              <text:p text:style-name="P73"><text:span text:style-name="T12">képviselője aláírására </text:span></text:p>
            </text:list-item>
            <text:list-item>
              <text:p text:style-name="P73"><text:span text:style-name="T12">alapítója aláírására </text:span></text:p>
            </text:list-item>
            <text:list-item>
              <text:p text:style-name="P73"><text:span text:style-name="T12">legfőbb tisztségviselőjének engedélyére </text:span></text:p>
            </text:list-item>
          </text:list>
        </text:list-item>
      </text:list>
      <text:p text:style-name="P23"><text:span text:style-name="T1"><text:s/></text:span></text:p>
      <text:list xml:id="list82044586014633" text:continue-numbering="true" text:style-name="WWNum79">
        <text:list-item>
          <text:p text:style-name="P48"><text:span text:style-name="T1">Az alábbiak közül milyen névválasztási jog NEM illeti meg a feleséget? </text:span></text:p>
          <text:list>
            <text:list-item>
              <text:p text:style-name="P73">saját teljes nevének megtartása a házasságkötés után is </text:p>
            </text:list-item>
            <text:list-item>
              <text:p text:style-name="P73">házasságkötéskor férje teljes nevének felvétele -né toldattal és a saját teljes neve megtartása </text:p>
            </text:list-item>
            <text:list-item>
              <text:p text:style-name="P73">a házasság megszűnése után férjezett neve további használata </text:p>
            </text:list-item>
            <text:list-item>
              <text:p text:style-name="P73"><text:span text:style-name="T7">házasságkötéskor férje családnevének felvétele azzal a kikötéssel, hogy közös gyermekeik lánykori családnevét viseljék </text:span></text:p>
            </text:list-item>
          </text:list>
        </text:list-item>
      </text:list>
      <text:p text:style-name="P23"><text:span text:style-name="T1"><text:s/></text:span></text:p>
      <text:list xml:id="list82046042842237" text:continue-numbering="true" text:style-name="WWNum79">
        <text:list-item>
          <text:p text:style-name="P48"><text:span text:style-name="T2">Kérheti-e a már kinyomtatott könyvek megsemmisítését az, akinek nevét engedélye nélkül azokon felhasználták? </text:span></text:p>
          <text:list>
            <text:list-item>
              <text:p text:style-name="P73">nem, csak elégtételt kérhet ezért a jogsértésért </text:p>
            </text:list-item>
            <text:list-item>
              <text:p text:style-name="P73">nem, csak a szerzői jogdíj rá eső részét kérheti ezért a jogsértésért </text:p>
            </text:list-item>
            <text:list-item>
              <text:p text:style-name="P73"><text:span text:style-name="T7">igen, ezt a Ptk. lehetővé teszi </text:span></text:p>
            </text:list-item>
            <text:list-item>
              <text:p text:style-name="P73">nem, ehelyett kártérítést kérhet ezért a jogsértésért </text:p>
            </text:list-item>
          </text:list>
        </text:list-item>
      </text:list>
      <text:p text:style-name="P23"><text:span text:style-name="T1"><text:s/></text:span></text:p>
      <text:list xml:id="list82044566983208" text:continue-numbering="true" text:style-name="WWNum79">
        <text:list-item>
          <text:p text:style-name="P48"><text:span text:style-name="T1">Ki és milyen alapon állapítja meg a halál tényét eltűnt személy esetén? </text:span></text:p>
          <text:list>
            <text:list-item>
              <text:p text:style-name="P73">a közjegyző, az eltűnés körülményei alapján </text:p>
            </text:list-item>
            <text:list-item>
              <text:p text:style-name="P73">a jegyző, a törvényben meghatározott vélelem alapján </text:p>
            </text:list-item>
            <text:list-item>
              <text:p text:style-name="P73"><text:span text:style-name="T7">a bíróság, a körülmények mérlegelése alapján </text:span></text:p>
            </text:list-item>
            <text:list-item>
              <text:p text:style-name="P73">az illetékes rendőrség, a törvényben meghatározott vélelem alapján </text:p>
            </text:list-item>
          </text:list>
        </text:list-item>
      </text:list>
      <text:p text:style-name="P24"><text:s/></text:p>
      <text:list xml:id="list82045054257657" text:continue-numbering="true" text:style-name="WWNum79">
        <text:list-item>
          <text:p text:style-name="P48"><text:soft-page-break/><text:span text:style-name="T1">Mikor cselekvőképtelen az alábbiak közül a nagykorú? </text:span></text:p>
          <text:list>
            <text:list-item>
              <text:p text:style-name="P73">ha elmegyógyintézetben kezelés alatt áll </text:p>
            </text:list-item>
            <text:list-item>
              <text:p text:style-name="P73">ha szerzetesi fogadalmat tett </text:p>
            </text:list-item>
            <text:list-item>
              <text:p text:style-name="P73"><text:span text:style-name="T7">ha belátási képessége teljes mértékben hiányzik </text:span></text:p>
            </text:list-item>
            <text:list-item>
              <text:p text:style-name="P73">ha belátási képessége visszatérően erősen csökkent </text:p>
            </text:list-item>
          </text:list>
        </text:list-item>
      </text:list>
      <text:p text:style-name="P35"><text:span text:style-name="T1"><text:s/></text:span></text:p>
      <text:list xml:id="list82045476997315" text:continue-numbering="true" text:style-name="WWNum79">
        <text:list-item>
          <text:p text:style-name="P48"><text:span text:style-name="T1">Ki a cselekvőképes? </text:span></text:p>
          <text:list>
            <text:list-item>
              <text:p text:style-name="P74"><text:span text:style-name="T7">akinek cselekvőképességét a Ptk. vagy a bíróság nem korlátozza vagy nem zárja ki </text:span></text:p>
            </text:list-item>
            <text:list-item>
              <text:p text:style-name="P73">aki a Ptk.-ban taxatíve meghatározott követelményeknek eleget tesz </text:p>
            </text:list-item>
            <text:list-item>
              <text:p text:style-name="P73">akinek szerzőképessége van </text:p>
            </text:list-item>
            <text:list-item>
              <text:p text:style-name="P73">aki más törvényes képviselője lehet </text:p>
            </text:list-item>
          </text:list>
        </text:list-item>
      </text:list>
      <text:p text:style-name="P38"><text:s/></text:p>
      <text:list xml:id="list82044429000526" text:continue-numbering="true" text:style-name="WWNum79">
        <text:list-item>
          <text:p text:style-name="P48"><text:span text:style-name="T1">Rendelkezhet-e jövedelmével a korlátozottan cselekvőképes kiskorú személy? </text:span></text:p>
          <text:list>
            <text:list-item>
              <text:p text:style-name="P73">igen, annak 50%-a erejéig </text:p>
            </text:list-item>
            <text:list-item>
              <text:p text:style-name="P73">nem, azt a gondnoka fekteti be az ő érdekeit figyelembe véve </text:p>
            </text:list-item>
            <text:list-item>
              <text:p text:style-name="P73"><text:span text:style-name="T7">igen, korlátozás nélkül </text:span></text:p>
            </text:list-item>
            <text:list-item>
              <text:p text:style-name="P73">igen, a törvényes képviselő hozzájárulásával </text:p>
            </text:list-item>
          </text:list>
        </text:list-item>
      </text:list>
      <text:p text:style-name="P28"><text:s/></text:p>
      <text:list xml:id="list82044533005369" text:continue-numbering="true" text:style-name="WWNum79">
        <text:list-item>
          <text:p text:style-name="P48"><text:span text:style-name="T1">Mit jelent a relatív semmisség a cselekvőképesség körében? </text:span></text:p>
          <text:list>
            <text:list-item>
              <text:p text:style-name="P73"><text:span text:style-name="T7">a semmisségre csak a korlátozottan cselekvőképes vagy cselekvőképtelen érdekében lehet hivatkozni </text:span></text:p>
            </text:list-item>
            <text:list-item>
              <text:p text:style-name="P73">a semmisségre csak jóhiszemű 3. személy hivatkozhat </text:p>
            </text:list-item>
            <text:list-item>
              <text:p text:style-name="P73">a semmisség csak arra a jogügyletre áll fenn, amelyben a cselekvőképességet illetően megtévesztés történt </text:p>
            </text:list-item>
            <text:list-item>
              <text:p text:style-name="P73">a semmisség csak a rosszhiszemű 3. személlyel szemben áll fenn </text:p>
            </text:list-item>
          </text:list>
        </text:list-item>
      </text:list>
      <text:p text:style-name="P34"><text:span text:style-name="T1"><text:s/></text:span></text:p>
      <text:list xml:id="list82046284382770" text:continue-numbering="true" text:style-name="WWNum79">
        <text:list-item>
          <text:p text:style-name="P48"><text:span text:style-name="T1">Mikor helyezheti a bíróság a nagykorút cselekvőképességet teljesen korlátozó gondnokság alá? </text:span></text:p>
          <text:list>
            <text:list-item>
              <text:p text:style-name="P73"><text:span text:style-name="T7">ha belátási képessége tartósan és teljeskörűen hiányzik </text:span></text:p>
            </text:list-item>
            <text:list-item>
              <text:p text:style-name="P73">ha belátási képessége tartósan vagy időszakonként visszatérően nagymértékben csökkent </text:p>
            </text:list-item>
            <text:list-item>
              <text:p text:style-name="P73"><text:soft-page-break/>ha belátási képessége tartósan korlátozott </text:p>
            </text:list-item>
            <text:list-item>
              <text:p text:style-name="P73">ha akaratnyilvánításra képtelen állapotban van </text:p>
            </text:list-item>
          </text:list>
        </text:list-item>
      </text:list>
      <text:p text:style-name="P26"><text:s/></text:p>
      <text:list xml:id="list82045236417697" text:continue-numbering="true" text:style-name="WWNum79">
        <text:list-item>
          <text:p text:style-name="P48"><text:span text:style-name="T1">Kinek a jognyilatkozata lesz érvényes a támogatott döntéshozatalról szóló 2013.évi </text:span></text:p>
        </text:list-item>
      </text:list>
      <text:p text:style-name="P88"><text:span text:style-name="T1">CLV.tv. alapján, ha a támogató és a támogatott álláspontja ellentétes egymással? </text:span></text:p>
      <text:list xml:id="list82045623372299" text:continue-numbering="true" text:style-name="WWNum79">
        <text:list-item>
          <text:list>
            <text:list-item>
              <text:p text:style-name="P73">a támogató nyilatkozata </text:p>
            </text:list-item>
            <text:list-item>
              <text:p text:style-name="P73"><text:span text:style-name="T7">a támogatott nyilatkozata </text:span></text:p>
            </text:list-item>
            <text:list-item>
              <text:p text:style-name="P73">az ellentétes jognyilatkozatok érvényességéről a gyámhatóság dönt </text:p>
            </text:list-item>
            <text:list-item>
              <text:p text:style-name="P73">az ellentétes jognyilatkozatok érbényességéről a bíróság dönt </text:p>
            </text:list-item>
          </text:list>
        </text:list-item>
      </text:list>
      <text:p text:style-name="P27"><text:s/></text:p>
      <text:list xml:id="list82046202295534" text:continue-numbering="true" text:style-name="WWNum79">
        <text:list-item>
          <text:p text:style-name="P48"><text:span text:style-name="T1">Hogyan jön létre az egyesület? </text:span></text:p>
          <text:list>
            <text:list-item>
              <text:p text:style-name="P73">az alapító okirat aláírásával </text:p>
            </text:list-item>
            <text:list-item>
              <text:p text:style-name="P73">az alapító okirat ügyvéd általi ellenjegyzésével </text:p>
            </text:list-item>
            <text:list-item>
              <text:p text:style-name="P73">az alapító okirat bírósági letétbe helyezésével </text:p>
            </text:list-item>
            <text:list-item>
              <text:p text:style-name="P73"><text:span text:style-name="T7">a bírósági nyilvántartásba vétellel </text:span></text:p>
            </text:list-item>
          </text:list>
        </text:list-item>
      </text:list>
      <text:p text:style-name="P26"><text:s/></text:p>
      <text:list xml:id="list82046370751842" text:continue-numbering="true" text:style-name="WWNum79">
        <text:list-item>
          <text:p text:style-name="P48"><text:span text:style-name="T1">Kitől származik a magánjog meghatározásaként híressé vált következő idézet: „</text:span><text:span text:style-name="T10">Herzkammer allen Rechts</text:span><text:span text:style-name="T1">” </text:span><text:span text:style-name="T4">☺</text:span><text:span text:style-name="T1">?</text:span> </text:p>
          <text:list>
            <text:list-item>
              <text:p text:style-name="P73">Lábady Tamás </text:p>
            </text:list-item>
            <text:list-item>
              <text:p text:style-name="P73">Thomas Labady </text:p>
            </text:list-item>
            <text:list-item>
              <text:p text:style-name="P73">Semmelweis Ignác </text:p>
            </text:list-item>
            <text:list-item>
              <text:p text:style-name="P73">Én CSAK FRANCIÁUL tudok! </text:p>
            </text:list-item>
          </text:list>
        </text:list-item>
      </text:list>
      <text:p text:style-name="P27"><text:s/></text:p>
      <text:list xml:id="list82046499585389" text:continue-numbering="true" text:style-name="WWNum79">
        <text:list-item>
          <text:p text:style-name="P48"><text:span text:style-name="T1">Mikor szűnik meg az alapítvány? </text:span></text:p>
        </text:list-item>
      </text:list>
      <text:p text:style-name="P19"><text:span text:style-name="T1">A) </text:span>ha az alapítvány egyesületté alakul át </text:p>
      <text:list xml:id="list1018050351" text:style-name="WWNum75">
        <text:list-item>
          <text:list>
            <text:list-item>
              <text:p text:style-name="P85"><text:span text:style-name="T7">ha az alapítvány három éven át nem folytatja tevékenységét </text:span></text:p>
            </text:list-item>
            <text:list-item>
              <text:p text:style-name="P85">ha az alapítói jogokat gyakorló személy meghal </text:p>
            </text:list-item>
            <text:list-item>
              <text:p text:style-name="P85">ha az alapítói jogokat gyakorló személy erről a kuratóriumot értesíti </text:p>
            </text:list-item>
          </text:list>
        </text:list-item>
      </text:list>
      <text:p text:style-name="P24"><text:soft-page-break/><text:s/></text:p>
      <text:list xml:id="list82044477762609" text:continue-list="list82046499585389" text:style-name="WWNum79">
        <text:list-item>
          <text:p text:style-name="P48"><text:span text:style-name="T1">Kit illetnek meg a személyhez fűződő jogok? </text:span></text:p>
          <text:list>
            <text:list-item>
              <text:p text:style-name="P73">minden személyt, a jogi személyt is, ha a jog jellegénél fogva nem csak természetes személyt illet <text:s/></text:p>
            </text:list-item>
            <text:list-item>
              <text:p text:style-name="P73">csak a természetes személyeket </text:p>
            </text:list-item>
            <text:list-item>
              <text:p text:style-name="P73">a jogi személyeket is megilletik a törvényben számukra taxatíve felsorolt személyhez fűződő jogok </text:p>
            </text:list-item>
            <text:list-item>
              <text:p text:style-name="P73"><text:span text:style-name="T7">csak a jogi személyeket </text:span></text:p>
            </text:list-item>
          </text:list>
        </text:list-item>
      </text:list>
      <text:p text:style-name="P39"><text:s/></text:p>
      <text:list xml:id="list82046152183680" text:continue-numbering="true" text:style-name="WWNum79">
        <text:list-item>
          <text:p text:style-name="P48"><text:span text:style-name="T1">Megilletheti-e a névvédelem joga a jogi személyt? </text:span></text:p>
          <text:list>
            <text:list-item>
              <text:p text:style-name="P73">nem, a névvédelem joga természeténél fogva csak a természetes személyt illetheti meg </text:p>
            </text:list-item>
            <text:list-item>
              <text:p text:style-name="P73"><text:span text:style-name="T7">igen, de csak más, hasonló működési körű, azonos területen működő jogi személlyel szemben </text:span></text:p>
            </text:list-item>
            <text:list-item>
              <text:p text:style-name="P73">nem, a névvédelem joga törvényi rendelkezésnél fogva csak a természetes személyt illetheti meg </text:p>
            </text:list-item>
            <text:list-item>
              <text:p text:style-name="P73">igen, minden jogalannyal szemben </text:p>
            </text:list-item>
          </text:list>
        </text:list-item>
      </text:list>
      <text:p text:style-name="P26"><text:s/></text:p>
      <text:list xml:id="list82045325085904" text:continue-numbering="true" text:style-name="WWNum79">
        <text:list-item>
          <text:p text:style-name="P48"><text:span text:style-name="T1">Melyik vallási közösség NEM rendelkezik jogi személyiséggel a lelkiismereti és vallásszabadság jogáról, ill. az egyházak jogalanyiságáról szóló 2011.évi CCVI.tv. alapján? </text:span></text:p>
          <text:list>
            <text:list-item>
              <text:p text:style-name="P73">bevett egyház </text:p>
            </text:list-item>
            <text:list-item>
              <text:p text:style-name="P73"><text:span text:style-name="T7">történelmi egyház </text:span></text:p>
            </text:list-item>
            <text:list-item>
              <text:p text:style-name="P73">nyilvántartásba vett egyház </text:p>
            </text:list-item>
            <text:list-item>
              <text:p text:style-name="P73">vallási egyesület </text:p>
            </text:list-item>
          </text:list>
        </text:list-item>
      </text:list>
      <text:p text:style-name="P26"><text:s/></text:p>
      <text:list xml:id="list82045523816953" text:continue-numbering="true" text:style-name="WWNum79">
        <text:list-item>
          <text:p text:style-name="P48"><text:span text:style-name="T1">Mikor ítélhet meg a bíróság közérdekű célra fordítható bírságot személyhez fűződő jog megsértésekor? </text:span></text:p>
          <text:list>
            <text:list-item>
              <text:p text:style-name="P73"><text:span text:style-name="T7">nincs erre lehetősége </text:span></text:p>
            </text:list-item>
            <text:list-item>
              <text:p text:style-name="P73">ha a sérelmet szenvedett fél kifejezetten ezt kérte </text:p>
            </text:list-item>
            <text:list-item>
              <text:p text:style-name="P73">ha a kártérítés címén megítélhető összeg nem áll arányban a felróható magatartás súlyosságával <text:s/></text:p>
            </text:list-item>
            <text:list-item>
              <text:p text:style-name="P73">ha a jogsértés nem volt felróható, vagy a jogsértéssel érintett személy is közrehatott a jogsértésben </text:p>
            </text:list-item>
          </text:list>
        </text:list-item>
      </text:list>
      <text:p text:style-name="P26"><text:s/></text:p>
      <text:list xml:id="list82044647973896" text:continue-numbering="true" text:style-name="WWNum79">
        <text:list-item>
          <text:p text:style-name="P48"><text:span text:style-name="T1">A halál megállapításának mely feltételét pótolja/váltja ki a halál tényének bírói megállapítására irányuló eljárásban hozott bírósági határozat? </text:span></text:p>
          <text:list>
            <text:list-item>
              <text:p text:style-name="P73">az eltűnéstől számított 5 év várakozási időt </text:p>
            </text:list-item>
            <text:list-item>
              <text:p text:style-name="P73"><text:soft-page-break/><text:span text:style-name="T7">a holttest meglétét </text:span></text:p>
            </text:list-item>
            <text:list-item>
              <text:p text:style-name="P73">a halotti anyakönyvi kivonat meglétét </text:p>
            </text:list-item>
            <text:list-item>
              <text:p text:style-name="P73">az eltűnt személy temetési szertartásának megrendezését </text:p>
            </text:list-item>
          </text:list>
        </text:list-item>
      </text:list>
      <text:p text:style-name="P28"><text:s/></text:p>
      <text:list xml:id="list82045915550219" text:continue-numbering="true" text:style-name="WWNum79">
        <text:list-item>
          <text:p text:style-name="P48"><text:span text:style-name="T3">Aki cselekvőképességét illetően a másik felet megtéveszti, ezért… </text:span></text:p>
          <text:list>
            <text:list-item>
              <text:p text:style-name="P73">büntetőjogi felelősségre vonható </text:p>
            </text:list-item>
            <text:list-item>
              <text:p text:style-name="P73"><text:span text:style-name="T7">felelősséggel tartozik, és felelőssége alapján a szerződés teljesítésére is kötelezhető </text:span></text:p>
            </text:list-item>
            <text:list-item>
              <text:p text:style-name="P73">felelősséggel tartozik, és rosszhiszeműség esetén kártérítésre köteles </text:p>
            </text:list-item>
            <text:list-item>
              <text:p text:style-name="P73">köteles a szerződés érvényességéhez szükséges engedélyek beszerzésére </text:p>
            </text:list-item>
          </text:list>
        </text:list-item>
      </text:list>
      <text:p text:style-name="P26"><text:s/></text:p>
      <text:list xml:id="list82045301578920" text:continue-numbering="true" text:style-name="WWNum79">
        <text:list-item>
          <text:p text:style-name="P48"><text:span text:style-name="T1">Milyen esetben lehet cselekvőképtelen az a nagykorú, aki olyan állapotban van, hogy belátási képessége tartósan vagy a jognyilatkozatkor átmenetileg teljesen hiányzik? </text:span></text:p>
          <text:list>
            <text:list-item>
              <text:p text:style-name="P73">csak ha a gyámhatóság kezdeményezi a gondnokság alá helyezését </text:p>
            </text:list-item>
            <text:list-item>
              <text:p text:style-name="P73">semmilyen esetben, ugyanis korlátozottan cselekvőképes lehet csak </text:p>
            </text:list-item>
            <text:list-item>
              <text:p text:style-name="P73">csak jogerős bírósági határozat meghozatala esetén </text:p>
            </text:list-item>
            <text:list-item>
              <text:p text:style-name="P73"><text:span text:style-name="T7">ipso iure, az állapota folytán </text:span></text:p>
            </text:list-item>
          </text:list>
        </text:list-item>
      </text:list>
      <text:p text:style-name="P31"><text:s/></text:p>
      <text:list xml:id="list82044875635330" text:continue-numbering="true" text:style-name="WWNum79">
        <text:list-item>
          <text:p text:style-name="P48"><text:span text:style-name="T1">Mikor jön létre a korlátolt felelősségű társaság? </text:span></text:p>
          <text:list>
            <text:list-item>
              <text:p text:style-name="P73">a társasági szerződés aláírásával </text:p>
            </text:list-item>
            <text:list-item>
              <text:p text:style-name="P73">a társasági szerződés ügyvéd általi ellenjegyzésével </text:p>
            </text:list-item>
            <text:list-item>
              <text:p text:style-name="P73">a társasági szerződés bírósági letétbe helyezésével </text:p>
            </text:list-item>
            <text:list-item>
              <text:p text:style-name="P73"><text:span text:style-name="T7">a cégjegyzékbe való bejegyzéssel, annak napján </text:span></text:p>
            </text:list-item>
          </text:list>
        </text:list-item>
      </text:list>
      <text:p text:style-name="P28"><text:s/></text:p>
      <text:list xml:id="list82046184481888" text:continue-numbering="true" text:style-name="WWNum79">
        <text:list-item>
          <text:p text:style-name="P53"><text:span text:style-name="T1">Mikor szabad az eltűnt személyről készült képmást vagy hangfelvételt nyilvánosságra hozni? </text:span></text:p>
          <text:list>
            <text:list-item>
              <text:p text:style-name="P89"><text:span text:style-name="T19">semmilyen körülmények között nem szabad, mert nem tudja megadni rá az engedélyt <text:s/></text:span></text:p>
            </text:list-item>
            <text:list-item>
              <text:p text:style-name="P89"><text:span text:style-name="T19">nyomós közérdekből, vagy ha a képviselője ehhez az engedélyét adta </text:span></text:p>
            </text:list-item>
            <text:list-item>
              <text:p text:style-name="P89"><text:span text:style-name="T21">hatósági engedéllyel, nyomós közérdekből vagy méltánylást érdemlő magánérdekből </text:span><text:span text:style-name="T22"><text:s/></text:span></text:p>
            </text:list-item>
            <text:list-item>
              <text:p text:style-name="P90"><text:span text:style-name="T19">bármikor nyomós közérdekből, vagy méltánylást érdemlő magánérdekből</text:span><text:span text:style-name="T20"> </text:span></text:p>
            </text:list-item>
          </text:list>
        </text:list-item>
      </text:list>
      <text:p text:style-name="P28"><text:soft-page-break/><text:s/></text:p>
      <text:list xml:id="list82045670260648" text:continue-numbering="true" text:style-name="WWNum79">
        <text:list-item>
          <text:p text:style-name="P48"><text:span text:style-name="T1">Milyen alábbi esetben jogosult a személyhez fűződő jogok érvényesítésére az ügyész? </text:span></text:p>
          <text:list>
            <text:list-item>
              <text:p text:style-name="P73">a korlátozottan cselekvőképes személy jogainak védelmében </text:p>
            </text:list-item>
            <text:list-item>
              <text:p text:style-name="P73">a cselekvőképtelen személy jogainak védelmében </text:p>
            </text:list-item>
            <text:list-item>
              <text:p text:style-name="P73">ha a cselekvőképtelen személy jogait a törvényes képviselője sértette meg </text:p>
            </text:list-item>
            <text:list-item>
              <text:p text:style-name="P73"><text:span text:style-name="T7">ha az elhunyt személy jó hírnévhez való jogának megsértése közérdekbe ütközik </text:span></text:p>
            </text:list-item>
          </text:list>
        </text:list-item>
      </text:list>
      <text:p text:style-name="P24"><text:s/></text:p>
      <text:list xml:id="list82046147873553" text:continue-numbering="true" text:style-name="WWNum79">
        <text:list-item>
          <text:p text:style-name="P48"><text:span text:style-name="T1">Ha a holtnak nyilvánított előkerül, a holttá nyilvánító határozat… </text:span></text:p>
          <text:list>
            <text:list-item>
              <text:p text:style-name="P73">hatályos és érvényes </text:p>
            </text:list-item>
            <text:list-item>
              <text:p text:style-name="P73">hatályos és érvénytelen </text:p>
            </text:list-item>
            <text:list-item>
              <text:p text:style-name="P73"><text:span text:style-name="T7">érvényes és hatálytalan </text:span></text:p>
            </text:list-item>
            <text:list-item>
              <text:p text:style-name="P73">érvénytelen és hatálytalan </text:p>
            </text:list-item>
          </text:list>
        </text:list-item>
      </text:list>
      <text:p text:style-name="P30"><text:s/></text:p>
      <text:list xml:id="list82044869566863" text:continue-numbering="true" text:style-name="WWNum79">
        <text:list-item>
          <text:p text:style-name="P48"><text:span text:style-name="T3">Lehet-e 14. életévét betöltött kiskorú cselekvőképtelen? </text:span></text:p>
          <text:list>
            <text:list-item>
              <text:p text:style-name="P73">nem, mert már korlátozottan cselekvőképes </text:p>
            </text:list-item>
            <text:list-item>
              <text:p text:style-name="P73">nem, mert már cselekvőképes </text:p>
            </text:list-item>
            <text:list-item>
              <text:p text:style-name="P73"><text:span text:style-name="T7">igen, ha ilyen hatályú gondnokság alá helyezik, vagy enélkül is, ha a belátási képessége tartósan vagy átmenetileg teljesen hiányzik </text:span></text:p>
            </text:list-item>
            <text:list-item>
              <text:p text:style-name="P73">igen, ha belátási képessége tartósan, vagy időszakonként visszatérően nagymértékben csökken </text:p>
            </text:list-item>
          </text:list>
        </text:list-item>
      </text:list>
      <text:p text:style-name="P28"><text:s/></text:p>
      <text:list xml:id="list82045806241386" text:continue-numbering="true" text:style-name="WWNum79">
        <text:list-item>
          <text:p text:style-name="P48"><text:span text:style-name="T1">Milyen alapon járhat el a gondnok a korlátozottan cselekvőképes nagykorú nevében az alábbiak közül? </text:span></text:p>
          <text:list>
            <text:list-item>
              <text:p text:style-name="P73"><text:span text:style-name="T7">bírósági határozat alapján </text:span></text:p>
            </text:list-item>
            <text:list-item>
              <text:p text:style-name="P73">a gondnokolt által közokiratban kiállított meghatalmazás alapján </text:p>
            </text:list-item>
            <text:list-item>
              <text:p text:style-name="P73">csak kivételesen teheti meg, általában a gondnokolt önállóan jár el </text:p>
            </text:list-item>
            <text:list-item>
              <text:p text:style-name="P73">a gondnokolt által egyszerű okiratban kiállított meghatalmazás alapján </text:p>
            </text:list-item>
          </text:list>
        </text:list-item>
      </text:list>
      <text:p text:style-name="P17"><text:s/></text:p>
      <text:list xml:id="list82044431073836" text:continue-numbering="true" text:style-name="WWNum79">
        <text:list-item>
          <text:p text:style-name="P48"><text:span text:style-name="T1">Ki rendeli ki az eseti gondnokot? </text:span></text:p>
          <text:list>
            <text:list-item>
              <text:p text:style-name="P73">a <text:span text:style-name="T7">gyámhatóság</text:span> </text:p>
            </text:list-item>
            <text:list-item>
              <text:p text:style-name="P73"><text:soft-page-break/>az állandó gondnok </text:p>
            </text:list-item>
            <text:list-item>
              <text:p text:style-name="P73">a bíróság </text:p>
            </text:list-item>
            <text:list-item>
              <text:p text:style-name="P73">a gyám </text:p>
            </text:list-item>
          </text:list>
        </text:list-item>
      </text:list>
      <text:p text:style-name="P26"><text:s/></text:p>
      <text:list xml:id="list82046484765304" text:continue-numbering="true" text:style-name="WWNum79">
        <text:list-item>
          <text:p text:style-name="P48"><text:span text:style-name="T1">Mit kell meghatározni főszabály szerint a jogi személyt létrehozó okiratban, jogszabályban illetve határozatban? </text:span></text:p>
          <text:list>
            <text:list-item>
              <text:p text:style-name="P73">a jogi személy nevét, székhelyét, tevékenységét, tagjainknak nevét, képviselője nevét </text:p>
            </text:list-item>
            <text:list-item>
              <text:p text:style-name="P73">a jogi személy nevét, székhelyét, nyilvántartási számát, tagjainak számát </text:p>
            </text:list-item>
            <text:list-item>
              <text:p text:style-name="P73"><text:span text:style-name="T7">a jogi személy nevét, tevékenységét, székhelyét, képviselője nevét </text:span></text:p>
            </text:list-item>
            <text:list-item>
              <text:p text:style-name="P73">a jogi személy nevét, székhelyét, szervezeti egységeinek nevét, létrehozatala célját </text:p>
            </text:list-item>
          </text:list>
        </text:list-item>
      </text:list>
      <text:p text:style-name="P40"><text:s/></text:p>
      <text:list xml:id="list82045906414238" text:continue-numbering="true" text:style-name="WWNum79">
        <text:list-item>
          <text:p text:style-name="P48"><text:span text:style-name="T13">Melyek a jogi személyiségű gazdasági társaságok? </text:span></text:p>
          <text:list>
            <text:list-item>
              <text:p text:style-name="P73"><text:span text:style-name="T14">minden gazdasági társaság jogi személy </text:span></text:p>
            </text:list-item>
            <text:list-item>
              <text:p text:style-name="P73"><text:span text:style-name="T12">csak</text:span><text:span text:style-name="T13"> </text:span><text:span text:style-name="T12">az állam által alapítottak </text:span></text:p>
            </text:list-item>
            <text:list-item>
              <text:p text:style-name="P75"><text:span text:style-name="T14">a korlátolt felelősségű társaság, a betéti társaság és a részvénytársaság <text:s/></text:span></text:p>
            </text:list-item>
            <text:list-item>
              <text:p text:style-name="P75"><text:span text:style-name="T14">a korlátolt felelősségű társaság, a közös vállalat és a részvénytársaság </text:span></text:p>
            </text:list-item>
          </text:list>
        </text:list-item>
      </text:list>
      <text:p text:style-name="P91"/>
      <text:p text:style-name="P91"><text:span text:style-name="T1">109.</text:span><text:span text:style-name="T5"> </text:span><text:span text:style-name="T1">Lehet-e akadálya, hogy valaki tudományos vagy művészi tevékenységet a saját nevén folytasson? </text:span></text:p>
      <text:list xml:id="list1610341748" text:style-name="WWNum27">
        <text:list-item>
          <text:list>
            <text:list-item>
              <text:p text:style-name="P86">nem, a névviseléshez való jog ezt minden körülmények között lehetővé teszi </text:p>
            </text:list-item>
            <text:list-item>
              <text:p text:style-name="P86"><text:span text:style-name="T7">igen, ha más, hasonló területen már korábban tevékenykedő, vele azonos nevű személy ezt kéri </text:span></text:p>
            </text:list-item>
            <text:list-item>
              <text:p text:style-name="P86">igen, a Ptk. ezt a törvény erejénél fogva tiltja </text:p>
            </text:list-item>
            <text:list-item>
              <text:p text:style-name="P86">nem, hacsak nem történelmi névről van szó </text:p>
            </text:list-item>
          </text:list>
        </text:list-item>
      </text:list>
      <text:p text:style-name="P41"><text:s/></text:p>
      <text:list xml:id="list3992390698" text:style-name="WWNum28">
        <text:list-item>
          <text:p text:style-name="P49"><text:span text:style-name="T1">Embernek minősül-e a méhmagzat az Alkotmánybíróság ún. „második abortusz döntése” alapján? (jogalanynak jogalany)</text:span></text:p>
          <text:list>
            <text:list-item>
              <text:p text:style-name="P92">igen, minden esetben </text:p>
            </text:list-item>
            <text:list-item>
              <text:p text:style-name="P92">igen, ha élve születik, akkor születésétől kezdődően </text:p>
            </text:list-item>
            <text:list-item>
              <text:p text:style-name="P92">igen, de csak vagyoni jellegű jogviszonyokban </text:p>
            </text:list-item>
            <text:list-item>
              <text:p text:style-name="P92"><text:span text:style-name="T7">nem </text:span></text:p>
            </text:list-item>
          </text:list>
        </text:list-item>
      </text:list>
      <text:p text:style-name="P28"><text:soft-page-break/><text:s/></text:p>
      <text:list xml:id="list82044566627932" text:continue-numbering="true" text:style-name="WWNum28">
        <text:list-item>
          <text:p text:style-name="P49"><text:span text:style-name="T1">Mi a feltétele az alábbiak közül az eltűnt személy holttá nyilvánításának? </text:span></text:p>
          <text:list>
            <text:list-item>
              <text:p text:style-name="P92">a halál ténye kétségen kívüli bizonyítást nyerjen </text:p>
            </text:list-item>
            <text:list-item>
              <text:p text:style-name="P92"><text:span text:style-name="T7">legalább 5 éven át ne legyen ismeretes az eltűnt személy életben létére utaló adat </text:span></text:p>
            </text:list-item>
            <text:list-item>
              <text:p text:style-name="P92">az érintett személy veszélyhelyzetben tűnjön el </text:p>
            </text:list-item>
            <text:list-item>
              <text:p text:style-name="P92">legalább 10 éven át ne legyen ismeretes az eltűnt személy életben létére utaló adat </text:p>
            </text:list-item>
          </text:list>
        </text:list-item>
      </text:list>
      <text:p text:style-name="P28"><text:s/></text:p>
      <text:list xml:id="list82044552518123" text:continue-numbering="true" text:style-name="WWNum28">
        <text:list-item>
          <text:p text:style-name="P49"><text:span text:style-name="T1">Főszabályként az alábbi jognyilatkozatok közül melyiket teheti meg érvényesen és önállóan a korlátozottan cselekvőképes nagykorú? </text:span></text:p>
          <text:list>
            <text:list-item>
              <text:p text:style-name="P92"><text:span text:style-name="T7">rendelkezhet jövedelme bírósg által meghatározott hányadával </text:span></text:p>
            </text:list-item>
            <text:list-item>
              <text:p text:style-name="P92">rendelkezhet jövedelme egészével </text:p>
            </text:list-item>
          </text:list>
        </text:list-item>
      </text:list>
      <text:list xml:id="list3675108216" text:style-name="WWNum44">
        <text:list-item>
          <text:list>
            <text:list-item>
              <text:p text:style-name="P87">rendelkezhet ingatlanával </text:p>
            </text:list-item>
            <text:list-item>
              <text:p text:style-name="P87">lemondhat örökségéről </text:p>
            </text:list-item>
          </text:list>
        </text:list-item>
      </text:list>
      <text:p text:style-name="P23"><text:s/></text:p>
      <text:list xml:id="list82044505713903" text:continue-list="list82044552518123" text:style-name="WWNum28">
        <text:list-item>
          <text:p text:style-name="P49"><text:span text:style-name="T1">Ki hozhat létre alapítványt? </text:span></text:p>
          <text:list>
            <text:list-item>
              <text:p text:style-name="P92">csak az állam </text:p>
            </text:list-item>
            <text:list-item>
              <text:p text:style-name="P92">csak természetes személyek </text:p>
            </text:list-item>
            <text:list-item>
              <text:p text:style-name="P92"><text:span text:style-name="T7">természetes személy és jogi személy </text:span></text:p>
            </text:list-item>
            <text:list-item>
              <text:p text:style-name="P92">csak az állam és a természetes személyek </text:p>
            </text:list-item>
          </text:list>
        </text:list-item>
      </text:list>
      <text:p text:style-name="P27"><text:s/></text:p>
      <text:list xml:id="list82046409746841" text:continue-numbering="true" text:style-name="WWNum28">
        <text:list-item>
          <text:p text:style-name="P49"><text:span text:style-name="T1">Mi korlátozhatja a cselekvőképességet? </text:span></text:p>
          <text:list>
            <text:list-item>
              <text:p text:style-name="P92">az Alaptörvény </text:p>
            </text:list-item>
            <text:list-item>
              <text:p text:style-name="P92">bármely törvény </text:p>
            </text:list-item>
            <text:list-item>
              <text:p text:style-name="P92">két egybehangzó jognyilatkozat </text:p>
            </text:list-item>
            <text:list-item>
              <text:p text:style-name="P92"><text:span text:style-name="T7">a Ptk. </text:span></text:p>
            </text:list-item>
          </text:list>
        </text:list-item>
      </text:list>
      <text:p text:style-name="P31"><text:s/></text:p>
      <text:list xml:id="list82046308076119" text:continue-numbering="true" text:style-name="WWNum28">
        <text:list-item>
          <text:p text:style-name="P49"><text:span text:style-name="T1">Visszautasíthatja-e a törvényes képviselő a korlátozottan cselekvőképes kiskorúnak adott vagy ígért, teherrel nem járó ajándékot? </text:span></text:p>
          <text:list>
            <text:list-item>
              <text:p text:style-name="P92">igen, de csak a kiskorúval egyetértésben </text:p>
            </text:list-item>
            <text:list-item>
              <text:p text:style-name="P92"><text:soft-page-break/><text:span text:style-name="T7">igen, de csak a gyámhatóság engedélyével </text:span></text:p>
            </text:list-item>
            <text:list-item>
              <text:p text:style-name="P92">igen, ha a gyámhatóság kifejezetten nem tiltakozik ez ellen </text:p>
            </text:list-item>
            <text:list-item>
              <text:p text:style-name="P92">nem, azt a kiskorú saját jognyilatkozatával fogadja el </text:p>
            </text:list-item>
          </text:list>
        </text:list-item>
      </text:list>
      <text:p text:style-name="P28"><text:s/></text:p>
      <text:list xml:id="list82045122596322" text:continue-numbering="true" text:style-name="WWNum28">
        <text:list-item>
          <text:p text:style-name="P49"><text:span text:style-name="T1">Nagykorú <text:tab/>személy <text:tab/>cselekvőképessége <text:tab/>jövőbeli <text:tab/>korlátozására <text:tab/>vonatkozó jognyilatkozata… </text:span></text:p>
          <text:list>
            <text:list-item>
              <text:p text:style-name="P93"><text:span text:style-name="T19">semmis </text:span></text:p>
            </text:list-item>
            <text:list-item>
              <text:p text:style-name="P93"><text:span text:style-name="T19">csak bíróság előtt tehető érvényesen </text:span></text:p>
            </text:list-item>
            <text:list-item>
              <text:p text:style-name="P94"><text:span text:style-name="T21">közokiratban, ügyvéd által ellenjegyzett magánokiratban, vagy a gyámhatóság előtt személyesen tett jognyilatkozatban lehet érvényes </text:span></text:p>
            </text:list-item>
            <text:list-item>
              <text:p text:style-name="P95"><text:span text:style-name="T19">relatíve semmis </text:span></text:p>
            </text:list-item>
          </text:list>
        </text:list-item>
      </text:list>
      <text:p text:style-name="P28"><text:s/></text:p>
      <text:list xml:id="list82044542983298" text:continue-numbering="true" text:style-name="WWNum28">
        <text:list-item>
          <text:p text:style-name="P49"><text:span text:style-name="T1">Az alábbi jognyilatkozatok közül melyik érvényességéhez szükséges a gyámhatóság hozzájárulása? </text:span></text:p>
          <text:list>
            <text:list-item>
              <text:p text:style-name="P92"><text:span text:style-name="T7">a cselekvőképtelen nagykorú ingatlanának átruházására irányuló jognyilatkozat </text:span></text:p>
            </text:list-item>
            <text:list-item>
              <text:p text:style-name="P92">a cselekvőképességében teljesen korlátozott nagykorú jövedelmével való rendelkezés </text:p>
            </text:list-item>
            <text:list-item>
              <text:p text:style-name="P92">a cselekvőképessgében részlegesen korlátozott nagykorú jövedelmével való rendelkezés </text:p>
            </text:list-item>
            <text:list-item>
              <text:p text:style-name="P92">a korlátozottan cselekvőképes kiskorú jövedelmével való rendelkezés </text:p>
            </text:list-item>
          </text:list>
        </text:list-item>
      </text:list>
      <text:p text:style-name="P28"><text:s/></text:p>
      <text:list xml:id="list82044587232502" text:continue-numbering="true" text:style-name="WWNum28">
        <text:list-item>
          <text:p text:style-name="P49"><text:span text:style-name="T1">Ki és milyen időközönként vizsgálja felül a támogató kirendelését a támogatott döntéshozatalról szóló 2013.évi CLV.tv. alapján? </text:span></text:p>
          <text:list>
            <text:list-item>
              <text:p text:style-name="P92">a gyámhatóság évente </text:p>
            </text:list-item>
            <text:list-item>
              <text:p text:style-name="P92"><text:span text:style-name="T7">a gyámhatóság ötévente </text:span></text:p>
            </text:list-item>
            <text:list-item>
              <text:p text:style-name="P92">a bíróság 5 évente </text:p>
            </text:list-item>
            <text:list-item>
              <text:p text:style-name="P92">csak a gondnokrendelés felülvizsgálatáról rendelkezik a jog, de a támogató kirendeléséről nem </text:p>
            </text:list-item>
          </text:list>
        </text:list-item>
      </text:list>
      <text:p text:style-name="P35"><text:s/></text:p>
      <text:list xml:id="list82044548987568" text:continue-numbering="true" text:style-name="WWNum28">
        <text:list-item>
          <text:p text:style-name="P49"><text:span text:style-name="T1">Lehet-e jogi személy egyesület tagja? </text:span></text:p>
          <text:list>
            <text:list-item>
              <text:p text:style-name="P92">nem, ezt a Ptk. is kimondja </text:p>
            </text:list-item>
            <text:list-item>
              <text:p text:style-name="P92">igen, de csak másik egyesület </text:p>
            </text:list-item>
            <text:list-item>
              <text:p text:style-name="P92">igen, de csak másik egyesület vagy alapítvány </text:p>
            </text:list-item>
            <text:list-item>
              <text:p text:style-name="P92"><text:span text:style-name="T7">igen, korlátozás nélkül </text:span></text:p>
            </text:list-item>
          </text:list>
        </text:list-item>
      </text:list>
      <text:p text:style-name="P23"><text:soft-page-break/><text:s/></text:p>
      <text:list xml:id="list82046025158699" text:continue-numbering="true" text:style-name="WWNum28">
        <text:list-item>
          <text:p text:style-name="P49"><text:span text:style-name="T1">Mi hozza létre az alapítványt? </text:span></text:p>
          <text:list>
            <text:list-item>
              <text:p text:style-name="P92">az alapító okirat aláírása (ex nunc hatállyal) </text:p>
            </text:list-item>
            <text:list-item>
              <text:p text:style-name="P92">az alapító okirat aláírása (ex tunc hatállyal) </text:p>
            </text:list-item>
            <text:list-item>
              <text:p text:style-name="P92">az alapító okirat bírósági letétbe helyezése </text:p>
            </text:list-item>
            <text:list-item>
              <text:p text:style-name="P92"><text:span text:style-name="T7">a bírósági nyilvántartásba vétel </text:span></text:p>
            </text:list-item>
          </text:list>
        </text:list-item>
      </text:list>
      <text:p text:style-name="P30"><text:s/></text:p>
      <text:list xml:id="list82046118797444" text:continue-numbering="true" text:style-name="WWNum28">
        <text:list-item>
          <text:p text:style-name="P49"><text:span text:style-name="T1">A személyiségi jogokat korlátozhatja-e szerződés vagy egyoldalú jognyilatkozat? </text:span></text:p>
          <text:list>
            <text:list-item>
              <text:p text:style-name="P92">nem, az ilyen jognyilatkozat semmis </text:p>
            </text:list-item>
            <text:list-item>
              <text:p text:style-name="P92">igen, de csak közokiratba foglalva </text:p>
            </text:list-item>
            <text:list-item>
              <text:p text:style-name="P92"><text:span text:style-name="T7">igen, a jogosult/érinett társadalmi érdeket nem sértő beleegyezése/hozzájárulása esetén </text:span></text:p>
            </text:list-item>
            <text:list-item>
              <text:p text:style-name="P92">nem, csak törvényben lehet ezeket korlátozni </text:p>
            </text:list-item>
          </text:list>
        </text:list-item>
      </text:list>
      <text:p text:style-name="P30"><text:s/></text:p>
      <text:list xml:id="list82046004185467" text:continue-numbering="true" text:style-name="WWNum28">
        <text:list-item>
          <text:p text:style-name="P49"><text:span text:style-name="T1">Megilleti-e a jogi személyt a magánlakáshoz való jog polgári jogi védelme? </text:span></text:p>
          <text:list>
            <text:list-item>
              <text:p text:style-name="P92">nem, ez a jog természeténél fogva csak a természetes személyt illetheti meg </text:p>
            </text:list-item>
            <text:list-item>
              <text:p text:style-name="P92">nem, a törvény kizárja a jogi személy részére a magánlakáshoz való jogot </text:p>
            </text:list-item>
            <text:list-item>
              <text:p text:style-name="P92"><text:span text:style-name="T7">igen, a Ptk. alapján a védelem a jogi személy céljaira szolgáló helyiségekre is áll </text:span></text:p>
            </text:list-item>
            <text:list-item>
              <text:p text:style-name="P96">igen, az Üzleti titokról szóló tv. alapján a védelem a jogi személy céljaira szolgáló helyiségekre is áll </text:p>
            </text:list-item>
          </text:list>
        </text:list-item>
      </text:list>
      <text:p text:style-name="P28"><text:s/></text:p>
      <text:list xml:id="list82044905551328" text:continue-numbering="true" text:style-name="WWNum28">
        <text:list-item>
          <text:p text:style-name="P49"><text:span text:style-name="T1">Melyik szervezet látja el az állam képviseltében a vallási közösségek felügyeletét a lelkiismereti és vallásszabadság jogáról, ill. az egyházak jogalanyiságáról szóló 2011.évi CCVI.tv. alapján? </text:span></text:p>
          <text:list>
            <text:list-item>
              <text:p text:style-name="P92">Egyházügyi Hivatal </text:p>
            </text:list-item>
            <text:list-item>
              <text:p text:style-name="P92">Alkotmánybíróság </text:p>
            </text:list-item>
            <text:list-item>
              <text:p text:style-name="P92">Fővárosi Törvényszék </text:p>
            </text:list-item>
            <text:list-item>
              <text:p text:style-name="P92"><text:span text:style-name="T7">az állam nem működtethet ilyen szervezetet </text:span></text:p>
            </text:list-item>
          </text:list>
        </text:list-item>
      </text:list>
      <text:p text:style-name="P28"><text:s/></text:p>
      <text:list xml:id="list82046050979279" text:continue-numbering="true" text:style-name="WWNum28">
        <text:list-item>
          <text:p text:style-name="P49"><text:span text:style-name="T1">Milyen polgári jogi igénye lehet annak, akiről a sajtó valótlan hírt közöl, híresztelt, valós tényt hamis színben tüntet fel? </text:span></text:p>
          <text:list>
            <text:list-item>
              <text:p text:style-name="P92">helyreigazítási kérelemmel léphet fel, ami más igényeket kizár </text:p>
            </text:list-item>
            <text:list-item>
              <text:p text:style-name="P92"><text:soft-page-break/>a sajtóorgánum betiltását követelheti </text:p>
            </text:list-item>
            <text:list-item>
              <text:p text:style-name="P92"><text:span text:style-name="T7">a törvényben biztosított egyéb igényein kívül helyreigazítást követelhet </text:span></text:p>
            </text:list-item>
            <text:list-item>
              <text:p text:style-name="P92">más sajtóorgánumban elmondhatja a saját véleményét </text:p>
            </text:list-item>
          </text:list>
        </text:list-item>
      </text:list>
      <text:p text:style-name="P31"><text:s/></text:p>
      <text:list xml:id="list82045002134437" text:continue-numbering="true" text:style-name="WWNum28">
        <text:list-item>
          <text:p text:style-name="P49"><text:span text:style-name="T1">Mire vonatkozik az üzleti titok polgári jogi védelme? </text:span></text:p>
          <text:list>
            <text:list-item>
              <text:p text:style-name="P92">kizárólag a megszerzett titok engedély nélküli nyilvánosságra hozatalára </text:p>
            </text:list-item>
            <text:list-item>
              <text:p text:style-name="P92"><text:span text:style-name="T7">a megszerzett titokkal való bármilyen visszaélésre </text:span></text:p>
            </text:list-item>
            <text:list-item>
              <text:p text:style-name="P92">csak<text:span text:style-name="T1"> </text:span>a megszerzett titokkal való nyilvánosság előtti visszaélésre </text:p>
            </text:list-item>
            <text:list-item>
              <text:p text:style-name="P92">csak a megszerzett titoknak a sajtóhoz való eljuttatására </text:p>
            </text:list-item>
          </text:list>
        </text:list-item>
      </text:list>
      <text:p text:style-name="P24"><text:s/></text:p>
      <text:list xml:id="list82045460266174" text:continue-numbering="true" text:style-name="WWNum28">
        <text:list-item>
          <text:p text:style-name="P49"><text:span text:style-name="T1">Mit határoz meg a Ptk. a cselekvőképesség feltételeként? </text:span></text:p>
          <text:list>
            <text:list-item>
              <text:p text:style-name="P92">szerzőképességet </text:p>
            </text:list-item>
            <text:list-item>
              <text:p text:style-name="P92"><text:span text:style-name="T7">belátási képességet </text:span></text:p>
            </text:list-item>
            <text:list-item>
              <text:p text:style-name="P92">vétőképességet </text:p>
            </text:list-item>
            <text:list-item>
              <text:p text:style-name="P92">akarati képességet </text:p>
            </text:list-item>
          </text:list>
        </text:list-item>
      </text:list>
      <text:p text:style-name="P38"><text:s/></text:p>
      <text:list xml:id="list82045994917715" text:continue-numbering="true" text:style-name="WWNum28">
        <text:list-item>
          <text:p text:style-name="P49"><text:span text:style-name="T1">Hogyan jön létre az egyesület? </text:span></text:p>
          <text:list>
            <text:list-item>
              <text:p text:style-name="P92">az alapító okirat aláírásával </text:p>
            </text:list-item>
            <text:list-item>
              <text:p text:style-name="P92">az alapító okirat ügyvéd általi ellenjegyzésével </text:p>
            </text:list-item>
            <text:list-item>
              <text:p text:style-name="P92">a cégjegyzékbe történő bejegyzéssel </text:p>
            </text:list-item>
            <text:list-item>
              <text:p text:style-name="P92"><text:span text:style-name="T7">a bírósági nyilvántartásba vétellel </text:span></text:p>
            </text:list-item>
          </text:list>
        </text:list-item>
      </text:list>
      <text:p text:style-name="P42"><text:s/></text:p>
      <text:list xml:id="list82046300129480" text:continue-numbering="true" text:style-name="WWNum28">
        <text:list-item>
          <text:p text:style-name="P49"><text:span text:style-name="T1">Mi az alapítvány? </text:span></text:p>
          <text:list>
            <text:list-item>
              <text:p text:style-name="P92">alapszabályában meghatározott célra létrehozott, önkormányzattal és nyilvántartott tagsággal rendelkező szervezet </text:p>
            </text:list-item>
            <text:list-item>
              <text:p text:style-name="P92">alapító okirattal létrehozott jogi személyiségű gazdálkodó szervezet </text:p>
            </text:list-item>
            <text:list-item>
              <text:p text:style-name="P92">önkormányzattal és nyilvántartott tagsággal rendelkező szervezet, amelynek létrehozatalát törvény rendeli el </text:p>
            </text:list-item>
            <text:list-item>
              <text:p text:style-name="P92"><text:span text:style-name="T7">tartós közérdekű célra létrehozott jogi személy, hozzá rendelt célvagyonnal </text:span></text:p>
            </text:list-item>
          </text:list>
        </text:list-item>
      </text:list>
      <text:p text:style-name="P24"><text:soft-page-break/><text:s/></text:p>
      <text:list xml:id="list82044729595397" text:continue-numbering="true" text:style-name="WWNum28">
        <text:list-item>
          <text:p text:style-name="P49"><text:span text:style-name="T1">Mi történik a személy személyiségi jogaival a halála után? </text:span></text:p>
          <text:list>
            <text:list-item>
              <text:p text:style-name="P92">megszűnnek, mivel a személy jogképessége megszűnt </text:p>
            </text:list-item>
            <text:list-item>
              <text:p text:style-name="P92"><text:span text:style-name="T7">a hozzátartozók és örökösök kegyeleti jogává alakulnak </text:span></text:p>
            </text:list-item>
            <text:list-item>
              <text:p text:style-name="P92">változatlan formában és módon tovább élnek </text:p>
            </text:list-item>
            <text:list-item>
              <text:p text:style-name="P92">csak azok élnek tovább, amelyek védelmében már eljárás indult </text:p>
            </text:list-item>
          </text:list>
        </text:list-item>
      </text:list>
      <text:p text:style-name="P24"><text:s/></text:p>
      <text:list xml:id="list82045890069645" text:continue-numbering="true" text:style-name="WWNum28">
        <text:list-item>
          <text:p text:style-name="P49"><text:span text:style-name="T1">Mi a fogamzási időszak kezdete a Ptk. vélelme szerint? </text:span></text:p>
          <text:list>
            <text:list-item>
              <text:p text:style-name="P92"><text:span text:style-name="T7">a születéstől visszafelé számított 300. nap </text:span></text:p>
            </text:list-item>
            <text:list-item>
              <text:p text:style-name="P92">a születéstől visszafelé számított 300. és 180. nap közötti időtartam bármely napja </text:p>
            </text:list-item>
            <text:list-item>
              <text:p text:style-name="P92">a születéstől visszafelé számított 300. és 182. nap közötti időtartam bármely napja </text:p>
            </text:list-item>
            <text:list-item>
              <text:p text:style-name="P92">a születéstől visszafelé számított 182. nap </text:p>
            </text:list-item>
          </text:list>
        </text:list-item>
      </text:list>
      <text:p text:style-name="P18"><text:s/></text:p>
      <text:list xml:id="list82045297155196" text:continue-numbering="true" text:style-name="WWNum28">
        <text:list-item>
          <text:p text:style-name="P49"><text:span text:style-name="T1">Mit jelent az, hogy valaki cselekvőképes? </text:span></text:p>
        </text:list-item>
      </text:list>
      <text:p text:style-name="P21"><text:span text:style-name="T1"><text:s/><text:tab/></text:span>jogok és kötelességek alanya lehet </text:p>
      <text:p text:style-name="P97"><text:span text:style-name="T1"><text:s/><text:tab/></text:span>képviselőként járhat el mindenki más érdekében </text:p>
      <text:p text:style-name="P97"><text:span text:style-name="T8"><text:tab/></text:span><text:span text:style-name="T7">maga köthet szerződést, és tehet jognyilatkozatot </text:span></text:p>
      <text:p text:style-name="P22"><text:span text:style-name="T1"><text:s/><text:tab/>D) </text:span>ingatlanon tulajdonjogot szerezhet </text:p>
      <text:p text:style-name="P28"><text:s/></text:p>
      <text:list xml:id="list82045091770783" text:continue-numbering="true" text:style-name="WWNum28">
        <text:list-item>
          <text:p text:style-name="P49"><text:span text:style-name="T1">Milyen ügycsoportok tekintetében lehet egy nagykorú személyt cselekvőképességet korlátozó gondnokság alá helyezni? </text:span></text:p>
          <text:list>
            <text:list-item>
              <text:p text:style-name="P92">csak teljes hatállyal, minden jognyilatkozat tekintetében </text:p>
            </text:list-item>
            <text:list-item>
              <text:p text:style-name="P92">csak a törvényben taxatíve felsorolt ügycsoportok tekintetében </text:p>
            </text:list-item>
            <text:list-item>
              <text:p text:style-name="P92"><text:span text:style-name="T7">a bírsóság által meghatározott ügycsoportokban </text:span></text:p>
            </text:list-item>
            <text:list-item>
              <text:p text:style-name="P92">teljes hatállyal, vagy egyes, taxatíve nem szabályozott ügycsoportok tekintetében </text:p>
            </text:list-item>
          </text:list>
        </text:list-item>
      </text:list>
      <text:p text:style-name="P24"><text:s/></text:p>
      <text:list xml:id="list82045145160829" text:continue-numbering="true" text:style-name="WWNum28">
        <text:list-item>
          <text:p text:style-name="P49"><text:span text:style-name="T1">Ki és hogyan módosíthatja az alapítvány alapító okiratát? </text:span></text:p>
          <text:list>
            <text:list-item>
              <text:p text:style-name="P92">az alapítvány tagjai, szótöbbséggel </text:p>
            </text:list-item>
            <text:list-item>
              <text:p text:style-name="P92"><text:soft-page-break/>taxatíve meghatározott esetekben hivatalból a bíróság </text:p>
            </text:list-item>
            <text:list-item>
              <text:p text:style-name="P92"><text:span text:style-name="T7">az alapító, a nyilvántartásba vétel szabályainak megfelelő alkalmazásával </text:span><text:span text:style-name="T8"><text:s/><text:tab/></text:span></text:p>
            </text:list-item>
            <text:list-item>
              <text:p text:style-name="P92">senki, az alapítvány alapító okiratát nem lehet módosítani<text:span text:style-name="T1"> </text:span></text:p>
            </text:list-item>
          </text:list>
        </text:list-item>
      </text:list>
      <text:p text:style-name="P41"><text:s/></text:p>
      <text:list xml:id="list82046185789050" text:continue-numbering="true" text:style-name="WWNum28">
        <text:list-item>
          <text:p text:style-name="P49"><text:span text:style-name="T1">Ki a cselekvőképes? </text:span></text:p>
          <text:list>
            <text:list-item>
              <text:p text:style-name="P92"><text:span text:style-name="T7">akinek cselekvőképességét a Ptk. nem korlátozza vagy nem zárja ki </text:span></text:p>
            </text:list-item>
            <text:list-item>
              <text:p text:style-name="P92">aki a Ptk.-ban taxatíve meghatározott követelményeknek eleget tesz </text:p>
            </text:list-item>
            <text:list-item>
              <text:p text:style-name="P92">akinek szerzőképessége van </text:p>
            </text:list-item>
            <text:list-item>
              <text:p text:style-name="P92">aki más törvényes képviselője lehet </text:p>
            </text:list-item>
          </text:list>
        </text:list-item>
      </text:list>
      <text:p text:style-name="P28"><text:s/></text:p>
      <text:list xml:id="list82044892452329" text:continue-numbering="true" text:style-name="WWNum28">
        <text:list-item>
          <text:p text:style-name="P49"><text:span text:style-name="T1">Mikor kell a cselekvőképességet kizáró gondnokság alá helyező határozatot felülvizsgálni? </text:span></text:p>
          <text:list>
            <text:list-item>
              <text:p text:style-name="P92">minden évben </text:p>
            </text:list-item>
            <text:list-item>
              <text:p text:style-name="P92"><text:span text:style-name="T7">legkésőbb a határozat jogerőre emelkedését követő 10 éven belül </text:span></text:p>
            </text:list-item>
            <text:list-item>
              <text:p text:style-name="P92">ha a gondnokolt állapota láthatóan megváltozik, egyébként nincs megszabott határidő</text:p>
            </text:list-item>
            <text:list-item>
              <text:p text:style-name="P92">legkésőbb a határozat jogerőre emelkedését követő 3 éven belül </text:p>
            </text:list-item>
          </text:list>
        </text:list-item>
      </text:list>
      <text:p text:style-name="P31"><text:s/></text:p>
      <text:list xml:id="list82045809726322" text:continue-numbering="true" text:style-name="WWNum28">
        <text:list-item>
          <text:p text:style-name="P49"><text:span text:style-name="T1">Az 1990. évi IV. törvény alapján ki hozhat létre nyilvántartásba vett egyházat? 2011. évi CCVI. tv. </text:span></text:p>
          <text:list>
            <text:list-item>
              <text:p text:style-name="P92">10 természetes személy </text:p>
            </text:list-item>
            <text:list-item>
              <text:p text:style-name="P92">100 természetes személy </text:p>
            </text:list-item>
            <text:list-item>
              <text:p text:style-name="P92">100 alapító tag </text:p>
            </text:list-item>
            <text:list-item>
              <text:p text:style-name="P92"><text:span text:style-name="T7">1.000 természetes személy </text:span></text:p>
            </text:list-item>
          </text:list>
        </text:list-item>
      </text:list>
      <text:p text:style-name="P34"><text:s/></text:p>
      <text:list xml:id="list82045152724175" text:continue-numbering="true" text:style-name="WWNum28">
        <text:list-item>
          <text:p text:style-name="P49"><text:span text:style-name="T1">Ki a kommentátor iskola legjelesebb képviselője</text:span><text:span text:style-name="T4">☺</text:span><text:span text:style-name="T1">?</text:span> </text:p>
        </text:list-item>
      </text:list>
      <text:p text:style-name="P57"><text:span text:style-name="T1">A)</text:span><text:span text:style-name="T5"> </text:span>Friderikusz Sándor </text:p>
      <text:list xml:id="list1037820295" text:style-name="WWNum30">
        <text:list-item>
          <text:list>
            <text:list-item>
              <text:p text:style-name="P13">Palik László </text:p>
            </text:list-item>
            <text:list-item>
              <text:p text:style-name="P13">Héder Barna </text:p>
            </text:list-item>
            <text:list-item>
              <text:p text:style-name="P13">Balázs </text:p>
            </text:list-item>
          </text:list>
        </text:list-item>
      </text:list>
      <text:p text:style-name="P24"><text:soft-page-break/><text:s/></text:p>
      <text:list xml:id="list82044497105483" text:continue-list="list82045152724175" text:style-name="WWNum28">
        <text:list-item>
          <text:p text:style-name="P49"><text:span text:style-name="T1">Hogyan mondhat le a kiskorú valamely jogáról, ellenérték nélkül? </text:span></text:p>
          <text:list>
            <text:list-item>
              <text:p text:style-name="P92">csak közokiratban </text:p>
            </text:list-item>
            <text:list-item>
              <text:p text:style-name="P92">csak a törvényes képviselője beleegyezésével vagy jóváhagyásával </text:p>
            </text:list-item>
            <text:list-item>
              <text:p text:style-name="P92">csak a gyámhatóság jóváhagyásával </text:p>
            </text:list-item>
            <text:list-item>
              <text:p text:style-name="P92"><text:span text:style-name="T7">sehogy, ez a jognyilatkozat nem tehető meg érvényesen </text:span></text:p>
            </text:list-item>
          </text:list>
        </text:list-item>
      </text:list>
      <text:p text:style-name="P28"><text:s/></text:p>
      <text:list xml:id="list82045669212780" text:continue-numbering="true" text:style-name="WWNum28">
        <text:list-item>
          <text:p text:style-name="P49"><text:span text:style-name="T1">Az alábbi jognyilatkozatok közül melyik érvényességéhez szükséges a gyámhatóság hozzájárulása? </text:span></text:p>
          <text:list>
            <text:list-item>
              <text:p text:style-name="P92"><text:span text:style-name="T7">a cselekvőképtelen nagykorú ingatlanának átruházására irányuló jognyilatkozat </text:span></text:p>
            </text:list-item>
            <text:list-item>
              <text:p text:style-name="P92">a cselekvőképtelen nagykorú fizetésével való rendelkezés </text:p>
            </text:list-item>
            <text:list-item>
              <text:p text:style-name="P92">a korlátozottan cselekvőképes nagykorú fizetésével való rendelkezés </text:p>
            </text:list-item>
            <text:list-item>
              <text:p text:style-name="P92">a korlátozottan cselekvőképes kiskorú fizetésével való rendelkezés </text:p>
            </text:list-item>
          </text:list>
        </text:list-item>
      </text:list>
      <text:p text:style-name="P32"><text:s/></text:p>
      <text:list xml:id="list82045549777516" text:continue-numbering="true" text:style-name="WWNum28">
        <text:list-item>
          <text:p text:style-name="P49"><text:span text:style-name="T1">Mikor jön létre a részvénytársaság? </text:span></text:p>
          <text:list>
            <text:list-item>
              <text:p text:style-name="P92">az alapító okirat aláírásával </text:p>
            </text:list-item>
            <text:list-item>
              <text:p text:style-name="P92">az alapító okirat ügyvéd általi ellenjegyzésével </text:p>
            </text:list-item>
            <text:list-item>
              <text:p text:style-name="P92">az alapító okirat bírósági letétbe helyezésével </text:p>
            </text:list-item>
            <text:list-item>
              <text:p text:style-name="P92"><text:span text:style-name="T7">a cégjegyzékbe való bejegyzéssel, annak napján </text:span></text:p>
            </text:list-item>
          </text:list>
        </text:list-item>
      </text:list>
      <text:p text:style-name="P43"><text:s/></text:p>
      <text:list xml:id="list82044475592316" text:continue-numbering="true" text:style-name="WWNum28">
        <text:list-item>
          <text:p text:style-name="P49"><text:span text:style-name="T1">Ki veszi nyilvántartásba az alapítványt? </text:span></text:p>
          <text:list>
            <text:list-item>
              <text:p text:style-name="P92"><text:span text:style-name="T7">a székhelye szerinti törvényszék </text:span></text:p>
            </text:list-item>
            <text:list-item>
              <text:p text:style-name="P92">az OBH </text:p>
            </text:list-item>
            <text:list-item>
              <text:p text:style-name="P92">a Fővárosi Törvényszék, az alapítvány székhelyére tekintet nélkül </text:p>
            </text:list-item>
            <text:list-item>
              <text:p text:style-name="P92">a Kúria<text:span text:style-name="T1"> </text:span></text:p>
            </text:list-item>
          </text:list>
        </text:list-item>
      </text:list>
      <text:p text:style-name="P28"><text:s/></text:p>
      <text:list xml:id="list82045322972852" text:continue-numbering="true" text:style-name="WWNum28">
        <text:list-item>
          <text:p text:style-name="P49"><text:span text:style-name="T1">Hogyan hat a házassággal megszerzett nagykorúságra a házasság érvénytelensége? </text:span></text:p>
          <text:list>
            <text:list-item>
              <text:p text:style-name="P92">sehogy, a személy nagykorú marad </text:p>
            </text:list-item>
            <text:list-item>
              <text:p text:style-name="P92"><text:soft-page-break/>a személy ismét kiskorú lesz </text:p>
            </text:list-item>
            <text:list-item>
              <text:p text:style-name="P92">a személy a törvényben meghatározott érvénytelenségi esetekben marad csak nagykorú </text:p>
            </text:list-item>
            <text:list-item>
              <text:p text:style-name="P92"><text:span text:style-name="T7">a személy a törvényben meghatározott érvénytelenségi esetekben ismét kiskorú lesz </text:span></text:p>
            </text:list-item>
          </text:list>
        </text:list-item>
      </text:list>
      <text:p text:style-name="P24"><text:s/></text:p>
      <text:list xml:id="list82044860886804" text:continue-numbering="true" text:style-name="WWNum28">
        <text:list-item>
          <text:p text:style-name="P49"><text:span text:style-name="T1">Ki mondhat le és hogyan a kiskorút megillető tartásról? </text:span></text:p>
          <text:list>
            <text:list-item>
              <text:p text:style-name="P92">senki, kiskorút megillető tartásról érvényesen nem lehet lemondani </text:p>
            </text:list-item>
            <text:list-item>
              <text:p text:style-name="P92"><text:span text:style-name="T7">a törvényes képviselője, a gyámhatóság hozzájárulásával </text:span></text:p>
            </text:list-item>
            <text:list-item>
              <text:p text:style-name="P92">a törvényes képviselője, a kiskorú egyetértésével </text:p>
            </text:list-item>
            <text:list-item>
              <text:p text:style-name="P92">a kiskorú maga, mert ez egy személyesen teendő jognyilatkozat </text:p>
            </text:list-item>
          </text:list>
        </text:list-item>
      </text:list>
      <text:p text:style-name="P28"><text:s/></text:p>
      <text:list xml:id="list82045033925796" text:continue-numbering="true" text:style-name="WWNum28">
        <text:list-item>
          <text:p text:style-name="P49"><text:span text:style-name="T1">Mikor kell a cselekvőképességet részlegesen korlátozó gondnokság alá helyező határozatot felülvizsgálni? </text:span></text:p>
          <text:list>
            <text:list-item>
              <text:p text:style-name="P92">minden évben </text:p>
            </text:list-item>
            <text:list-item>
              <text:p text:style-name="P92"><text:span text:style-name="T7">legkésőbb a határozat jogerőre emelkedését követő 5 éven belül </text:span></text:p>
            </text:list-item>
            <text:list-item>
              <text:p text:style-name="P92">ha a gondnokolt állapota változik, amúgy nincs megszabott határidő </text:p>
            </text:list-item>
            <text:list-item>
              <text:p text:style-name="P92">legkésőbb a határozat jogerőre emelkedését követő 3 éven belül </text:p>
            </text:list-item>
          </text:list>
        </text:list-item>
      </text:list>
      <text:p text:style-name="P28"><text:s/></text:p>
      <text:list xml:id="list82044842085477" text:continue-numbering="true" text:style-name="WWNum28">
        <text:list-item>
          <text:p text:style-name="P49"><text:span text:style-name="T1">Milyen esetben lehet cselekvőképtelen az a nagykorú, aki olyan állapotban van, hogy belátási képessége átmenetileg teljesen hiányzik? </text:span></text:p>
          <text:list>
            <text:list-item>
              <text:p text:style-name="P92">ha gyámhatóság kezdeményezi a gondnokság alá helyezését </text:p>
            </text:list-item>
            <text:list-item>
              <text:p text:style-name="P92">semmilyen esetben, ugyanis a fokozatosság alapján ilyenkor csak korlátozottan cselekvőképes lehet </text:p>
            </text:list-item>
            <text:list-item>
              <text:p text:style-name="P92">ha bíróság azt jogerős határozatában kimondja </text:p>
            </text:list-item>
            <text:list-item>
              <text:p text:style-name="P92"><text:span text:style-name="T7">ipso iure, az állapota folytán </text:span></text:p>
            </text:list-item>
          </text:list>
        </text:list-item>
      </text:list>
      <text:p text:style-name="P28"><text:s/></text:p>
      <text:list xml:id="list82045339524859" text:continue-numbering="true" text:style-name="WWNum28">
        <text:list-item>
          <text:p text:style-name="P49"><text:span text:style-name="T1">Ki rendeli ki a hivatalos támogatót a támogatott döntéshozatalról szóló 2013.évi </text:span></text:p>
        </text:list-item>
      </text:list>
      <text:p text:style-name="P88"><text:span text:style-name="T1">CLV.tv. alapján? </text:span></text:p>
      <text:list xml:id="list82045933678762" text:continue-numbering="true" text:style-name="WWNum28">
        <text:list-item>
          <text:list>
            <text:list-item>
              <text:p text:style-name="P92"><text:span text:style-name="T7">a gyámhatóság </text:span></text:p>
            </text:list-item>
            <text:list-item>
              <text:p text:style-name="P92">a bíróság </text:p>
            </text:list-item>
            <text:list-item>
              <text:p text:style-name="P92">az ügyészség </text:p>
            </text:list-item>
            <text:list-item>
              <text:p text:style-name="P92"><text:soft-page-break/>csak a hivatalos gondnok kirendeléséről rendelkezik a jog, de hivatalos támogató kirendeléséről nem </text:p>
            </text:list-item>
          </text:list>
        </text:list-item>
      </text:list>
      <text:p text:style-name="P38"><text:s/></text:p>
      <text:list xml:id="list82045292443507" text:continue-numbering="true" text:style-name="WWNum28">
        <text:list-item>
          <text:p text:style-name="P49"><text:span text:style-name="T1">Mi az alapítvány? </text:span></text:p>
          <text:list>
            <text:list-item>
              <text:p text:style-name="P92">alapszabállyal létrehozott jogi személy </text:p>
            </text:list-item>
            <text:list-item>
              <text:p text:style-name="P92">alapszabállyal létrehozott jogi személyiségű gazdálkodó szervezet </text:p>
            </text:list-item>
            <text:list-item>
              <text:p text:style-name="P92">önkormányzattal és nyilvántartott tagsággal rendelkező szervezet, amelynek létrehozatalát törvény rendeli el </text:p>
            </text:list-item>
            <text:list-item>
              <text:p text:style-name="P92"><text:span text:style-name="T7">tartós célra létrehozott jogi személy, hozzá rendelt célvagyonnal </text:span></text:p>
            </text:list-item>
          </text:list>
        </text:list-item>
      </text:list>
      <text:p text:style-name="P34"><text:s/></text:p>
      <text:list xml:id="list82045096497763" text:continue-numbering="true" text:style-name="WWNum28">
        <text:list-item>
          <text:p text:style-name="P49"><text:span text:style-name="T1">Ki felel az egyesület tartozásaiért? </text:span></text:p>
          <text:list>
            <text:list-item>
              <text:p text:style-name="P92">az egyesület a vagyonával, a tagoknak csak mögöttes felelőssége van a vagyonukkal </text:p>
            </text:list-item>
            <text:list-item>
              <text:p text:style-name="P92"><text:span text:style-name="T7">az egyesület a vagyonával, a tagok nem felelnek a vagyonukkal </text:span></text:p>
            </text:list-item>
            <text:list-item>
              <text:p text:style-name="P92">az tagok vagyonukkal felelnek </text:p>
            </text:list-item>
            <text:list-item>
              <text:p text:style-name="P92">az egyesület a vagyonával, mögöttesen a vezető tisztségviselők felelnek teljes vagyonukkal<text:span text:style-name="T1"> </text:span></text:p>
            </text:list-item>
          </text:list>
        </text:list-item>
      </text:list>
      <text:p text:style-name="P24"><text:s/></text:p>
      <text:list xml:id="list82046229904710" text:continue-numbering="true" text:style-name="WWNum28">
        <text:list-item>
          <text:p text:style-name="P49"><text:span text:style-name="T1">Mit jelent a Ptk. szerint különösen a jó hírnév törvényi védelme? </text:span></text:p>
          <text:list>
            <text:list-item>
              <text:p text:style-name="P92"><text:span text:style-name="T7">másról nem szabad valótlan, sértő tényt állítani, híresztelni, valós tényt hamis színben feltüntetni </text:span></text:p>
            </text:list-item>
            <text:list-item>
              <text:p text:style-name="P92">nem szabad más nevét jogtalanul használni, vagy jogtalanul máséhoz hasonló nevet használni </text:p>
            </text:list-item>
            <text:list-item>
              <text:p text:style-name="P92">nem szabad másról a sajtó nyilvánossága előtt annak engedélye nélkül nyilatkozni </text:p>
            </text:list-item>
            <text:list-item>
              <text:p text:style-name="P92">nem szabad más nevében valótlan, sértő tényt állítani valakiről, valós tényt hamis színben </text:p>
            </text:list-item>
          </text:list>
        </text:list-item>
      </text:list>
      <text:p text:style-name="P88">feltüntetni </text:p>
      <text:p text:style-name="P28"><text:s/></text:p>
      <text:list xml:id="list82046102620369" text:continue-numbering="true" text:style-name="WWNum28">
        <text:list-item>
          <text:p text:style-name="P49"><text:span text:style-name="T1">Kérheti-e a már kinyomtatott könyvek megsemmisítését az, akinek nevét engedélye nélkül azokon felhasználták? </text:span></text:p>
          <text:list>
            <text:list-item>
              <text:p text:style-name="P92">nem, csak elégtételt kérhet ezért a jogsértésért </text:p>
            </text:list-item>
            <text:list-item>
              <text:p text:style-name="P92">nem, csak a szerzői jogdíj rá eső részét kérheti ezért a jogsértésért </text:p>
            </text:list-item>
            <text:list-item>
              <text:p text:style-name="P92"><text:span text:style-name="T7">igen, ezt a Ptk. lehetővé teszi </text:span></text:p>
            </text:list-item>
            <text:list-item>
              <text:p text:style-name="P92">nem, csak kártérítést kérhet ezért a jogsértésért </text:p>
            </text:list-item>
          </text:list>
        </text:list-item>
      </text:list>
      <text:p text:style-name="P28"><text:s/></text:p>
      <text:list xml:id="list82046566441220" text:continue-numbering="true" text:style-name="WWNum28">
        <text:list-item>
          <text:p text:style-name="P49"><text:soft-page-break/><text:span text:style-name="T1">Ki veszi nyilvántartásba a jogi személyiséggel rendelkező vallási közösségeket az állam nevében eljárva a lelkiismereti és vallásszabadság jogáról, ill. az egyházak jogalanyiságáról szóló 2011.évi CCVI.tv. alapján? </text:span></text:p>
          <text:list>
            <text:list-item>
              <text:p text:style-name="P92">Egyházügyi Hivatal </text:p>
            </text:list-item>
            <text:list-item>
              <text:p text:style-name="P92">Alkotmánybíróság </text:p>
            </text:list-item>
            <text:list-item>
              <text:p text:style-name="P92"><text:span text:style-name="T7">Fővárosi Törvényszék </text:span></text:p>
            </text:list-item>
            <text:list-item>
              <text:p text:style-name="P92">az állam nem vezethet ilyen nyilvántartást </text:p>
            </text:list-item>
          </text:list>
        </text:list-item>
      </text:list>
      <text:p text:style-name="P35"><text:s/></text:p>
      <text:list xml:id="list82045800325986" text:continue-numbering="true" text:style-name="WWNum28">
        <text:list-item>
          <text:p text:style-name="P49"><text:span text:style-name="T1">Mit jelent a névkizárólagosság elve? </text:span></text:p>
          <text:list>
            <text:list-item>
              <text:p text:style-name="P92">két jogalany nem viselhet ugyanolyan nevet </text:p>
            </text:list-item>
            <text:list-item>
              <text:p text:style-name="P92">két természetes személynek nem lehet egyforma neve </text:p>
            </text:list-item>
            <text:list-item>
              <text:p text:style-name="P92"><text:span text:style-name="T7">két hasonló működési körű jogi személy nem viselhet azonos nevet </text:span></text:p>
            </text:list-item>
            <text:list-item>
              <text:p text:style-name="P92">a jogi személy nevének különböznie kell minden természetes személy nevétől </text:p>
            </text:list-item>
          </text:list>
        </text:list-item>
      </text:list>
      <text:p text:style-name="P24"><text:s/></text:p>
      <text:list xml:id="list82044566880272" text:continue-numbering="true" text:style-name="WWNum28">
        <text:list-item>
          <text:p text:style-name="P49"><text:span text:style-name="T1">A <text:tab/>személyhez <text:tab/>fűződő <text:tab/>jogokat <text:tab/>korlátozhatja-e <text:tab/>szerződés <text:tab/>vagy <text:tab/>egyoldalú jognyilatkozat? </text:span></text:p>
          <text:list>
            <text:list-item>
              <text:p text:style-name="P92">nem, az ilyen jognyilatkozat semmis </text:p>
            </text:list-item>
            <text:list-item>
              <text:p text:style-name="P92">igen, de csak közokiratba foglalva </text:p>
            </text:list-item>
            <text:list-item>
              <text:p text:style-name="P92"><text:span text:style-name="T7">igen, a jogosult társadalmi érdeket nem sértő beleegyezése </text:span></text:p>
            </text:list-item>
            <text:list-item>
              <text:p text:style-name="P92">nem, csak törvényben lehet ezeket korlátozni </text:p>
            </text:list-item>
          </text:list>
        </text:list-item>
      </text:list>
      <text:p text:style-name="P28"><text:s/></text:p>
      <text:list xml:id="list82045460971107" text:continue-numbering="true" text:style-name="WWNum28">
        <text:list-item>
          <text:p text:style-name="P49"><text:span text:style-name="T1">Visszautasíthatja-e a törvényes képviselő a korlátozottan cselekvőképes kiskorúnak adott vagy ígért, teherrel nem járó ajándékot? </text:span></text:p>
          <text:list>
            <text:list-item>
              <text:p text:style-name="P92">igen, de csak a kiskorúval egyetértésben </text:p>
            </text:list-item>
            <text:list-item>
              <text:p text:style-name="P92"><text:span text:style-name="T7">igen, de csak a gyámhatóság engedélyével </text:span></text:p>
            </text:list-item>
            <text:list-item>
              <text:p text:style-name="P92">igen, ha a gyámhatóság kifejezetten nem tiltakozik ez ellen </text:p>
            </text:list-item>
            <text:list-item>
              <text:p text:style-name="P92">nem, azt a kiskorú saját jognyilatkozatával fogadja el </text:p>
            </text:list-item>
          </text:list>
        </text:list-item>
      </text:list>
      <text:p text:style-name="P28"><text:s/></text:p>
      <text:list xml:id="list82045548684183" text:continue-numbering="true" text:style-name="WWNum28">
        <text:list-item>
          <text:p text:style-name="P49"><text:span text:style-name="T1">Főszabályként az alábbi jognyilatkozatok közül melyiket teheti meg érvényesen és önállóan a korlátozottan cselekvőképes nagykorú? </text:span></text:p>
          <text:list>
            <text:list-item>
              <text:p text:style-name="P92"><text:span text:style-name="T7">szerződést köthet (csak előnyös, vagy kis relevanciájú)</text:span></text:p>
            </text:list-item>
            <text:list-item>
              <text:p text:style-name="P92">rendelkezhet jövedelme egészével </text:p>
            </text:list-item>
            <text:list-item>
              <text:p text:style-name="P92"><text:soft-page-break/>házasságot köthet </text:p>
            </text:list-item>
            <text:list-item>
              <text:p text:style-name="P92">lemondhat örökségéről </text:p>
            </text:list-item>
          </text:list>
        </text:list-item>
      </text:list>
      <text:p text:style-name="P40"><text:s/></text:p>
      <text:list xml:id="list82045224785737" text:continue-numbering="true" text:style-name="WWNum28">
        <text:list-item>
          <text:p text:style-name="P49"><text:span text:style-name="T1">Kirendelhető-e a Ptk. szerint a gondnokolt részére egyszerre több gondnok? </text:span></text:p>
          <text:list>
            <text:list-item>
              <text:p text:style-name="P92">nem, mivel az döntésképtelen állapotokhoz vezethetne </text:p>
            </text:list-item>
            <text:list-item>
              <text:p text:style-name="P92"><text:span text:style-name="T7">igen,</text:span><text:span text:style-name="T8"> </text:span><text:span text:style-name="T7">ha ügyeinek intézése külön szakértelmet kíván </text:span></text:p>
            </text:list-item>
            <text:list-item>
              <text:p text:style-name="P92">igen,<text:span text:style-name="T1"> </text:span>ha hozzátartozói között több alkalmas személy is van </text:p>
            </text:list-item>
            <text:list-item>
              <text:p text:style-name="P92">igen,<text:span text:style-name="T1"> </text:span>ha a gondnokolt érdekében áll ellenkező véleményeket is meghallgatni </text:p>
            </text:list-item>
          </text:list>
        </text:list-item>
      </text:list>
      <text:p text:style-name="P24"><text:s/></text:p>
      <text:list xml:id="list82045697314147" text:continue-numbering="true" text:style-name="WWNum28">
        <text:list-item>
          <text:p text:style-name="P49"><text:span text:style-name="T1">Mit jelent a relatív semmisség a cselekvőképesség körében? </text:span></text:p>
          <text:list>
            <text:list-item>
              <text:p text:style-name="P92"><text:span text:style-name="T7">a semmisségre csak a korlátozottan cselekvőképes vagy cselekvőképtelen személy érdekében lehet hivatkozni </text:span></text:p>
            </text:list-item>
            <text:list-item>
              <text:p text:style-name="P92">a semmisségre csak jóhiszemű 3. személy hivatkozhat </text:p>
            </text:list-item>
            <text:list-item>
              <text:p text:style-name="P92">a semmisség csak arra a jogügyletre áll fenn, amelyben a cselekvőképességet illetően megtévesztés történt </text:p>
            </text:list-item>
            <text:list-item>
              <text:p text:style-name="P92">a semmisség csak a rosszhiszemű 3. személlyel szemben áll fenn </text:p>
            </text:list-item>
          </text:list>
        </text:list-item>
      </text:list>
      <text:p text:style-name="P36"><text:s/></text:p>
      <text:list xml:id="list82046354112684" text:continue-numbering="true" text:style-name="WWNum28">
        <text:list-item>
          <text:p text:style-name="P49"><text:span text:style-name="T1">Melyik NEM részvényfajta? </text:span></text:p>
          <text:list>
            <text:list-item>
              <text:p text:style-name="P92">visszaváltható részvény </text:p>
            </text:list-item>
            <text:list-item>
              <text:p text:style-name="P92"><text:span text:style-name="T7">osztalékelsőbbségi részvény </text:span></text:p>
            </text:list-item>
            <text:list-item>
              <text:p text:style-name="P92">dolgozói részvény </text:p>
            </text:list-item>
            <text:list-item>
              <text:p text:style-name="P92">törzsrészvény </text:p>
            </text:list-item>
          </text:list>
        </text:list-item>
      </text:list>
      <text:p text:style-name="P34"><text:s/></text:p>
      <text:list xml:id="list82046166376796" text:continue-numbering="true" text:style-name="WWNum28">
        <text:list-item>
          <text:p text:style-name="P49"><text:span text:style-name="T1">Ügydöntő felügyelőbizottság… <text:s/></text:span></text:p>
          <text:list>
            <text:list-item>
              <text:p text:style-name="P92">a munkavállalók részvételével működik </text:p>
            </text:list-item>
            <text:list-item>
              <text:p text:style-name="P92">létrehozatala a nyilvánosan működő részvénytársaságnál kötelező </text:p>
            </text:list-item>
            <text:list-item>
              <text:p text:style-name="P92"><text:span text:style-name="T7">a legfőbb szerv vagy az ügyvezetés hatáskörébe tartozó döntéseket hozhat </text:span></text:p>
            </text:list-item>
            <text:list-item>
              <text:p text:style-name="P92">a társaság céljainak elérése szempontjából létfontosságú kérdésben felülbírálhatja az ügyvezetés által meghozott döntést. </text:p>
            </text:list-item>
          </text:list>
        </text:list-item>
      </text:list>
      <text:p text:style-name="P23"><text:s/></text:p>
      <text:list xml:id="list82045920070785" text:continue-numbering="true" text:style-name="WWNum28">
        <text:list-item>
          <text:p text:style-name="P49"><text:soft-page-break/><text:span text:style-name="T1">A munkavállalói részvétel azt jelenti, hogy az éves átlagban kétszáz főnél több teljes állású munkavállalót foglalkoztató cégeknél </text:span></text:p>
          <text:list>
            <text:list-item>
              <text:p text:style-name="P92">kötelező ügydöntő felügyelőbizottság létrehozása </text:p>
            </text:list-item>
            <text:list-item>
              <text:p text:style-name="P92">az igazgatóságba három főt delegálhat az üzemi tanács </text:p>
            </text:list-item>
            <text:list-item>
              <text:p text:style-name="P92">az üzemi tanács megvétózhatja a munkavállalók kirívó érdeksérelmét eredményező döntéseket </text:p>
            </text:list-item>
            <text:list-item>
              <text:p text:style-name="P92"><text:span text:style-name="T7">a felügyelőbizottság egyharmada munkavállalói küldöttekből áll <text:s/></text:span></text:p>
            </text:list-item>
          </text:list>
        </text:list-item>
      </text:list>
      <text:p text:style-name="P38"><text:s/></text:p>
      <text:list xml:id="list82044517874724" text:continue-numbering="true" text:style-name="WWNum28">
        <text:list-item>
          <text:p text:style-name="P49"><text:span text:style-name="T13">Kiskorú személy </text:span></text:p>
          <text:list>
            <text:list-item>
              <text:p text:style-name="P92"><text:span text:style-name="T12">nem lehet betéti társaság kültagja </text:span></text:p>
            </text:list-item>
            <text:list-item>
              <text:p text:style-name="P92"><text:span text:style-name="T14">nem lehet sem beltag, sem közkereseti társaság tagja </text:span></text:p>
            </text:list-item>
            <text:list-item>
              <text:p text:style-name="P92"><text:span text:style-name="T12">beltag lehet, de kft-ben ügyvezetést nem vállalhat </text:span></text:p>
            </text:list-item>
            <text:list-item>
              <text:p text:style-name="P92"><text:span text:style-name="T12">nem szerezhet üzletrészt kft-ben</text:span><text:span text:style-name="T13"> </text:span></text:p>
            </text:list-item>
          </text:list>
        </text:list-item>
      </text:list>
      <text:p text:style-name="P23"><text:span text:style-name="T12"><text:s/></text:span></text:p>
      <text:list xml:id="list82045677359176" text:continue-numbering="true" text:style-name="WWNum28">
        <text:list-item>
          <text:p text:style-name="P49"><text:span text:style-name="T13">A tag kizárható a társaságból </text:span></text:p>
          <text:list>
            <text:list-item>
              <text:p text:style-name="P92"><text:span text:style-name="T12">bírósági ítélettel, a társaság céljai elérésének nagymértékű veszélyeztetése miatt </text:span></text:p>
            </text:list-item>
            <text:list-item>
              <text:p text:style-name="P92"><text:span text:style-name="T14">a legfőbb szerv kétharmados többséggel meghozott határozatával </text:span></text:p>
            </text:list-item>
            <text:list-item>
              <text:p text:style-name="P92"><text:span text:style-name="T12">ha rendszeresen és igazolatlanul távol marad a legfőbb szerv üléseitől </text:span></text:p>
            </text:list-item>
            <text:list-item>
              <text:p text:style-name="P92"><text:span text:style-name="T12">ha a többi taggal szemben kialakult személyes konfliktusa miatt lehetetlenné válik vele az együttműködés </text:span></text:p>
            </text:list-item>
          </text:list>
        </text:list-item>
      </text:list>
      <text:p text:style-name="P31"><text:span text:style-name="T12"><text:s/></text:span></text:p>
      <text:list xml:id="list82045334869371" text:continue-numbering="true" text:style-name="WWNum28">
        <text:list-item>
          <text:p text:style-name="P49"><text:span text:style-name="T13">Melyik megnevezés vonatkozik részvényosztályra? </text:span></text:p>
          <text:list>
            <text:list-item>
              <text:p text:style-name="P92"><text:span text:style-name="T12">ideiglenes részvény </text:span></text:p>
            </text:list-item>
            <text:list-item>
              <text:p text:style-name="P92"><text:span text:style-name="T14">elővásárlási jogot biztosító részvény </text:span></text:p>
            </text:list-item>
            <text:list-item>
              <text:p text:style-name="P92"><text:span text:style-name="T12">dolgozói részvény </text:span></text:p>
            </text:list-item>
            <text:list-item>
              <text:p text:style-name="P92"><text:span text:style-name="T12">visszaváltható részvény </text:span></text:p>
            </text:list-item>
          </text:list>
        </text:list-item>
      </text:list>
      <text:p text:style-name="P30"><text:span text:style-name="T12"><text:s/></text:span></text:p>
      <text:list xml:id="list82044745579877" text:continue-numbering="true" text:style-name="WWNum28">
        <text:list-item>
          <text:p text:style-name="P49"><text:span text:style-name="T13">Mi az a felmentvény? </text:span></text:p>
          <text:list>
            <text:list-item>
              <text:p text:style-name="P92"><text:span text:style-name="T14">a legfőbb szervnek a vezető tisztségviselőt a felelősség alól mentesítő határozata </text:span></text:p>
            </text:list-item>
            <text:list-item>
              <text:p text:style-name="P92"><text:span text:style-name="T12">a legfőbb szervnek a vezető tisztségviselő tisztségét megszüntető határozata </text:span></text:p>
            </text:list-item>
            <text:list-item>
              <text:p text:style-name="P92"><text:soft-page-break/><text:span text:style-name="T12">a felügyelőbizottság által kiadott igazolás, hogy a felelős társaságirányítási jelentés megfelelt a jogszabályoknak </text:span></text:p>
            </text:list-item>
            <text:list-item>
              <text:p text:style-name="P92"><text:span text:style-name="T12">a könyvvizsgáló igazolása az éves számviteli beszámoló megfelelőségéről </text:span></text:p>
            </text:list-item>
          </text:list>
        </text:list-item>
      </text:list>
      <text:p text:style-name="P34"><text:span text:style-name="T12"><text:s/></text:span></text:p>
      <text:list xml:id="list82044668511688" text:continue-numbering="true" text:style-name="WWNum28">
        <text:list-item>
          <text:p text:style-name="P49"><text:span text:style-name="T13">Közkereseti társaság ügyvezetője </text:span></text:p>
          <text:list>
            <text:list-item>
              <text:p text:style-name="P92"><text:span text:style-name="T14">a társasági szerződés felhatalmazása alapján a kültag is lehet </text:span></text:p>
            </text:list-item>
            <text:list-item>
              <text:p text:style-name="P92"><text:span text:style-name="T12">csak a másik ügyvezetővel együttesen rendelkezhet a társaság bankszámlája felett <text:s/></text:span></text:p>
            </text:list-item>
            <text:list-item>
              <text:p text:style-name="P92"><text:span text:style-name="T12">csak a másik ügyvezetővel együttesen jogosult a legfőbb szerv összehívására </text:span><text:span text:style-name="T13">D)</text:span><text:span text:style-name="T15"> </text:span><text:span text:style-name="T12">tiltakozhat a másik ügyvezető intézkedése ellen </text:span></text:p>
            </text:list-item>
          </text:list>
        </text:list-item>
      </text:list>
      <text:p text:style-name="P24"><text:span text:style-name="T12"><text:s/></text:span></text:p>
      <text:list xml:id="list82045411658855" text:continue-numbering="true" text:style-name="WWNum28">
        <text:list-item>
          <text:p text:style-name="P49"><text:span text:style-name="T13">Mit jelent az elsőbbségi jog a kft-re vonatkozó szabályok körében? </text:span></text:p>
          <text:list>
            <text:list-item>
              <text:p text:style-name="P92"><text:span text:style-name="T14">Az üzletrész megszerzésére a többi tag, a társaság vagy a társaság által kijelölt személy másokat megelőzően jogosult. <text:s text:c="2"/></text:span></text:p>
            </text:list-item>
            <text:list-item>
              <text:p text:style-name="P92"><text:span text:style-name="T12">Annak kikötése a társasági szerződésben, hogy valamely tag a törzsbetétének arányát meghaladó mértékű szavazattal rendelkezik. </text:span></text:p>
            </text:list-item>
            <text:list-item>
              <text:p text:style-name="P92"><text:span text:style-name="T12">A kft. tagjai az üzletrész árverés útján történő értékesítése során a kívülállókat megelőzően tehetnek vételi ajánlatot. </text:span></text:p>
            </text:list-item>
            <text:list-item>
              <text:p text:style-name="P92"><text:span text:style-name="T12">A vagyoni hozzájárulás szolgáltatásával megvalósuló tőkeemelésben minden tag a törzsbetéte arányában részt vehet. </text:span></text:p>
            </text:list-item>
          </text:list>
        </text:list-item>
      </text:list>
      <text:p text:style-name="P34"><text:span text:style-name="T12"><text:s/></text:span></text:p>
      <text:list xml:id="list82046351693295" text:continue-numbering="true" text:style-name="WWNum28">
        <text:list-item>
          <text:p text:style-name="P49"><text:span text:style-name="T13">Melyik NEM pénzügyi szolgáltatás? </text:span></text:p>
          <text:list>
            <text:list-item>
              <text:p text:style-name="P92"><text:span text:style-name="T12">értékpapírszámla vezetése </text:span></text:p>
            </text:list-item>
            <text:list-item>
              <text:p text:style-name="P92"><text:span text:style-name="T14">elektronikus pénz kibocsátása </text:span></text:p>
            </text:list-item>
            <text:list-item>
              <text:p text:style-name="P92"><text:span text:style-name="T12">betét gyűjtése </text:span></text:p>
            </text:list-item>
            <text:list-item>
              <text:p text:style-name="P92"><text:span text:style-name="T12">kezesség és garancia vállalása </text:span></text:p>
            </text:list-item>
          </text:list>
        </text:list-item>
      </text:list>
      <text:p text:style-name="P28"><text:span text:style-name="T12"><text:s/></text:span></text:p>
      <text:list xml:id="list82044614593880" text:continue-numbering="true" text:style-name="WWNum28">
        <text:list-item>
          <text:p text:style-name="P49"><text:span text:style-name="T13">Melyik kijelentés igaz a fogyasztó és vállalkozás között megkötött szerződésre? </text:span></text:p>
          <text:list>
            <text:list-item>
              <text:p text:style-name="P92"><text:span text:style-name="T12">A vállalkozást a főkötelezettsége teljesítéséért járó ellenszolgáltatáson felül további pénzbeli követelésre jogosító feltétel az ÁSZF aláírásával a szerződés részévé válik. </text:span></text:p>
            </text:list-item>
            <text:list-item>
              <text:p text:style-name="P92"><text:span text:style-name="T12">A feltűnő értékaránytalanságra alapított megtámadási jogot a felek kizárhatják </text:span></text:p>
            </text:list-item>
            <text:list-item>
              <text:p text:style-name="P92"><text:span text:style-name="T14">Részbeni érvénytelenség esetén sem dől meg az egész szerződés, ha az az érvénytelen rész nélkül is teljesíthető </text:span></text:p>
            </text:list-item>
            <text:list-item>
              <text:p text:style-name="P92"><text:span text:style-name="T12">Érvényesen csak írásban jöhet létre </text:span></text:p>
            </text:list-item>
          </text:list>
        </text:list-item>
      </text:list>
      <text:p text:style-name="P28"><text:span text:style-name="T12"><text:s/></text:span></text:p>
      <text:list xml:id="list82046495092503" text:continue-numbering="true" text:style-name="WWNum28">
        <text:list-item>
          <text:p text:style-name="P49"><text:span text:style-name="T13">Mennyi időn belül évül el fogyasztó és vállalkozás közötti szerződés esetén a fogyasztó kellékszavatossági igénye? </text:span></text:p>
          <text:list>
            <text:list-item>
              <text:p text:style-name="P92"><text:soft-page-break/><text:span text:style-name="T12">A megkötés időpontjától számított hat hónap </text:span></text:p>
            </text:list-item>
            <text:list-item>
              <text:p text:style-name="P92"><text:span text:style-name="T12">A megkötés időpontjától számított két év </text:span></text:p>
            </text:list-item>
            <text:list-item>
              <text:p text:style-name="P92"><text:span text:style-name="T12">A teljesítés időpontjától számított hat hónap </text:span></text:p>
            </text:list-item>
            <text:list-item>
              <text:p text:style-name="P92"><text:span text:style-name="T14">A teljesítés időpontjától számított két év </text:span></text:p>
            </text:list-item>
          </text:list>
        </text:list-item>
      </text:list>
      <text:p text:style-name="P28"><text:span text:style-name="T12"><text:s/></text:span></text:p>
      <text:list xml:id="list82045491766028" text:continue-numbering="true" text:style-name="WWNum28">
        <text:list-item>
          <text:p text:style-name="P49"><text:span text:style-name="T13">Ki képviseli a korlátolt felelősségű társaságot harmadik személlyel szemben és a bíróság előtt? </text:span></text:p>
          <text:list>
            <text:list-item>
              <text:p text:style-name="P92"><text:span text:style-name="T14">az ügyvezető </text:span></text:p>
            </text:list-item>
            <text:list-item>
              <text:p text:style-name="P92"><text:span text:style-name="T12">az igazgató </text:span></text:p>
            </text:list-item>
            <text:list-item>
              <text:p text:style-name="P92"><text:span text:style-name="T12">a vezérigazgató </text:span></text:p>
            </text:list-item>
            <text:list-item>
              <text:p text:style-name="P92"><text:span text:style-name="T12">az igazgatóság tagjai </text:span></text:p>
            </text:list-item>
          </text:list>
        </text:list-item>
      </text:list>
      <text:p text:style-name="P24"><text:span text:style-name="T12"><text:s/></text:span></text:p>
      <text:list xml:id="list82046088990125" text:continue-numbering="true" text:style-name="WWNum28">
        <text:list-item>
          <text:p text:style-name="P49"><text:span text:style-name="T1">Az egyesülési jogról szóló törvény alapján ki alapíthat egyesületet? </text:span></text:p>
          <text:list>
            <text:list-item>
              <text:p text:style-name="P92">legalább 1000 természetes személy </text:p>
            </text:list-item>
            <text:list-item>
              <text:p text:style-name="P92">legalább 100 alapító tag </text:p>
            </text:list-item>
            <text:list-item>
              <text:p text:style-name="P92">legalább 20 természetes személy </text:p>
            </text:list-item>
            <text:list-item>
              <text:p text:style-name="P92"><text:span text:style-name="T7">legalább 10 alapító tag</text:span><text:span text:style-name="T8"> </text:span></text:p>
            </text:list-item>
          </text:list>
        </text:list-item>
      </text:list>
      <text:p text:style-name="P24"><text:s/></text:p>
      <text:list xml:id="list82044851404640" text:continue-numbering="true" text:style-name="WWNum28">
        <text:list-item>
          <text:p text:style-name="P49"><text:span text:style-name="T1">Mit kell tartalmaznia a sajtóban megjelenő helyreigazításnak? </text:span></text:p>
          <text:list>
            <text:list-item>
              <text:p text:style-name="P92">kizárólag a valós tényeket </text:p>
            </text:list-item>
            <text:list-item>
              <text:p text:style-name="P92">utalást arra, hogy a sérelmesnek tartott közléssel érintett személy a közlés ellen </text:p>
            </text:list-item>
          </text:list>
        </text:list-item>
      </text:list>
      <text:p text:style-name="P98">tiltakozott </text:p>
      <text:list xml:id="list82045084189739" text:continue-numbering="true" text:style-name="WWNum28">
        <text:list-item>
          <text:list>
            <text:list-item>
              <text:p text:style-name="P92"><text:span text:style-name="T7">mely tényállítás valótlan vagy hamis színben feltüntetett, illetve melyek a valós tények </text:span><text:span text:style-name="T8"><text:s/><text:tab/></text:span></text:p>
            </text:list-item>
            <text:list-item>
              <text:p text:style-name="P92">a sérelmesnek tartott közléssel érintett személy tiltakozását és véleményét </text:p>
            </text:list-item>
          </text:list>
        </text:list-item>
      </text:list>
      <text:p text:style-name="P24"><text:s/></text:p>
      <text:list xml:id="list82045607394489" text:continue-numbering="true" text:style-name="WWNum28">
        <text:list-item>
          <text:p text:style-name="P49"><text:span text:style-name="T1">Ki mondhat le és hogyan a kiskorút megillető tartásról? </text:span></text:p>
          <text:list>
            <text:list-item>
              <text:p text:style-name="P92">senki, a kiskorút megillető tartásról érvényesen nem lehet lemondani </text:p>
            </text:list-item>
            <text:list-item>
              <text:p text:style-name="P92"><text:span text:style-name="T7">a törvényes képviselője, a gyámhatóság hozzájárulásával </text:span></text:p>
            </text:list-item>
            <text:list-item>
              <text:p text:style-name="P92"><text:soft-page-break/>a törvényes képviselője, a kiskorú egyetértésével </text:p>
            </text:list-item>
            <text:list-item>
              <text:p text:style-name="P92">a kiskorú maga, mert ez egy személyesen teendő jognyilatkozat </text:p>
            </text:list-item>
          </text:list>
        </text:list-item>
      </text:list>
      <text:p text:style-name="P38"><text:s/></text:p>
      <text:list xml:id="list82045742705824" text:continue-numbering="true" text:style-name="WWNum28">
        <text:list-item>
          <text:p text:style-name="P49"><text:span text:style-name="T1">Ki a zárgondnok?</text:span> </text:p>
          <text:list>
            <text:list-item>
              <text:p text:style-name="P92">a fedezetként lefoglalt vagyon kezelője </text:p>
            </text:list-item>
            <text:list-item>
              <text:p text:style-name="P92">a büntetőügyben lefoglalt vagyon kezelője </text:p>
            </text:list-item>
            <text:list-item>
              <text:p text:style-name="P92">a cselekvőképességet érintő gondnokság alatt álló személy vagyonának kezelője </text:p>
            </text:list-item>
            <text:list-item>
              <text:p text:style-name="P92"><text:span text:style-name="T7">a cselekvőképességet érintő gondnokság alá helyezési per alá vont személy vagyonához kirendelt vagyonkezelő </text:span></text:p>
            </text:list-item>
          </text:list>
        </text:list-item>
      </text:list>
      <text:p text:style-name="P17"><text:s/></text:p>
      <text:list xml:id="list82044877819685" text:continue-numbering="true" text:style-name="WWNum28">
        <text:list-item>
          <text:p text:style-name="P49"><text:span text:style-name="T1">Mi a köztestület? </text:span></text:p>
          <text:list>
            <text:list-item>
              <text:p text:style-name="P92">közhatalmi szerv irányító testülete </text:p>
            </text:list-item>
            <text:list-item>
              <text:p text:style-name="P92"><text:span text:style-name="T14">önkormányzattal és nyilvántartott tagsággal rendelkező szervezet, amelynek létrehozatalát törvény rendeli el </text:span></text:p>
            </text:list-item>
            <text:list-item>
              <text:p text:style-name="P92">taxatíve meghatározott közcélokra létrejött, törvény által alapított testület </text:p>
            </text:list-item>
            <text:list-item>
              <text:p text:style-name="P92">helyi önkormányzat döntéshozó szerve </text:p>
            </text:list-item>
          </text:list>
        </text:list-item>
      </text:list>
      <text:p text:style-name="P24"><text:s/></text:p>
      <text:list xml:id="list82045436041616" text:continue-numbering="true" text:style-name="WWNum28">
        <text:list-item>
          <text:p text:style-name="P49"><text:span text:style-name="T1">Ki gyakorol törvényességi felügyeletet az egyesületek felett? </text:span></text:p>
          <text:list>
            <text:list-item>
              <text:p text:style-name="P92">az ügyész </text:p>
            </text:list-item>
            <text:list-item>
              <text:p text:style-name="P92">a <text:span text:style-name="T7">bíróság</text:span> </text:p>
            </text:list-item>
            <text:list-item>
              <text:p text:style-name="P92">az alapító </text:p>
            </text:list-item>
            <text:list-item>
              <text:p text:style-name="P92">nincs felettük törvényességi felügyelet </text:p>
            </text:list-item>
          </text:list>
        </text:list-item>
      </text:list>
      <text:p text:style-name="P24"><text:s/></text:p>
      <text:list xml:id="list82046394503664" text:continue-numbering="true" text:style-name="WWNum28">
        <text:list-item>
          <text:p text:style-name="P49"><text:span text:style-name="T1">Ki járhat el a korlátozottan cselekvőképes személy személyhez fűződő jogainak védelmében? </text:span></text:p>
          <text:list>
            <text:list-item>
              <text:p text:style-name="P92">csak a korlátozottan cselekvőképes személy törvényes képviselője </text:p>
            </text:list-item>
            <text:list-item>
              <text:p text:style-name="P92"><text:span text:style-name="T7">csak a korlátozottan cselekvőképes személy maga </text:span></text:p>
            </text:list-item>
            <text:list-item>
              <text:p text:style-name="P92">csak a gyámhatóság által kirendel eseti gondnok </text:p>
            </text:list-item>
            <text:list-item>
              <text:p text:style-name="P92">a korlátozottan cselekvőképes személy maga vagy törvényes képviselője </text:p>
            </text:list-item>
          </text:list>
        </text:list-item>
      </text:list>
      <text:p text:style-name="P28"><text:s/></text:p>
      <text:list xml:id="list82045922234806" text:continue-numbering="true" text:style-name="WWNum28">
        <text:list-item>
          <text:p text:style-name="P49"><text:soft-page-break/><text:span text:style-name="T1">Az alábbi nyilatkozatok közül melyik korlátozza érvényesen a jogképességet? </text:span></text:p>
          <text:list>
            <text:list-item>
              <text:p text:style-name="P92">szerzetesi fogadalom </text:p>
            </text:list-item>
            <text:list-item>
              <text:p text:style-name="P92">bármely személyhez fűződő jogról való lemondás </text:p>
            </text:list-item>
            <text:list-item>
              <text:p text:style-name="P92"><text:span text:style-name="T7">nincs ilyen jognyilatkozat </text:span></text:p>
            </text:list-item>
            <text:list-item>
              <text:p text:style-name="P92">örökbefogadáshoz való szülői hozzájárulás </text:p>
            </text:list-item>
          </text:list>
        </text:list-item>
      </text:list>
      <text:p text:style-name="P29"><text:span text:style-name="T1"><text:s/></text:span></text:p>
      <text:list xml:id="list82045094696636" text:continue-numbering="true" text:style-name="WWNum28">
        <text:list-item>
          <text:p text:style-name="P49"><text:span text:style-name="T1">Mit jelent a Ptk. szerint különösen a jó hírnév törvényi védelme? </text:span></text:p>
          <text:list>
            <text:list-item>
              <text:p text:style-name="P92"><text:span text:style-name="T7">másról nem szabad valótlan, sértő tényt állítani, híresztelni, valós tényt hamis színben feltüntetni </text:span></text:p>
            </text:list-item>
            <text:list-item>
              <text:p text:style-name="P92">nem szabad más nevét jogtalanul használni, vagy jogtalanul máséhoz hasonló nevet használni </text:p>
            </text:list-item>
            <text:list-item>
              <text:p text:style-name="P92">nem szabad másról a sajtó nyilvánossága előtt annak engedélye nélkül nyilatkozni </text:p>
            </text:list-item>
            <text:list-item>
              <text:p text:style-name="P92">nem szabad másról annak engedélye nélkül valós, objektív híreket sem közölni </text:p>
            </text:list-item>
          </text:list>
        </text:list-item>
      </text:list>
      <text:p text:style-name="P31"><text:s/></text:p>
      <text:list xml:id="list82044648765490" text:continue-numbering="true" text:style-name="WWNum28">
        <text:list-item>
          <text:p text:style-name="P49"><text:span text:style-name="T1">Egy mű csak akkor minősül szerzői alkotásnak, … </text:span></text:p>
          <text:list>
            <text:list-item>
              <text:p text:style-name="P92"><text:span text:style-name="T7">ha az irodalom, a tudomány vagy a művészet területére eső egyéni, eredeti alkotás. </text:span></text:p>
            </text:list-item>
            <text:list-item>
              <text:p text:style-name="P92">ha szerepel az Szjt. tételes felsorolásában. </text:p>
            </text:list-item>
            <text:list-item>
              <text:p text:style-name="P92">ha az SZTNH által vezetett műnyilvántartásban feltüntetésre kerül. </text:p>
            </text:list-item>
            <text:list-item>
              <text:p text:style-name="P92">ha széles körben nyilvánosságra hozták. </text:p>
            </text:list-item>
          </text:list>
        </text:list-item>
      </text:list>
      <text:p text:style-name="P28"><text:s/></text:p>
      <text:list xml:id="list82045378837610" text:continue-numbering="true" text:style-name="WWNum28">
        <text:list-item>
          <text:p text:style-name="P49"><text:span text:style-name="T1">Az alábbiak közül melyik kategóriába tartozó művek képezhetik kizárólagos szerzői jog tárgyát? </text:span></text:p>
          <text:list>
            <text:list-item>
              <text:p text:style-name="P92">ötlet, elv, elgondolás, eljárás, működési módszer, matematikai művelet </text:p>
            </text:list-item>
            <text:list-item>
              <text:p text:style-name="P92">jogszabályok, bírósági határozatok </text:p>
            </text:list-item>
            <text:list-item>
              <text:p text:style-name="P92">tények és napi hírek </text:p>
            </text:list-item>
            <text:list-item>
              <text:p text:style-name="P92"><text:span text:style-name="T7">szoftverek és adatbázisok </text:span></text:p>
            </text:list-item>
          </text:list>
        </text:list-item>
      </text:list>
      <text:p text:style-name="P31"><text:s/></text:p>
      <text:list xml:id="list82045928306943" text:continue-numbering="true" text:style-name="WWNum28">
        <text:list-item>
          <text:p text:style-name="P49"><text:span text:style-name="T1">Melyik a legjelentősebb történelmi forrása a magyar magánjognak</text:span><text:span text:style-name="T4">☺</text:span><text:span text:style-name="T1">?</text:span> </text:p>
          <text:list>
            <text:list-item>
              <text:p text:style-name="P92">a Csemegi Kódex (!) </text:p>
            </text:list-item>
            <text:list-item>
              <text:p text:style-name="P92">az 1928-as MTV (!) </text:p>
            </text:list-item>
            <text:list-item>
              <text:p text:style-name="P92"><text:soft-page-break/>az 1861-ben (!) megkötött Kiegyezés </text:p>
            </text:list-item>
            <text:list-item>
              <text:p text:style-name="P92">Katalin bírónő memoárja </text:p>
            </text:list-item>
          </text:list>
        </text:list-item>
      </text:list>
      <text:p text:style-name="P40"><text:s/></text:p>
      <text:list xml:id="list82045680654438" text:continue-numbering="true" text:style-name="WWNum28">
        <text:list-item>
          <text:p text:style-name="P49"><text:span text:style-name="T1">Szerző </text:span></text:p>
          <text:list>
            <text:list-item>
              <text:p text:style-name="P92"><text:span text:style-name="T7">csak ember lehet. </text:span></text:p>
            </text:list-item>
            <text:list-item>
              <text:p text:style-name="P92">csak cselekvőképes ember lehet. </text:p>
            </text:list-item>
            <text:list-item>
              <text:p text:style-name="P92">ember vagy jogi személy is lehet. </text:p>
            </text:list-item>
            <text:list-item>
              <text:p text:style-name="P92">csak ember, vagy az SZTNH-nál nyilvántartásba vett jogi személy lehet. </text:p>
            </text:list-item>
          </text:list>
        </text:list-item>
      </text:list>
      <text:p text:style-name="P24"><text:s/></text:p>
      <text:list xml:id="list82044723168991" text:continue-numbering="true" text:style-name="WWNum28">
        <text:list-item>
          <text:p text:style-name="P49"><text:span text:style-name="T1">Az alábbiak közül melyik NEM szerzői személyhez fűződő jog? </text:span></text:p>
        </text:list-item>
      </text:list>
      <text:p text:style-name="P19"><text:span text:style-name="T1">A)</text:span><text:span text:style-name="T5"> </text:span>a mű nyilvánosságra hozatala </text:p>
      <text:list xml:id="list684981681" text:style-name="WWNum13">
        <text:list-item>
          <text:list>
            <text:list-item>
              <text:p text:style-name="P99">a név feltüntetése </text:p>
            </text:list-item>
            <text:list-item>
              <text:p text:style-name="P99">a mű egységének védelme </text:p>
            </text:list-item>
            <text:list-item>
              <text:p text:style-name="P99"><text:span text:style-name="T7">a mű átruházása </text:span></text:p>
            </text:list-item>
          </text:list>
        </text:list-item>
      </text:list>
      <text:p text:style-name="P28"><text:s/></text:p>
      <text:list xml:id="list82045617955108" text:continue-list="list82044723168991" text:style-name="WWNum28">
        <text:list-item>
          <text:p text:style-name="P49"><text:span text:style-name="T1">Az alábbiak közül melyik NEM a szerzői művek szabad felhasználásnak feltétele? A)</text:span><text:span text:style-name="T5"> </text:span><text:span text:style-name="T7">csak a mű rendes felhasználására lehet sérelmes.</text:span> </text:p>
        </text:list-item>
      </text:list>
      <text:list xml:id="list208394711" text:style-name="WWNum7">
        <text:list-item>
          <text:list>
            <text:list-item>
              <text:p text:style-name="P100">nem lehet kiterjesztően értelmezni a rá vonatkozó rendelkezéseket. </text:p>
            </text:list-item>
            <text:list-item>
              <text:p text:style-name="P100">indokolatlanul nem károsíthatja a szerzői jogos érdekeit. </text:p>
            </text:list-item>
            <text:list-item>
              <text:p text:style-name="P100">meg kell felelnie a tisztesség követelményeinek. </text:p>
            </text:list-item>
          </text:list>
        </text:list-item>
      </text:list>
      <text:p text:style-name="P24"><text:s/></text:p>
      <text:list xml:id="list82046594152423" text:continue-list="list82045617955108" text:style-name="WWNum28">
        <text:list-item>
          <text:p text:style-name="P49"><text:span text:style-name="T1">Az előadóművészek, a hangfelvétel-előállítók, a rádió- és televízió-szervezetek és a filmelőállítók… </text:span></text:p>
          <text:list>
            <text:list-item>
              <text:p text:style-name="P92">szerzőnek minősülnek a bírói gyakorlat alapján. </text:p>
            </text:list-item>
            <text:list-item>
              <text:p text:style-name="P92"><text:span text:style-name="T7">szomszédos jogi jogosultaknak minősülnek </text:span>az Szjt. alapján. </text:p>
            </text:list-item>
            <text:list-item>
              <text:p text:style-name="P92">merchandising jogosultaknak minősülnek az Szjt. alapján. </text:p>
            </text:list-item>
            <text:list-item>
              <text:p text:style-name="P92">a jogkimerülés elve alapján nem rendelkeznek szerzői jogokkal. </text:p>
            </text:list-item>
          </text:list>
        </text:list-item>
      </text:list>
      <text:p text:style-name="P28"><text:s/></text:p>
      <text:list xml:id="list82045644311240" text:continue-numbering="true" text:style-name="WWNum28">
        <text:list-item>
          <text:p text:style-name="P49"><text:span text:style-name="T1">Az alábbiak közül melyik NEM a szabadalmazható találmány kritériuma? A találmány… </text:span></text:p>
          <text:list>
            <text:list-item>
              <text:p text:style-name="P92"><text:soft-page-break/>világviszonylatban legyen új. </text:p>
            </text:list-item>
            <text:list-item>
              <text:p text:style-name="P92"><text:span text:style-name="T7">alkotója cselekvőképes legyen. </text:span></text:p>
            </text:list-item>
            <text:list-item>
              <text:p text:style-name="P92">legyen iparilag alkalmazható. </text:p>
            </text:list-item>
            <text:list-item>
              <text:p text:style-name="P92">alapuljon feltalálói tevékenységen. </text:p>
            </text:list-item>
          </text:list>
        </text:list-item>
      </text:list>
      <text:p text:style-name="P36"><text:s/></text:p>
      <text:list xml:id="list82046543668835" text:continue-numbering="true" text:style-name="WWNum28">
        <text:list-item>
          <text:p text:style-name="P49"><text:span text:style-name="T1">A Ptk…. </text:span></text:p>
          <text:list>
            <text:list-item>
              <text:p text:style-name="P92"><text:span text:style-name="T7">tartalmaz egy „Szerzői jog és iparjogvédelem” c. fejezetet. </text:span></text:p>
            </text:list-item>
            <text:list-item>
              <text:p text:style-name="P92">nem tesz említést a szerzői jogról, csak az iparjogvédelemről. </text:p>
            </text:list-item>
            <text:list-item>
              <text:p text:style-name="P92">nem tesz említést az iparjogvédelemről, csak a szerzői jogról. </text:p>
            </text:list-item>
            <text:list-item>
              <text:p text:style-name="P92">említést sem tesz szerzői jogról vagy iparjogvédelemről, e területeket kizárólag más törvények szabályozzák. </text:p>
            </text:list-item>
          </text:list>
        </text:list-item>
      </text:list>
      <text:p text:style-name="P33"><text:s/></text:p>
      <text:list xml:id="list82045952634094" text:continue-numbering="true" text:style-name="WWNum28">
        <text:list-item>
          <text:p text:style-name="P49"><text:span text:style-name="T1">A szabadalom… </text:span></text:p>
          <text:list>
            <text:list-item>
              <text:p text:style-name="P92">a találmány megalkotásának pillanatától biztosít jogi védelmet, a feltaláló élete végéig. </text:p>
            </text:list-item>
            <text:list-item>
              <text:p text:style-name="P92">a találmány megalkotásának pillanatától biztosít jogi védelmet, a szabadalmas élete végéig. </text:p>
            </text:list-item>
            <text:list-item>
              <text:p text:style-name="P92">a bejelentés napjától biztosít jogi védelmet, a szabadalmas élete végéig. </text:p>
            </text:list-item>
            <text:list-item>
              <text:p text:style-name="P92"><text:span text:style-name="T7">a bejelentés napjától számított húsz évig biztosít jogi oltalmat. </text:span></text:p>
            </text:list-item>
          </text:list>
        </text:list-item>
      </text:list>
      <text:p text:style-name="P28"><text:s/></text:p>
      <text:list xml:id="list82044498063158" text:continue-numbering="true" text:style-name="WWNum28">
        <text:list-item>
          <text:p text:style-name="P49"><text:span text:style-name="T1">Az alábbiak közül melyik kategóriába tartozó ábrázolás LEHET védjegy? </text:span></text:p>
          <text:list>
            <text:list-item>
              <text:p text:style-name="P92"><text:span text:style-name="T7">hangokból álló megjelölés. </text:span></text:p>
            </text:list-item>
            <text:list-item>
              <text:p text:style-name="P92">önkényuralmi jelképet tartalmazó megjelölés. </text:p>
            </text:list-item>
            <text:list-item>
              <text:p text:style-name="P92">grafikailag nem ábrázolható, de megkülönböztető képességgel mégis rendelkező megjelölések.<text:span text:style-name="T1"> </text:span></text:p>
            </text:list-item>
            <text:list-item>
              <text:p text:style-name="P92">közerkölcsbe ütköző megjelölések. </text:p>
            </text:list-item>
          </text:list>
        </text:list-item>
      </text:list>
      <text:p text:style-name="P36"><text:s/></text:p>
      <text:list xml:id="list82045839570341" text:continue-numbering="true" text:style-name="WWNum28">
        <text:list-item>
          <text:p text:style-name="P49"><text:span text:style-name="T1">A Ptk…. </text:span></text:p>
          <text:list>
            <text:list-item>
              <text:p text:style-name="P92"><text:span text:style-name="T7">tartalmaz egy „Szerzői jog és iparjogvédelem” c. részt. </text:span></text:p>
            </text:list-item>
            <text:list-item>
              <text:p text:style-name="P92">nem tesz említést a szerzői jogról, csak az iparjogvédelemről. </text:p>
            </text:list-item>
            <text:list-item>
              <text:p text:style-name="P92">nem tesz említést az iparjogvédelemről, csak a szerzői jogról. </text:p>
            </text:list-item>
            <text:list-item>
              <text:p text:style-name="P92"><text:soft-page-break/>említést sem tesz szerzői jogról vagy iparjogvédelemről, e területeket kizárólag más törvények szabályozzák. </text:p>
            </text:list-item>
          </text:list>
        </text:list-item>
      </text:list>
      <text:p text:style-name="P34"><text:s/></text:p>
      <text:list xml:id="list82046216588078" text:continue-numbering="true" text:style-name="WWNum28">
        <text:list-item>
          <text:p text:style-name="P49"><text:span text:style-name="T13">A hézagmentes oltalom elve… </text:span></text:p>
          <text:list>
            <text:list-item>
              <text:p text:style-name="P92"><text:span text:style-name="T12">alapján védi az új Ptk. a know how-t.</text:span><text:span text:style-name="T13"> </text:span></text:p>
            </text:list-item>
            <text:list-item>
              <text:p text:style-name="P92"><text:span text:style-name="T12">az új Ptk.-ban nem biztosított.</text:span><text:span text:style-name="T13"> </text:span></text:p>
            </text:list-item>
            <text:list-item>
              <text:p text:style-name="P92"><text:span text:style-name="T12">csak a szerzői jogi törvényben jelenik meg, az iparjogvédelem körében kizárt.</text:span><text:span text:style-name="T13"> D)</text:span><text:span text:style-name="T15"> </text:span><text:span text:style-name="T12">mind a szerzői jogban, mind az iparjogvédelemben érvényesül.</text:span><text:span text:style-name="T13"> </text:span></text:p>
            </text:list-item>
          </text:list>
        </text:list-item>
      </text:list>
      <text:p text:style-name="P28"><text:s/></text:p>
      <text:list xml:id="list82045608544380" text:continue-numbering="true" text:style-name="WWNum28">
        <text:list-item>
          <text:p text:style-name="P49"><text:span text:style-name="T13">A Berni Uniós Egyezmény szerint egy szerzői alkotás a BUE egy tagállamában oltalomban részesülhet akkor is, ha a származási országban az adott mű nem védett. A)</text:span><text:span text:style-name="T15"> </text:span><text:span text:style-name="T12">Nem, ez csak az iparjogvédelem területen lehetséges a PUE alapján.</text:span><text:span text:style-name="T13"> </text:span></text:p>
        </text:list-item>
      </text:list>
      <text:list xml:id="list4293249377" text:style-name="WWNum4">
        <text:list-item>
          <text:list>
            <text:list-item>
              <text:p text:style-name="P104"><text:span text:style-name="T12">Nem, erre csak az Európai Unió tagállamai esetén van lehetőség.</text:span><text:span text:style-name="T13"> </text:span></text:p>
            </text:list-item>
            <text:list-item>
              <text:p text:style-name="P104"><text:span text:style-name="T12">Igen, erre lehetőség van a BUE védelmi minimum elvéből következően.</text:span><text:span text:style-name="T13"> </text:span></text:p>
            </text:list-item>
            <text:list-item>
              <text:p text:style-name="P104"><text:span text:style-name="T12">Igen, erre lehetőség van a BUE védelem függetlenségének elve alapján.</text:span><text:span text:style-name="T13"> </text:span></text:p>
            </text:list-item>
          </text:list>
        </text:list-item>
      </text:list>
      <text:p text:style-name="P28"><text:s/></text:p>
      <text:list xml:id="list82045709811094" text:continue-list="list82045608544380" text:style-name="WWNum28">
        <text:list-item>
          <text:p text:style-name="P49"><text:span text:style-name="T1">Az alábbiak közül melyik kategóriába tartozó művek képezhetik kizárólagos szerzői jog tárgyát? </text:span></text:p>
          <text:list>
            <text:list-item>
              <text:p text:style-name="P92">ötlet, elv, elgondolás, eljárás </text:p>
            </text:list-item>
            <text:list-item>
              <text:p text:style-name="P92">jogszabályok, bírósági határozatok </text:p>
            </text:list-item>
            <text:list-item>
              <text:p text:style-name="P92">tények és napi hírek </text:p>
            </text:list-item>
            <text:list-item>
              <text:p text:style-name="P92"><text:span text:style-name="T7">nyilvánosan tartott beszédek </text:span></text:p>
            </text:list-item>
          </text:list>
        </text:list-item>
      </text:list>
      <text:p text:style-name="P23"><text:s/></text:p>
      <text:list xml:id="list82046058275956" text:continue-numbering="true" text:style-name="WWNum28">
        <text:list-item>
          <text:p text:style-name="P49"><text:span text:style-name="T1">A szerzői jogi törvény csak … </text:span></text:p>
          <text:list>
            <text:list-item>
              <text:p text:style-name="P92">a szépirodalmi, szakirodalmi és publicisztikai műveket védi.<text:span text:style-name="T1"> </text:span></text:p>
            </text:list-item>
            <text:list-item>
              <text:p text:style-name="P92">a szakirodalmi, tudományos és publicisztikai műveket védi.<text:span text:style-name="T1"> </text:span></text:p>
            </text:list-item>
            <text:list-item>
              <text:p text:style-name="P92"><text:span text:style-name="T7">az irodalmi, tudományos és művészeti műveket védi.</text:span><text:span text:style-name="T8"> </text:span></text:p>
            </text:list-item>
            <text:list-item>
              <text:p text:style-name="P92">a szépirodalmi, szakirodalmi és művészeti műveket védi.<text:span text:style-name="T1"> </text:span></text:p>
            </text:list-item>
          </text:list>
        </text:list-item>
      </text:list>
      <text:p text:style-name="P24"><text:s/></text:p>
      <text:list xml:id="list82046325402882" text:continue-numbering="true" text:style-name="WWNum28">
        <text:list-item>
          <text:p text:style-name="P49"><text:span text:style-name="T1">Az alábbiak közül melyik NEM részesülhet szerzői jogi védelemben: </text:span></text:p>
          <text:list>
            <text:list-item>
              <text:p text:style-name="P92">a nyilvánossághoz még el nem juttatott mű<text:span text:style-name="T1"> </text:span></text:p>
            </text:list-item>
            <text:list-item>
              <text:p text:style-name="P92"><text:span text:style-name="T7">tárgyiasult formában még meg nem jelenő mű</text:span><text:span text:style-name="T8"> </text:span></text:p>
            </text:list-item>
            <text:list-item>
              <text:p text:style-name="P92"><text:soft-page-break/>félkész mű<text:span text:style-name="T1"> </text:span></text:p>
            </text:list-item>
            <text:list-item>
              <text:p text:style-name="P92">a mű egy része<text:span text:style-name="T1"> </text:span></text:p>
            </text:list-item>
          </text:list>
        </text:list-item>
      </text:list>
      <text:p text:style-name="P24"><text:s/></text:p>
      <text:list xml:id="list82045462578506" text:continue-numbering="true" text:style-name="WWNum28">
        <text:list-item>
          <text:p text:style-name="P49"><text:span text:style-name="T1">Az alábbiak közül melyik NEM részesülhet szerzői jogi védelemben? </text:span></text:p>
        </text:list-item>
      </text:list>
      <text:p text:style-name="P19"><text:span text:style-name="T1">A)</text:span><text:span text:style-name="T5"> </text:span>megrendelésre létrehozott mű<text:span text:style-name="T1"> </text:span></text:p>
      <text:list xml:id="list2511748908" text:style-name="WWNum10">
        <text:list-item>
          <text:list>
            <text:list-item>
              <text:p text:style-name="P64">a silány minőségű mű<text:span text:style-name="T1"> </text:span></text:p>
            </text:list-item>
            <text:list-item>
              <text:p text:style-name="P64"><text:span text:style-name="T7">jogszabállyal kötelezővé tett szabványok</text:span><text:span text:style-name="T8"> </text:span></text:p>
            </text:list-item>
            <text:list-item>
              <text:p text:style-name="P64">műszaki létesítmény terve<text:span text:style-name="T1"> </text:span></text:p>
            </text:list-item>
          </text:list>
        </text:list-item>
      </text:list>
      <text:p text:style-name="P25"><text:s/></text:p>
      <text:list xml:id="list82046183339646" text:continue-list="list82045462578506" text:style-name="WWNum28">
        <text:list-item>
          <text:p text:style-name="P49"><text:span text:style-name="T1">Szerző … </text:span></text:p>
          <text:list>
            <text:list-item>
              <text:p text:style-name="P92"><text:span text:style-name="T7">csak ember lehet.</text:span><text:span text:style-name="T8"> </text:span></text:p>
            </text:list-item>
            <text:list-item>
              <text:p text:style-name="P92">csak cselekvőképes ember lehet. </text:p>
            </text:list-item>
            <text:list-item>
              <text:p text:style-name="P92">ember vagy jogi személy is lehet. </text:p>
            </text:list-item>
            <text:list-item>
              <text:p text:style-name="P92">csak ember, vagy az SZTNH-nál nyilvántartásba vett jogi személy lehet. </text:p>
            </text:list-item>
          </text:list>
        </text:list-item>
      </text:list>
      <text:p text:style-name="P28"><text:s/></text:p>
      <text:list xml:id="list82044829004521" text:continue-numbering="true" text:style-name="WWNum28">
        <text:list-item>
          <text:p text:style-name="P54"><text:span text:style-name="T1">A szerzők jogutódjaként azt a személyt illeti meg a szerzői jog, akinek kezdeményezésére és irányításával a művet létrehozták, és aki azt a saját nevében nyilvánosságra hozta … </text:span></text:p>
        </text:list-item>
      </text:list>
      <text:p text:style-name="P58"><text:span text:style-name="T1">A)</text:span><text:span text:style-name="T5"> </text:span>gyűjteményes művek esetében.<text:span text:style-name="T1"> </text:span></text:p>
      <text:list xml:id="list3345586397" text:style-name="WWNum45">
        <text:list-item>
          <text:list>
            <text:list-item>
              <text:p text:style-name="P105">származékos művek esetében.<text:span text:style-name="T1"> </text:span></text:p>
            </text:list-item>
            <text:list-item>
              <text:p text:style-name="P105">összekapcsolt művek esetében.<text:span text:style-name="T1"> </text:span></text:p>
            </text:list-item>
            <text:list-item>
              <text:p text:style-name="P105"><text:span text:style-name="T7">együttes művek esetében.</text:span><text:span text:style-name="T8"> </text:span></text:p>
            </text:list-item>
          </text:list>
        </text:list-item>
      </text:list>
      <text:p text:style-name="P28"><text:s/></text:p>
      <text:list xml:id="list82044898450698" text:continue-list="list82044829004521" text:style-name="WWNum28">
        <text:list-item>
          <text:p text:style-name="P49"><text:span text:style-name="T1">Annak, hogy a mű elkészítése a szerző munkaviszonyból fakadó kötelezettsége, … A)</text:span><text:span text:style-name="T5"> </text:span>a szerzői személyhez fűződő jogokra<text:span text:style-name="T1"> </text:span>nincs hatással.<text:span text:style-name="T1"> </text:span></text:p>
        </text:list-item>
      </text:list>
      <text:list xml:id="list285406001" text:style-name="WWNum31">
        <text:list-item>
          <text:list>
            <text:list-item>
              <text:p text:style-name="P106">csak a szerzői személyhez fűződő jogokra van hatással.<text:span text:style-name="T1"> </text:span></text:p>
            </text:list-item>
            <text:list-item>
              <text:p text:style-name="P106"><text:span text:style-name="T7">mind a szerzői vagyoni, mind a személyhez fűződő jogokra hatással van.</text:span><text:span text:style-name="T8"> </text:span></text:p>
            </text:list-item>
            <text:list-item>
              <text:p text:style-name="P106">a szerzői jog tartalmára nincs hatással.<text:span text:style-name="T1"> </text:span></text:p>
            </text:list-item>
          </text:list>
        </text:list-item>
      </text:list>
      <text:p text:style-name="P29"><text:s/></text:p>
      <text:list xml:id="list82045574726230" text:continue-list="list82044898450698" text:style-name="WWNum28">
        <text:list-item>
          <text:p text:style-name="P49"><text:span text:style-name="T1">Egy alkotást a szerző … </text:span></text:p>
          <text:list>
            <text:list-item>
              <text:p text:style-name="P92"><text:soft-page-break/><text:span text:style-name="T7">nevének feltüntetése nélkül is nyilvánosságra hozhat.</text:span><text:span text:style-name="T8"> </text:span></text:p>
            </text:list-item>
            <text:list-item>
              <text:p text:style-name="P92">névfeltüntetés nélkül nem, de felvett néven nyilvánosságra hozhat.<text:span text:style-name="T1"> </text:span></text:p>
            </text:list-item>
            <text:list-item>
              <text:p text:style-name="P92">felvett néven csak akkor hozhat nyilvánosságra, ha bejelentkezett az Artisjus álnév nyilvántartásába.<text:span text:style-name="T1"> </text:span></text:p>
            </text:list-item>
            <text:list-item>
              <text:p text:style-name="P92">felvett néven csak akkor hozhat nyilvánosságra, ha bejelentkezett az SZTNH álnév nyilvántartásába.<text:span text:style-name="T1"> </text:span></text:p>
            </text:list-item>
          </text:list>
        </text:list-item>
      </text:list>
      <text:p text:style-name="P27"><text:s/></text:p>
      <text:list xml:id="list82045940405219" text:continue-numbering="true" text:style-name="WWNum28">
        <text:list-item>
          <text:p text:style-name="P49"><text:span text:style-name="T1">Egy mű eltorzítása, megcsonkítása … </text:span></text:p>
        </text:list-item>
      </text:list>
      <text:p text:style-name="P57"><text:span text:style-name="T1">A)</text:span><text:span text:style-name="T5"> </text:span>sérti a szerzői minőséghez való jogot.<text:span text:style-name="T1"> </text:span></text:p>
      <text:list xml:id="list62012387" text:style-name="WWNum36">
        <text:list-item>
          <text:list>
            <text:list-item>
              <text:p text:style-name="P65">sérti a névfeltüntetés jogát.<text:span text:style-name="T1"> </text:span></text:p>
            </text:list-item>
            <text:list-item>
              <text:p text:style-name="P65"><text:span text:style-name="T7">sérti az integritás jogát.</text:span><text:span text:style-name="T8"> </text:span></text:p>
            </text:list-item>
            <text:list-item>
              <text:p text:style-name="P65">a szabad felhasználás körébe tartozik.<text:span text:style-name="T1"> </text:span></text:p>
            </text:list-item>
          </text:list>
        </text:list-item>
      </text:list>
      <text:list xml:id="list82045857020811" text:continue-list="list82045940405219" text:style-name="WWNum28">
        <text:list-item>
          <text:p text:style-name="P107"><text:span text:style-name="T20">A magyar szerzői jog … </text:span></text:p>
          <text:list>
            <text:list-item>
              <text:p text:style-name="P92">dualista felfogáson alapul.<text:span text:style-name="T1"> </text:span></text:p>
            </text:list-item>
            <text:list-item>
              <text:p text:style-name="P92">monista felfogáson alapul.<text:span text:style-name="T1"> </text:span></text:p>
            </text:list-item>
            <text:list-item>
              <text:p text:style-name="P92"><text:span text:style-name="T7">mérsékelt monista felfogáson alapul.</text:span><text:span text:style-name="T8"> </text:span></text:p>
            </text:list-item>
            <text:list-item>
              <text:p text:style-name="P92">szigorított monista felfogáson alapul.<text:span text:style-name="T1"> </text:span></text:p>
            </text:list-item>
          </text:list>
        </text:list-item>
      </text:list>
      <text:p text:style-name="P31"><text:s/></text:p>
      <text:list xml:id="list82044758423019" text:continue-numbering="true" text:style-name="WWNum28">
        <text:list-item>
          <text:p text:style-name="P49"><text:span text:style-name="T13">A felhasználási szerződés főszabály szerint … </text:span></text:p>
        </text:list-item>
      </text:list>
      <text:p text:style-name="P57"><text:span text:style-name="T13">A)</text:span><text:span text:style-name="T15"> </text:span><text:span text:style-name="T12">ingyenes.</text:span><text:span text:style-name="T13"> </text:span></text:p>
      <text:list xml:id="list497096502" text:style-name="WWNum37">
        <text:list-item>
          <text:list>
            <text:list-item>
              <text:p text:style-name="P66"><text:span text:style-name="T12">visszterhes.</text:span><text:span text:style-name="T13"> </text:span></text:p>
            </text:list-item>
            <text:list-item>
              <text:p text:style-name="P66"><text:span text:style-name="T12">fix díjas.</text:span><text:span text:style-name="T13"> </text:span></text:p>
            </text:list-item>
            <text:list-item>
              <text:p text:style-name="P66"><text:span text:style-name="T12">jutalék alapú.</text:span><text:span text:style-name="T13"> </text:span></text:p>
            </text:list-item>
          </text:list>
        </text:list-item>
      </text:list>
      <text:p text:style-name="P31"><text:s/></text:p>
      <text:list xml:id="list82044589927664" text:continue-list="list82044758423019" text:style-name="WWNum28">
        <text:list-item>
          <text:p text:style-name="P49"><text:span text:style-name="T1">A szerzői jogi felhasználási szerződésekre nézve … </text:span></text:p>
        </text:list-item>
      </text:list>
      <text:p text:style-name="P57"><text:span text:style-name="T1">A)</text:span><text:span text:style-name="T5"> </text:span>érvényesül a típusszabadság.<text:span text:style-name="T1"> </text:span></text:p>
      <text:list xml:id="list3985240545" text:style-name="WWNum35">
        <text:list-item>
          <text:list>
            <text:list-item>
              <text:p text:style-name="P67"><text:span text:style-name="T7">nem érvényesül a típusszabadság.</text:span><text:span text:style-name="T8"> </text:span></text:p>
            </text:list-item>
            <text:list-item>
              <text:p text:style-name="P67">érvényesül a típusszabadság, a szoftver-felhasználási szerződéseket kivéve.<text:span text:style-name="T1"> </text:span></text:p>
            </text:list-item>
            <text:list-item>
              <text:p text:style-name="P67">érvényesül a típusszabadság, az adatbázis-felhasználási szerződéseket kivéve.<text:span text:style-name="T1"> </text:span></text:p>
            </text:list-item>
          </text:list>
        </text:list-item>
      </text:list>
      <text:p text:style-name="P28"><text:soft-page-break/><text:s/></text:p>
      <text:list xml:id="list82044886700933" text:continue-list="list82044589927664" text:style-name="WWNum28">
        <text:list-item>
          <text:p text:style-name="P49"><text:span text:style-name="T1">A többszörözés, a terjesztés, a kiállítás és a nyilvánossághoz közvetítés … </text:span></text:p>
        </text:list-item>
      </text:list>
      <text:p text:style-name="P57"><text:span text:style-name="T1">A)</text:span><text:span text:style-name="T5"> </text:span>tipikus anyagi jellegű felhasználási módok.<text:span text:style-name="T1"> </text:span></text:p>
      <text:list xml:id="list1373681317" text:style-name="WWNum38">
        <text:list-item>
          <text:list>
            <text:list-item>
              <text:p text:style-name="P68">tipikus nem anyagi jellegű felhasználási módok.<text:span text:style-name="T1"> </text:span></text:p>
            </text:list-item>
            <text:list-item>
              <text:p text:style-name="P68">a felhasználás tipikus céljai.<text:span text:style-name="T1"> </text:span></text:p>
            </text:list-item>
            <text:list-item>
              <text:p text:style-name="P68"><text:span text:style-name="T7">törvényben nevesített felhasználási módok.</text:span><text:span text:style-name="T8"> </text:span></text:p>
            </text:list-item>
          </text:list>
        </text:list-item>
      </text:list>
      <text:p text:style-name="P30"><text:s/></text:p>
      <text:list xml:id="list82045802514444" text:continue-list="list82044886700933" text:style-name="WWNum28">
        <text:list-item>
          <text:p text:style-name="P49"><text:span text:style-name="T1">Melyik állítás IGAZ? </text:span></text:p>
          <text:list>
            <text:list-item>
              <text:p text:style-name="P92">A szerzőt mindig megilleti jogdíj műve felhasználása fejében.<text:span text:style-name="T1"> </text:span></text:p>
            </text:list-item>
            <text:list-item>
              <text:p text:style-name="P92">A szerzőt a védelmi időn belül mindig megilleti jogdíj műve felhasználása fejében.<text:span text:style-name="T1"> </text:span></text:p>
            </text:list-item>
            <text:list-item>
              <text:p text:style-name="P92"><text:span text:style-name="T7">A szerzőnek engedélyezési joga nélkül is lehet díjigénye.</text:span><text:span text:style-name="T8"> </text:span></text:p>
            </text:list-item>
            <text:list-item>
              <text:p text:style-name="P92">A szerzőnek díjigény nélkül is lehet engedélyezési joga a közös jogkezelés körében.<text:span text:style-name="T1"> </text:span></text:p>
            </text:list-item>
          </text:list>
        </text:list-item>
      </text:list>
      <text:p text:style-name="P34"><text:s/></text:p>
      <text:list xml:id="list82045253896608" text:continue-numbering="true" text:style-name="WWNum28">
        <text:list-item>
          <text:p text:style-name="P49"><text:span text:style-name="T1">A védelmi idő elvéből fakadóan … </text:span></text:p>
          <text:list>
            <text:list-item>
              <text:p text:style-name="P92">a felhasználási szerződés csak határozott időre köthető.<text:span text:style-name="T1"> </text:span></text:p>
            </text:list-item>
            <text:list-item>
              <text:p text:style-name="P92">a kizárólagos felhasználási szerződés csak határozott időre köthető.<text:span text:style-name="T1"> </text:span></text:p>
            </text:list-item>
            <text:list-item>
              <text:p text:style-name="P92"><text:span text:style-name="T7">a felhasználási szerződés a szerző halálát követő hetven év elteltével megszűnik.</text:span><text:span text:style-name="T8"> </text:span></text:p>
            </text:list-item>
            <text:list-item>
              <text:p text:style-name="P92">egy mű felhasználására csak a szerző halálát követő hetven év elteltével nyílik lehetőség.<text:span text:style-name="T1"> </text:span></text:p>
            </text:list-item>
          </text:list>
        </text:list-item>
      </text:list>
      <text:p text:style-name="P34"><text:s/></text:p>
      <text:list xml:id="list82045762393678" text:continue-numbering="true" text:style-name="WWNum28">
        <text:list-item>
          <text:p text:style-name="P49"><text:span text:style-name="T1">Az alábbiak közül ki minősül szomszédos jogi jogosultnak? </text:span></text:p>
        </text:list-item>
      </text:list>
      <text:p text:style-name="P57"><text:span text:style-name="T8">A)</text:span><text:span text:style-name="T6"> </text:span><text:span text:style-name="T7">hangfelvétel előállítója</text:span><text:span text:style-name="T8"> </text:span></text:p>
      <text:list xml:id="list3465060268" text:style-name="WWNum34">
        <text:list-item>
          <text:list>
            <text:list-item>
              <text:p text:style-name="P69">adatbázis előállítója<text:span text:style-name="T1"> </text:span></text:p>
            </text:list-item>
            <text:list-item>
              <text:p text:style-name="P69">szoftver szerzője<text:span text:style-name="T1"> </text:span></text:p>
            </text:list-item>
            <text:list-item>
              <text:p text:style-name="P69">film szerzője<text:span text:style-name="T1"> </text:span></text:p>
            </text:list-item>
          </text:list>
        </text:list-item>
      </text:list>
      <text:p text:style-name="P24"><text:s/></text:p>
      <text:list xml:id="list82044896215179" text:continue-list="list82045762393678" text:style-name="WWNum28">
        <text:list-item>
          <text:p text:style-name="P49"><text:span text:style-name="T1">A szerzői jogok megsértése esetére rendelkezésre álló szankciók … </text:span></text:p>
        </text:list-item>
      </text:list>
      <text:p text:style-name="P57"><text:span text:style-name="T1">A)</text:span><text:span text:style-name="T5"> </text:span>polgári jogi jogkövetkezmények.<text:span text:style-name="T1"> </text:span></text:p>
      <text:list xml:id="list1141369395" text:style-name="WWNum33">
        <text:list-item>
          <text:list>
            <text:list-item>
              <text:p text:style-name="P70"><text:soft-page-break/>büntetőjogi jogkövetkezmények.<text:span text:style-name="T1"> </text:span></text:p>
            </text:list-item>
            <text:list-item>
              <text:p text:style-name="P70">közül jogsértésenként egy választható.<text:span text:style-name="T1"> </text:span></text:p>
            </text:list-item>
            <text:list-item>
              <text:p text:style-name="P70"><text:span text:style-name="T7">a vagyoni és a személyhez fűződő jogok védelmét is biztosítják.</text:span><text:span text:style-name="T8"> </text:span></text:p>
            </text:list-item>
          </text:list>
        </text:list-item>
      </text:list>
      <text:p text:style-name="P24"><text:s/></text:p>
      <text:list xml:id="list82045351746792" text:continue-list="list82044896215179" text:style-name="WWNum28">
        <text:list-item>
          <text:p text:style-name="P49"><text:span text:style-name="T1">Milyen elsőbbséget megalapozó nap NINCS a szabadalmi jogban? </text:span></text:p>
          <text:list>
            <text:list-item>
              <text:p text:style-name="P92">uniós elsőbbség </text:p>
            </text:list-item>
            <text:list-item>
              <text:p text:style-name="P92">belső elsőbbség </text:p>
            </text:list-item>
            <text:list-item>
              <text:p text:style-name="P92"><text:span text:style-name="T7">kiállítási elsőbbség </text:span></text:p>
            </text:list-item>
            <text:list-item>
              <text:p text:style-name="P92">bejelentési elsőbbség<text:span text:style-name="T1"> </text:span></text:p>
            </text:list-item>
          </text:list>
        </text:list-item>
      </text:list>
      <text:p text:style-name="P30"><text:s/></text:p>
      <text:list xml:id="list82044828114386" text:continue-numbering="true" text:style-name="WWNum28">
        <text:list-item>
          <text:p text:style-name="P49"><text:span text:style-name="T1">Milyen elsőbbséget megalapozó nap van a szabadalmi jogban? </text:span></text:p>
        </text:list-item>
      </text:list>
      <text:p text:style-name="P57"><text:span text:style-name="T1">A)</text:span><text:span text:style-name="T5"> <text:tab/></text:span>közzétételi elsőbbség </text:p>
      <text:list xml:id="list2442686039" text:style-name="WWNum46">
        <text:list-item>
          <text:list>
            <text:list-item>
              <text:p text:style-name="P109">használati elsőbbség </text:p>
            </text:list-item>
            <text:list-item>
              <text:p text:style-name="P109">kiállítási elsőbbség </text:p>
            </text:list-item>
            <text:list-item>
              <text:p text:style-name="P109"><text:span text:style-name="T7">bejelentési elsőbbség</text:span><text:span text:style-name="T8"> </text:span></text:p>
            </text:list-item>
          </text:list>
        </text:list-item>
      </text:list>
      <text:p text:style-name="P31"><text:s/></text:p>
      <text:list xml:id="list82045058420094" text:continue-list="list82044828114386" text:style-name="WWNum28">
        <text:list-item>
          <text:p text:style-name="P49"><text:span text:style-name="T1">Mire utal az uniós elsőbbség a szabadalmi jogban? </text:span></text:p>
          <text:list>
            <text:list-item>
              <text:p text:style-name="P92">az Európai Unióra (EU) </text:p>
            </text:list-item>
            <text:list-item>
              <text:p text:style-name="P92"><text:span text:style-name="T7">a Párizsi Uniós Egyezményre (PUE) </text:span></text:p>
            </text:list-item>
            <text:list-item>
              <text:p text:style-name="P92">a Berni Uniós Egyezményre (BUE) </text:p>
            </text:list-item>
            <text:list-item>
              <text:p text:style-name="P92">az Európai Gazdasági Együttműködési megállapodásra<text:span text:style-name="T1"> </text:span></text:p>
            </text:list-item>
          </text:list>
        </text:list-item>
      </text:list>
      <text:p text:style-name="P41"><text:s/></text:p>
      <text:list xml:id="list82046370898626" text:continue-numbering="true" text:style-name="WWNum28">
        <text:list-item>
          <text:p text:style-name="P49"><text:span text:style-name="T1">Megilleti-e a névfeltüntetés mellőzésének joga a szabadalmast? </text:span></text:p>
          <text:list>
            <text:list-item>
              <text:p text:style-name="P92"><text:span text:style-name="T7">igen, ha azt a bejelentéssel egyidejűleg kéri </text:span></text:p>
            </text:list-item>
            <text:list-item>
              <text:p text:style-name="P92">igen, ha azt a bejelentés közzététele előtt kéri </text:p>
            </text:list-item>
            <text:list-item>
              <text:p text:style-name="P92">igen, ha azt a lajstromozást megelőzően kéri </text:p>
            </text:list-item>
            <text:list-item>
              <text:p text:style-name="P92">nem </text:p>
            </text:list-item>
          </text:list>
        </text:list-item>
      </text:list>
      <text:p text:style-name="P24"><text:soft-page-break/><text:s/></text:p>
      <text:list xml:id="list82046228627797" text:continue-numbering="true" text:style-name="WWNum28">
        <text:list-item>
          <text:p text:style-name="P49"><text:span text:style-name="T1">Kit illet meg a szabadalom az alkalmazotti találmány körében? </text:span></text:p>
          <text:list>
            <text:list-item>
              <text:p text:style-name="P92">a feltalálót </text:p>
            </text:list-item>
            <text:list-item>
              <text:p text:style-name="P92"><text:span text:style-name="T7">a munkáltatót – elsődlegesen, a munkaviszonyból kifolyólag </text:span></text:p>
            </text:list-item>
            <text:list-item>
              <text:p text:style-name="P92">a munkáltatót – másodlagosan, az alkalmazott jogutódjaként </text:p>
            </text:list-item>
            <text:list-item>
              <text:p text:style-name="P92">a munkáltatót – ha arra igényt tart és erről nyilatkozik 90 napon belül<text:span text:style-name="T1"> </text:span></text:p>
            </text:list-item>
          </text:list>
        </text:list-item>
      </text:list>
      <text:p text:style-name="P24"><text:s/></text:p>
      <text:list xml:id="list82045215627962" text:continue-numbering="true" text:style-name="WWNum28">
        <text:list-item>
          <text:p text:style-name="P49"><text:span text:style-name="T1">Kit illet meg a szabadalom a szolgálati találmány körében? </text:span></text:p>
          <text:list>
            <text:list-item>
              <text:p text:style-name="P92">a feltalálót </text:p>
            </text:list-item>
            <text:list-item>
              <text:p text:style-name="P92">a munkáltatót – elsődlegesen, a munkaviszonyból kifolyólag </text:p>
            </text:list-item>
            <text:list-item>
              <text:p text:style-name="P92"><text:span text:style-name="T7">a munkáltatót –az alkalmazott jogutódjaként </text:span></text:p>
            </text:list-item>
            <text:list-item>
              <text:p text:style-name="P92">a feltalálót és a munkáltatót együttesen<text:span text:style-name="T1"> </text:span></text:p>
            </text:list-item>
          </text:list>
        </text:list-item>
      </text:list>
      <text:p text:style-name="P28"><text:s/></text:p>
      <text:list xml:id="list82046559480411" text:continue-numbering="true" text:style-name="WWNum28">
        <text:list-item>
          <text:p text:style-name="P49"><text:span text:style-name="T13">Mikor NEM illeti meg szolgálati találmány esetén a feltalálót a találmányi díj? </text:span></text:p>
        </text:list-item>
      </text:list>
      <text:p text:style-name="P57"><text:span text:style-name="T13">A)</text:span><text:span text:style-name="T15"> <text:tab/></text:span><text:span text:style-name="T12">ha a munkáltató a szolgálati találmányt más részére értékesíti </text:span></text:p>
      <text:list xml:id="list3678115720" text:style-name="WWNum39">
        <text:list-item>
          <text:list>
            <text:list-item>
              <text:p text:style-name="P110"><text:span text:style-name="T12">ha a munkáltató a szolgálati találmányt maga hasznosítja </text:span></text:p>
            </text:list-item>
            <text:list-item>
              <text:p text:style-name="P110"><text:span text:style-name="T12">ha a munkáltató a szolgálati találmányt titokban tartják </text:span></text:p>
            </text:list-item>
            <text:list-item>
              <text:p text:style-name="P110"><text:span text:style-name="T12">ha a munkáltató a szolgálati találmány ideiglenes oltalmáról lemond</text:span><text:span text:style-name="T13"> </text:span></text:p>
            </text:list-item>
          </text:list>
        </text:list-item>
      </text:list>
      <text:p text:style-name="P34"><text:s/></text:p>
      <text:list xml:id="list82045044450904" text:continue-list="list82046559480411" text:style-name="WWNum28">
        <text:list-item>
          <text:p text:style-name="P49"><text:span text:style-name="T1">Alkalmazotti találmány esetén… </text:span></text:p>
          <text:list>
            <text:list-item>
              <text:p text:style-name="P92"><text:span text:style-name="T7">a szabadalom a feltalálót, a találmány hasznosítása a munkáltatót illeti meg. </text:span></text:p>
            </text:list-item>
            <text:list-item>
              <text:p text:style-name="P92">a szabadalom és a találmány hasznosítása is a feltalálót illeti meg. </text:p>
            </text:list-item>
            <text:list-item>
              <text:p text:style-name="P92">a szabadalom és a találmány hasznosítása is a munkáltatót illeti meg. </text:p>
            </text:list-item>
            <text:list-item>
              <text:p text:style-name="P92">a munkáltatót kizárólagos hasznosítási jog illeti meg a találmányon.<text:span text:style-name="T1"> </text:span></text:p>
            </text:list-item>
          </text:list>
        </text:list-item>
      </text:list>
      <text:p text:style-name="P24"><text:s/></text:p>
      <text:list xml:id="list82045584467288" text:continue-numbering="true" text:style-name="WWNum28">
        <text:list-item>
          <text:p text:style-name="P49"><text:span text:style-name="T1">Mire NEM terjed ki a szabadalmas kizárólagos hasznosítási joga? </text:span></text:p>
          <text:list>
            <text:list-item>
              <text:p text:style-name="P92">a gazdasági tevékenység körébe eső használatra </text:p>
            </text:list-item>
            <text:list-item>
              <text:p text:style-name="P92"><text:soft-page-break/><text:span text:style-name="T7">a gazdasági tevékenység körén kívüli használatra </text:span></text:p>
            </text:list-item>
            <text:list-item>
              <text:p text:style-name="P92">a találmány lényeges elemével kapcsolatos dolog átadására, ha az a találmány megvalósítása céljából történik </text:p>
            </text:list-item>
            <text:list-item>
              <text:p text:style-name="P92">a találmány lényeges elemével kapcsolatos dolog átadására irányuló felajánlására, ha az a találmány megvalósítása céljából történik<text:span text:style-name="T1"> </text:span></text:p>
            </text:list-item>
          </text:list>
        </text:list-item>
      </text:list>
      <text:p text:style-name="P24"><text:s/></text:p>
      <text:list xml:id="list82044596627927" text:continue-numbering="true" text:style-name="WWNum28">
        <text:list-item>
          <text:p text:style-name="P49"><text:span text:style-name="T1">A szabadalom az előhasználati jog jogosultjával szemben… <text:s/></text:span></text:p>
          <text:list>
            <text:list-item>
              <text:p text:style-name="P92">az előhasználó jóhiszeműségére tekintet nélkül hatálytalan </text:p>
            </text:list-item>
            <text:list-item>
              <text:p text:style-name="P92">az előhasználó jóhiszeműségére tekintet nélkül érvénytelen </text:p>
            </text:list-item>
            <text:list-item>
              <text:p text:style-name="P92"><text:span text:style-name="T7">kizárólag az előhasználó jóhiszeműsége esetén hatálytalan </text:span></text:p>
            </text:list-item>
            <text:list-item>
              <text:p text:style-name="P92">kizárólag az előhasználó jóhiszeműsége esetén érvénytelen<text:span text:style-name="T1"> </text:span></text:p>
            </text:list-item>
          </text:list>
        </text:list-item>
      </text:list>
      <text:p text:style-name="P24"><text:s/></text:p>
      <text:list xml:id="list82045717054088" text:continue-numbering="true" text:style-name="WWNum28">
        <text:list-item>
          <text:p text:style-name="P49"><text:span text:style-name="T1">A szabadalom a továbbhasználati jog jogosultjával szemben… <text:s/></text:span></text:p>
          <text:list>
            <text:list-item>
              <text:p text:style-name="P92"><text:span text:style-name="T7">a továbbhasználó jóhiszeműségére tekintet nélkül hatálytalan </text:span></text:p>
            </text:list-item>
            <text:list-item>
              <text:p text:style-name="P92">a továbbhasználó jóhiszeműségére tekintet nélkül érvénytelen </text:p>
            </text:list-item>
            <text:list-item>
              <text:p text:style-name="P92">kizárólag a továbbhasználó jóhiszeműsége esetén hatálytalan </text:p>
            </text:list-item>
            <text:list-item>
              <text:p text:style-name="P92">kizárólag a továbbhasználó jóhiszeműsége esetén érvénytelen<text:span text:style-name="T1"> </text:span></text:p>
            </text:list-item>
          </text:list>
        </text:list-item>
      </text:list>
      <text:p text:style-name="P28"><text:s/></text:p>
      <text:list xml:id="list82045592818422" text:continue-numbering="true" text:style-name="WWNum28">
        <text:list-item>
          <text:p text:style-name="P49"><text:span text:style-name="T1">Szabadalmi kényszerengedély legkorábban akkor adható, ha a szabadalmas… </text:span></text:p>
        </text:list-item>
      </text:list>
      <text:p text:style-name="P57"><text:span text:style-name="T1">A)</text:span><text:span text:style-name="T5"> <text:tab/></text:span>a bejelentés napjától számított 5 év elteltével nem hasznosította a találmányt. </text:p>
      <text:list xml:id="list4162398432" text:style-name="WWNum29">
        <text:list-item>
          <text:list>
            <text:list-item>
              <text:p text:style-name="P111">a szabadalom megadásától számított 5 év elteltével nem hasznosította a találmányt. </text:p>
            </text:list-item>
            <text:list-item>
              <text:p text:style-name="P111"><text:span text:style-name="T7">a bejelentés napjától számított 4 év elteltével nem hasznosította a találmányt. </text:span></text:p>
            </text:list-item>
            <text:list-item>
              <text:p text:style-name="P111">a szabadalom megadásától számított 4 év elteltével nem hasznosította a találmányt. </text:p>
            </text:list-item>
          </text:list>
        </text:list-item>
      </text:list>
      <text:p text:style-name="P28"><text:s/></text:p>
      <text:list xml:id="list82046362571051" text:continue-list="list82045592818422" text:style-name="WWNum28">
        <text:list-item>
          <text:p text:style-name="P49"><text:span text:style-name="T1">A találmány hasznosítás elmulasztása miatti kényszerengedély kiadásának megakadályozása érdekében… </text:span></text:p>
          <text:list>
            <text:list-item>
              <text:p text:style-name="P92"><text:span text:style-name="T7">a szabadalmas – a szabadalom fennállta alatt időkorlátozás nélkül – igazolhatja a hasznosítás elmaradását (mulasztását). </text:span></text:p>
            </text:list-item>
            <text:list-item>
              <text:p text:style-name="P92">a szabadalmas – kizárólag a szabadalom megadásától számított 3 éven belül – igazolhatja a hasznosítás elmaradását (mulasztását). </text:p>
            </text:list-item>
            <text:list-item>
              <text:p text:style-name="P92">a szabadalmas – kizárólag a szabadalmi bejelentésétől számított 4 éven belül – igazolhatja a hasznosítás elmaradását (mulasztását). </text:p>
            </text:list-item>
            <text:list-item>
              <text:p text:style-name="P92">a szabadalmas nem igazolhatja a hasznosítás elmaradását (mulasztását). </text:p>
            </text:list-item>
          </text:list>
        </text:list-item>
      </text:list>
      <text:p text:style-name="P31"><text:soft-page-break/><text:s/></text:p>
      <text:list xml:id="list82045799813313" text:continue-numbering="true" text:style-name="WWNum28">
        <text:list-item>
          <text:p text:style-name="P49"><text:span text:style-name="T1">Milyen szabadalmi kényszerengedély NINCS? </text:span></text:p>
          <text:list>
            <text:list-item>
              <text:p text:style-name="P92">szabadalmak függősége miatti kényszerengedély </text:p>
            </text:list-item>
            <text:list-item>
              <text:p text:style-name="P92">közegészségügyi problémák kezelése miatti kényszerengedély </text:p>
            </text:list-item>
            <text:list-item>
              <text:p text:style-name="P92"><text:span text:style-name="T7">biotechnológiai fejlesztés miatti kényszerengedély </text:span></text:p>
            </text:list-item>
            <text:list-item>
              <text:p text:style-name="P92">a használat elmulasztás miatti kényszerengedély </text:p>
            </text:list-item>
          </text:list>
        </text:list-item>
      </text:list>
      <text:p text:style-name="P24"><text:s/></text:p>
      <text:list xml:id="list82044791325829" text:continue-numbering="true" text:style-name="WWNum28">
        <text:list-item>
          <text:p text:style-name="P49"><text:span text:style-name="T1">Mi NEM feltétele a szabadalmak függősége miatti kényszerengedélynek? </text:span></text:p>
          <text:list>
            <text:list-item>
              <text:p text:style-name="P92">a függő szabadalom a gátló szabadalomhoz képest jelentős műszaki előrelépést jelent </text:p>
            </text:list-item>
            <text:list-item>
              <text:p text:style-name="P92">a gátló szabadalom jogosultja ésszerű időn belül önként nem ad felhasználási engedélyt </text:p>
            </text:list-item>
            <text:list-item>
              <text:p text:style-name="P92">a gátló szabadalom jogosultja – feltételekkel – igényt tarthat a függő szabadalom szerinti találmány hasznosítására </text:p>
            </text:list-item>
            <text:list-item>
              <text:p text:style-name="P92"><text:span text:style-name="T7">a kényszerengedély díját az SZTNH állapítja meg </text:span></text:p>
            </text:list-item>
          </text:list>
        </text:list-item>
      </text:list>
      <text:p text:style-name="P24"><text:s/></text:p>
      <text:list xml:id="list82045131019024" text:continue-numbering="true" text:style-name="WWNum28">
        <text:list-item>
          <text:p text:style-name="P49"><text:span text:style-name="T1">A szabadalmi kényszerengedély terjedelmét és idejét… </text:span></text:p>
          <text:list>
            <text:list-item>
              <text:p text:style-name="P92"><text:span text:style-name="T7">a bíróság állapítja meg </text:span></text:p>
            </text:list-item>
            <text:list-item>
              <text:p text:style-name="P92">az SZTNH állapítja meg </text:p>
            </text:list-item>
            <text:list-item>
              <text:p text:style-name="P92">a gátló szabadalom jogosultja állapítja meg </text:p>
            </text:list-item>
            <text:list-item>
              <text:p text:style-name="P92">a függő szabadalom jogosultja állapítja meg </text:p>
            </text:list-item>
          </text:list>
        </text:list-item>
      </text:list>
      <text:p text:style-name="P29"><text:s/></text:p>
      <text:list xml:id="list82046561164652" text:continue-numbering="true" text:style-name="WWNum28">
        <text:list-item>
          <text:p text:style-name="P49"><text:span text:style-name="T1">Mit jelent a klaudikáló kógencia</text:span><text:span text:style-name="T4">☺</text:span><text:span text:style-name="T1">?</text:span> </text:p>
          <text:list>
            <text:list-item>
              <text:p text:style-name="P92">nyelvújítás előtti kifejezés, mai jelentése: mórikáló elegancia (ti.: befektetési tanácsadó; vö. angolban: <text:span text:style-name="T11">broker</text:span>) </text:p>
            </text:list-item>
            <text:list-item>
              <text:p text:style-name="P92">La<text:span text:style-name="T7">u</text:span>di (!) tanár úr félfogadási ideje </text:p>
            </text:list-item>
            <text:list-item>
              <text:p text:style-name="P92">Liptai Klaudia műsoraitól való kényszeres függőség </text:p>
            </text:list-item>
            <text:list-item>
              <text:p text:style-name="P92">Mondtam már, hogy én CSAK FRANCIÁUL tudok! </text:p>
            </text:list-item>
          </text:list>
        </text:list-item>
      </text:list>
      <text:p text:style-name="P24"><text:s/></text:p>
      <text:list xml:id="list82045698812129" text:continue-numbering="true" text:style-name="WWNum28">
        <text:list-item>
          <text:p text:style-name="P49"><text:span text:style-name="T1">Mikor NEM szűnik meg az ideiglenes szabadalmi oltalom? </text:span></text:p>
          <text:list>
            <text:list-item>
              <text:p text:style-name="P92"><text:span text:style-name="T7">ha a bejelentő azonos tárgyú, későbbi elsőbbségű használati minta bejelentést is tesz </text:span></text:p>
            </text:list-item>
            <text:list-item>
              <text:p text:style-name="P92"><text:soft-page-break/>ha fenntartási díjat türelmi időn belül nem fizetik meg </text:p>
            </text:list-item>
            <text:list-item>
              <text:p text:style-name="P92">ha a bejelentő az oltalomról lemond </text:p>
            </text:list-item>
            <text:list-item>
              <text:p text:style-name="P92">ha a szabadalmi bejelentést jogerősen elutasítják </text:p>
            </text:list-item>
          </text:list>
        </text:list-item>
      </text:list>
      <text:p text:style-name="P31"><text:s/></text:p>
      <text:list xml:id="list82045224793979" text:continue-numbering="true" text:style-name="WWNum28">
        <text:list-item>
          <text:p text:style-name="P49"><text:span text:style-name="T1">Mi NEM része a szabadalmi bejelentésnek? </text:span></text:p>
        </text:list-item>
      </text:list>
      <text:p text:style-name="P57"><text:span text:style-name="T1">A)</text:span><text:span text:style-name="T5"> <text:tab/></text:span>a bejelentési kérelem </text:p>
      <text:list xml:id="list2558441644" text:style-name="WWNum20">
        <text:list-item>
          <text:list>
            <text:list-item>
              <text:p text:style-name="P112"><text:span text:style-name="T7">az árujegyzék </text:span></text:p>
            </text:list-item>
            <text:list-item>
              <text:p text:style-name="P112">a rajz és egyéb mellékletek </text:p>
            </text:list-item>
            <text:list-item>
              <text:p text:style-name="P112">a kivonat </text:p>
            </text:list-item>
          </text:list>
        </text:list-item>
      </text:list>
      <text:p text:style-name="P31"><text:s/></text:p>
      <text:list xml:id="list82045713117262" text:continue-list="list82045224793979" text:style-name="WWNum28">
        <text:list-item>
          <text:p text:style-name="P108"><text:span text:style-name="T20">Mi NEM feltétele a nemleges megállapítási eljárásnak a szabadalmi jogban? </text:span></text:p>
          <text:list>
            <text:list-item>
              <text:p text:style-name="P92">az indítja, aki attól tart, hogy ellene szabadalombitorlás miatt eljárást indítanak </text:p>
            </text:list-item>
            <text:list-item>
              <text:p text:style-name="P92">a nemleges megállapítást kimondó jogerős határozat kizárja a jövőre nézve a vizsgált megoldások tekintetében szabadalombitorlási eljárás indítását </text:p>
            </text:list-item>
            <text:list-item>
              <text:p text:style-name="P92"><text:span text:style-name="T7">a szabadalmas előzetes nyilatkozata alapján a bíróság nemperes eljárásban hoz határozatot a nemleges megállapítási kérelemről </text:span></text:p>
            </text:list-item>
            <text:list-item>
              <text:p text:style-name="P92">a nemleges megállapítási kérelemre külön díjat kell fizetni </text:p>
            </text:list-item>
          </text:list>
        </text:list-item>
      </text:list>
      <text:p text:style-name="P24"><text:s/></text:p>
      <text:list xml:id="list82045852960751" text:continue-numbering="true" text:style-name="WWNum28">
        <text:list-item>
          <text:p text:style-name="P49"><text:span text:style-name="T1">Milyen megjelölés NEM részesíthető – főszabály szerint - védjegyoltalomban? </text:span></text:p>
          <text:list>
            <text:list-item>
              <text:p text:style-name="P92">sík alakzat </text:p>
            </text:list-item>
            <text:list-item>
              <text:p text:style-name="P92">fényjel </text:p>
            </text:list-item>
            <text:list-item>
              <text:p text:style-name="P92"><text:span text:style-name="T7">illat </text:span></text:p>
            </text:list-item>
            <text:list-item>
              <text:p text:style-name="P92">hang </text:p>
            </text:list-item>
          </text:list>
        </text:list-item>
      </text:list>
      <text:p text:style-name="P24"><text:s/></text:p>
      <text:list xml:id="list82044839927344" text:continue-numbering="true" text:style-name="WWNum28">
        <text:list-item>
          <text:p text:style-name="P49"><text:span text:style-name="T1">Milyen megjelölés NEM részesíthető – főszabály szerint - védjegyoltalomban? </text:span></text:p>
          <text:list>
            <text:list-item>
              <text:p text:style-name="P92"><text:span text:style-name="T7">nemzeti címer </text:span></text:p>
            </text:list-item>
            <text:list-item>
              <text:p text:style-name="P92">hang </text:p>
            </text:list-item>
            <text:list-item>
              <text:p text:style-name="P92">hologram </text:p>
            </text:list-item>
            <text:list-item>
              <text:p text:style-name="P92">fényjel </text:p>
            </text:list-item>
          </text:list>
        </text:list-item>
      </text:list>
      <text:p text:style-name="P24"><text:soft-page-break/><text:s/></text:p>
      <text:list xml:id="list82045593518679" text:continue-numbering="true" text:style-name="WWNum28">
        <text:list-item>
          <text:p text:style-name="P49"><text:span text:style-name="T1">Melyik jelmondat/szlogen NEM részesíthető védjegyoltalomban? </text:span></text:p>
          <text:list>
            <text:list-item>
              <text:p text:style-name="P92">„Hajrá Magyarország! Hajrá magyarok!” </text:p>
            </text:list-item>
            <text:list-item>
              <text:p text:style-name="P92">„Unicum, Magyarország nemzeti itala” </text:p>
            </text:list-item>
            <text:list-item>
              <text:p text:style-name="P92"><text:span text:style-name="T7">„Budapest, Magyarország fővárosa” </text:span></text:p>
            </text:list-item>
            <text:list-item>
              <text:p text:style-name="P92">„CBA – Magyar üzletlánc” </text:p>
            </text:list-item>
          </text:list>
        </text:list-item>
      </text:list>
      <text:p text:style-name="P27"><text:s/></text:p>
      <text:list xml:id="list82044982943734" text:continue-numbering="true" text:style-name="WWNum28">
        <text:list-item>
          <text:p text:style-name="P49"><text:span text:style-name="T1">Melyik megjelölés NEM tanúsító védjegy? </text:span></text:p>
          <text:list>
            <text:list-item>
              <text:p text:style-name="P92"><text:span text:style-name="T7">Príma Pék </text:span></text:p>
            </text:list-item>
            <text:list-item>
              <text:p text:style-name="P92">Kézműves Termék </text:p>
            </text:list-item>
            <text:list-item>
              <text:p text:style-name="P92">Kiváló Áruk Fóruma </text:p>
            </text:list-item>
            <text:list-item>
              <text:p text:style-name="P92">Hazai Termék </text:p>
            </text:list-item>
          </text:list>
        </text:list-item>
      </text:list>
      <text:p text:style-name="P27"><text:s/></text:p>
      <text:list xml:id="list82045370585599" text:continue-numbering="true" text:style-name="WWNum28">
        <text:list-item>
          <text:p text:style-name="P49"><text:span text:style-name="T1">Mi NEM része a védjegybejelentésnek? </text:span></text:p>
        </text:list-item>
      </text:list>
      <text:p text:style-name="P57"><text:span text:style-name="T1">A)</text:span><text:span text:style-name="T5"> <text:tab/></text:span>a bejelentési kérelem </text:p>
      <text:list xml:id="list949075350" text:style-name="WWNum61">
        <text:list-item>
          <text:list>
            <text:list-item>
              <text:p text:style-name="P113"><text:span text:style-name="T7">az igénypontok </text:span></text:p>
            </text:list-item>
            <text:list-item>
              <text:p text:style-name="P113">a védjegy megnevezés </text:p>
            </text:list-item>
            <text:list-item>
              <text:p text:style-name="P113">a védjegyfajta feltüntetése </text:p>
            </text:list-item>
          </text:list>
        </text:list-item>
      </text:list>
      <text:p text:style-name="P28"><text:s/></text:p>
      <text:list xml:id="list82046330971700" text:continue-list="list82045370585599" text:style-name="WWNum28">
        <text:list-item>
          <text:p text:style-name="P49"><text:span text:style-name="T1">Mi az áruosztály (védjegyek nemzetközi osztályozása) szabályozásának jogforrása? </text:span></text:p>
          <text:list>
            <text:list-item>
              <text:p text:style-name="P92">a TRIPS Egyezmény </text:p>
            </text:list-item>
            <text:list-item>
              <text:p text:style-name="P92">a Madridi Megállapodás </text:p>
            </text:list-item>
            <text:list-item>
              <text:p text:style-name="P92">a Párizsi Uniós Egyezmény </text:p>
            </text:list-item>
            <text:list-item>
              <text:p text:style-name="P92"><text:span text:style-name="T7">a Nizzai Megállapodás </text:span></text:p>
            </text:list-item>
          </text:list>
        </text:list-item>
      </text:list>
      <text:p text:style-name="P27"><text:s/></text:p>
      <text:list xml:id="list82044830521873" text:continue-numbering="true" text:style-name="WWNum28">
        <text:list-item>
          <text:p text:style-name="P49"><text:span text:style-name="T1">Mit jelent a védjegyoltalom kimerülése? </text:span></text:p>
          <text:list>
            <text:list-item>
              <text:p text:style-name="P92">a megjelölés elveszti megkülönböztető képességét </text:p>
            </text:list-item>
            <text:list-item>
              <text:p text:style-name="P92"><text:soft-page-break/>lejár a védjegyoltalom időtartama és azt a rendelkezésre álló időn belül a védjegyjogosult nem újítja meg </text:p>
            </text:list-item>
            <text:list-item>
              <text:p text:style-name="P92"><text:span text:style-name="T7">a védjegyjogosult nem tilthatja meg a védjegy használatát olyan árukkal kapcsolatban, amelyeket ő hozott forgalomba </text:span></text:p>
            </text:list-item>
            <text:list-item>
              <text:p text:style-name="P92">ha a védjegyoltalmat a jogosult 5 évet meghaladóan nem használja és arra vonatkozóan előkészületet sem tesz </text:p>
            </text:list-item>
          </text:list>
        </text:list-item>
      </text:list>
      <text:p text:style-name="P34"><text:s/></text:p>
      <text:list xml:id="list82046040716334" text:continue-numbering="true" text:style-name="WWNum28">
        <text:list-item>
          <text:p text:style-name="P49"><text:span text:style-name="T1">A védjegyoltalom időtartama… </text:span></text:p>
          <text:list>
            <text:list-item>
              <text:p text:style-name="P92">5 év, és négyszer meghosszabbítható </text:p>
            </text:list-item>
            <text:list-item>
              <text:p text:style-name="P92">10 év, és nem meghosszabbítható </text:p>
            </text:list-item>
            <text:list-item>
              <text:p text:style-name="P92">10 év, és négyszer meghosszabbítható </text:p>
            </text:list-item>
            <text:list-item>
              <text:p text:style-name="P92"><text:span text:style-name="T7">10 év, és korlátlan alkalommal meghosszabbítható újabb 10-10 évre </text:span></text:p>
            </text:list-item>
          </text:list>
        </text:list-item>
      </text:list>
      <text:p text:style-name="P27"><text:s/></text:p>
      <text:list xml:id="list82045017287330" text:continue-numbering="true" text:style-name="WWNum28">
        <text:list-item>
          <text:p text:style-name="P49"><text:span text:style-name="T1">Mit jelent a belenyugvás a védjegy jogban? </text:span></text:p>
          <text:list>
            <text:list-item>
              <text:p text:style-name="P92"><text:span text:style-name="T7">ha a védjegyjogosult 5 éven át eltűri egy későbbi azonos megjelölés használatát (belenyugvás), akkor a jövőben már nem léphet fel védjegybitorlás miatt </text:span></text:p>
            </text:list-item>
            <text:list-item>
              <text:p text:style-name="P92">ha a védjegyjogosult az oltalom lejártát követő türelmi időn belül nem újítja meg a védjegyoltalmát (belenyugvás), akkor a védjegyoltalom megszűnik </text:p>
            </text:list-item>
            <text:list-item>
              <text:p text:style-name="P92">ha a védjegyjogosult nem él az észrevételezési jogával a lajstromozási eljárásban (belenyugvás), akkor a védjegyet az SZTNH által meghatározott terjedelemben lajstromozzák </text:p>
            </text:list-item>
            <text:list-item>
              <text:p text:style-name="P92">ha a jogosult lajstromozás hiányában is 5 éven át zavartalanul használja a megkülönböztetést, akkor annak oltalomképességét az SZTNH külön eljárásban ismeri el (belenyugvás) </text:p>
            </text:list-item>
          </text:list>
        </text:list-item>
      </text:list>
      <text:p text:style-name="P18"><text:s/></text:p>
      <text:list xml:id="list82044742686763" text:continue-numbering="true" text:style-name="WWNum28">
        <text:list-item>
          <text:p text:style-name="P49"><text:span text:style-name="T1">Mit jelent a megosztási eljárás a védjegy jogban? </text:span></text:p>
          <text:list>
            <text:list-item>
              <text:p text:style-name="P92">ha több védjegyjogosult van, és nem tudnak megállapodni a védjegyen fennálló részesedésükben, akkor azt az SZTNH külön eljárásban állapítja meg </text:p>
            </text:list-item>
            <text:list-item>
              <text:p text:style-name="P92">ha több védjegyjogosult van, és nem tudnak megállapodni a védjegyen fennálló részesedésükben, akkor azt a bíróság nemperes eljárásban állapítja meg </text:p>
            </text:list-item>
            <text:list-item>
              <text:p text:style-name="P92"><text:span text:style-name="T7">ha a védjegyjogosult – az árujegyzék szétválasztásával – meghatározott áruk tekintetében kezdeményezi az SZTNH-nál a védjegyoltalom megosztását </text:span></text:p>
            </text:list-item>
            <text:list-item>
              <text:p text:style-name="P92">ha a védjegyjogosult – az árujegyzék szétválasztásával – meghatározott áruk tekintetében kezdeményezi a bíróságnál a védjegyoltalom megosztását </text:p>
            </text:list-item>
          </text:list>
        </text:list-item>
      </text:list>
      <text:p text:style-name="P24"><text:s/></text:p>
      <text:list xml:id="list82045844231740" text:continue-numbering="true" text:style-name="WWNum28">
        <text:list-item>
          <text:p text:style-name="P49"><text:span text:style-name="T1">Milyen elsőbbséget megalapozó nap van a védjegy jogban? </text:span></text:p>
        </text:list-item>
      </text:list>
      <text:p text:style-name="P57"><text:span text:style-name="T1">A)</text:span><text:span text:style-name="T5"> </text:span>közzétételi elsőbbség </text:p>
      <text:list xml:id="list453457711" text:style-name="WWNum16">
        <text:list-item>
          <text:list>
            <text:list-item>
              <text:p text:style-name="P114">használati elsőbbség </text:p>
            </text:list-item>
            <text:list-item>
              <text:p text:style-name="P114"><text:span text:style-name="T7">kiállítási elsőbbség </text:span></text:p>
            </text:list-item>
            <text:list-item>
              <text:p text:style-name="P114">árujegyzék elsőbbség<text:span text:style-name="T1"> </text:span></text:p>
            </text:list-item>
          </text:list>
        </text:list-item>
      </text:list>
      <text:p text:style-name="P24"><text:soft-page-break/><text:s/></text:p>
      <text:list xml:id="list82045121290439" text:continue-list="list82045844231740" text:style-name="WWNum28">
        <text:list-item>
          <text:p text:style-name="P108"><text:span text:style-name="T20">Milyen elsőbbséget megalapozó napok vannak a védjegy jogban? </text:span></text:p>
          <text:list>
            <text:list-item>
              <text:p text:style-name="P92">közzétételi és kiállítási elsőbbség </text:p>
            </text:list-item>
            <text:list-item>
              <text:p text:style-name="P92">használati és bejelentési elsőbbség </text:p>
            </text:list-item>
            <text:list-item>
              <text:p text:style-name="P92"><text:span text:style-name="T7">kiállítási és bejelentési elsőbbség </text:span></text:p>
            </text:list-item>
            <text:list-item>
              <text:p text:style-name="P92">bejelentési és közzétételi elsőbbség<text:span text:style-name="T1"> </text:span></text:p>
            </text:list-item>
          </text:list>
        </text:list-item>
      </text:list>
      <text:p text:style-name="P17"><text:s/></text:p>
      <text:list xml:id="list82044875403095" text:continue-numbering="true" text:style-name="WWNum28">
        <text:list-item>
          <text:p text:style-name="P49"><text:span text:style-name="T1">Milyen megjelölés részesíthető földrajzi árujelzők oltalmában? </text:span></text:p>
          <text:list>
            <text:list-item>
              <text:p text:style-name="P92">olyan árujelző, amely a termék szokásos elnevezésévé vált a kereskedelmi forgalomban </text:p>
            </text:list-item>
            <text:list-item>
              <text:p text:style-name="P92">olyan árujelző, amely a termék általánosan ismert fajtanevévé vált </text:p>
            </text:list-item>
            <text:list-item>
              <text:p text:style-name="P92">olyan megjelölés, amely védjegyoltalma lejárt </text:p>
            </text:list-item>
            <text:list-item>
              <text:p text:style-name="P92"><text:span text:style-name="T7">olyan megjelölés, amelyet eredetmegjelölésként használnak </text:span></text:p>
            </text:list-item>
          </text:list>
        </text:list-item>
      </text:list>
      <text:p text:style-name="P31"><text:s/></text:p>
      <text:list xml:id="list82046576183484" text:continue-numbering="true" text:style-name="WWNum28">
        <text:list-item>
          <text:p text:style-name="P49"><text:span text:style-name="T13">Mi NEM jellemző a földrajzi árujelzők oltalmára? </text:span></text:p>
          <text:list>
            <text:list-item>
              <text:p text:style-name="P92"><text:span text:style-name="T12">a földrajzi árujelző mögött nem áll személyiségi jog </text:span></text:p>
            </text:list-item>
            <text:list-item>
              <text:p text:style-name="P92"><text:span text:style-name="T12">a földrajzi árujelző nem állhat kizárólag földrajzi jelzésből </text:span></text:p>
            </text:list-item>
            <text:list-item>
              <text:p text:style-name="P92"><text:span text:style-name="T14">a földrajzi árujelző oltalma kollektív jogosultságot biztosít </text:span></text:p>
            </text:list-item>
            <text:list-item>
              <text:p text:style-name="P92"><text:span text:style-name="T12">a földrajzi árujelző oltalma lajstromozással jön létre </text:span></text:p>
            </text:list-item>
          </text:list>
        </text:list-item>
      </text:list>
      <text:p text:style-name="P28"><text:s/></text:p>
      <text:list xml:id="list82046185380885" text:continue-numbering="true" text:style-name="WWNum28">
        <text:list-item>
          <text:p text:style-name="P49"><text:span text:style-name="T1">Melyik megjelölés NEM minősül(het) földrajzi árujelzőnek? </text:span></text:p>
        </text:list-item>
      </text:list>
      <text:p text:style-name="P19"><text:span text:style-name="T1">A)</text:span><text:span text:style-name="T5"> <text:tab/></text:span>Vecsési káposzta </text:p>
      <text:list xml:id="list2876653958" text:style-name="WWNum18">
        <text:list-item>
          <text:list>
            <text:list-item>
              <text:p text:style-name="P115">Gyulai kolbász </text:p>
            </text:list-item>
            <text:list-item>
              <text:p text:style-name="P115">Óvári sajt </text:p>
            </text:list-item>
            <text:list-item>
              <text:p text:style-name="P115"><text:span text:style-name="T7">Ementáli sajt </text:span></text:p>
            </text:list-item>
          </text:list>
        </text:list-item>
      </text:list>
      <text:p text:style-name="P24"><text:s/></text:p>
      <text:list xml:id="list82045199798261" text:continue-list="list82046185380885" text:style-name="WWNum28">
        <text:list-item>
          <text:p text:style-name="P49"><text:span text:style-name="T1">Melyik megjelölés NEM minősül(het) földrajzi árujelzőnek? </text:span></text:p>
          <text:list>
            <text:list-item>
              <text:p text:style-name="P92">Debreceni mézes </text:p>
            </text:list-item>
            <text:list-item>
              <text:p text:style-name="P92"><text:soft-page-break/>Debreceni </text:p>
            </text:list-item>
            <text:list-item>
              <text:p text:style-name="P92"><text:span text:style-name="T7">Herend </text:span></text:p>
            </text:list-item>
            <text:list-item>
              <text:p text:style-name="P92">Herendi Porcelán </text:p>
            </text:list-item>
          </text:list>
        </text:list-item>
      </text:list>
      <text:p text:style-name="P17"><text:s/></text:p>
      <text:h text:style-name="P167" text:outline-level="1">CSALÁDJOG (Ptk.: Negyedik Könyv) </text:h>
      <text:p text:style-name="P17"><text:span text:style-name="T1"><text:s/></text:span></text:p>
      <text:list xml:id="list2979435986" text:style-name="WWNum62">
        <text:list-item>
          <text:p text:style-name="P50"><text:span text:style-name="T1">Megköthető-e a házasság a szándék bejelentése után azonnal? </text:span></text:p>
          <text:list>
            <text:list-item>
              <text:p text:style-name="P121"><text:span text:style-name="T7">igen, a jegyző felmentése alapján </text:span></text:p>
            </text:list-item>
            <text:list-item>
              <text:p text:style-name="P121">igen, az anyakönyvvezető felmentése alapján </text:p>
            </text:list-item>
            <text:list-item>
              <text:p text:style-name="P121">igen, a gyámhatóság engedélye alapján </text:p>
            </text:list-item>
            <text:list-item>
              <text:p text:style-name="P121">igen, a közjegyző felmentése alapján </text:p>
            </text:list-item>
          </text:list>
        </text:list-item>
      </text:list>
      <text:p text:style-name="P28"><text:s/></text:p>
      <text:list xml:id="list82045886895553" text:continue-numbering="true" text:style-name="WWNum62">
        <text:list-item>
          <text:p text:style-name="P50"><text:span text:style-name="T1">Melyik NEM házassági érvénytelenségi ok az alábbiak közül főszabály szerint? </text:span></text:p>
          <text:list>
            <text:list-item>
              <text:p text:style-name="P121">testvérek egymással kötött házassága </text:p>
            </text:list-item>
            <text:list-item>
              <text:p text:style-name="P121">testvérnek testvére vér szerinti leszármazójával kötött házassága </text:p>
            </text:list-item>
            <text:list-item>
              <text:p text:style-name="P121"><text:span text:style-name="T7">házastársnak a volt házastársa egyenesági rokonával kötött házassága </text:span></text:p>
            </text:list-item>
            <text:list-item>
              <text:p text:style-name="P121">bejegyzett élettársi kapcsolat fennállása </text:p>
            </text:list-item>
          </text:list>
        </text:list-item>
      </text:list>
      <text:p text:style-name="P24"><text:s/></text:p>
      <text:list xml:id="list82045507090436" text:continue-numbering="true" text:style-name="WWNum62">
        <text:list-item>
          <text:p text:style-name="P50"><text:span text:style-name="T1">Az alábbiak közül mi NEM tartozik a házassági közös vagyon körébe? </text:span></text:p>
          <text:list>
            <text:list-item>
              <text:p text:style-name="P121">a házastárs különvagyonának hozama </text:p>
            </text:list-item>
            <text:list-item>
              <text:p text:style-name="P121">közösen kapott ajándék </text:p>
            </text:list-item>
            <text:list-item>
              <text:p text:style-name="P121">a házassági életközösség alatt létrehozott műért járó szerzői jogdíj </text:p>
            </text:list-item>
            <text:list-item>
              <text:p text:style-name="P121"><text:span text:style-name="T7">a házasságkötéskor megvolt vagyontárgy </text:span></text:p>
            </text:list-item>
          </text:list>
        </text:list-item>
      </text:list>
      <text:p text:style-name="P27"><text:s/></text:p>
      <text:list xml:id="list82045052242772" text:continue-numbering="true" text:style-name="WWNum62">
        <text:list-item>
          <text:p text:style-name="P50"><text:span text:style-name="T1">Előírja-e a Ptk. a házastársi hűség kötelezettségét? </text:span></text:p>
          <text:list>
            <text:list-item>
              <text:p text:style-name="P121">nem, mert nem lehet kikényszeríteni </text:p>
            </text:list-item>
            <text:list-item>
              <text:p text:style-name="P121">igen, a házastársak személyi viszonyai között írja elő<text:span text:style-name="T1"> </text:span></text:p>
            </text:list-item>
            <text:list-item>
              <text:p text:style-name="P121"><text:soft-page-break/>nem, mert kizárólag a Vodafone-nak lehet hűséget fogadni </text:p>
            </text:list-item>
            <text:list-item>
              <text:p text:style-name="P121">igen, a házastársak személyi és vagyoni viszonyai között is szabályozza </text:p>
            </text:list-item>
          </text:list>
        </text:list-item>
      </text:list>
      <text:p text:style-name="P23"><text:s/></text:p>
      <text:list xml:id="list82045120694583" text:continue-numbering="true" text:style-name="WWNum62">
        <text:list-item>
          <text:p text:style-name="P50"><text:span text:style-name="T1">Mi az örökbefogadás célja? </text:span></text:p>
          <text:list>
            <text:list-item>
              <text:p text:style-name="P121">az, hogy örököse legyen az örökbefogadónak </text:p>
            </text:list-item>
            <text:list-item>
              <text:p text:style-name="P121"><text:span text:style-name="T7">az, hogy családi kapcsolatot létesítsen az örökbefogadó és annak rokonai, valamint az örökbefogadott között </text:span></text:p>
            </text:list-item>
            <text:list-item>
              <text:p text:style-name="P121">a gyermeknek jobb az örökbefogadónál, mint ha intézetben lenne </text:p>
            </text:list-item>
            <text:list-item>
              <text:p text:style-name="P121">jobban nevelhető a gyermek az örökbefogadónál </text:p>
            </text:list-item>
          </text:list>
        </text:list-item>
      </text:list>
      <text:p text:style-name="P128"><text:s/></text:p>
      <text:list xml:id="list82046245991503" text:continue-numbering="true" text:style-name="WWNum62">
        <text:list-item>
          <text:p text:style-name="P50"><text:span text:style-name="T1">Mikor érdemtelen a volt házastárs a tartásra az alábbiak közül? </text:span></text:p>
          <text:list>
            <text:list-item>
              <text:p text:style-name="P121">akinek súlyosan kifogásolható életvitele járult hozzá a házasság megromlásához </text:p>
            </text:list-item>
            <text:list-item>
              <text:p text:style-name="P121">aki saját szükséges tartását önhibáján kívül nem képes megoldani<text:span text:style-name="T1"> </text:span></text:p>
            </text:list-item>
            <text:list-item>
              <text:p text:style-name="P121">a volt házastárs a tartásra nem lehet érdemtelen </text:p>
            </text:list-item>
            <text:list-item>
              <text:p text:style-name="P121"><text:span text:style-name="T7">akinek súlyosan kifogásolható életvitele járult hozzá a házasság megkötéséhez </text:span></text:p>
            </text:list-item>
          </text:list>
        </text:list-item>
      </text:list>
      <text:p text:style-name="P17"><text:s/></text:p>
      <text:list xml:id="list82045812303386" text:continue-numbering="true" text:style-name="WWNum62">
        <text:list-item>
          <text:p text:style-name="P50"><text:span text:style-name="T1">Kik a rokonok? </text:span></text:p>
          <text:list>
            <text:list-item>
              <text:p text:style-name="P121">az egyenes ági lemenők és felmenők </text:p>
            </text:list-item>
            <text:list-item>
              <text:p text:style-name="P121"><text:span text:style-name="T7">az egymástól és a közös elődtől származó személyek </text:span></text:p>
            </text:list-item>
            <text:list-item>
              <text:p text:style-name="P121">a hozzátartozók és a közeli hozzátartozók </text:p>
            </text:list-item>
            <text:list-item>
              <text:p text:style-name="P121">csak a közeli hozzátartozók<text:span text:style-name="T1"> </text:span></text:p>
            </text:list-item>
          </text:list>
        </text:list-item>
      </text:list>
      <text:p text:style-name="P34"><text:s/></text:p>
      <text:list xml:id="list82046529560707" text:continue-numbering="true" text:style-name="WWNum62">
        <text:list-item>
          <text:p text:style-name="P50"><text:span text:style-name="T1">Dönthet-e a bíróság a bontóper során a házastársak lakásán fennálló közös tulajdon megszüntetéséről? </text:span></text:p>
          <text:list>
            <text:list-item>
              <text:p text:style-name="P121"><text:span text:style-name="T7">igen, erre irányuló kérelemre </text:span></text:p>
            </text:list-item>
            <text:list-item>
              <text:p text:style-name="P121">nem, ez kizárólag egy későbbi per tárgya lehet </text:p>
            </text:list-item>
            <text:list-item>
              <text:p text:style-name="P121">nem, mert csak a lakáshasználati jog rendezését lehet kérni a közös tulajdon megszüntetése nélkül </text:p>
            </text:list-item>
            <text:list-item>
              <text:p text:style-name="P123">nem, mert tisztázandó előkérdés, hogy melyik tulajdonostárs marad a lakásban<text:span text:style-name="T1"> </text:span></text:p>
            </text:list-item>
          </text:list>
        </text:list-item>
        <text:list-item>
          <text:p text:style-name="P50"><text:span text:style-name="T1">Mi a kiskorú gyermek tartásának speciális vonása a többi rokontartással szemben? A)</text:span><text:span text:style-name="T5"> </text:span>a gyermek nem jogosult a tartásra, ha nem folytat tanulmányokat </text:p>
        </text:list-item>
      </text:list>
      <text:list xml:id="list387536136" text:style-name="WWNum60">
        <text:list-item>
          <text:list>
            <text:list-item>
              <text:p text:style-name="P101"><text:soft-page-break/>a házastárs tartása megelőzi a gyermektartást </text:p>
            </text:list-item>
            <text:list-item>
              <text:p text:style-name="P101">csak akkor jár a tartás, ha a gyermek rászorult és nem érdemtelen </text:p>
            </text:list-item>
            <text:list-item>
              <text:p text:style-name="P101"><text:span text:style-name="T7">a szülő saját tartása rovására is köteles a gyermeket eltartani </text:span></text:p>
            </text:list-item>
          </text:list>
        </text:list-item>
      </text:list>
      <text:p text:style-name="P24"><text:s/></text:p>
      <text:list xml:id="list82044927689663" text:continue-list="list82046529560707" text:style-name="WWNum62">
        <text:list-item>
          <text:p text:style-name="P50"><text:span text:style-name="T1">Mit jelent a házassági köteléken alapuló apasági vélelem? </text:span></text:p>
          <text:list>
            <text:list-item>
              <text:p text:style-name="P121">azt a férfit kell apának tekinteni, akivel az anya a gyermek születésekor házassági kötelékben állt </text:p>
            </text:list-item>
            <text:list-item>
              <text:p text:style-name="P124"><text:span text:style-name="T23">azt a férfit kell apának tekinteni, akivel az anya a gyermek fogamzási idejének kezdetétől a gyermek születéséig eltelt idő vagy annak egy része alatt házassági kötelékben állt</text:span><text:span text:style-name="T7"> </text:span></text:p>
            </text:list-item>
            <text:list-item>
              <text:p text:style-name="P121">azt a férfit kell apának tekinteni, akivel az anya a gyermek születésekor házassági vagy élettársi kötelékben állt </text:p>
            </text:list-item>
            <text:list-item>
              <text:p text:style-name="P124"><text:span text:style-name="T24">azt a férfit kell apának tekinteni, akivel az anya a gyermek fogamzási idejének kezdetétől a gyermek születéséig eltelt idő vagy annak egy része alatt házassági vagy élettársi kötelékben állt</text:span> </text:p>
            </text:list-item>
          </text:list>
        </text:list-item>
      </text:list>
      <text:p text:style-name="P28"><text:s/></text:p>
      <text:list xml:id="list82046677032579" text:continue-numbering="true" text:style-name="WWNum62">
        <text:list-item>
          <text:p text:style-name="P50"><text:span text:style-name="T1">Kik döntenek elsődlegesen a házasság felbontása során elsődlegesen a gyermek elhelyezésről? </text:span></text:p>
          <text:list>
            <text:list-item>
              <text:p text:style-name="P121"><text:span text:style-name="T7">a szülők, de a bíróságnak jóvá kell hagynia a megállapodást </text:span></text:p>
            </text:list-item>
            <text:list-item>
              <text:p text:style-name="P121">a szülők nem dönthetnek, kizárólag a bíróság </text:p>
            </text:list-item>
            <text:list-item>
              <text:p text:style-name="P121">a gyámhatóság dönt a gyermek egyidejű meghallgatásával </text:p>
            </text:list-item>
            <text:list-item>
              <text:p text:style-name="P121">a szülők és a gyermek szabadon dönthetnek </text:p>
            </text:list-item>
          </text:list>
        </text:list-item>
      </text:list>
      <text:p text:style-name="P31"><text:s/></text:p>
      <text:list xml:id="list82045925811118" text:continue-numbering="true" text:style-name="WWNum62">
        <text:list-item>
          <text:p text:style-name="P50"><text:span text:style-name="T1">Melyik NEM feltétele a volt házastárs tartásának? </text:span></text:p>
          <text:list>
            <text:list-item>
              <text:p text:style-name="P121">a volt házastárs a tartásra, önhibáján kívül rászoruljon </text:p>
            </text:list-item>
            <text:list-item>
              <text:p text:style-name="P121">ne legyen érdemtelen </text:p>
            </text:list-item>
            <text:list-item>
              <text:p text:style-name="P121">a kötelezett képes legyen a tartásra </text:p>
            </text:list-item>
            <text:list-item>
              <text:p text:style-name="P121"><text:span text:style-name="T7">a kötelezettnek ne legyen kiskorú gyermeke </text:span></text:p>
            </text:list-item>
          </text:list>
        </text:list-item>
      </text:list>
      <text:p text:style-name="P25"><text:s/></text:p>
      <text:list xml:id="list82046567307841" text:continue-numbering="true" text:style-name="WWNum62">
        <text:list-item>
          <text:p text:style-name="P50"><text:span text:style-name="T1">Meg lehet-e támadni az apaság vélelmét? </text:span></text:p>
          <text:list>
            <text:list-item>
              <text:p text:style-name="P121">igen, mindegyik apasági vélelem megdönthető </text:p>
            </text:list-item>
            <text:list-item>
              <text:p text:style-name="P121">nem, ezek megdönthetetlen vélelmek </text:p>
            </text:list-item>
            <text:list-item>
              <text:p text:style-name="P124"><text:span text:style-name="T7">igen, kivéve ha az apaságot bíróság állapította meg; vagy </text:span><text:span text:style-name="T23">a származás reprodukciós eljárás következménye </text:span></text:p>
            </text:list-item>
            <text:list-item>
              <text:p text:style-name="P124">nem, kivéve, ha az apaságot bíróság állapította meg </text:p>
            </text:list-item>
          </text:list>
        </text:list-item>
      </text:list>
      <text:p text:style-name="P30"><text:soft-page-break/><text:s/></text:p>
      <text:list xml:id="list82045143920420" text:continue-numbering="true" text:style-name="WWNum62">
        <text:list-item>
          <text:p text:style-name="P50"><text:span text:style-name="T1">Van-e joghatása az érvénytelen házasságnak? </text:span></text:p>
          <text:list>
            <text:list-item>
              <text:p text:style-name="P121">nincs, az érvénytelenné nyilvánító bírósági határozat a megkötéstől kezdve megszünteti a joghatásokat </text:p>
            </text:list-item>
            <text:list-item>
              <text:p text:style-name="P121"><text:span text:style-name="T7">igen, több is, pl. apasági vélelem </text:span></text:p>
            </text:list-item>
            <text:list-item>
              <text:p text:style-name="P121">igen, de csak a névviselésre vonatkozóan </text:p>
            </text:list-item>
            <text:list-item>
              <text:p text:style-name="P121">főszabály szerint nincs, csak a felek egyezsége alapján </text:p>
            </text:list-item>
          </text:list>
        </text:list-item>
      </text:list>
      <text:p text:style-name="P28"><text:s/></text:p>
      <text:list xml:id="list82046617790858" text:continue-numbering="true" text:style-name="WWNum62">
        <text:list-item>
          <text:p text:style-name="P50"><text:span text:style-name="T1">Mi NEM feltétele az apaság nyilatkozattal történő teljes hatályú elismerésének? </text:span></text:p>
          <text:list>
            <text:list-item>
              <text:p text:style-name="P121"><text:span text:style-name="T7">nemi kapcsolat az apa és az anya között </text:span></text:p>
            </text:list-item>
            <text:list-item>
              <text:p text:style-name="P121">16 év korkülönbség a gyermek és a nyilatkozó között </text:p>
            </text:list-item>
            <text:list-item>
              <text:p text:style-name="P121">hozzájáruló nyilatkozatok az anya és a 16 év feletti gyermek részéről </text:p>
            </text:list-item>
            <text:list-item>
              <text:p text:style-name="P125">apai hely betöltetlensége </text:p>
            </text:list-item>
          </text:list>
        </text:list-item>
        <text:list-item>
          <text:p text:style-name="P50"><text:span text:style-name="T1">Mi a feltétele – többek között – a rokontartásnak? </text:span></text:p>
          <text:list>
            <text:list-item>
              <text:p text:style-name="P121">csak a közvetlen rokon kötelezhető </text:p>
            </text:list-item>
            <text:list-item>
              <text:p text:style-name="P121">csak a felmenők kötelezhetők </text:p>
            </text:list-item>
            <text:list-item>
              <text:p text:style-name="P121"><text:span text:style-name="T7">rászorult legyen a rokon és ne legyen érdemtelen </text:span></text:p>
            </text:list-item>
            <text:list-item>
              <text:p text:style-name="P121">nincs egyetlen kiskorú gyermeke sem a kötelezettnek </text:p>
            </text:list-item>
          </text:list>
        </text:list-item>
      </text:list>
      <text:p text:style-name="P31"><text:s/></text:p>
      <text:list xml:id="list82044860464336" text:continue-numbering="true" text:style-name="WWNum62">
        <text:list-item>
          <text:p text:style-name="P50"><text:span text:style-name="T1">Mi a polgári jogi joghatása a kettős házasságnak? </text:span></text:p>
          <text:list>
            <text:list-item>
              <text:p text:style-name="P121">érvénytelen a második házasság </text:p>
            </text:list-item>
            <text:list-item>
              <text:p text:style-name="P121">érvénytelen mindkét házasság </text:p>
            </text:list-item>
            <text:list-item>
              <text:p text:style-name="P121">a második házasság érvénytelen és ez nem orvosolható </text:p>
            </text:list-item>
            <text:list-item>
              <text:p text:style-name="P121"><text:span text:style-name="T7">a második házasság érvénytelen, de az érvényessé válik, ha az első házasság megszűnik </text:span></text:p>
            </text:list-item>
          </text:list>
        </text:list-item>
      </text:list>
      <text:p text:style-name="P30"><text:s/></text:p>
      <text:list xml:id="list82045777030092" text:continue-numbering="true" text:style-name="WWNum62">
        <text:list-item>
          <text:p text:style-name="P50"><text:span text:style-name="T1">Kinek lehet gyámja? </text:span></text:p>
          <text:list>
            <text:list-item>
              <text:p text:style-name="P121">annak, aki gondnokság alatt áll </text:p>
            </text:list-item>
            <text:list-item>
              <text:p text:style-name="P121">annak, akit örökbe fogadtak </text:p>
            </text:list-item>
            <text:list-item>
              <text:p text:style-name="P121"><text:soft-page-break/><text:span text:style-name="T7">annak a kiskorúnak, akinek a szülei nem élnek vagy nem alkalmasak a gyermek nevelésére </text:span></text:p>
            </text:list-item>
            <text:list-item>
              <text:p text:style-name="P121">annak a kiskorúnak, akit a bíróság az egyik szülőnél helyezett el, a másik szülőt gyám pótolja </text:p>
            </text:list-item>
          </text:list>
        </text:list-item>
      </text:list>
      <text:p text:style-name="P28"><text:s/></text:p>
      <text:list xml:id="list82045047639709" text:continue-numbering="true" text:style-name="WWNum62">
        <text:list-item>
          <text:p text:style-name="P50"><text:span text:style-name="T1">Mi NEM tartozik a házastárs különvagyonába az alábbiak közül? </text:span></text:p>
        </text:list-item>
      </text:list>
      <text:p text:style-name="P57"><text:span text:style-name="T1">A)</text:span><text:span text:style-name="T5"> </text:span>a házastárs személyét ért sérelemért kapott juttatás (sérelemdíj) </text:p>
      <text:list xml:id="list2630956319" text:style-name="WWNum47">
        <text:list-item>
          <text:list>
            <text:list-item>
              <text:p text:style-name="P129">a különvagyon értékén szerzett vagyontárgy </text:p>
            </text:list-item>
            <text:list-item>
              <text:p text:style-name="P129"><text:span text:style-name="T7">a szokásos mértéket meghaladó, de személyes használatra szolgáló vagyontárgy </text:span></text:p>
            </text:list-item>
            <text:list-item>
              <text:p text:style-name="P129">a házasság fennállása alatt örökölt vagyontárgy </text:p>
            </text:list-item>
          </text:list>
        </text:list-item>
      </text:list>
      <text:p text:style-name="P24"><text:s/></text:p>
      <text:list xml:id="list82045201815908" text:continue-list="list82045047639709" text:style-name="WWNum62">
        <text:list-item>
          <text:p text:style-name="P50"><text:span text:style-name="T1">Melyik esetben szünetel a szülői felügyeleti jog az alábbiak közül? </text:span></text:p>
          <text:list>
            <text:list-item>
              <text:p text:style-name="P121"><text:span text:style-name="T7">ha a szülő cselekvőképtelen </text:span></text:p>
            </text:list-item>
            <text:list-item>
              <text:p text:style-name="P121">ha a gyermek nagykorúvá vált </text:p>
            </text:list-item>
            <text:list-item>
              <text:p text:style-name="P121">ha a szülő a gyermek személye ellen szándékos bűncselekményt követett el </text:p>
            </text:list-item>
            <text:list-item>
              <text:p text:style-name="P121">méhmagzat esetén az élveszületésig </text:p>
            </text:list-item>
          </text:list>
        </text:list-item>
      </text:list>
      <text:p text:style-name="P28"><text:s/></text:p>
      <text:list xml:id="list82044727157585" text:continue-numbering="true" text:style-name="WWNum62">
        <text:list-item>
          <text:p text:style-name="P50"><text:span text:style-name="T1">Melyik NEM házassági érvénytelenségi ok az alábbiak közül főszabály szerint? </text:span></text:p>
          <text:list>
            <text:list-item>
              <text:p text:style-name="P121">testvérek egymással kötött házassága </text:p>
            </text:list-item>
            <text:list-item>
              <text:p text:style-name="P121">testvérnek testvére vér szerinti leszármazójával kötött házassága </text:p>
            </text:list-item>
            <text:list-item>
              <text:p text:style-name="P121"><text:span text:style-name="T7">házastársnak a volt házastársa egyenesági rokonával kötött házassága </text:span></text:p>
            </text:list-item>
            <text:list-item>
              <text:p text:style-name="P121">bejegyzett élettársi kapcsolat fennállása </text:p>
            </text:list-item>
          </text:list>
        </text:list-item>
      </text:list>
      <text:p text:style-name="P24"><text:s/></text:p>
      <text:list xml:id="list82046186698544" text:continue-numbering="true" text:style-name="WWNum62">
        <text:list-item>
          <text:p text:style-name="P50"><text:span text:style-name="T1">Az alábbiak közül mi NEM tartozik a házassági közös vagyon körébe? </text:span></text:p>
          <text:list>
            <text:list-item>
              <text:p text:style-name="P121">a házastárs különvagyonának hozama </text:p>
            </text:list-item>
            <text:list-item>
              <text:p text:style-name="P121">közösen kapott ajándék </text:p>
            </text:list-item>
            <text:list-item>
              <text:p text:style-name="P121">a házassági életközösség alatt létrehozott műért járó szerzői jogdíj </text:p>
            </text:list-item>
            <text:list-item>
              <text:p text:style-name="P121"><text:span text:style-name="T7">a házasságkötéskor megvolt vagyontárgy </text:span></text:p>
            </text:list-item>
          </text:list>
        </text:list-item>
      </text:list>
      <text:p text:style-name="P31"><text:s/></text:p>
      <text:list xml:id="list82045454969853" text:continue-numbering="true" text:style-name="WWNum62">
        <text:list-item>
          <text:p text:style-name="P50"><text:soft-page-break/><text:span text:style-name="T1">Előírja-e a Ptk. a házastársi hűség kötelezettségét? </text:span></text:p>
          <text:list>
            <text:list-item>
              <text:p text:style-name="P121">nem, mert nem lehet kikényszeríteni </text:p>
            </text:list-item>
            <text:list-item>
              <text:p text:style-name="P121">igen, a házastársak személyi viszonyai között írja elő<text:span text:style-name="T1"> </text:span></text:p>
            </text:list-item>
            <text:list-item>
              <text:p text:style-name="P121">nem, mert kizárólag a Vodafone-nak lehet hűséget fogadni </text:p>
            </text:list-item>
            <text:list-item>
              <text:p text:style-name="P126"><text:span text:style-name="T7">igen, a házastársak személyi és vagyoni viszonyai között is szabályozza </text:span></text:p>
            </text:list-item>
          </text:list>
        </text:list-item>
        <text:list-item>
          <text:p text:style-name="P50"><text:span text:style-name="T1">Kik a rokonok? </text:span></text:p>
          <text:list>
            <text:list-item>
              <text:p text:style-name="P121">az egyenes ági lemenők és felmenők </text:p>
            </text:list-item>
            <text:list-item>
              <text:p text:style-name="P121"><text:span text:style-name="T7">az egymástól és a közös elődtől származó személyek </text:span></text:p>
            </text:list-item>
            <text:list-item>
              <text:p text:style-name="P121">a hozzátartozók és a közeli hozzátartozók </text:p>
            </text:list-item>
            <text:list-item>
              <text:p text:style-name="P121">csak a közeli hozzátartozók<text:span text:style-name="T1"> </text:span></text:p>
            </text:list-item>
          </text:list>
        </text:list-item>
      </text:list>
      <text:p text:style-name="P24"><text:s/></text:p>
      <text:list xml:id="list82045867555297" text:continue-numbering="true" text:style-name="WWNum62">
        <text:list-item>
          <text:p text:style-name="P50"><text:span text:style-name="T1">Mit jelent a házassági köteléken alapuló apasági vélelem? </text:span></text:p>
          <text:list>
            <text:list-item>
              <text:p text:style-name="P121">azt a férfit kell apának tekinteni, akivel az anya a gyermek születésekor házassági kötelékben állt </text:p>
            </text:list-item>
            <text:list-item>
              <text:p text:style-name="P124"><text:span text:style-name="T23">azt a férfit kell apának tekinteni, akivel az anya a gyermek fogamzási idejének kezdetétől a gyermek születéséig eltelt idő vagy annak egy része alatt házassági kötelékben állt</text:span><text:span text:style-name="T7"> </text:span></text:p>
            </text:list-item>
            <text:list-item>
              <text:p text:style-name="P121">azt a férfit kell apának tekinteni, akivel az anya a gyermek születésekor házassági vagy élettársi kötelékben állt </text:p>
            </text:list-item>
            <text:list-item>
              <text:p text:style-name="P124"><text:span text:style-name="T24">azt a férfit kell apának tekinteni, akivel az anya a gyermek fogamzási idejének kezdetétől a gyermek születéséig eltelt idő vagy annak egy része alatt házassági vagy élettársi kötelékben állt</text:span> </text:p>
            </text:list-item>
          </text:list>
        </text:list-item>
      </text:list>
      <text:p text:style-name="P28"><text:s/></text:p>
      <text:list xml:id="list82044826724224" text:continue-numbering="true" text:style-name="WWNum62">
        <text:list-item>
          <text:p text:style-name="P50"><text:span text:style-name="T1">Mi a személyiségvédelem szubjektív (!) eszköze a legújabb (!) bírói gyakorlat alapján</text:span><text:span text:style-name="T4">☺</text:span><text:span text:style-name="T1">? </text:span></text:p>
          <text:list>
            <text:list-item>
              <text:p text:style-name="P121">fogház </text:p>
            </text:list-item>
            <text:list-item>
              <text:p text:style-name="P121">kórház </text:p>
            </text:list-item>
            <text:list-item>
              <text:p text:style-name="P121">dologház </text:p>
            </text:list-item>
            <text:list-item>
              <text:p text:style-name="P121">Ne szólj szám, nem fáj fejem! </text:p>
            </text:list-item>
          </text:list>
        </text:list-item>
      </text:list>
      <text:p text:style-name="P23"><text:s/></text:p>
      <text:list xml:id="list82044918916648" text:continue-numbering="true" text:style-name="WWNum62">
        <text:list-item>
          <text:p text:style-name="P50"><text:span text:style-name="T1">Mi az örökbefogadás célja? </text:span></text:p>
          <text:list>
            <text:list-item>
              <text:p text:style-name="P121">az, hogy örököse legyen az örökbefogadónak </text:p>
            </text:list-item>
            <text:list-item>
              <text:p text:style-name="P121"><text:span text:style-name="T7">az, hogy családi kapcsolatot létesítsen az örökbefogadó és annak rokonai, valamint az örökbefogadott között </text:span></text:p>
            </text:list-item>
            <text:list-item>
              <text:p text:style-name="P121">a gyermeknek jobb az örökbefogadónál, mint ha intézetben lenne </text:p>
            </text:list-item>
            <text:list-item>
              <text:p text:style-name="P121"><text:soft-page-break/>jobban nevelhető a gyermek az örökbefogadónál </text:p>
            </text:list-item>
          </text:list>
        </text:list-item>
      </text:list>
      <text:p text:style-name="P26"><text:s/></text:p>
      <text:list xml:id="list82045986901992" text:continue-numbering="true" text:style-name="WWNum62">
        <text:list-item>
          <text:p text:style-name="P50"><text:span text:style-name="T1">Mi a kiskorú gyermek tartásának speciális vonása a többi rokontartással szemben? A)</text:span><text:span text:style-name="T5"> </text:span>a gyermek nem jogosult a tartásra, ha nem folytat tanulmányokat </text:p>
        </text:list-item>
      </text:list>
      <text:list xml:id="list3291165927" text:style-name="WWNum48">
        <text:list-item>
          <text:list>
            <text:list-item>
              <text:p text:style-name="P102">a házastárs tartása megelőzi a gyermektartást </text:p>
            </text:list-item>
            <text:list-item>
              <text:p text:style-name="P102">csak akkor jár a tartás, ha a gyermek rászorult és nem érdemtelen </text:p>
            </text:list-item>
            <text:list-item>
              <text:p text:style-name="P102"><text:span text:style-name="T7">a szülő saját tartása rovására is köteles a gyermeket eltartani </text:span></text:p>
            </text:list-item>
          </text:list>
        </text:list-item>
      </text:list>
      <text:p text:style-name="P31"><text:s/></text:p>
      <text:list xml:id="list82045018818764" text:continue-list="list82045986901992" text:style-name="WWNum62">
        <text:list-item>
          <text:p text:style-name="P50"><text:span text:style-name="T1">Mi a polgári jogi joghatása a kettős házasságnak? </text:span></text:p>
          <text:list>
            <text:list-item>
              <text:p text:style-name="P121">érvénytelen a második házasság </text:p>
            </text:list-item>
            <text:list-item>
              <text:p text:style-name="P121">érvénytelen mindkét házasság </text:p>
            </text:list-item>
            <text:list-item>
              <text:p text:style-name="P121">a második házasság érvénytelen és ez nem orvosolható </text:p>
            </text:list-item>
            <text:list-item>
              <text:p text:style-name="P127"><text:span text:style-name="T7">a második házasság érvénytelen, de az érvényessé válik, ha az első házasság megszűnik</text:span></text:p>
            </text:list-item>
          </text:list>
        </text:list-item>
      </text:list>
      <text:p text:style-name="P130"/>
      <text:p text:style-name="P131"><text:span text:style-name="T1">276.</text:span><text:span text:style-name="T5"> </text:span><text:span text:style-name="T1">Kik döntenek elsődlegesen a házasság felbontása során elsődlegesen a gyermek elhelyezésről?</text:span> </text:p>
      <text:list xml:id="list3556869751" text:style-name="WWNum49">
        <text:list-item>
          <text:list>
            <text:list-item>
              <text:p text:style-name="P132"><text:span text:style-name="T7">a szülők, de a bíróságnak jóvá kell hagynia a megállapodást </text:span></text:p>
            </text:list-item>
            <text:list-item>
              <text:p text:style-name="P132">a szülők nem dönthetnek, kizárólag a bíróság </text:p>
            </text:list-item>
            <text:list-item>
              <text:p text:style-name="P132">a gyámhatóság dönt a gyermek egyidejű meghallgatásával </text:p>
            </text:list-item>
            <text:list-item>
              <text:p text:style-name="P132">a szülők és a gyermek szabadon dönthetnek </text:p>
            </text:list-item>
          </text:list>
        </text:list-item>
      </text:list>
      <text:p text:style-name="P24"><text:s/></text:p>
      <text:list xml:id="list404543156" text:style-name="WWNum51">
        <text:list-item>
          <text:p text:style-name="P51"><text:span text:style-name="T1">Mikor érdemtelen a volt házastárs a tartásra az alábbiak közül? </text:span></text:p>
          <text:list>
            <text:list-item>
              <text:p text:style-name="P122"><text:span text:style-name="T7">akinek súlyosan kifogásolható életvitele járult hozzá a házasság megromlásához </text:span></text:p>
            </text:list-item>
            <text:list-item>
              <text:p text:style-name="P122">aki saját szükséges tartását önhibáján kívül nem képes megoldani<text:span text:style-name="T1"> </text:span></text:p>
            </text:list-item>
            <text:list-item>
              <text:p text:style-name="P122">a volt házastárs a tartásra nem lehet érdemtelen </text:p>
            </text:list-item>
            <text:list-item>
              <text:p text:style-name="P122">akinek súlyosan kifogásolható életvitele járult hozzá a házasság megkötéséhez </text:p>
            </text:list-item>
          </text:list>
        </text:list-item>
      </text:list>
      <text:p text:style-name="P43"><text:s/></text:p>
      <text:list xml:id="list82045370314182" text:continue-numbering="true" text:style-name="WWNum51">
        <text:list-item>
          <text:p text:style-name="P51"><text:span text:style-name="T1">Meg lehet-e támadni az apaság vélelmét? </text:span></text:p>
          <text:list>
            <text:list-item>
              <text:p text:style-name="P122">igen, mindegyik apasági vélelem megdönthető </text:p>
            </text:list-item>
            <text:list-item>
              <text:p text:style-name="P122"><text:soft-page-break/>nem, ezek megdönthetetlen vélelmek </text:p>
            </text:list-item>
            <text:list-item>
              <text:p text:style-name="P122"><text:span text:style-name="T7">igen, kivéve ha az apaságot bíróság állapította meg; vagy </text:span><text:span text:style-name="T23">a származás reprodukciós eljárás következménye </text:span></text:p>
            </text:list-item>
            <text:list-item>
              <text:p text:style-name="P122">nem, kivéve, ha az apaságot bíróság állapította meg </text:p>
            </text:list-item>
          </text:list>
        </text:list-item>
      </text:list>
      <text:p text:style-name="P27"><text:s/></text:p>
      <text:list xml:id="list82045706505877" text:continue-numbering="true" text:style-name="WWNum51">
        <text:list-item>
          <text:p text:style-name="P51"><text:span text:style-name="T1">Mi a feltétele – többek között – a rokontartásnak? </text:span></text:p>
          <text:list>
            <text:list-item>
              <text:p text:style-name="P122">csak a közvetlen rokon kötelezhető </text:p>
            </text:list-item>
            <text:list-item>
              <text:p text:style-name="P122">csak a felmenők kötelezhetők </text:p>
            </text:list-item>
            <text:list-item>
              <text:p text:style-name="P122"><text:span text:style-name="T7">rászorult legyen a rokon és ne legyen érdemtelen </text:span></text:p>
            </text:list-item>
            <text:list-item>
              <text:p text:style-name="P122">nincs egyetlen kiskorú gyermeke sem a kötelezettnek </text:p>
            </text:list-item>
          </text:list>
        </text:list-item>
      </text:list>
      <text:p text:style-name="P28"><text:s/></text:p>
      <text:list xml:id="list82045636202745" text:continue-numbering="true" text:style-name="WWNum51">
        <text:list-item>
          <text:p text:style-name="P51"><text:span text:style-name="T1">Dönthet-e a bíróság a bontóper során a házastársak lakásán fennálló közös tulajdon megszüntetéséről?</text:span> </text:p>
          <text:list>
            <text:list-item>
              <text:p text:style-name="P122"><text:span text:style-name="T7">igen, erre irányuló kérelemre </text:span></text:p>
            </text:list-item>
            <text:list-item>
              <text:p text:style-name="P122">nem, ez kizárólag egy későbbi per tárgya lehet </text:p>
            </text:list-item>
            <text:list-item>
              <text:p text:style-name="P122">nem, mert csak a lakáshasználati jog rendezését lehet kérni a közös tulajdon megszüntetése nélkül </text:p>
            </text:list-item>
            <text:list-item>
              <text:p text:style-name="P122">nem, mert tisztázandó előkérdés, hogy melyik tulajdonostárs marad a lakásban<text:span text:style-name="T1"> </text:span></text:p>
            </text:list-item>
          </text:list>
        </text:list-item>
      </text:list>
      <text:p text:style-name="P30"><text:span text:style-name="T1"><text:s/></text:span></text:p>
      <text:list xml:id="list82044943211559" text:continue-numbering="true" text:style-name="WWNum51">
        <text:list-item>
          <text:p text:style-name="P51"><text:span text:style-name="T1">Melyik NEM feltétele a volt házastárs tartásának?</text:span> </text:p>
          <text:list>
            <text:list-item>
              <text:p text:style-name="P122">a volt házastárs a tartásra, önhibáján kívül rászoruljon </text:p>
            </text:list-item>
            <text:list-item>
              <text:p text:style-name="P122">ne legyen érdemtelen </text:p>
            </text:list-item>
            <text:list-item>
              <text:p text:style-name="P122">a kötelezett képes legyen a tartásra </text:p>
            </text:list-item>
            <text:list-item>
              <text:p text:style-name="P122"><text:span text:style-name="T7">a kötelezettnek ne legyen kiskorú gyermeke </text:span></text:p>
            </text:list-item>
          </text:list>
        </text:list-item>
      </text:list>
      <text:p text:style-name="P17"><text:s/><text:tab/> </text:p>
      <text:h text:style-name="P166" text:outline-level="1">DOLOGI JOG (Ptk.: Ötödik Könyv) </text:h>
      <text:p text:style-name="P17"><text:s/></text:p>
      <text:list xml:id="list3391209112" text:style-name="WWNum53">
        <text:list-item>
          <text:p text:style-name="P133"><text:span text:style-name="T1">Ha a tulajdonos egy tulajdonostársának kívánja eladni tulajdonrészét, megilleti-e elővásárlási jog a többi tulajdonostársat? <text:s/></text:span></text:p>
          <text:list>
            <text:list-item>
              <text:p text:style-name="P134">Igen </text:p>
            </text:list-item>
            <text:list-item>
              <text:p text:style-name="P134"><text:span text:style-name="T7">Nem </text:span></text:p>
            </text:list-item>
            <text:list-item>
              <text:p text:style-name="P134"><text:soft-page-break/>Igen, feltéve, hogy valamelyik tulajdonostárs ajánlata kedvezőbb </text:p>
            </text:list-item>
            <text:list-item>
              <text:p text:style-name="P134">Igen, feltéve, ha külön jogszabály így rendelkezik<text:span text:style-name="T1"> </text:span></text:p>
            </text:list-item>
          </text:list>
        </text:list-item>
      </text:list>
      <text:p text:style-name="P28"><text:s/></text:p>
      <text:list xml:id="list82046423617058" text:continue-numbering="true" text:style-name="WWNum53">
        <text:list-item>
          <text:p text:style-name="P133"><text:span text:style-name="T1">Átengedhető-e harmadik személynek a haszonélvezeti jog gyakorlása ellenérték fejében? <text:s/></text:span></text:p>
          <text:list>
            <text:list-item>
              <text:p text:style-name="P134">Nem, mert a haszonélvezet személyes szolgalom </text:p>
            </text:list-item>
            <text:list-item>
              <text:p text:style-name="P134"><text:span text:style-name="T7">Csak ha a tulajdonos a dolog használatára azonos feltételek mellett nem tart igényt </text:span></text:p>
            </text:list-item>
            <text:list-item>
              <text:p text:style-name="P134">Igen, minden további nélkül </text:p>
            </text:list-item>
            <text:list-item>
              <text:p text:style-name="P134">Nem, mert ez kizárólag a tulajdonos joga </text:p>
            </text:list-item>
          </text:list>
        </text:list-item>
      </text:list>
      <text:p text:style-name="P31"><text:s/></text:p>
      <text:list xml:id="list82046425049582" text:continue-numbering="true" text:style-name="WWNum53">
        <text:list-item>
          <text:p text:style-name="P133"><text:span text:style-name="T1">Milyen dolgokra létesíthető telki szolgalom? <text:s/></text:span></text:p>
          <text:list>
            <text:list-item>
              <text:p text:style-name="P134">Bármilyen dologra <text:s/></text:p>
            </text:list-item>
            <text:list-item>
              <text:p text:style-name="P134">Ingatlanokra és elhasználhatatlan ingókra <text:s/></text:p>
            </text:list-item>
            <text:list-item>
              <text:p text:style-name="P134"><text:span text:style-name="T7">Ingatlanokra </text:span></text:p>
            </text:list-item>
            <text:list-item>
              <text:p text:style-name="P134">Magántulajdonban álló ingatlanokra </text:p>
            </text:list-item>
          </text:list>
        </text:list-item>
      </text:list>
      <text:p text:style-name="P29"><text:s/></text:p>
      <text:list xml:id="list82046521111871" text:continue-numbering="true" text:style-name="WWNum53">
        <text:list-item>
          <text:p text:style-name="P133"><text:span text:style-name="T1">Lehet-e rendelkezni dolog módjára az emberi test egészével? <text:s/></text:span></text:p>
          <text:list>
            <text:list-item>
              <text:p text:style-name="P134"><text:span text:style-name="T7">Még kivételesen sem </text:span></text:p>
            </text:list-item>
            <text:list-item>
              <text:p text:style-name="P134">Igen </text:p>
            </text:list-item>
            <text:list-item>
              <text:p text:style-name="P134">Anyagi ellenszolgáltatás nélkül igen </text:p>
            </text:list-item>
            <text:list-item>
              <text:p text:style-name="P134">Anyagi ellenszolgáltatásért igen </text:p>
            </text:list-item>
          </text:list>
        </text:list-item>
      </text:list>
      <text:p text:style-name="P31"><text:s/></text:p>
      <text:list xml:id="list82044953761941" text:continue-numbering="true" text:style-name="WWNum53">
        <text:list-item>
          <text:p text:style-name="P133"><text:span text:style-name="T1">Mikor szakad meg az elbirtoklás az alábbiak közül? <text:s/></text:span></text:p>
          <text:list>
            <text:list-item>
              <text:p text:style-name="P134"><text:span text:style-name="T7">A birtokos a birtokot akaratán kívül elveszti, és egy éven belül nem szerzi vissza </text:span></text:p>
            </text:list-item>
            <text:list-item>
              <text:p text:style-name="P134">A tulajdonos menthető okból nem képes gyakorolni jogait </text:p>
            </text:list-item>
            <text:list-item>
              <text:p text:style-name="P134">A birtokjog más (elbirtokló) személyhez kerül az elbirtoklótól </text:p>
            </text:list-item>
            <text:list-item>
              <text:p text:style-name="P134">A birtokos a birtokot akaratán kívül elveszti, és hat hónapon belül nem szerzi vissza </text:p>
            </text:list-item>
          </text:list>
        </text:list-item>
      </text:list>
      <text:p text:style-name="P24"><text:s/></text:p>
      <text:list xml:id="list82044990052171" text:continue-numbering="true" text:style-name="WWNum53">
        <text:list-item>
          <text:p text:style-name="P133"><text:soft-page-break/><text:span text:style-name="T1">Ki jogosult a termék, termény, szaporulat elsajátítására? <text:s/></text:span></text:p>
          <text:list>
            <text:list-item>
              <text:p text:style-name="P134">Csak a jóhiszemű birtokos, a haszonélvező, és a használati jog jogosultja </text:p>
            </text:list-item>
            <text:list-item>
              <text:p text:style-name="P134">Csak a találó, a birtokos, és a tulajdonos </text:p>
            </text:list-item>
            <text:list-item>
              <text:p text:style-name="P134"><text:span text:style-name="T7">Csak akinek más dolgán olyan joga van, mely erre őt feljogosítja, a jóhiszemű birtokos, és a tulajdonos </text:span></text:p>
            </text:list-item>
            <text:list-item>
              <text:p text:style-name="P134">Csak az, akinek más dolgán olyan joga van, mely erre őt feljogosítja </text:p>
            </text:list-item>
          </text:list>
        </text:list-item>
      </text:list>
      <text:p text:style-name="P44"><text:s/></text:p>
      <text:list xml:id="list82045398575476" text:continue-numbering="true" text:style-name="WWNum53">
        <text:list-item>
          <text:p text:style-name="P133"><text:span text:style-name="T1">Mikor lehet a birtok visszaszerzése érdekében önhatalommal élni? <text:s/></text:span></text:p>
          <text:list>
            <text:list-item>
              <text:p text:style-name="P134"><text:span text:style-name="T7">Ha más birtokvédelmi eszközök igénybevételével járó időveszteség a visszaszerzést meghiúsítaná, s nem lépi túl a szükséges mértéket </text:span></text:p>
            </text:list-item>
            <text:list-item>
              <text:p text:style-name="P134">Ha a birtok megvédéséhez szükséges mértékű </text:p>
            </text:list-item>
            <text:list-item>
              <text:p text:style-name="P134">Ha más birtokvédelmi eszközök igénybevétele nem biztosítaná a birtok azonnali visszaszerzését </text:p>
            </text:list-item>
            <text:list-item>
              <text:p text:style-name="P134">Ha a birtokos a lehető leghamarabb él az önhatalommal<text:span text:style-name="T1"> </text:span></text:p>
            </text:list-item>
          </text:list>
        </text:list-item>
      </text:list>
      <text:p text:style-name="P27"><text:s/></text:p>
      <text:list xml:id="list82045809132893" text:continue-numbering="true" text:style-name="WWNum53">
        <text:list-item>
          <text:p text:style-name="P133"><text:span text:style-name="T1">Mikor keletkezik közös tulajdon? <text:s/></text:span></text:p>
          <text:list>
            <text:list-item>
              <text:p text:style-name="P134">Ha a ráépítő által épített épület értékesebb, mint a föld. </text:p>
            </text:list-item>
            <text:list-item>
              <text:p text:style-name="P134">Ha a ráépítő jóhiszemű volt. </text:p>
            </text:list-item>
            <text:list-item>
              <text:p text:style-name="P134"><text:span text:style-name="T7">Ha a ráépítő (hozzáépítő) – jelentős értékben – bővíti a más tulajdonában álló épületet, vagy a közös tulajdonra vonatkozó szerződést köt a tulajdonossal</text:span>. </text:p>
            </text:list-item>
            <text:list-item>
              <text:p text:style-name="P134">Ha a föld nem megosztható. </text:p>
            </text:list-item>
          </text:list>
        </text:list-item>
      </text:list>
      <text:p text:style-name="P28"><text:s/></text:p>
      <text:list xml:id="list82045493329611" text:continue-numbering="true" text:style-name="WWNum53">
        <text:list-item>
          <text:p text:style-name="P133"><text:span text:style-name="T1">A tulajdonosnak a tulajdonjog megsértése következtében fellépő igénye mikor évül el? <text:s/></text:span></text:p>
          <text:list>
            <text:list-item>
              <text:p text:style-name="P134"><text:span text:style-name="T7">Rendes elévüléssel, mivel kötelmi jogi igény </text:span></text:p>
            </text:list-item>
            <text:list-item>
              <text:p text:style-name="P134">Nem évül el, mert tulajdoni igény </text:p>
            </text:list-item>
            <text:list-item>
              <text:p text:style-name="P134">Rendes elévüléssel, mert tulajdoni igény </text:p>
            </text:list-item>
            <text:list-item>
              <text:p text:style-name="P134">Nem évül el, mert kötelmi jogi igény </text:p>
            </text:list-item>
          </text:list>
        </text:list-item>
      </text:list>
      <text:p text:style-name="P38"><text:s/></text:p>
      <text:list xml:id="list82046384385039" text:continue-numbering="true" text:style-name="WWNum53">
        <text:list-item>
          <text:p text:style-name="P133"><text:span text:style-name="T1">Megilleti-e a birtokvédelem a haszonélvezőt a tulajdonossal szemben? <text:s/></text:span></text:p>
          <text:list>
            <text:list-item>
              <text:p text:style-name="P134">Nem </text:p>
            </text:list-item>
            <text:list-item>
              <text:p text:style-name="P134"><text:span text:style-name="T7">Igen </text:span></text:p>
            </text:list-item>
            <text:list-item>
              <text:p text:style-name="P134"><text:soft-page-break/>Csak ha a tulajdonos szerződéssel ki van zárva a használatból </text:p>
            </text:list-item>
            <text:list-item>
              <text:p text:style-name="P134">Nem, mert a tulajdonos jogosult ellenőrizni a jog rendeltetésszerű gyakorlását </text:p>
            </text:list-item>
          </text:list>
        </text:list-item>
      </text:list>
      <text:p text:style-name="P31"><text:s/></text:p>
      <text:list xml:id="list82045677235117" text:continue-numbering="true" text:style-name="WWNum53">
        <text:list-item>
          <text:p text:style-name="P133"><text:span text:style-name="T1">Melyik származékos szerzésmód az alábbiak közül? <text:s/></text:span></text:p>
        </text:list-item>
      </text:list>
      <text:p text:style-name="P136"><text:span text:style-name="T1">A)</text:span> <text:s/>Hatósági árverés </text:p>
      <text:list xml:id="list368973260" text:style-name="WWNum55">
        <text:list-item>
          <text:list>
            <text:list-item>
              <text:p text:style-name="P137">Találás </text:p>
            </text:list-item>
            <text:list-item>
              <text:p text:style-name="P137"><text:span text:style-name="T7">Átruházás </text:span></text:p>
            </text:list-item>
            <text:list-item>
              <text:p text:style-name="P137">Elbirtoklás </text:p>
            </text:list-item>
          </text:list>
        </text:list-item>
      </text:list>
      <text:p text:style-name="P31"><text:s/></text:p>
      <text:list xml:id="list82046259912959" text:continue-list="list82045677235117" text:style-name="WWNum53">
        <text:list-item>
          <text:p text:style-name="P133"><text:span text:style-name="T1">Melyik származékos szerzésmód az alábbiak közül? <text:s/></text:span></text:p>
        </text:list-item>
      </text:list>
      <text:p text:style-name="P136"><text:span text:style-name="T1">A)</text:span> <text:s/>Hatósági árverés </text:p>
      <text:list xml:id="list3194016799" text:style-name="WWNum57">
        <text:list-item>
          <text:list>
            <text:list-item>
              <text:p text:style-name="P138">Találás </text:p>
            </text:list-item>
            <text:list-item>
              <text:p text:style-name="P138"><text:span text:style-name="T7">Öröklés </text:span></text:p>
            </text:list-item>
            <text:list-item>
              <text:p text:style-name="P138">Elbirtoklás </text:p>
            </text:list-item>
          </text:list>
        </text:list-item>
      </text:list>
      <text:p text:style-name="P27"><text:s/></text:p>
      <text:list xml:id="list82044847142267" text:continue-list="list82046259912959" text:style-name="WWNum53">
        <text:list-item>
          <text:p text:style-name="P133"><text:span text:style-name="T1">Mi az egyediség elve a dologi jogban? <text:s/></text:span></text:p>
          <text:list>
            <text:list-item>
              <text:p text:style-name="P134"><text:span text:style-name="T7">A dologi jog tárgya mindig csak egyedileg meghatározott dolog lehet </text:span></text:p>
            </text:list-item>
            <text:list-item>
              <text:p text:style-name="P134">A dologi jogviszonyok – egyedülálló módon – abszolút szerkezetűek </text:p>
            </text:list-item>
            <text:list-item>
              <text:p text:style-name="P134">A tulajdonjog – egyedülálló módon – teljes és csak szűk határok között korlátozható <text:span text:style-name="T1">D)</text:span> <text:s/>Minden jogalany egyedileg a dologi jogok jogosultja lehet </text:p>
            </text:list-item>
          </text:list>
        </text:list-item>
      </text:list>
      <text:p text:style-name="P33"><text:s/></text:p>
      <text:list xml:id="list82045479428569" text:continue-numbering="true" text:style-name="WWNum53">
        <text:list-item>
          <text:p text:style-name="P133"><text:span text:style-name="T1">Ingatlan tulajdonjogának átruházásához szükséges… <text:s/></text:span></text:p>
          <text:list>
            <text:list-item>
              <text:p text:style-name="P134">csak az átruházásra irányuló jogcím </text:p>
            </text:list-item>
            <text:list-item>
              <text:p text:style-name="P134"><text:span text:style-name="T7">az átruházásra irányuló jogcím és ennek ingatlan-nyilvántartási bejegyzése </text:span></text:p>
            </text:list-item>
            <text:list-item>
              <text:p text:style-name="P134">az átruházásra irányuló jogcím és az ingatlan birtokának átruházása </text:p>
            </text:list-item>
            <text:list-item>
              <text:p text:style-name="P134">csak az átruházás ingatlan-nyilvántartási bejegyzése </text:p>
            </text:list-item>
          </text:list>
        </text:list-item>
      </text:list>
      <text:p text:style-name="P30"><text:s/></text:p>
      <text:list xml:id="list82045552094134" text:continue-numbering="true" text:style-name="WWNum53">
        <text:list-item>
          <text:p text:style-name="P133"><text:span text:style-name="T1">Lehet-e a haszonélvezet tárgya elhasználható dolog? <text:s/></text:span></text:p>
          <text:list>
            <text:list-item>
              <text:p text:style-name="P134"><text:soft-page-break/><text:span text:style-name="T7">Igen, ekkor a dolog átmegy a haszonélvező tulajdonába </text:span></text:p>
            </text:list-item>
            <text:list-item>
              <text:p text:style-name="P134">Igen, nincsen megkülönböztetés elhasználható és elhasználhatatlan dolog között ebből a szempontból </text:p>
            </text:list-item>
            <text:list-item>
              <text:p text:style-name="P134">Nem, mert haszonélvezet csak ingatlanon vagy elhasználhatatlan ingón állhat fenn </text:p>
            </text:list-item>
            <text:list-item>
              <text:p text:style-name="P134">Nem, mert haszonélvezet csak ingatlanon állhat fenn </text:p>
            </text:list-item>
          </text:list>
        </text:list-item>
      </text:list>
      <text:p text:style-name="P24"><text:s/></text:p>
      <text:list xml:id="list82045750172150" text:continue-numbering="true" text:style-name="WWNum53">
        <text:list-item>
          <text:p text:style-name="P133"><text:span text:style-name="T1">Min alapul a jegyző előtt folyó (possessorius) birtokvédelem? <text:s/></text:span></text:p>
          <text:list>
            <text:list-item>
              <text:p text:style-name="P134"><text:span text:style-name="T7">A birtoklás tényén </text:span></text:p>
            </text:list-item>
            <text:list-item>
              <text:p text:style-name="P134">A birtokhoz való jogon </text:p>
            </text:list-item>
            <text:list-item>
              <text:p text:style-name="P134">Szerződésen </text:p>
            </text:list-item>
            <text:list-item>
              <text:p text:style-name="P134">A tulajdonjogon </text:p>
            </text:list-item>
          </text:list>
        </text:list-item>
      </text:list>
      <text:p text:style-name="P31"><text:s/></text:p>
      <text:list xml:id="list82045865641670" text:continue-numbering="true" text:style-name="WWNum53">
        <text:list-item>
          <text:p text:style-name="P133"><text:span text:style-name="T1">Mikor értékesítheti a jogalap nélküli birtokos az általa őrzött dolgot? <text:s/></text:span></text:p>
          <text:list>
            <text:list-item>
              <text:p text:style-name="P134">Soha </text:p>
            </text:list-item>
            <text:list-item>
              <text:p text:style-name="P134">Ha a jogosult határidőre nem szállítja el <text:s/></text:p>
            </text:list-item>
            <text:list-item>
              <text:p text:style-name="P134">Bármikor </text:p>
            </text:list-item>
            <text:list-item>
              <text:p text:style-name="P134"><text:span text:style-name="T7">Ha a jogosult a dolgot határidőre nem szállítja el és elhelyezése aránytalan nehézséggel járna, vagy gyorsan romló dolog a tárgya </text:span></text:p>
            </text:list-item>
          </text:list>
        </text:list-item>
      </text:list>
      <text:p text:style-name="P24"><text:s/></text:p>
      <text:list xml:id="list82045361821428" text:continue-numbering="true" text:style-name="WWNum53">
        <text:list-item>
          <text:p text:style-name="P133"><text:span text:style-name="T1">A használati jog jogosultja milyen mértékig használhatja a dolgot? <text:s/></text:span></text:p>
          <text:list>
            <text:list-item>
              <text:p text:style-name="P134">Korlátozástól mentes mértékig <text:s/></text:p>
            </text:list-item>
            <text:list-item>
              <text:p text:style-name="P134"><text:span text:style-name="T7">Saját és vele együtt élő családtagjai szükségleteinek mértékéig </text:span></text:p>
            </text:list-item>
            <text:list-item>
              <text:p text:style-name="P134">Saját és hozzátartozói szükségleteinek mértékéig </text:p>
            </text:list-item>
            <text:list-item>
              <text:p text:style-name="P134">Saját és az általa eltartani köteles személyek szükségleteinek mértékéig </text:p>
            </text:list-item>
          </text:list>
        </text:list-item>
      </text:list>
      <text:p text:style-name="P32"><text:s/></text:p>
      <text:list xml:id="list82045721595850" text:continue-numbering="true" text:style-name="WWNum53">
        <text:list-item>
          <text:p text:style-name="P133"><text:span text:style-name="T1">Az alábbiak közül melyik minősül a tulajdonos használati joga korlátjának? <text:s/></text:span></text:p>
        </text:list-item>
      </text:list>
      <text:p text:style-name="P136"><text:span text:style-name="T1">A) </text:span><text:s/>A tulajdonos használati joga nem korlátozható („teljes dologi jog”). </text:p>
      <text:list xml:id="list1119398925" text:style-name="WWNum59">
        <text:list-item>
          <text:list>
            <text:list-item>
              <text:p text:style-name="P139"><text:span text:style-name="T7">Mások, különösen szomszédjainak szükségtelen zavarása</text:span>. </text:p>
            </text:list-item>
            <text:list-item>
              <text:p text:style-name="P139">Terhelési tilalom. </text:p>
            </text:list-item>
            <text:list-item>
              <text:p text:style-name="P139"><text:soft-page-break/>Rendes gazdálkodás szerinti eljárás. </text:p>
            </text:list-item>
          </text:list>
        </text:list-item>
      </text:list>
      <text:p text:style-name="P28"><text:s/></text:p>
      <text:list xml:id="list82045221712933" text:continue-list="list82045721595850" text:style-name="WWNum53">
        <text:list-item>
          <text:p text:style-name="P133"><text:span text:style-name="T1">Mi a találó főkötelessége az alábbiak közül az általános szabályok szerint? <text:s/></text:span></text:p>
          <text:list>
            <text:list-item>
              <text:p text:style-name="P134">A dolgot magánál tartani, és mindent megtenni a tulajdonos felkutatása érdekében. </text:p>
            </text:list-item>
            <text:list-item>
              <text:p text:style-name="P134"><text:span text:style-name="T7">A talált dolgot az illetékes polgármesteri hivatalba beszolgáltatni, vagy visszaadni a tulajdonosnak ill. elvesztőnek, ha személye ismert</text:span>. </text:p>
            </text:list-item>
            <text:list-item>
              <text:p text:style-name="P134">A dolgot magánál tartani, állagát megóvni a tulajdonos jelentkezéséig. </text:p>
            </text:list-item>
            <text:list-item>
              <text:p text:style-name="P134">A dolgot azonnal visszaadni a tulajdonosnak. </text:p>
            </text:list-item>
          </text:list>
        </text:list-item>
      </text:list>
      <text:p text:style-name="P27"><text:s/></text:p>
      <text:list xml:id="list82045281513297" text:continue-numbering="true" text:style-name="WWNum53">
        <text:list-item>
          <text:p text:style-name="P133"><text:span text:style-name="T1">Mi a zártkörűség elve a dologi jogban? <text:s/></text:span></text:p>
          <text:list>
            <text:list-item>
              <text:p text:style-name="P134">A dologi jogviszony jogosultja mindig pontosan meghatározott </text:p>
            </text:list-item>
            <text:list-item>
              <text:p text:style-name="P134"><text:span text:style-name="T7">Dologi jog csak a törvényben meghatározott típusú lehet </text:span></text:p>
            </text:list-item>
            <text:list-item>
              <text:p text:style-name="P134">A közös tulajdon megszüntetésénél a tulajdonostársak előjogokkal bírnak </text:p>
            </text:list-item>
            <text:list-item>
              <text:p text:style-name="P134">A dologi jog a vagyonjogon belül élesen elkülönül </text:p>
            </text:list-item>
          </text:list>
        </text:list-item>
      </text:list>
      <text:p text:style-name="P41"><text:s/></text:p>
      <text:list xml:id="list82045182809413" text:continue-numbering="true" text:style-name="WWNum53">
        <text:list-item>
          <text:p text:style-name="P133"><text:span text:style-name="T1">Megillethet-e haszonélvezet ugyanazon a dolgon egyszerre több személyt? <text:s/></text:span></text:p>
          <text:list>
            <text:list-item>
              <text:p text:style-name="P134">Nem, a haszonélvezet nem osztható meg </text:p>
            </text:list-item>
            <text:list-item>
              <text:p text:style-name="P134">Csak ha egymással tulajdonközösségben állnak </text:p>
            </text:list-item>
            <text:list-item>
              <text:p text:style-name="P134"><text:span text:style-name="T7">Igen </text:span></text:p>
            </text:list-item>
            <text:list-item>
              <text:p text:style-name="P134">Csak örökléssel való jogszerzés esetén </text:p>
            </text:list-item>
          </text:list>
        </text:list-item>
      </text:list>
      <text:p text:style-name="P31"><text:s/></text:p>
      <text:list xml:id="list82045085020107" text:continue-numbering="true" text:style-name="WWNum53">
        <text:list-item>
          <text:p text:style-name="P133"><text:span text:style-name="T13">Ki kérheti az ingatlan-nyilvántartási bejegyzés kijavítását? <text:s/></text:span></text:p>
        </text:list-item>
      </text:list>
      <text:p text:style-name="P136"><text:span text:style-name="T13">A)</text:span><text:span text:style-name="T12"> <text:s/>Bárki, hiszen az ingatlan-nyilvántartás nyilvános </text:span></text:p>
      <text:list xml:id="list2440802801" text:style-name="WWNum80">
        <text:list-item>
          <text:list>
            <text:list-item>
              <text:p text:style-name="P140"><text:span text:style-name="T12">Csak az illetékes földhivatal vezetője </text:span></text:p>
            </text:list-item>
            <text:list-item>
              <text:p text:style-name="P140"><text:span text:style-name="T14">Bárki, aki a téves bejegyzés folytán sérelmet szenvedett </text:span></text:p>
            </text:list-item>
            <text:list-item>
              <text:p text:style-name="P140"><text:span text:style-name="T12">Csak az, aki az ingatlan tulajdonosként van feltüntetve </text:span></text:p>
            </text:list-item>
          </text:list>
        </text:list-item>
      </text:list>
      <text:p text:style-name="P24"><text:s/></text:p>
      <text:list xml:id="list82045702585024" text:continue-list="list82045085020107" text:style-name="WWNum53">
        <text:list-item>
          <text:p text:style-name="P133"><text:span text:style-name="T1">Ingók hatósági árverése során, ha a szerző fél rosszhiszemű volt… <text:s/></text:span></text:p>
          <text:list>
            <text:list-item>
              <text:p text:style-name="P134"><text:soft-page-break/>Tulajdonszerzését e körülmény nem érinti </text:p>
            </text:list-item>
            <text:list-item>
              <text:p text:style-name="P134"><text:span text:style-name="T7">Tulajdont nem szerezhet </text:span></text:p>
            </text:list-item>
            <text:list-item>
              <text:p text:style-name="P134">Tulajdont csak feltételesen szerezhet </text:p>
            </text:list-item>
            <text:list-item>
              <text:p text:style-name="P134">Tulajdont csak az állam szerezhet </text:p>
            </text:list-item>
          </text:list>
        </text:list-item>
      </text:list>
      <text:p text:style-name="P34"><text:s/></text:p>
      <text:list xml:id="list82046301478941" text:continue-numbering="true" text:style-name="WWNum53">
        <text:list-item>
          <text:p text:style-name="P133"><text:span text:style-name="T1">Válhat-e birtokossá a cselekvőképtelen? <text:s/></text:span></text:p>
          <text:list>
            <text:list-item>
              <text:p text:style-name="P134"><text:span text:style-name="T7">Igen </text:span></text:p>
            </text:list-item>
            <text:list-item>
              <text:p text:style-name="P134">Nem, soha </text:p>
            </text:list-item>
            <text:list-item>
              <text:p text:style-name="P134">Igen, de csak a törvényes képviselőjével egyetemben </text:p>
            </text:list-item>
            <text:list-item>
              <text:p text:style-name="P134">Nem, kivéve ha a birtoklás szerződésen alapul </text:p>
            </text:list-item>
          </text:list>
        </text:list-item>
      </text:list>
      <text:p text:style-name="P23"><text:s/></text:p>
      <text:list xml:id="list82045256258191" text:continue-numbering="true" text:style-name="WWNum53">
        <text:list-item>
          <text:p text:style-name="P133"><text:span text:style-name="T1">Mi a szomszédjog lényege? <text:s/></text:span></text:p>
          <text:list>
            <text:list-item>
              <text:p text:style-name="P134"><text:span text:style-name="T7">A tulajdonos köteles tartózkodni a szomszéd szükségtelen zavarásától </text:span></text:p>
            </text:list-item>
            <text:list-item>
              <text:p text:style-name="P134">A tulajdonos követelheti telki szolgalom alapítását </text:p>
            </text:list-item>
            <text:list-item>
              <text:p text:style-name="P134">A tulajdonos köteles tűrni a szomszéd tulajdonjogának gyakorlását </text:p>
            </text:list-item>
            <text:list-item>
              <text:p text:style-name="P134">A szomszédok egymással együttműködni kötelesek </text:p>
            </text:list-item>
          </text:list>
        </text:list-item>
      </text:list>
      <text:p text:style-name="P28"><text:s/></text:p>
      <text:list xml:id="list82045787277909" text:continue-numbering="true" text:style-name="WWNum53">
        <text:list-item>
          <text:p text:style-name="P133"><text:span text:style-name="T13">Ha két telek határvonalán álló fa valamelyik rendeltetésszerű használatát gátolja… <text:s/></text:span></text:p>
          <text:list>
            <text:list-item>
              <text:p text:style-name="P134"><text:span text:style-name="T12">A telek tulajdonosa nem távolíthatja el </text:span></text:p>
            </text:list-item>
            <text:list-item>
              <text:p text:style-name="P134"><text:span text:style-name="T12">A tulajdonosok szótöbbséggel határoznak </text:span></text:p>
            </text:list-item>
            <text:list-item>
              <text:p text:style-name="P134"><text:span text:style-name="T12">Csak egyhangú döntéssel távolítható el </text:span></text:p>
            </text:list-item>
            <text:list-item>
              <text:p text:style-name="P134"><text:span text:style-name="T14">A telek tulajdonosa követelheti, hogy közös költségen távolítsák el </text:span></text:p>
            </text:list-item>
          </text:list>
        </text:list-item>
      </text:list>
      <text:p text:style-name="P28"><text:s/></text:p>
      <text:list xml:id="list82046458691893" text:continue-numbering="true" text:style-name="WWNum53">
        <text:list-item>
          <text:p text:style-name="P133"><text:span text:style-name="T1">Kinek a tulajdonában állnak a természetes környezetükben élő halak? <text:s/></text:span></text:p>
          <text:list>
            <text:list-item>
              <text:p text:style-name="P134">A birtokba vevő tulajdonában </text:p>
            </text:list-item>
            <text:list-item>
              <text:p text:style-name="P134"><text:span text:style-name="T7">Az élőhelyükül szolgáló víz tulajdonosáéban, mely természetes vizek esetében az állam </text:span></text:p>
            </text:list-item>
            <text:list-item>
              <text:p text:style-name="P134">Annak tulajdonában, aki azokat, mint gazdátlan javakat elsajátítja </text:p>
            </text:list-item>
            <text:list-item>
              <text:p text:style-name="P134"><text:soft-page-break/>Az illetékes önkormányzat tulajdonában </text:p>
            </text:list-item>
          </text:list>
        </text:list-item>
      </text:list>
      <text:p text:style-name="P24"><text:s/></text:p>
      <text:list xml:id="list82045172493089" text:continue-numbering="true" text:style-name="WWNum53">
        <text:list-item>
          <text:p text:style-name="P133"><text:span text:style-name="T1">Megszerezhető-e a birtok a birtokos tudtán és akaratán kívül? <text:s/></text:span></text:p>
          <text:list>
            <text:list-item>
              <text:p text:style-name="P134"><text:span text:style-name="T7">Nem, a megszerzésre irányuló akarat szükséges </text:span></text:p>
            </text:list-item>
            <text:list-item>
              <text:p text:style-name="P134">Nem </text:p>
            </text:list-item>
            <text:list-item>
              <text:p text:style-name="P134">Igen, a birtoklásra irányuló akarat nem a birtok fogalmi eleme </text:p>
            </text:list-item>
            <text:list-item>
              <text:p text:style-name="P134">Igen, feltéve hogy a birtoklás jogcím alapján történik </text:p>
            </text:list-item>
          </text:list>
        </text:list-item>
      </text:list>
      <text:p text:style-name="P31"><text:s/></text:p>
      <text:list xml:id="list82044743452486" text:continue-numbering="true" text:style-name="WWNum53">
        <text:list-item>
          <text:p text:style-name="P133"><text:span text:style-name="T1">Min alapul a petitórius (bírósági) birtokvédelem? <text:s/></text:span></text:p>
        </text:list-item>
      </text:list>
      <text:p text:style-name="P136"><text:span text:style-name="T1">A)</text:span> <text:s/>A birtoklás tényén </text:p>
      <text:list xml:id="list3971796703" text:style-name="WWNum64">
        <text:list-item>
          <text:list>
            <text:list-item>
              <text:p text:style-name="P141">Szerződésen </text:p>
            </text:list-item>
            <text:list-item>
              <text:p text:style-name="P141">Ezt az intézményt nem ismeri a magyar jogrend </text:p>
            </text:list-item>
            <text:list-item>
              <text:p text:style-name="P141"><text:span text:style-name="T7">A birtokláshoz való jogon </text:span></text:p>
            </text:list-item>
          </text:list>
        </text:list-item>
      </text:list>
      <text:p text:style-name="P31"><text:s/></text:p>
      <text:list xml:id="list82045425712829" text:continue-list="list82044743452486" text:style-name="WWNum53">
        <text:list-item>
          <text:p text:style-name="P133"><text:span text:style-name="T1">Mi szerepel a klasszikus tulajdonosi triászban? <text:s/></text:span></text:p>
          <text:list>
            <text:list-item>
              <text:p text:style-name="P134">Birtoklás – használat – hasznok szedése </text:p>
            </text:list-item>
            <text:list-item>
              <text:p text:style-name="P134">Birtoklás – hasznok szedése – terhek viselése </text:p>
            </text:list-item>
            <text:list-item>
              <text:p text:style-name="P134"><text:span text:style-name="T7">Birtoklás – használat – rendelkezés <text:s/></text:span></text:p>
            </text:list-item>
            <text:list-item>
              <text:p text:style-name="P134">Használat – rendelkezés – terhek viselése </text:p>
            </text:list-item>
          </text:list>
        </text:list-item>
      </text:list>
      <text:p text:style-name="P17"><text:s/></text:p>
      <text:list xml:id="list82046632956795" text:continue-numbering="true" text:style-name="WWNum53">
        <text:list-item>
          <text:p text:style-name="P133"><text:span text:style-name="T1">Mit követelhet a rosszhiszemű feldolgozó? <text:s/></text:span></text:p>
          <text:list>
            <text:list-item>
              <text:p text:style-name="P134">Semmit </text:p>
            </text:list-item>
            <text:list-item>
              <text:p text:style-name="P134">A dolog tulajdonjogát, amennyiben a munka értéke a feldolgozott dolog értékét jelentősen meghaladja </text:p>
            </text:list-item>
            <text:list-item>
              <text:p text:style-name="P134"><text:span text:style-name="T7">Az anyag tulajdonosa térítse meg a gazdagodását, ha igényt tart a dologra </text:span></text:p>
            </text:list-item>
            <text:list-item>
              <text:p text:style-name="P134">Munkája értékének megtérítését </text:p>
            </text:list-item>
          </text:list>
        </text:list-item>
      </text:list>
      <text:p text:style-name="P23"><text:s/></text:p>
      <text:list xml:id="list82046357476856" text:continue-numbering="true" text:style-name="WWNum53">
        <text:list-item>
          <text:p text:style-name="P133"><text:span text:style-name="T1">Mi iránt folyik az igényper? <text:s/></text:span></text:p>
        </text:list-item>
      </text:list>
      <text:p text:style-name="P136"><text:soft-page-break/><text:span text:style-name="T1">A)</text:span> <text:s/>A tulajdonjog megállapítása. </text:p>
      <text:list xml:id="list2578734724" text:style-name="WWNum63">
        <text:list-item>
          <text:list>
            <text:list-item>
              <text:p text:style-name="P142">A hatósági árverés teljes megszüntetésére. </text:p>
            </text:list-item>
            <text:list-item>
              <text:p text:style-name="P142">A birtokjog megállapítása. </text:p>
            </text:list-item>
            <text:list-item>
              <text:p text:style-name="P142"><text:span text:style-name="T7">A dolog végrehajtási eljárásban történő foglalás alóli feloldása és kiadása iránt</text:span>. </text:p>
            </text:list-item>
          </text:list>
        </text:list-item>
      </text:list>
      <text:p text:style-name="P28"><text:s/></text:p>
      <text:list xml:id="list82046144750016" text:continue-list="list82046357476856" text:style-name="WWNum53">
        <text:list-item>
          <text:p text:style-name="P133"><text:span text:style-name="T1">Az alábbiak közül mely esetben szűnik meg a telki szolgalom? <text:s/></text:span></text:p>
        </text:list-item>
      </text:list>
      <text:p text:style-name="P136"><text:span text:style-name="T1">A)</text:span> <text:s/><text:span text:style-name="T7">Ha a jogosult 15 éven át nem gyakorolta</text:span>. <text:s/></text:p>
      <text:list xml:id="list3335204124" text:style-name="WWNum66">
        <text:list-item>
          <text:list>
            <text:list-item>
              <text:p text:style-name="P143">Ha a szolgáló telket tulajdonosa elidegeníti. </text:p>
            </text:list-item>
            <text:list-item>
              <text:p text:style-name="P143">Ha a jogosult lemond róla. </text:p>
            </text:list-item>
            <text:list-item>
              <text:p text:style-name="P143">Ha az uralkodó telket az állam javára kisajátítják. </text:p>
            </text:list-item>
          </text:list>
        </text:list-item>
      </text:list>
      <text:p text:style-name="P28"><text:s/></text:p>
      <text:list xml:id="list82045538924295" text:continue-list="list82046144750016" text:style-name="WWNum53">
        <text:list-item>
          <text:p text:style-name="P133"><text:span text:style-name="T1">Mikor lehet a szerződéssel létesített elidegenítési és terhelési tilalomnak abszolút hatálya? <text:s/></text:span></text:p>
        </text:list-item>
      </text:list>
      <text:p text:style-name="P136"><text:span text:style-name="T1">A)</text:span> <text:s/>Soha. </text:p>
      <text:list xml:id="list3782141989" text:style-name="WWNum78">
        <text:list-item>
          <text:list>
            <text:list-item>
              <text:p text:style-name="P146">Ha a felek úgy állapodtak meg, függetlenül attól, hogy azt az ingatlan-nyilvántartásba bejegyezték-e. </text:p>
            </text:list-item>
            <text:list-item>
              <text:p text:style-name="P146"><text:span text:style-name="T7">Ha az ingatlan-nyilvántartásba bejegyezték. </text:span></text:p>
            </text:list-item>
            <text:list-item>
              <text:p text:style-name="P146">Ha a jóhiszemű szerző fél visszterhesen szerzett, de a tilalom nem volt bejegyezve az ingatlan-nyilvántartásba. </text:p>
            </text:list-item>
          </text:list>
        </text:list-item>
      </text:list>
      <text:p text:style-name="P34"><text:s/></text:p>
      <text:list xml:id="list82046476452491" text:continue-list="list82045538924295" text:style-name="WWNum53">
        <text:list-item>
          <text:p text:style-name="P133"><text:span text:style-name="T13">Mely irányadó szempont(ok) alapján kell rendezni a mezei nyulak által a répaföldeken okozott károk megtérítését</text:span><text:span text:style-name="T16">☺</text:span><text:span text:style-name="T13">? </text:span></text:p>
          <text:list>
            <text:list-item>
              <text:p text:style-name="P134"><text:span text:style-name="T12">Lex Répássy </text:span></text:p>
            </text:list-item>
            <text:list-item>
              <text:p text:style-name="P134"><text:span text:style-name="T12">reparáció </text:span></text:p>
            </text:list-item>
            <text:list-item>
              <text:p text:style-name="P134"><text:span text:style-name="T12">réparáció (!) </text:span></text:p>
            </text:list-item>
            <text:list-item>
              <text:p text:style-name="P134"><text:span text:style-name="T12">répa és ráció </text:span></text:p>
            </text:list-item>
          </text:list>
        </text:list-item>
      </text:list>
      <text:p text:style-name="P24"><text:s/></text:p>
      <text:list xml:id="list82046682167032" text:continue-numbering="true" text:style-name="WWNum53">
        <text:list-item>
          <text:p text:style-name="P133"><text:span text:style-name="T1">Közös tulajdon esetén az egész dolog feletti rendelkezéshez… <text:s/></text:span></text:p>
        </text:list-item>
      </text:list>
      <text:p text:style-name="P136"><text:span text:style-name="T1">A)</text:span> <text:s/>A tulajdonostársak egyszerű szótöbbségi határozata szükséges </text:p>
      <text:list xml:id="list4286041630" text:style-name="WWNum77">
        <text:list-item>
          <text:list>
            <text:list-item>
              <text:p text:style-name="P144"><text:span text:style-name="T7">A tulajdonostársak egyhangú határozata szükséges </text:span></text:p>
            </text:list-item>
            <text:list-item>
              <text:p text:style-name="P144">A tulajdonostársak kétharmados többségű határozata szükséges </text:p>
            </text:list-item>
            <text:list-item>
              <text:p text:style-name="P144"><text:soft-page-break/>Közokirati forma szükséges </text:p>
            </text:list-item>
          </text:list>
        </text:list-item>
      </text:list>
      <text:p text:style-name="P31"><text:s/></text:p>
      <text:list xml:id="list82045828747146" text:continue-list="list82046682167032" text:style-name="WWNum53">
        <text:list-item>
          <text:p text:style-name="P133"><text:span text:style-name="T1">Kinek a tulajdonában állnak a föld méhének kincsei? <text:s/></text:span></text:p>
          <text:list>
            <text:list-item>
              <text:p text:style-name="P134">A föld tulajdonosának tulajdonában </text:p>
            </text:list-item>
            <text:list-item>
              <text:p text:style-name="P134">A föld jogos birtokosának tulajdonában </text:p>
            </text:list-item>
            <text:list-item>
              <text:p text:style-name="P134"><text:span text:style-name="T7">Az állam tulajdonában </text:span></text:p>
            </text:list-item>
            <text:list-item>
              <text:p text:style-name="P134">A találó tulajdonában </text:p>
            </text:list-item>
          </text:list>
        </text:list-item>
      </text:list>
      <text:p text:style-name="P28"><text:s/></text:p>
      <text:list xml:id="list82045808004547" text:continue-numbering="true" text:style-name="WWNum53">
        <text:list-item>
          <text:p text:style-name="P133"><text:span text:style-name="T1">Hogyan döntenek a tulajdonostársak a rendes gazdálkodás körét meg nem haladó kiadásokról? <text:s/></text:span></text:p>
          <text:list>
            <text:list-item>
              <text:p text:style-name="P134">Egyhangúlag </text:p>
            </text:list-item>
            <text:list-item>
              <text:p text:style-name="P134">Bármely tulajdonostárs követelheti költségeinek arányos megtérítését </text:p>
            </text:list-item>
            <text:list-item>
              <text:p text:style-name="P134">Kétharmados többséggel </text:p>
            </text:list-item>
            <text:list-item>
              <text:p text:style-name="P134"><text:span text:style-name="T7">Egyszerű szótöbbséggel </text:span></text:p>
            </text:list-item>
          </text:list>
        </text:list-item>
      </text:list>
      <text:p text:style-name="P28"><text:s/></text:p>
      <text:list xml:id="list82044864144151" text:continue-numbering="true" text:style-name="WWNum53">
        <text:list-item>
          <text:p text:style-name="P133"><text:span text:style-name="T1">Mit követelhet a szomszéd a jóhiszeműen túlépítő földtulajdonostól? <text:s/></text:span></text:p>
          <text:list>
            <text:list-item>
              <text:p text:style-name="P134">A túlépítő saját földjét és az épületet a gazdagodás megtérítésével bocsássa tulajdonába </text:p>
            </text:list-item>
            <text:list-item>
              <text:p text:style-name="P134">Az épületet bontsa le </text:p>
            </text:list-item>
            <text:list-item>
              <text:p text:style-name="P134">Az épület használatát engedje át </text:p>
            </text:list-item>
            <text:list-item>
              <text:p text:style-name="P134"><text:span text:style-name="T7">A szomszéd egész földjét vásárolja meg a jóhiszeműen túlépítő földtulajdonos </text:span></text:p>
            </text:list-item>
          </text:list>
        </text:list-item>
      </text:list>
      <text:p text:style-name="P34"><text:s/></text:p>
      <text:list xml:id="list82046620939916" text:continue-numbering="true" text:style-name="WWNum53">
        <text:list-item>
          <text:p text:style-name="P133"><text:span text:style-name="T1">Kisajátítható-e az ingatlan egy része? <text:s/></text:span></text:p>
          <text:list>
            <text:list-item>
              <text:p text:style-name="P134">Nem </text:p>
            </text:list-item>
            <text:list-item>
              <text:p text:style-name="P134"><text:span text:style-name="T7">Igen, ha a tulajdonos bizonyos feltételek mellett nem kéri az egész kisajátítását <text:s/></text:span></text:p>
            </text:list-item>
            <text:list-item>
              <text:p text:style-name="P134">Igen, ha értéke ezáltal nem csökken számottevően </text:p>
            </text:list-item>
            <text:list-item>
              <text:p text:style-name="P134">Igen, ha közös tulajdon áll fenn, és ezáltal a tulajdonelvonás csak az egyik </text:p>
            </text:list-item>
          </text:list>
        </text:list-item>
      </text:list>
      <text:p text:style-name="P147">tulajdonostársat érinti </text:p>
      <text:p text:style-name="P38"><text:s/></text:p>
      <text:list xml:id="list82046177730533" text:continue-numbering="true" text:style-name="WWNum53">
        <text:list-item>
          <text:p text:style-name="P133"><text:soft-page-break/><text:span text:style-name="T1">Melyik esetben szerez tulajdont a jóhiszemű szerző fél akkor is, ha az átruházó nem volt tulajdonos? <text:s/></text:span></text:p>
          <text:list>
            <text:list-item>
              <text:p text:style-name="P134">Ha kereskedelmi forgalmon kívül és visszterhesen szerzi meg. </text:p>
            </text:list-item>
            <text:list-item>
              <text:p text:style-name="P134">Ha kereskedelmi forgalomban és ingyenesen szerzi meg. </text:p>
            </text:list-item>
            <text:list-item>
              <text:p text:style-name="P134"><text:span text:style-name="T7">Ha kereskedelmi forgalomban és visszterhesen szerzi meg. </text:span></text:p>
            </text:list-item>
            <text:list-item>
              <text:p text:style-name="P134">Ha az átruházó fél is jóhiszemű volt és ingyenesen szerzi meg. </text:p>
            </text:list-item>
          </text:list>
        </text:list-item>
      </text:list>
      <text:p text:style-name="P38"><text:s/></text:p>
      <text:list xml:id="list82046180319063" text:continue-numbering="true" text:style-name="WWNum53">
        <text:list-item>
          <text:p text:style-name="P133"><text:span text:style-name="T1">Gyakorolhatja-e a tulajdonos a hasznok szedésének jogát a haszonélvezettel terhelt dolgon? <text:s/></text:span></text:p>
          <text:list>
            <text:list-item>
              <text:p text:style-name="P134">Igen, hiszen ez a tulajdonjog részjogosítványa </text:p>
            </text:list-item>
            <text:list-item>
              <text:p text:style-name="P134">Nem, mert a haszonélvezet ezt minden esetben kizárja </text:p>
            </text:list-item>
            <text:list-item>
              <text:p text:style-name="P134">Igen, de csak a hasznok értékének 50%-áig, mert a jog megoszlik a haszonélvező és a tulajdonos között </text:p>
            </text:list-item>
            <text:list-item>
              <text:p text:style-name="P134"><text:span text:style-name="T7">Igen, de csak ha a haszonélvező nem él e jogával </text:span></text:p>
            </text:list-item>
          </text:list>
        </text:list-item>
      </text:list>
      <text:p text:style-name="P24"><text:s/></text:p>
      <text:list xml:id="list82046393643125" text:continue-numbering="true" text:style-name="WWNum53">
        <text:list-item>
          <text:p text:style-name="P133"><text:span text:style-name="T1">Milyen módon szüntetheti meg a bíróság a közös tulajdont? <text:s/></text:span></text:p>
          <text:list>
            <text:list-item>
              <text:p text:style-name="P134">Bármilyen módon </text:p>
            </text:list-item>
            <text:list-item>
              <text:p text:style-name="P134">Csak az összes tulajdonostárs által elfogadott módon </text:p>
            </text:list-item>
            <text:list-item>
              <text:p text:style-name="P134"><text:span text:style-name="T7">Csak a Ptk-ban meghatározott sorrendben és módokon <text:s text:c="2"/></text:span></text:p>
            </text:list-item>
            <text:list-item>
              <text:p text:style-name="P134">Csak a közös tulajdon tárgyának értékesítésével és a vételár felosztásával </text:p>
            </text:list-item>
          </text:list>
        </text:list-item>
      </text:list>
      <text:p text:style-name="P24"><text:s/></text:p>
      <text:list xml:id="list82045718995524" text:continue-numbering="true" text:style-name="WWNum53">
        <text:list-item>
          <text:p text:style-name="P133"><text:span text:style-name="T1">Megszüntetheti-e a bíróság a közös tulajdont természetbeni megosztással? <text:s/></text:span></text:p>
          <text:list>
            <text:list-item>
              <text:p text:style-name="P134">Igen, de csak ha az összes tulajdonostárs hozzájárul <text:s/></text:p>
            </text:list-item>
            <text:list-item>
              <text:p text:style-name="P134">Nem </text:p>
            </text:list-item>
            <text:list-item>
              <text:p text:style-name="P134"><text:span text:style-name="T7">Igen <text:s text:c="2"/></text:span></text:p>
            </text:list-item>
            <text:list-item>
              <text:p text:style-name="P134">Nem, csak a közös tulajdon tárgyának értékesítésével és a vételár felosztásával </text:p>
            </text:list-item>
          </text:list>
        </text:list-item>
      </text:list>
      <text:p text:style-name="P31"><text:s/></text:p>
      <text:list xml:id="list82045598699105" text:continue-numbering="true" text:style-name="WWNum53">
        <text:list-item>
          <text:p text:style-name="P133"><text:span text:style-name="T1">Mi NEM minősül dolognak az alábbiak közül? <text:s/></text:span></text:p>
          <text:list>
            <text:list-item>
              <text:p text:style-name="P134">ingatlan </text:p>
            </text:list-item>
            <text:list-item>
              <text:p text:style-name="P134">méhraj </text:p>
            </text:list-item>
            <text:list-item>
              <text:p text:style-name="P134"><text:soft-page-break/>dematerializált részvény <text:s/></text:p>
            </text:list-item>
            <text:list-item>
              <text:p text:style-name="P134"><text:span text:style-name="T7">emberi test egésze </text:span></text:p>
            </text:list-item>
          </text:list>
        </text:list-item>
      </text:list>
      <text:p text:style-name="P17"><text:s/></text:p>
      <text:list xml:id="list82045357218261" text:continue-numbering="true" text:style-name="WWNum53">
        <text:list-item>
          <text:p text:style-name="P133"><text:span text:style-name="T1">Mi a tartozék? <text:s/></text:span></text:p>
          <text:list>
            <text:list-item>
              <text:p text:style-name="P134">A leszedett gyümölcs </text:p>
            </text:list-item>
            <text:list-item>
              <text:p text:style-name="P134">Ami osztozik a fődolog jogi sorsában </text:p>
            </text:list-item>
            <text:list-item>
              <text:p text:style-name="P134"><text:span text:style-name="T7">Ami nem alkotórész, de a dolog rendeltetésszerű használatához szükséges </text:span></text:p>
            </text:list-item>
            <text:list-item>
              <text:p text:style-name="P134">Amelyre nézve csak korlátozott tulajdon állhat fenn </text:p>
            </text:list-item>
          </text:list>
        </text:list-item>
      </text:list>
      <text:p text:style-name="P27"><text:s/></text:p>
      <text:list xml:id="list82046752452167" text:continue-numbering="true" text:style-name="WWNum53">
        <text:list-item>
          <text:p text:style-name="P133"><text:span text:style-name="T1">Mi NEM szomszédjog az alábbiak közül? <text:s/></text:span></text:p>
        </text:list-item>
      </text:list>
      <text:p text:style-name="P136"><text:span text:style-name="T8">A)</text:span><text:span text:style-name="T7"> <text:s/>A szükségbeli út <text:s/></text:span></text:p>
      <text:list xml:id="list2508424124" text:style-name="WWNum68">
        <text:list-item>
          <text:list>
            <text:list-item>
              <text:p text:style-name="P145">A kerítés joga </text:p>
            </text:list-item>
            <text:list-item>
              <text:p text:style-name="P145">Az állat befogásának joga </text:p>
            </text:list-item>
            <text:list-item>
              <text:p text:style-name="P145">A belépés joga </text:p>
            </text:list-item>
          </text:list>
        </text:list-item>
      </text:list>
      <text:p text:style-name="P31"><text:s/></text:p>
      <text:list xml:id="list82045441247660" text:continue-list="list82046752452167" text:style-name="WWNum53">
        <text:list-item>
          <text:p text:style-name="P133"><text:span text:style-name="T1">Mi NEM tulajdon szerzésmód az alábbiak közül? <text:s/></text:span></text:p>
          <text:list>
            <text:list-item>
              <text:p text:style-name="P134"><text:span text:style-name="T7">Túlépítés <text:s/></text:span></text:p>
            </text:list-item>
            <text:list-item>
              <text:p text:style-name="P134">Beépítés </text:p>
            </text:list-item>
            <text:list-item>
              <text:p text:style-name="P134">Ráépítés </text:p>
            </text:list-item>
            <text:list-item>
              <text:p text:style-name="P134">Feldolgozás </text:p>
            </text:list-item>
          </text:list>
        </text:list-item>
      </text:list>
      <text:p text:style-name="P31"><text:s/></text:p>
      <text:list xml:id="list82046172042398" text:continue-numbering="true" text:style-name="WWNum53">
        <text:list-item>
          <text:p text:style-name="P133"><text:span text:style-name="T1">Mi NEM tulajdon szerzésmód az alábbiak közül? <text:s/></text:span></text:p>
          <text:list>
            <text:list-item>
              <text:p text:style-name="P134">Öröklés </text:p>
            </text:list-item>
            <text:list-item>
              <text:p text:style-name="P134">Beépítés </text:p>
            </text:list-item>
            <text:list-item>
              <text:p text:style-name="P134"><text:span text:style-name="T7">Telki szolgalom </text:span></text:p>
            </text:list-item>
            <text:list-item>
              <text:p text:style-name="P134">Egyesítés </text:p>
            </text:list-item>
          </text:list>
        </text:list-item>
      </text:list>
      <text:p text:style-name="P31"><text:s/></text:p>
      <text:list xml:id="list82046064285929" text:continue-numbering="true" text:style-name="WWNum53">
        <text:list-item>
          <text:p text:style-name="P133"><text:soft-page-break/><text:span text:style-name="T1">Mi NEM tulajdon szerzésmód az alábbiak közül? <text:s/></text:span></text:p>
          <text:list>
            <text:list-item>
              <text:p text:style-name="P134">Egyesítés </text:p>
            </text:list-item>
            <text:list-item>
              <text:p text:style-name="P134">Növedék </text:p>
            </text:list-item>
            <text:list-item>
              <text:p text:style-name="P134">Kisajátítás </text:p>
            </text:list-item>
            <text:list-item>
              <text:p text:style-name="P135"><text:span text:style-name="T7">Túlépítés <text:s/></text:span></text:p>
            </text:list-item>
          </text:list>
        </text:list-item>
      </text:list>
      <text:p text:style-name="P17"><text:s/></text:p>
      <text:list xml:id="list82045856771818" text:continue-numbering="true" text:style-name="WWNum53">
        <text:list-item>
          <text:p text:style-name="P133"><text:span text:style-name="T1">Melyek a tulajdonos legfontosabb jogai? </text:span></text:p>
          <text:list>
            <text:list-item>
              <text:p text:style-name="P134">rendeltetésszerű joggyakorlás </text:p>
            </text:list-item>
            <text:list-item>
              <text:p text:style-name="P134">elidegenítheti a dolgot, s megterhelheti </text:p>
            </text:list-item>
            <text:list-item>
              <text:p text:style-name="P134"><text:span text:style-name="T7">használhatja, birtokolhatja a dolgot, rendelkezhet vele, s megilleti a birtokvédelem </text:span></text:p>
            </text:list-item>
            <text:list-item>
              <text:p text:style-name="P134">mindent megtehet a dologgal </text:p>
            </text:list-item>
          </text:list>
        </text:list-item>
      </text:list>
      <text:p text:style-name="P26"><text:s/></text:p>
      <text:list xml:id="list82045722067496" text:continue-numbering="true" text:style-name="WWNum53">
        <text:list-item>
          <text:p text:style-name="P133"><text:span text:style-name="T1">Mi a szomszédjog általános szabálya (a dolog használatának általános magánjogi korlátja)? </text:span></text:p>
          <text:list>
            <text:list-item>
              <text:p text:style-name="P134">a tulajdonos beléphet a szomszédjai földjére, feltéve, hogy ez szükséges </text:p>
            </text:list-item>
            <text:list-item>
              <text:p text:style-name="P134">nem lehet rosszhiszeműen birtokolni </text:p>
            </text:list-item>
            <text:list-item>
              <text:p text:style-name="P134"><text:span text:style-name="T7">a tulajdonos a dolog használata során nem zavarhatja szükségtelenül szomszédait, sem másokat, s jogaikat gyakorlását nem veszélyeztetheti </text:span></text:p>
            </text:list-item>
            <text:list-item>
              <text:p text:style-name="P134">nem lehet a szomszéd telkére túlépíteni </text:p>
            </text:list-item>
          </text:list>
        </text:list-item>
      </text:list>
      <text:p text:style-name="P35"><text:s/></text:p>
      <text:list xml:id="list82046676852459" text:continue-numbering="true" text:style-name="WWNum53">
        <text:list-item>
          <text:p text:style-name="P133"><text:span text:style-name="T1">Melyek a tulajdonos legfontosabb kötelezettségei? </text:span></text:p>
          <text:list>
            <text:list-item>
              <text:p text:style-name="P134"><text:span text:style-name="T7">viseli a terheket és a kárveszélyt </text:span></text:p>
            </text:list-item>
            <text:list-item>
              <text:p text:style-name="P134">nem semmisítheti meg a dolgát, s nem hagyhatja el </text:p>
            </text:list-item>
            <text:list-item>
              <text:p text:style-name="P134">adót és illetéket köteles fizetni </text:p>
            </text:list-item>
            <text:list-item>
              <text:p text:style-name="P134">köteles nyilvántartásba vetetni a tulajdonjogát </text:p>
            </text:list-item>
          </text:list>
        </text:list-item>
      </text:list>
      <text:p text:style-name="P26"><text:s/></text:p>
      <text:list xml:id="list82045335173033" text:continue-numbering="true" text:style-name="WWNum53">
        <text:list-item>
          <text:p text:style-name="P133"><text:span text:style-name="T1">Mely esetben van a közös tulajdonostársaknak elővételi joguk a tulajdonostárs tulajdoni hányadára? </text:span></text:p>
          <text:list>
            <text:list-item>
              <text:p text:style-name="P134">minden esetben </text:p>
            </text:list-item>
            <text:list-item>
              <text:p text:style-name="P134">kisajátítás esetén </text:p>
            </text:list-item>
            <text:list-item>
              <text:p text:style-name="P134"><text:soft-page-break/><text:span text:style-name="T7">ha külső személynek kívánják elidegeníteni, azonos feltételek mellett </text:span></text:p>
            </text:list-item>
            <text:list-item>
              <text:p text:style-name="P134">ha a bíróság megszünteti a közös tulajdont </text:p>
            </text:list-item>
          </text:list>
        </text:list-item>
      </text:list>
      <text:p text:style-name="P41"><text:s/></text:p>
      <text:list xml:id="list82045413308078" text:continue-numbering="true" text:style-name="WWNum53">
        <text:list-item>
          <text:p text:style-name="P133"><text:span text:style-name="T1">A haszonélvező…? </text:span></text:p>
          <text:list>
            <text:list-item>
              <text:p text:style-name="P134">viseli az ingatlan teljes felújítási költségeit </text:p>
            </text:list-item>
            <text:list-item>
              <text:p text:style-name="P134">hitelt vehet fel az ingatlanra </text:p>
            </text:list-item>
            <text:list-item>
              <text:p text:style-name="P134"><text:span text:style-name="T7">használhatja, birtokolhatja, s megilleti a birtokvédelem </text:span></text:p>
            </text:list-item>
            <text:list-item>
              <text:p text:style-name="P134">használhatja, birtokolhatja a dolgot, rendelkezhet vele </text:p>
            </text:list-item>
          </text:list>
        </text:list-item>
      </text:list>
      <text:p text:style-name="P34"><text:s/></text:p>
      <text:list xml:id="list82044957939504" text:continue-numbering="true" text:style-name="WWNum53">
        <text:list-item>
          <text:p text:style-name="P133"><text:span text:style-name="T1">Melyek a birtokvédelem eszközei? </text:span></text:p>
          <text:list>
            <text:list-item>
              <text:p text:style-name="P134">önhatalom, jegyző előtti birtokvédelem </text:p>
            </text:list-item>
            <text:list-item>
              <text:p text:style-name="P134">bírósági birtokvédelem </text:p>
            </text:list-item>
            <text:list-item>
              <text:p text:style-name="P134">kártérítést lehet kérni a bíróságtól </text:p>
            </text:list-item>
            <text:list-item>
              <text:p text:style-name="P134"><text:span text:style-name="T7">önhatalom, jegyző előtti és bírósági birtokvédelem </text:span></text:p>
            </text:list-item>
          </text:list>
        </text:list-item>
      </text:list>
      <text:p text:style-name="P23"><text:s/></text:p>
      <text:list xml:id="list82045335054195" text:continue-numbering="true" text:style-name="WWNum53">
        <text:list-item>
          <text:p text:style-name="P133"><text:span text:style-name="T1">Mennyi az elbirtoklási idő? </text:span></text:p>
          <text:list>
            <text:list-item>
              <text:p text:style-name="P134">egységesen 10 év </text:p>
            </text:list-item>
            <text:list-item>
              <text:p text:style-name="P134">elévülési jellegű, 5 év </text:p>
            </text:list-item>
            <text:list-item>
              <text:p text:style-name="P134"><text:span text:style-name="T7">ingatlanoknál 15 év, ingóknál 10 év </text:span></text:p>
            </text:list-item>
            <text:list-item>
              <text:p text:style-name="P134">függ az ingó és az ingatlan értékétől </text:p>
            </text:list-item>
          </text:list>
        </text:list-item>
      </text:list>
      <text:p text:style-name="P30"><text:s/></text:p>
      <text:list xml:id="list82044823845644" text:continue-numbering="true" text:style-name="WWNum53">
        <text:list-item>
          <text:p text:style-name="P133"><text:span text:style-name="T1">Van-e különbség a tulajdon- és a birtokvédelem között? </text:span></text:p>
          <text:list>
            <text:list-item>
              <text:p text:style-name="P134">nincs </text:p>
            </text:list-item>
            <text:list-item>
              <text:p text:style-name="P134"><text:span text:style-name="T7">a birtokvédelemnél a birtoklás tényét vagy a birtokláshoz való jogot, a tulajdonvédelemnél a tulajdonhoz való jogot védik </text:span></text:p>
            </text:list-item>
            <text:list-item>
              <text:p text:style-name="P134">a birtokvédelem csak jegyző előtt eljárásban, a tulajdonvédelem csak bírói úton lehetséges </text:p>
            </text:list-item>
            <text:list-item>
              <text:p text:style-name="P134">birtokvédelem esetén nincs önhatalom </text:p>
            </text:list-item>
          </text:list>
        </text:list-item>
      </text:list>
      <text:p text:style-name="P17"><text:s/></text:p>
      <text:p text:style-name="P17"><text:soft-page-break/><text:s/><text:tab/> </text:p>
      <text:h text:style-name="P168" text:outline-level="1">KÖTELMI JOG (Ptk.: Hatodik Könyv) </text:h>
      <text:p text:style-name="P17"><text:s/></text:p>
      <text:p text:style-name="P17"><text:s/></text:p>
      <text:p text:style-name="P24"><text:s/></text:p>
      <text:list xml:id="list3073049563" text:style-name="WWNum70">
        <text:list-item>
          <text:p text:style-name="P52"><text:span text:style-name="T1">Mikor hatályosul a távollevők között tett jognyilatkozat? <text:s/></text:span></text:p>
          <text:list>
            <text:list-item>
              <text:p text:style-name="P103">a jognyilatkozat megtételével </text:p>
            </text:list-item>
            <text:list-item>
              <text:p text:style-name="P103"><text:span text:style-name="T7">a jognyilatkozat címzetthez való megérkezésével </text:span></text:p>
            </text:list-item>
            <text:list-item>
              <text:p text:style-name="P103">a jognyilatkozat címzett általi tudomásulvételével </text:p>
            </text:list-item>
            <text:list-item>
              <text:p text:style-name="P103">a jognyilatkozat címzett általi elfogadásával </text:p>
            </text:list-item>
          </text:list>
        </text:list-item>
      </text:list>
      <text:p text:style-name="P34"><text:s/></text:p>
      <text:list xml:id="list82045444372166" text:continue-numbering="true" text:style-name="WWNum70">
        <text:list-item>
          <text:p text:style-name="P52"><text:span text:style-name="T1">Mi NEM szűnteti meg a kötelmet? </text:span></text:p>
          <text:list>
            <text:list-item>
              <text:p text:style-name="P103">a kötelezett halála, személyesen teljesítendő szolgáltatás esetén </text:p>
            </text:list-item>
            <text:list-item>
              <text:p text:style-name="P103">a jogosult halála, ha kifejezetten részére kellett nyújtani a szolgáltatást </text:p>
            </text:list-item>
            <text:list-item>
              <text:p text:style-name="P103"><text:span text:style-name="T7">a teljesítés megtagadása </text:span></text:p>
            </text:list-item>
            <text:list-item>
              <text:p text:style-name="P103">a felek kötelem megszüntetésére irányuló megállapodása </text:p>
            </text:list-item>
          </text:list>
        </text:list-item>
      </text:list>
      <text:p text:style-name="P31"><text:s/></text:p>
      <text:list xml:id="list82046631270965" text:continue-numbering="true" text:style-name="WWNum70">
        <text:list-item>
          <text:p text:style-name="P52"><text:span text:style-name="T1">Az általános meghatalmazás hatályát veszti… <text:s/></text:span></text:p>
          <text:list>
            <text:list-item>
              <text:p text:style-name="P103">a jognyilatkozat megtételével </text:p>
            </text:list-item>
            <text:list-item>
              <text:p text:style-name="P103">a meghatalmazás adását követő 1 év elmúltával </text:p>
            </text:list-item>
            <text:list-item>
              <text:p text:style-name="P103">a meghatalmazás adását követő 3 év elmúltával <text:s/></text:p>
            </text:list-item>
            <text:list-item>
              <text:p text:style-name="P103"><text:span text:style-name="T7">a meghatalmazás adását követő 5 év elmúltával </text:span></text:p>
            </text:list-item>
          </text:list>
        </text:list-item>
      </text:list>
      <text:p text:style-name="P34"><text:s/></text:p>
      <text:list xml:id="list82046215443519" text:continue-numbering="true" text:style-name="WWNum70">
        <text:list-item>
          <text:p text:style-name="P52"><text:span text:style-name="T1">Mi a tartozáselismerés joghatása? </text:span></text:p>
          <text:list>
            <text:list-item>
              <text:p text:style-name="P103"><text:span text:style-name="T7">a kötelezettet terheli annak bizonyítása, hogy tartozása nem áll fenn </text:span></text:p>
            </text:list-item>
            <text:list-item>
              <text:p text:style-name="P103">a kötelezett teljesítése esedékessé válik </text:p>
            </text:list-item>
            <text:list-item>
              <text:p text:style-name="P103">a kötelezett késedelembe esik </text:p>
            </text:list-item>
            <text:list-item>
              <text:p text:style-name="P103"><text:soft-page-break/>a jogosult késedelmi kamat követelhet </text:p>
            </text:list-item>
          </text:list>
        </text:list-item>
      </text:list>
      <text:p text:style-name="P34"><text:s/></text:p>
      <text:list xml:id="list82046606457843" text:continue-numbering="true" text:style-name="WWNum70">
        <text:list-item>
          <text:p text:style-name="P52"><text:span text:style-name="T1">Mi a kötelezetti egyetemlegesség? </text:span></text:p>
          <text:list>
            <text:list-item>
              <text:p text:style-name="P103"><text:span text:style-name="T7">ha több kötelezett esetén, minden kötelezett az oszthatatlan szolgáltatás egészével tartozik </text:span></text:p>
            </text:list-item>
            <text:list-item>
              <text:p text:style-name="P103">ha több jogosult esetén, bármelyik jogosult az egész szolgáltatást követelheti </text:p>
            </text:list-item>
            <text:list-item>
              <text:p text:style-name="P103">ha egy szolgáltatást többen követelnek </text:p>
            </text:list-item>
            <text:list-item>
              <text:p text:style-name="P103">ha egy oszthatatlan szolgáltatást többen, egyetemlegesen követelnek </text:p>
            </text:list-item>
          </text:list>
        </text:list-item>
      </text:list>
      <text:p text:style-name="P34"><text:s/></text:p>
      <text:list xml:id="list82046109569719" text:continue-numbering="true" text:style-name="WWNum70">
        <text:list-item>
          <text:p text:style-name="P52"><text:span text:style-name="T1">Mi a jogosulti egyetemlegesség? </text:span></text:p>
          <text:list>
            <text:list-item>
              <text:p text:style-name="P103">ha több kötelezett esetén, minden kötelezett az egész szolgáltatással tartozik </text:p>
            </text:list-item>
            <text:list-item>
              <text:p text:style-name="P103"><text:span text:style-name="T7">ha több jogosult esetén, bármelyik jogosult az egész szolgáltatást követelheti </text:span></text:p>
            </text:list-item>
            <text:list-item>
              <text:p text:style-name="P103">ha egy oszthatatlan szolgáltatással többen tartoznak </text:p>
            </text:list-item>
            <text:list-item>
              <text:p text:style-name="P103">ha egy oszthatatlan szolgáltatásért többen, egyetemlegesen felelnek </text:p>
            </text:list-item>
          </text:list>
        </text:list-item>
      </text:list>
      <text:p text:style-name="P30"><text:s/></text:p>
      <text:list xml:id="list82046043536555" text:continue-numbering="true" text:style-name="WWNum70">
        <text:list-item>
          <text:p text:style-name="P52"><text:span text:style-name="T1">Mi az osztott kötelem? </text:span></text:p>
          <text:list>
            <text:list-item>
              <text:p text:style-name="P103"><text:span text:style-name="T7">ha egy osztható szolgáltatással többen tartoznak, illetve többen követelhetik </text:span></text:p>
            </text:list-item>
            <text:list-item>
              <text:p text:style-name="P103">ha egy oszthatatlan szolgáltatást többen követelnek </text:p>
            </text:list-item>
            <text:list-item>
              <text:p text:style-name="P103">ha egy szolgáltatásért többen, egyetemlegesen felelnek </text:p>
            </text:list-item>
            <text:list-item>
              <text:p text:style-name="P103">ha egy szolgáltatásért egy kötelezett felel egy jogosulttal szemben </text:p>
            </text:list-item>
          </text:list>
        </text:list-item>
      </text:list>
      <text:p text:style-name="P31"><text:s/></text:p>
      <text:list xml:id="list82044977608261" text:continue-numbering="true" text:style-name="WWNum70">
        <text:list-item>
          <text:p text:style-name="P52"><text:span text:style-name="T1">Az álképviselet körében tett jognyilatkozat … </text:span></text:p>
          <text:list>
            <text:list-item>
              <text:p text:style-name="P103">semmis </text:p>
            </text:list-item>
            <text:list-item>
              <text:p text:style-name="P103">megtámadható </text:p>
            </text:list-item>
            <text:list-item>
              <text:p text:style-name="P103"><text:span text:style-name="T7">a képviselt jóváhagyásával válthat ki joghatást </text:span></text:p>
            </text:list-item>
            <text:list-item>
              <text:p text:style-name="P103">érvénytelen </text:p>
            </text:list-item>
          </text:list>
        </text:list-item>
      </text:list>
      <text:p text:style-name="P31"><text:s/></text:p>
      <text:list xml:id="list82046130792622" text:continue-numbering="true" text:style-name="WWNum70">
        <text:list-item>
          <text:p text:style-name="P52"><text:span text:style-name="T1">Mi az elévülés megszakadásának jogkövetkezménye? </text:span></text:p>
          <text:list>
            <text:list-item>
              <text:p text:style-name="P103"><text:soft-page-break/><text:span text:style-name="T7">az addig letelt idő nem számít és az ”akadály” megszűnte után újból kezdődik az elévülés </text:span></text:p>
            </text:list-item>
            <text:list-item>
              <text:p text:style-name="P103">az addig letelt idő nem számít és a követelést elévültnek kell tekinteni </text:p>
            </text:list-item>
            <text:list-item>
              <text:p text:style-name="P103">az addig letelt idő beszámít és az ”akadály” megszűnte után az elévülés tovább folytatódik </text:p>
            </text:list-item>
            <text:list-item>
              <text:p text:style-name="P103">az addig letelt idő beszámít, de a követelést elévültnek kell tekinteni </text:p>
            </text:list-item>
          </text:list>
        </text:list-item>
      </text:list>
      <text:p text:style-name="P31"><text:s/></text:p>
      <text:list xml:id="list82046414652778" text:continue-numbering="true" text:style-name="WWNum70">
        <text:list-item>
          <text:p text:style-name="P52"><text:span text:style-name="T1">Mi az elévülés nyugvásának jogkövetkezménye? </text:span></text:p>
          <text:list>
            <text:list-item>
              <text:p text:style-name="P103">az addig letelt idő nem számít és az ”akadály” megszűnte után újból kezdődik az elévülés </text:p>
            </text:list-item>
            <text:list-item>
              <text:p text:style-name="P103">az addig letelt idő nem számít és a követelést elévültnek kell tekinteni </text:p>
            </text:list-item>
            <text:list-item>
              <text:p text:style-name="P103"><text:span text:style-name="T7">az addig letelt idő beszámít és az ”akadály” megszűnte után az elévülés tovább folytatódik </text:span></text:p>
            </text:list-item>
            <text:list-item>
              <text:p text:style-name="P103">az addig letelt idő beszámít, de a követelést elévültnek kell tekinteni </text:p>
            </text:list-item>
          </text:list>
        </text:list-item>
      </text:list>
      <text:p text:style-name="P23"><text:s/></text:p>
      <text:list xml:id="list82046117234859" text:continue-numbering="true" text:style-name="WWNum70">
        <text:list-item>
          <text:p text:style-name="P52"><text:span text:style-name="T1">Van-e különbség a megbízás és a meghatalmazás között? <text:s/></text:span></text:p>
          <text:list>
            <text:list-item>
              <text:p text:style-name="P103">mivel mindkettőhöz elfogadás szükséges, így nem számottevő a különbség </text:p>
            </text:list-item>
            <text:list-item>
              <text:p text:style-name="P103">nincs a kettő között különbség, hiszen a meghatalmazás általában magában foglalja a megbízást </text:p>
            </text:list-item>
            <text:list-item>
              <text:p text:style-name="P103">mindkettő szerződés, ezért nincs </text:p>
            </text:list-item>
            <text:list-item>
              <text:p text:style-name="P103"><text:span text:style-name="T7">a megbízás szerződés, a meghatalmazás egyoldalú jogügylet </text:span></text:p>
            </text:list-item>
          </text:list>
        </text:list-item>
      </text:list>
      <text:p text:style-name="P24"><text:s/></text:p>
      <text:list xml:id="list82046721580406" text:continue-numbering="true" text:style-name="WWNum70">
        <text:list-item>
          <text:p text:style-name="P52"><text:span text:style-name="T1">Milyen típusú jognyilatkozat – főszabály szerint - a képviseleti jogot létrehozó meghatalmazás? </text:span></text:p>
          <text:list>
            <text:list-item>
              <text:p text:style-name="P103">kétoldalú, ingyenes </text:p>
            </text:list-item>
            <text:list-item>
              <text:p text:style-name="P103">kétoldalú, visszterhes </text:p>
            </text:list-item>
            <text:list-item>
              <text:p text:style-name="P103"><text:span text:style-name="T7">egyoldalú, címzett </text:span></text:p>
            </text:list-item>
            <text:list-item>
              <text:p text:style-name="P103">egyoldalú, nem címzett </text:p>
            </text:list-item>
          </text:list>
        </text:list-item>
      </text:list>
      <text:p text:style-name="P31"><text:s/></text:p>
      <text:list xml:id="list82046106251330" text:continue-numbering="true" text:style-name="WWNum70">
        <text:list-item>
          <text:p text:style-name="P52"><text:span text:style-name="T1">A meghatalmazás olyan címzett jognyilatkozat, … </text:span></text:p>
          <text:list>
            <text:list-item>
              <text:p text:style-name="P103">amely elfogadáshoz kötött </text:p>
            </text:list-item>
            <text:list-item>
              <text:p text:style-name="P103">amely eljárásra kötelezi a meghatalmazottat </text:p>
            </text:list-item>
            <text:list-item>
              <text:p text:style-name="P103"><text:span text:style-name="T7">amely arra jogosítja a meghatalmazottat, hogy jognyilatkozatot tegyen vagy elfogadjon a képviselt helyett </text:span></text:p>
            </text:list-item>
            <text:list-item>
              <text:p text:style-name="P103"><text:soft-page-break/>amelynek teljesítéséért ellenszolgáltatás jár </text:p>
            </text:list-item>
          </text:list>
        </text:list-item>
      </text:list>
      <text:p text:style-name="P31"><text:s/></text:p>
      <text:list xml:id="list82046130366850" text:continue-numbering="true" text:style-name="WWNum70">
        <text:list-item>
          <text:p text:style-name="P52"><text:span text:style-name="T1">A hallgatás, vagyis a nyilatkozattétel elmulasztása … </text:span></text:p>
          <text:list>
            <text:list-item>
              <text:p text:style-name="P103"><text:span text:style-name="T7">joghatást vált ki, ha a felek abban külön megállapodtak </text:span></text:p>
            </text:list-item>
            <text:list-item>
              <text:p text:style-name="P103">önmagában is beleegyezést jelent </text:p>
            </text:list-item>
            <text:list-item>
              <text:p text:style-name="P103">mindig ráutaló magatartásnak minősül </text:p>
            </text:list-item>
            <text:list-item>
              <text:p text:style-name="P103">még jogszabályi rendelkezés alapján sem válthat ki joghatást </text:p>
            </text:list-item>
          </text:list>
        </text:list-item>
      </text:list>
      <text:p text:style-name="P31"><text:s/></text:p>
      <text:list xml:id="list82045883835604" text:continue-numbering="true" text:style-name="WWNum70">
        <text:list-item>
          <text:p text:style-name="P52"><text:span text:style-name="T1">Mi lehet a bírói letéttel teljesített szolgáltatás tárgya? </text:span></text:p>
          <text:list>
            <text:list-item>
              <text:p text:style-name="P103">bármi </text:p>
            </text:list-item>
            <text:list-item>
              <text:p text:style-name="P103">csak pénz </text:p>
            </text:list-item>
            <text:list-item>
              <text:p text:style-name="P103">csak helyettesíthető dolog </text:p>
            </text:list-item>
            <text:list-item>
              <text:p text:style-name="P103"><text:span text:style-name="T7">pénz, értékpapír, okirat </text:span></text:p>
            </text:list-item>
          </text:list>
        </text:list-item>
      </text:list>
      <text:p text:style-name="P27"><text:s/></text:p>
      <text:list xml:id="list82044802739310" text:continue-numbering="true" text:style-name="WWNum70">
        <text:list-item>
          <text:p text:style-name="P52"><text:span text:style-name="T1">Mi a bírói letéttel történő teljesítés lényege? </text:span></text:p>
          <text:list>
            <text:list-item>
              <text:p text:style-name="P103">a jogosult elkerüli a késedelembe esést </text:p>
            </text:list-item>
            <text:list-item>
              <text:p text:style-name="P103">a jogosult érvényesítheti visszatartási jogát </text:p>
            </text:list-item>
            <text:list-item>
              <text:p text:style-name="P103"><text:span text:style-name="T7">a kötelezett elkerüli a késedelembe esést </text:span></text:p>
            </text:list-item>
            <text:list-item>
              <text:p text:style-name="P103">a kötelezett érvényesítheti a visszatartási jogát </text:p>
            </text:list-item>
          </text:list>
        </text:list-item>
      </text:list>
      <text:p text:style-name="P31"><text:s/></text:p>
      <text:list xml:id="list82046193925978" text:continue-numbering="true" text:style-name="WWNum70">
        <text:list-item>
          <text:p text:style-name="P52"><text:span text:style-name="T1">Mit jelöl meg a Ptk – főszabályként – a teljesítés helyének? </text:span></text:p>
          <text:list>
            <text:list-item>
              <text:p text:style-name="P103">a jogosult lakóhelyét/székhelyét </text:p>
            </text:list-item>
            <text:list-item>
              <text:p text:style-name="P103"><text:span text:style-name="T7">a kötelezett lakóhelyét/székhelyét </text:span></text:p>
            </text:list-item>
            <text:list-item>
              <text:p text:style-name="P103">a szerződéskötés helyét </text:p>
            </text:list-item>
            <text:list-item>
              <text:p text:style-name="P103">a jogosult ideiglenes tartózkodási helyét </text:p>
            </text:list-item>
          </text:list>
        </text:list-item>
      </text:list>
      <text:p text:style-name="P27"><text:s/></text:p>
      <text:list xml:id="list82045800350794" text:continue-numbering="true" text:style-name="WWNum70">
        <text:list-item>
          <text:p text:style-name="P52"><text:span text:style-name="T1">Mit jelöl meg a Ptk – főszabályként – a pénztartozás teljesítési helyének? </text:span></text:p>
          <text:list>
            <text:list-item>
              <text:p text:style-name="P103"><text:soft-page-break/><text:span text:style-name="T7">a jogosult lakóhelyét/székhelyét </text:span></text:p>
            </text:list-item>
            <text:list-item>
              <text:p text:style-name="P103">a kötelezett lakóhelyét/székhelyét </text:p>
            </text:list-item>
            <text:list-item>
              <text:p text:style-name="P103">a szerződéskötés helyét </text:p>
            </text:list-item>
            <text:list-item>
              <text:p text:style-name="P103">a jogosult ideiglenes tartózkodási helyét </text:p>
            </text:list-item>
          </text:list>
        </text:list-item>
      </text:list>
      <text:p text:style-name="P24"><text:s/></text:p>
      <text:list xml:id="list82044919436913" text:continue-numbering="true" text:style-name="WWNum70">
        <text:list-item>
          <text:p text:style-name="P52"><text:span text:style-name="T1">A jogosult a pénztartozás teljesítési idő előtt felajánlott teljesítését… </text:span></text:p>
          <text:list>
            <text:list-item>
              <text:p text:style-name="P103">nem köteles elfogadni </text:p>
            </text:list-item>
            <text:list-item>
              <text:p text:style-name="P103">nem köteles elfogadni, ha az lényeges jogi érdekét sérti </text:p>
            </text:list-item>
            <text:list-item>
              <text:p text:style-name="P103">nem köteles elfogadni, kivéve ha banki átutalás útján teljesítik </text:p>
            </text:list-item>
            <text:list-item>
              <text:p text:style-name="P103"><text:span text:style-name="T7">köteles elfogadni </text:span></text:p>
            </text:list-item>
          </text:list>
        </text:list-item>
      </text:list>
      <text:p text:style-name="P34"><text:s/></text:p>
      <text:list xml:id="list82044917827994" text:continue-numbering="true" text:style-name="WWNum70">
        <text:list-item>
          <text:p text:style-name="P52"><text:span text:style-name="T1">Kit illet meg a beszámítás joga? </text:span></text:p>
          <text:list>
            <text:list-item>
              <text:p text:style-name="P103">a kezest </text:p>
            </text:list-item>
            <text:list-item>
              <text:p text:style-name="P103"><text:span text:style-name="T7">csak a kötelezettet </text:span></text:p>
            </text:list-item>
            <text:list-item>
              <text:p text:style-name="P103">csak a jogosultat </text:p>
            </text:list-item>
            <text:list-item>
              <text:p text:style-name="P103">a kötelezettet és a jogosultat egyaránt </text:p>
            </text:list-item>
          </text:list>
        </text:list-item>
      </text:list>
      <text:p text:style-name="P24"><text:s/></text:p>
      <text:list xml:id="list82045331247582" text:continue-numbering="true" text:style-name="WWNum70">
        <text:list-item>
          <text:p text:style-name="P52"><text:span text:style-name="T1">Milyen szolgáltatással szemben NINCS helye a beszámításnak? </text:span></text:p>
          <text:list>
            <text:list-item>
              <text:p text:style-name="P103">tartásdíjköveteléssel szemben </text:p>
            </text:list-item>
            <text:list-item>
              <text:p text:style-name="P103"><text:span text:style-name="T7">tartásdíj követeléssel szemben, a túlfizetés esetét kivéve </text:span></text:p>
            </text:list-item>
            <text:list-item>
              <text:p text:style-name="P103">természetbeni szolgáltatással szemben </text:p>
            </text:list-item>
            <text:list-item>
              <text:p text:style-name="P103">természetbeni szolgáltatással szemben, a fajlagos szolgáltatás esetét kivéve </text:p>
            </text:list-item>
          </text:list>
        </text:list-item>
      </text:list>
      <text:p text:style-name="P33"><text:s/></text:p>
      <text:list xml:id="list82044986859074" text:continue-numbering="true" text:style-name="WWNum70">
        <text:list-item>
          <text:p text:style-name="P52"><text:span text:style-name="T13">Ki volt Marton Géza</text:span><text:span text:style-name="T16">☺</text:span><text:span text:style-name="T13">? </text:span></text:p>
          <text:list>
            <text:list-item>
              <text:p text:style-name="P103"><text:span text:style-name="T12">Miltiádész hírnöke, aki a marathóni csata után megvitte Athénba a győzelem hírét, majd holtan esett össze </text:span></text:p>
            </text:list-item>
            <text:list-item>
              <text:p text:style-name="P103"><text:span text:style-name="T12">I. (Nagy) Dareiosz hírnöke, aki a marathóni csata után megvitte Perzsiába a vereség hírét, amiért azonnal kivégezték </text:span></text:p>
            </text:list-item>
            <text:list-item>
              <text:p text:style-name="P103"><text:span text:style-name="T12">az első olyan hivatásos sportoló, akinek a halála felhívta a figyelmet a tiltott teljesítményfokozó szerek elleni küzdelem fontosságára </text:span><text:span text:style-name="T13">D)</text:span><text:span text:style-name="T15"> </text:span><text:span text:style-name="T12">Eörsi Mátyás (!) vetélytársa (!) </text:span></text:p>
            </text:list-item>
          </text:list>
        </text:list-item>
      </text:list>
      <text:p text:style-name="P28"><text:soft-page-break/><text:s/></text:p>
      <text:list xml:id="list82045535515849" text:continue-numbering="true" text:style-name="WWNum70">
        <text:list-item>
          <text:p text:style-name="P52"><text:span text:style-name="T1">Miként alakul a teljesítési határidő az életfenntartásra fordított szerződéseknél (pl. </text:span></text:p>
        </text:list-item>
      </text:list>
      <text:p text:style-name="P88"><text:span text:style-name="T1">tartásdíj, életjáradék)? </text:span></text:p>
      <text:list xml:id="list82045311543777" text:continue-numbering="true" text:style-name="WWNum70">
        <text:list-item>
          <text:list>
            <text:list-item>
              <text:p text:style-name="P103"><text:span text:style-name="T7">a teljesítés adott időszakra nézve előre esedékes </text:span></text:p>
            </text:list-item>
            <text:list-item>
              <text:p text:style-name="P103">a teljesítés adott időszakra nézve utólag esedékes </text:p>
            </text:list-item>
            <text:list-item>
              <text:p text:style-name="P103">a teljesítés 1 évre eső összege előre és egy összegben esedékes </text:p>
            </text:list-item>
            <text:list-item>
              <text:p text:style-name="P103">a teljesítés 1 évre eső összege utólag és egy összegben esedékes </text:p>
            </text:list-item>
          </text:list>
        </text:list-item>
      </text:list>
      <text:p text:style-name="P28"><text:s/></text:p>
      <text:list xml:id="list82046229653631" text:continue-numbering="true" text:style-name="WWNum70">
        <text:list-item>
          <text:p text:style-name="P52"><text:span text:style-name="T1">Ha az ajánlattevőhöz a címzettől az ajánlattól lényeges kérdésben eltérő tartalmú elfogadó nyilatkozat érkezik, akkor … <text:s/></text:span></text:p>
          <text:list>
            <text:list-item>
              <text:p text:style-name="P103">a szerződés az eltérő tartalmú elfogadó nyilatkozat alapján jön létre </text:p>
            </text:list-item>
            <text:list-item>
              <text:p text:style-name="P103"><text:span text:style-name="T7">az elfogadó nyilatkozat új ajánlatnak minősül, és az ajánlati kötöttség terhe megfordul </text:span></text:p>
            </text:list-item>
            <text:list-item>
              <text:p text:style-name="P103">a felek a bíróságtól kérhetik a szerződés tartalmának megállapítását </text:p>
            </text:list-item>
            <text:list-item>
              <text:p text:style-name="P103">a szerződés érvénytelen, de feléled az ügyész közérdekű keresetindítási joga </text:p>
            </text:list-item>
          </text:list>
        </text:list-item>
      </text:list>
      <text:p text:style-name="P28"><text:s/></text:p>
      <text:list xml:id="list82046643212631" text:continue-numbering="true" text:style-name="WWNum70">
        <text:list-item>
          <text:p text:style-name="P52"><text:span text:style-name="T1">Előszerződés megkötését követően a szerződés megkötését megtagadhatja… </text:span></text:p>
          <text:list>
            <text:list-item>
              <text:p text:style-name="P103">kizárólag a jogosult, ha bizonyítja, hogy a kötelezett a teljesítést megtagadta </text:p>
            </text:list-item>
            <text:list-item>
              <text:p text:style-name="P103">kizárólag a kötelezett, ha bizonyítja, hogy a jogosult a felajánlott teljesítést nem fogadja el </text:p>
            </text:list-item>
            <text:list-item>
              <text:p text:style-name="P103">bármelyik fél, ha bizonyítja, hogy működési körén kívül eső és elháríthatatlan körülmény következett be, amely lényeges jogi érdekeit sérti </text:p>
            </text:list-item>
            <text:list-item>
              <text:p text:style-name="P103"><text:span text:style-name="T7">bármelyik fél, ha bizonyítja, hogy az előszerződés megkötését követően előre nem látható, a rendes üzleti kockázat körén kívül eső olyan körülmény következett be, amely lényeges jogi érdekét sérti </text:span></text:p>
            </text:list-item>
          </text:list>
        </text:list-item>
      </text:list>
      <text:p text:style-name="P28"><text:s/></text:p>
      <text:list xml:id="list82045605956971" text:continue-numbering="true" text:style-name="WWNum70">
        <text:list-item>
          <text:p text:style-name="P52"><text:span text:style-name="T1">Melyik a megtámadhatósági ok az alábbiak közül a NEM fogyasztói szerződések körében? </text:span></text:p>
          <text:list>
            <text:list-item>
              <text:p text:style-name="P103">színlelés </text:p>
            </text:list-item>
            <text:list-item>
              <text:p text:style-name="P103">jogszabályba ütközés </text:p>
            </text:list-item>
            <text:list-item>
              <text:p text:style-name="P103">jogszabály megkerülése </text:p>
            </text:list-item>
            <text:list-item>
              <text:p text:style-name="P103"><text:span text:style-name="T7">tisztességtelen általános szerződési feltétel </text:span></text:p>
            </text:list-item>
          </text:list>
        </text:list-item>
      </text:list>
      <text:p text:style-name="P28"><text:s/></text:p>
      <text:list xml:id="list82046606811845" text:continue-numbering="true" text:style-name="WWNum70">
        <text:list-item>
          <text:p text:style-name="P52"><text:span text:style-name="T1">Melyik NEM minősül az alábbiak közül az objektív értékaránytalanság (ti. feltűnő értékaránytalansággal kötött szerződés) fogalmi elemének? </text:span></text:p>
          <text:list>
            <text:list-item>
              <text:p text:style-name="P103"><text:soft-page-break/>egyik felet sem vezeti ingyenes juttatás szándék </text:p>
            </text:list-item>
            <text:list-item>
              <text:p text:style-name="P103">feltűnően nagy az aránytalanság a szolgáltatás és az ellenszolgáltatás között </text:p>
            </text:list-item>
            <text:list-item>
              <text:p text:style-name="P103"><text:span text:style-name="T7">az egyik szerződő fél hátrányos (pl. gazdasági) helyzetét kihasználva kötik </text:span></text:p>
            </text:list-item>
            <text:list-item>
              <text:p text:style-name="P103">a szolgáltatás és az ellenszolgáltatás közötti aránytalanság a szerződés megkötésekor áll fenn </text:p>
            </text:list-item>
          </text:list>
        </text:list-item>
      </text:list>
      <text:p text:style-name="P28"><text:s/></text:p>
      <text:list xml:id="list82046765468098" text:continue-numbering="true" text:style-name="WWNum70">
        <text:list-item>
          <text:p text:style-name="P52"><text:span text:style-name="T1">Melyik NEM minősül az alábbiak közül a szubjektív értékaránytalanság (ti. uzsorás szerződés) fogalmi elemének? </text:span></text:p>
          <text:list>
            <text:list-item>
              <text:p text:style-name="P103"><text:span text:style-name="T7">egyik felet sem vezeti ingyenes juttatás szándék </text:span></text:p>
            </text:list-item>
            <text:list-item>
              <text:p text:style-name="P103">feltűnően nagy az aránytalanság a szolgáltatás és az ellenszolgáltatás között </text:p>
            </text:list-item>
            <text:list-item>
              <text:p text:style-name="P103">az egyik szerződő fél hátrányos (pl. gazdasági) helyzetét kihasználva kötik </text:p>
            </text:list-item>
            <text:list-item>
              <text:p text:style-name="P103">a szolgáltatás és az ellenszolgáltatás közötti aránytalanság a szerződés megkötésekor áll fenn </text:p>
            </text:list-item>
          </text:list>
        </text:list-item>
      </text:list>
      <text:p text:style-name="P28"><text:s/></text:p>
      <text:list xml:id="list82045888847655" text:continue-numbering="true" text:style-name="WWNum70">
        <text:list-item>
          <text:p text:style-name="P52"><text:span text:style-name="T1">Az időhatározástól függő szolgáltatás esetén, az időhatározásnak milyen követelményeknek kell eleget tennie? </text:span></text:p>
          <text:list>
            <text:list-item>
              <text:p text:style-name="P103">jövőbeli és bizonytalan </text:p>
            </text:list-item>
            <text:list-item>
              <text:p text:style-name="P103"><text:span text:style-name="T7">jövőbeli és biztos </text:span></text:p>
            </text:list-item>
            <text:list-item>
              <text:p text:style-name="P103">jövőbeli és ismétlődő </text:p>
            </text:list-item>
            <text:list-item>
              <text:p text:style-name="P103">jövőbeli és szokásos </text:p>
            </text:list-item>
          </text:list>
        </text:list-item>
      </text:list>
      <text:p text:style-name="P26"><text:s/></text:p>
      <text:list xml:id="list82045772629254" text:continue-numbering="true" text:style-name="WWNum70">
        <text:list-item>
          <text:p text:style-name="P52"><text:span text:style-name="T1">A feltételtől függő szolgáltatás esetén, a feltételnek milyen követelményeknek kell eleget tennie? </text:span></text:p>
          <text:list>
            <text:list-item>
              <text:p text:style-name="P103"><text:span text:style-name="T7">jövőbeli és bizonytalan </text:span></text:p>
            </text:list-item>
            <text:list-item>
              <text:p text:style-name="P103">jövőbeli és biztos </text:p>
            </text:list-item>
            <text:list-item>
              <text:p text:style-name="P103">jövőbeli és ismétlődő </text:p>
            </text:list-item>
            <text:list-item>
              <text:p text:style-name="P103">jövőbeli és szokásos </text:p>
            </text:list-item>
          </text:list>
        </text:list-item>
      </text:list>
      <text:p text:style-name="P27"><text:s/></text:p>
      <text:list xml:id="list82046181204949" text:continue-numbering="true" text:style-name="WWNum70">
        <text:list-item>
          <text:p text:style-name="P52"><text:span text:style-name="T1">Mi NEM igaz a fedezetelvonó szerződésre? </text:span></text:p>
          <text:list>
            <text:list-item>
              <text:p text:style-name="P103"><text:span text:style-name="T7">a harmadik személy irányában, aki igényének kielégítési alapját vonja el, semmis </text:span></text:p>
            </text:list-item>
            <text:list-item>
              <text:p text:style-name="P103">a harmadik személy igényének kielégítési alapját vonja el </text:p>
            </text:list-item>
            <text:list-item>
              <text:p text:style-name="P103">a rosszhiszeműséget vélelmezzük, ha a fedezetelvonó szerződést hozzátartozóval kötik</text:p>
            </text:list-item>
            <text:list-item>
              <text:p text:style-name="P103"><text:soft-page-break/>az ingyenességet vélelmezzük, ha a fedezetelvonó szerződést hozzátartozóval kötik </text:p>
            </text:list-item>
          </text:list>
        </text:list-item>
      </text:list>
      <text:p text:style-name="P43"><text:s/></text:p>
      <text:list xml:id="list82044787094474" text:continue-numbering="true" text:style-name="WWNum70">
        <text:list-item>
          <text:p text:style-name="P52"><text:span text:style-name="T1">Mi a felmondás lényege? </text:span></text:p>
          <text:list>
            <text:list-item>
              <text:p text:style-name="P103">az egyik fél visszamenőleges hatállyal, egyoldalú nyilatkozattal szünteti meg a szerződést </text:p>
            </text:list-item>
            <text:list-item>
              <text:p text:style-name="P103"><text:span text:style-name="T7">az egyik fél jövőre nézve (ex nunc hatállyal), egyoldalú nyilatkozattal szünteti meg a szerződést </text:span></text:p>
            </text:list-item>
            <text:list-item>
              <text:p text:style-name="P103">a felek visszamenőleges hatállyal, kétoldalú nyilatkozattal szüntetik meg a szerződést </text:p>
            </text:list-item>
            <text:list-item>
              <text:p text:style-name="P103">a felek jövőre nézve (ex nunc hatállyal), kétoldalú nyilatkozattal szüntetik meg a szerződést </text:p>
            </text:list-item>
          </text:list>
        </text:list-item>
      </text:list>
      <text:p text:style-name="P30"><text:s/></text:p>
      <text:list xml:id="list82046226808095" text:continue-numbering="true" text:style-name="WWNum70">
        <text:list-item>
          <text:p text:style-name="P52"><text:span text:style-name="T1">Mi az elállás lényege? <text:s/></text:span></text:p>
          <text:list>
            <text:list-item>
              <text:p text:style-name="P103"><text:span text:style-name="T7">az egyik fél visszamenőleges hatállyal, egyoldalú nyilatkozattal szünteti meg a szerződést </text:span></text:p>
            </text:list-item>
            <text:list-item>
              <text:p text:style-name="P103">az egyik fél a jövőre nézve, egyoldalú nyilatkozattal szünteti meg a szerződést </text:p>
            </text:list-item>
            <text:list-item>
              <text:p text:style-name="P103">a felek visszamenőleges hatállyal, kétoldalú nyilatkozattal szüntetik meg a szerződést</text:p>
            </text:list-item>
            <text:list-item>
              <text:p text:style-name="P103">a felek jövőre nézve, kétoldalú nyilatkozattal szüntetik meg a szerződést </text:p>
            </text:list-item>
          </text:list>
        </text:list-item>
      </text:list>
      <text:p text:style-name="P32"><text:s/></text:p>
      <text:list xml:id="list82045076064025" text:continue-numbering="true" text:style-name="WWNum70">
        <text:list-item>
          <text:p text:style-name="P52"><text:span text:style-name="T1">Milyen szerződésszegést nem szabályoz a Ptk.? </text:span></text:p>
          <text:list>
            <text:list-item>
              <text:p text:style-name="P103">előzetes szerződésszegést </text:p>
            </text:list-item>
            <text:list-item>
              <text:p text:style-name="P103">közbenső szerződésszegést </text:p>
            </text:list-item>
            <text:list-item>
              <text:p text:style-name="P103">részleges szerződésszegést </text:p>
            </text:list-item>
            <text:list-item>
              <text:p text:style-name="P103"><text:span text:style-name="T7">súlyos szerződésszegést </text:span></text:p>
            </text:list-item>
          </text:list>
        </text:list-item>
      </text:list>
      <text:p text:style-name="P28"><text:s/></text:p>
      <text:list xml:id="list82045252222640" text:continue-numbering="true" text:style-name="WWNum70">
        <text:list-item>
          <text:p text:style-name="P52"><text:span text:style-name="T1">Mit NEM kell bizonyítani a szerződésszegéssel okozott kárért való felelősség alóli mentesülés érdekében? </text:span></text:p>
          <text:list>
            <text:list-item>
              <text:p text:style-name="P103"><text:span text:style-name="T7">a szerződésszegő magatartása nem volt felróható </text:span></text:p>
            </text:list-item>
            <text:list-item>
              <text:p text:style-name="P103">a szerződésszegést ellenőrzési körén kívül eső körülmény idézte elő </text:p>
            </text:list-item>
            <text:list-item>
              <text:p text:style-name="P103">a szerződésszegést előre nem látható körülmény idézte elő </text:p>
            </text:list-item>
            <text:list-item>
              <text:p text:style-name="P103">a kár elhárítása nem volt elvárható </text:p>
            </text:list-item>
          </text:list>
        </text:list-item>
      </text:list>
      <text:p text:style-name="P28"><text:s/></text:p>
      <text:list xml:id="list82045020597312" text:continue-numbering="true" text:style-name="WWNum70">
        <text:list-item>
          <text:p text:style-name="P52"><text:span text:style-name="T1">Mennyi idő áll a jogosult rendelkezésére főszabályként, hogy kellékszavatossági jogait érvényesítse (elévülési határidő a NEM fogyasztói szerződések esetén)? </text:span></text:p>
          <text:list>
            <text:list-item>
              <text:p text:style-name="P103"><text:soft-page-break/>2 hónap </text:p>
            </text:list-item>
            <text:list-item>
              <text:p text:style-name="P103">6 hónap </text:p>
            </text:list-item>
            <text:list-item>
              <text:p text:style-name="P103"><text:span text:style-name="T7">12 hónap </text:span></text:p>
            </text:list-item>
            <text:list-item>
              <text:p text:style-name="P103">24 hónap </text:p>
            </text:list-item>
          </text:list>
        </text:list-item>
      </text:list>
      <text:p text:style-name="P17"><text:s/></text:p>
      <text:list xml:id="list82046282471927" text:continue-numbering="true" text:style-name="WWNum70">
        <text:list-item>
          <text:p text:style-name="P52"><text:span text:style-name="T1">Meddig kell a teljesítéstől számítva vélelmezni a hibás teljesítést fogyasztó és vállalkozó közötti szerződés esetén? </text:span></text:p>
          <text:list>
            <text:list-item>
              <text:p text:style-name="P103">1 hónap </text:p>
            </text:list-item>
            <text:list-item>
              <text:p text:style-name="P103">3 hónap </text:p>
            </text:list-item>
            <text:list-item>
              <text:p text:style-name="P103"><text:span text:style-name="T7">6 hónap </text:span></text:p>
            </text:list-item>
            <text:list-item>
              <text:p text:style-name="P103">12 hónap </text:p>
            </text:list-item>
          </text:list>
        </text:list-item>
      </text:list>
      <text:p text:style-name="P32"><text:s/></text:p>
      <text:list xml:id="list82045064708677" text:continue-numbering="true" text:style-name="WWNum70">
        <text:list-item>
          <text:p text:style-name="P52"><text:span text:style-name="T1">Melyek a Ptk.-ban szabályozott termékszavatossági igények? </text:span></text:p>
          <text:list>
            <text:list-item>
              <text:p text:style-name="P103">kijavítás, kicserélés, árleszállítás, elállás </text:p>
            </text:list-item>
            <text:list-item>
              <text:p text:style-name="P103">kijavítás, kicserélés, árleszállítás </text:p>
            </text:list-item>
            <text:list-item>
              <text:p text:style-name="P103">kijavítás, kicserélés, elállás </text:p>
            </text:list-item>
            <text:list-item>
              <text:p text:style-name="P103"><text:span text:style-name="T7">kijavítás, kicserélés </text:span></text:p>
            </text:list-item>
          </text:list>
        </text:list-item>
      </text:list>
      <text:p text:style-name="P31"><text:s/></text:p>
      <text:list xml:id="list82045943056493" text:continue-numbering="true" text:style-name="WWNum70">
        <text:list-item>
          <text:p text:style-name="P52"><text:span text:style-name="T1">Az alábbiak közül melyen alapulhat a jótállás? </text:span></text:p>
          <text:list>
            <text:list-item>
              <text:p text:style-name="P103">szerződésen és egyoldalú jognyilatkozaton </text:p>
            </text:list-item>
            <text:list-item>
              <text:p text:style-name="P103">szerződésen és hatósági rendelkezésen </text:p>
            </text:list-item>
            <text:list-item>
              <text:p text:style-name="P103">szerződésen és jogszabályon </text:p>
            </text:list-item>
            <text:list-item>
              <text:p text:style-name="P103"><text:span text:style-name="T7">jogszabályon vagy egyoldalú jognyilatkozatob</text:span></text:p>
            </text:list-item>
          </text:list>
        </text:list-item>
      </text:list>
      <text:p text:style-name="P28"><text:s/></text:p>
      <text:list xml:id="list82045842060453" text:continue-numbering="true" text:style-name="WWNum70">
        <text:list-item>
          <text:p text:style-name="P52"><text:span text:style-name="T1">Kit terhelnek a kellékszavatosság alapján fennálló kötelezettség teljesítésével kapcsolatos költségek? </text:span></text:p>
          <text:list>
            <text:list-item>
              <text:p text:style-name="P103">főszabályként a jogosultat </text:p>
            </text:list-item>
            <text:list-item>
              <text:p text:style-name="P103"><text:span text:style-name="T7">főszabályként a kötelezettet </text:span></text:p>
            </text:list-item>
            <text:list-item>
              <text:p text:style-name="P103">a jogosultat és a kötelezettet egyenlő arányban </text:p>
            </text:list-item>
            <text:list-item>
              <text:p text:style-name="P103"><text:soft-page-break/>minden esetben a bíróság határozza meg a költségek viselésének arányát </text:p>
            </text:list-item>
          </text:list>
        </text:list-item>
      </text:list>
      <text:p text:style-name="P31"><text:s/></text:p>
      <text:list xml:id="list82045406935790" text:continue-numbering="true" text:style-name="WWNum70">
        <text:list-item>
          <text:p text:style-name="P52"><text:span text:style-name="T1">Mi a különbség a foglaló és az előleg között? </text:span></text:p>
          <text:list>
            <text:list-item>
              <text:p text:style-name="P103"><text:span text:style-name="T7">a szerződés meghiúsulásakor az előleg mindig visszajár, de a foglaló nem </text:span></text:p>
            </text:list-item>
            <text:list-item>
              <text:p text:style-name="P103">az előleg a vételárba beszámít, de a foglaló soha </text:p>
            </text:list-item>
            <text:list-item>
              <text:p text:style-name="P103">az előleg mindig megelőzi a teljesítést, de a foglaló nem </text:p>
            </text:list-item>
            <text:list-item>
              <text:p text:style-name="P103">a foglaló csak pénzben teljesíthető, de az előleg természetben is </text:p>
            </text:list-item>
          </text:list>
        </text:list-item>
      </text:list>
      <text:p text:style-name="P34"><text:s/></text:p>
      <text:list xml:id="list82045575264470" text:continue-numbering="true" text:style-name="WWNum70">
        <text:list-item>
          <text:p text:style-name="P52"><text:span text:style-name="T1">Át kell-e adni a foglalót a másik félnek? </text:span></text:p>
          <text:list>
            <text:list-item>
              <text:p text:style-name="P103"><text:span text:style-name="T7">igen </text:span></text:p>
            </text:list-item>
            <text:list-item>
              <text:p text:style-name="P103">igen, de csak akkor, ha abban a felek kifejezetten megállapodnak </text:p>
            </text:list-item>
            <text:list-item>
              <text:p text:style-name="P103">igen, de csak akkor, ha tárgya nem pénz, hanem más dolog </text:p>
            </text:list-item>
            <text:list-item>
              <text:p text:style-name="P103">nem </text:p>
            </text:list-item>
          </text:list>
        </text:list-item>
      </text:list>
      <text:p text:style-name="P28"><text:s/></text:p>
      <text:list xml:id="list82045995604225" text:continue-numbering="true" text:style-name="WWNum70">
        <text:list-item>
          <text:p text:style-name="P52"><text:span text:style-name="T1">Visszakövetelhető-e a foglaló a foglalót kapó másik féltől, ha a szerződés ezen másik félnek felróhatóan nem jött létre? <text:s/></text:span></text:p>
          <text:list>
            <text:list-item>
              <text:p text:style-name="P103">igen, de csak az igazolt és szükséges költségek mértékéig </text:p>
            </text:list-item>
            <text:list-item>
              <text:p text:style-name="P103">igen, de csak akkor, ha az átadott foglaló pénz volt </text:p>
            </text:list-item>
            <text:list-item>
              <text:p text:style-name="P103">igen, de csak az átadott foglaló értékének megfelelő összeg erejéig </text:p>
            </text:list-item>
            <text:list-item>
              <text:p text:style-name="P103"><text:span text:style-name="T7">igen, kétszeresen </text:span></text:p>
            </text:list-item>
          </text:list>
        </text:list-item>
      </text:list>
      <text:p text:style-name="P31"><text:s/></text:p>
      <text:list xml:id="list82045418114838" text:continue-numbering="true" text:style-name="WWNum70">
        <text:list-item>
          <text:p text:style-name="P52"><text:span text:style-name="T1">Át kell-e adni a kötbért a szerződés megkötésekor? </text:span></text:p>
          <text:list>
            <text:list-item>
              <text:p text:style-name="P103">igen </text:p>
            </text:list-item>
            <text:list-item>
              <text:p text:style-name="P103">igen, de csak akkor, ha tárgya pénz </text:p>
            </text:list-item>
            <text:list-item>
              <text:p text:style-name="P103">igen, de csak akkor, ha tárgya nem pénz, hanem más dolog </text:p>
            </text:list-item>
            <text:list-item>
              <text:p text:style-name="P103"><text:span text:style-name="T7">nem </text:span></text:p>
            </text:list-item>
          </text:list>
        </text:list-item>
      </text:list>
      <text:p text:style-name="P27"><text:s/></text:p>
      <text:list xml:id="list82046499217921" text:continue-numbering="true" text:style-name="WWNum70">
        <text:list-item>
          <text:p text:style-name="P52"><text:span text:style-name="T1">Mi a megszüntető szerződés lényege? </text:span></text:p>
          <text:list>
            <text:list-item>
              <text:p text:style-name="P103"><text:soft-page-break/>a felek visszamenőleges hatállyal, egyoldalú nyilatkozattal szüntetik meg a szerződést </text:p>
            </text:list-item>
            <text:list-item>
              <text:p text:style-name="P103">a felek jövőre nézve (ex nunc hatállyal), egyoldalú nyilatkozattal szüntetik meg a szerződést </text:p>
            </text:list-item>
            <text:list-item>
              <text:p text:style-name="P103">a felek visszamenőleges hatállyal, kétoldalú nyilatkozattal szüntetik meg a szerződést </text:p>
            </text:list-item>
            <text:list-item>
              <text:p text:style-name="P103"><text:span text:style-name="T7">a felek jövőre nézve (ex nunc hatállyal), kétoldalú nyilatkozattal szüntetik meg a szerződést </text:span></text:p>
            </text:list-item>
          </text:list>
        </text:list-item>
      </text:list>
      <text:p text:style-name="P38"><text:s/></text:p>
      <text:list xml:id="list82046775646444" text:continue-numbering="true" text:style-name="WWNum70">
        <text:list-item>
          <text:p text:style-name="P52"><text:span text:style-name="T1">Mi a felbontó szerződés lényege? </text:span></text:p>
          <text:list>
            <text:list-item>
              <text:p text:style-name="P103">a felek visszamenőleges hatállyal, egyoldalú nyilatkozattal szüntetik meg a szerződést </text:p>
            </text:list-item>
            <text:list-item>
              <text:p text:style-name="P103">a felek jövőre nézve (ex nunc hatállyal), egyoldalú nyilatkozattal szüntetik meg a szerződést </text:p>
            </text:list-item>
            <text:list-item>
              <text:p text:style-name="P103"><text:span text:style-name="T7">a felek visszamenőleges hatállyal, kétoldalú nyilatkozattal szüntetik meg a szerződést </text:span></text:p>
            </text:list-item>
            <text:list-item>
              <text:p text:style-name="P103">a felek jövőre nézve (ex nunc hatállyal), kétoldalú nyilatkozattal szüntetik meg a szerződést </text:p>
            </text:list-item>
          </text:list>
        </text:list-item>
      </text:list>
      <text:p text:style-name="P24"><text:s/></text:p>
      <text:list xml:id="list82045147294875" text:continue-numbering="true" text:style-name="WWNum70">
        <text:list-item>
          <text:p text:style-name="P52"><text:span text:style-name="T1">A megtekintésre vétel olyan adásvételi szerződés, amelynek hatálya ...</text:span> <text:s/></text:p>
          <text:list>
            <text:list-item>
              <text:p text:style-name="P103">az eladótól függ <text:s/></text:p>
            </text:list-item>
            <text:list-item>
              <text:p text:style-name="P103">a dolog megtekintésének időpontjától függ <text:s/></text:p>
            </text:list-item>
            <text:list-item>
              <text:p text:style-name="P103">a szerződés megkötésének időpontjától függ <text:s/></text:p>
            </text:list-item>
            <text:list-item>
              <text:p text:style-name="P103"><text:span text:style-name="T7">a vevő nyilatkozatától függ <text:s/></text:span></text:p>
            </text:list-item>
          </text:list>
        </text:list-item>
      </text:list>
      <text:p text:style-name="P24"><text:s/></text:p>
      <text:list xml:id="list82046807235611" text:continue-numbering="true" text:style-name="WWNum70">
        <text:list-item>
          <text:p text:style-name="P52"><text:span text:style-name="T1">Ingatlan adásvételének érvényességéhez milyen alakiság szükséges? </text:span><text:s/></text:p>
          <text:list>
            <text:list-item>
              <text:p text:style-name="P103"><text:span text:style-name="T7">írásba foglalás <text:s/></text:span></text:p>
            </text:list-item>
            <text:list-item>
              <text:p text:style-name="P103">közokirati forma <text:s/></text:p>
            </text:list-item>
            <text:list-item>
              <text:p text:style-name="P103">közjegyzői okirati forma <text:s/></text:p>
            </text:list-item>
            <text:list-item>
              <text:p text:style-name="P103">nem kell alakiság <text:s/></text:p>
            </text:list-item>
          </text:list>
        </text:list-item>
      </text:list>
      <text:p text:style-name="P28"><text:s/></text:p>
      <text:list xml:id="list82045847067612" text:continue-numbering="true" text:style-name="WWNum70">
        <text:list-item>
          <text:p text:style-name="P52"><text:span text:style-name="T1">Részletvétel esetén ki viseli a vevőnek átadott dolog elpusztulásának veszélyét? </text:span><text:s/></text:p>
          <text:list>
            <text:list-item>
              <text:p text:style-name="P103">az eladó <text:s/></text:p>
            </text:list-item>
            <text:list-item>
              <text:p text:style-name="P103">együttesen viselik <text:s/></text:p>
            </text:list-item>
            <text:list-item>
              <text:p text:style-name="P103">a vevő, de csak ingatlan esetében</text:p>
            </text:list-item>
            <text:list-item>
              <text:p text:style-name="P103"><text:soft-page-break/><text:span text:style-name="T7">az eladó, ha fenntartotta tulajdonjogát <text:s/></text:span></text:p>
            </text:list-item>
          </text:list>
        </text:list-item>
      </text:list>
      <text:p text:style-name="P31"><text:s/></text:p>
      <text:list xml:id="list82045660754681" text:continue-numbering="true" text:style-name="WWNum70">
        <text:list-item>
          <text:p text:style-name="P52"><text:span text:style-name="T1">Hogyan jön létre az ajándékozási szerződés? </text:span><text:s/></text:p>
        </text:list-item>
      </text:list>
      <text:p text:style-name="P57"><text:span text:style-name="T1">A) <text:s/></text:span>a dolog birtokának átruházásával <text:s/></text:p>
      <text:list xml:id="list3993919498" text:style-name="WWNum74">
        <text:list-item>
          <text:list>
            <text:list-item>
              <text:p text:style-name="P148">a dolog birtokba vételével <text:s/></text:p>
            </text:list-item>
            <text:list-item>
              <text:p text:style-name="P148"><text:span text:style-name="T7">a felek megállapodásával <text:s/></text:span></text:p>
            </text:list-item>
            <text:list-item>
              <text:p text:style-name="P148">az ajándékozó akaratnyilvánításával <text:s/></text:p>
            </text:list-item>
          </text:list>
        </text:list-item>
      </text:list>
      <text:p text:style-name="P28"><text:s/></text:p>
      <text:list xml:id="list82046532330125" text:continue-list="list82045660754681" text:style-name="WWNum70">
        <text:list-item>
          <text:p text:style-name="P52"><text:span text:style-name="T1">Milyen <text:tab/>alakszerűségi <text:tab/>követelményeknek <text:tab/>kell <text:tab/>megfelelnie <text:tab/>az <text:tab/>ajándékozási szerződésnek?</text:span> <text:s/></text:p>
          <text:list>
            <text:list-item>
              <text:p text:style-name="P103">nincs alakszerűségi követelmény <text:s/></text:p>
            </text:list-item>
            <text:list-item>
              <text:p text:style-name="P103"><text:span text:style-name="T7">ingónál nincs előírás, ingatlannál írásbeli alak szükséges <text:s/></text:span></text:p>
            </text:list-item>
            <text:list-item>
              <text:p text:style-name="P103"><text:span text:style-name="T1">í</text:span>rásbeli alak kell <text:s/></text:p>
            </text:list-item>
            <text:list-item>
              <text:p text:style-name="P103">ingónál nincs előírás, ingatlannál pedig nem írásbeli alak, csak ingatlan-nyilvántartási bejegyzés szükséges <text:s/></text:p>
            </text:list-item>
          </text:list>
        </text:list-item>
      </text:list>
      <text:p text:style-name="P17"><text:s/></text:p>
      <text:list xml:id="list82044994803500" text:continue-numbering="true" text:style-name="WWNum70">
        <text:list-item>
          <text:p text:style-name="P52"><text:span text:style-name="T1">Vállalkozási szerződés esetén, ha a megrendelő figyelmeztetés ellenére is fenntartja a szakszerűtlen utasítást…</text:span> <text:s/></text:p>
          <text:list>
            <text:list-item>
              <text:p text:style-name="P103">a vállalkozó érdekmúlás bizonyításával elállhat a szerződéstől <text:s/></text:p>
            </text:list-item>
            <text:list-item>
              <text:p text:style-name="P103">a vállalkozó köteles elállni <text:s/></text:p>
            </text:list-item>
            <text:list-item>
              <text:p text:style-name="P103"><text:span text:style-name="T7">a vállalkozó a szerződéstől elállhat, vagy a megrendelő kockázatára végrehajthatja az utasítást <text:s/></text:span></text:p>
            </text:list-item>
            <text:list-item>
              <text:p text:style-name="P103">a megrendelő kockázatára elállhat a szerződéstől <text:s/></text:p>
            </text:list-item>
          </text:list>
        </text:list-item>
      </text:list>
      <text:p text:style-name="P28"><text:s/></text:p>
      <text:list xml:id="list82045927872562" text:continue-numbering="true" text:style-name="WWNum70">
        <text:list-item>
          <text:p text:style-name="P52"><text:span text:style-name="T1">Vállalkozási szerződés esetén, ha a mű előállításához valamilyen anyag szükséges…</text:span> </text:p>
        </text:list-item>
      </text:list>
      <text:p text:style-name="P19"><text:span text:style-name="T1">A) <text:s/></text:span>a vállalkozó kérheti a megrendelőtől, ha maga nem rendelkezik vele </text:p>
      <text:list xml:id="list3121732341" text:style-name="WWNum76">
        <text:list-item>
          <text:list>
            <text:list-item>
              <text:p text:style-name="P149"><text:span text:style-name="T7">a vállalkozó köteles azt beszerezni </text:span></text:p>
            </text:list-item>
            <text:list-item>
              <text:p text:style-name="P149">a vállalkozó a szerződéstől elállhat </text:p>
            </text:list-item>
            <text:list-item>
              <text:p text:style-name="P149">a megrendelő köteles azt a szerződés megkötésekor szolgáltatni <text:s/></text:p>
            </text:list-item>
          </text:list>
        </text:list-item>
      </text:list>
      <text:p text:style-name="P28"><text:s/></text:p>
      <text:list xml:id="list82046315927972" text:continue-list="list82045927872562" text:style-name="WWNum70">
        <text:list-item>
          <text:p text:style-name="P52"><text:span text:style-name="T1">Vállalkozási szerződés teljesítése esetén, ha a lehetetlenné válás oka a megrendelő érdekkörében merült fel… </text:span><text:s/></text:p>
          <text:list>
            <text:list-item>
              <text:p text:style-name="P103"><text:soft-page-break/><text:span text:style-name="T7">a vállalkozót megilleti a díj, de a megrendelő levonhatja belőle azt az összeget, amelyet a vállalkozó megtakarított, vagy amit másutt kereshetett volna <text:s/></text:span></text:p>
            </text:list-item>
            <text:list-item>
              <text:p text:style-name="P103">a vállalkozót az elvégzett munka fejében a díj arányos része illeti meg <text:s/></text:p>
            </text:list-item>
            <text:list-item>
              <text:p text:style-name="P103">a vállalkozót a költségei fejében a díj arányos része illeti meg <text:s/></text:p>
            </text:list-item>
            <text:list-item>
              <text:p text:style-name="P103">a vállalkozót a díj egésze megilleti <text:s/></text:p>
            </text:list-item>
          </text:list>
        </text:list-item>
      </text:list>
      <text:p text:style-name="P23"><text:s/></text:p>
      <text:list xml:id="list82044873369059" text:continue-numbering="true" text:style-name="WWNum70">
        <text:list-item>
          <text:p text:style-name="P52"><text:span text:style-name="T1">Van-e különbség a megbízás és a meghatalmazás között? </text:span><text:s/></text:p>
          <text:list>
            <text:list-item>
              <text:p text:style-name="P103">mivel mindkettőhöz elfogadás szükséges, így nem számottevő a különbség <text:s/></text:p>
            </text:list-item>
            <text:list-item>
              <text:p text:style-name="P103">nincs a kettő között különbség, hiszen a meghatalmazás általában magában foglalja a megbízást <text:s/></text:p>
            </text:list-item>
            <text:list-item>
              <text:p text:style-name="P103">mindkettő szerződés, ezért nincs <text:s/></text:p>
            </text:list-item>
            <text:list-item>
              <text:p text:style-name="P103"><text:span text:style-name="T7">a megbízás szerződés, a meghatalmazás egyoldalú jogügylet <text:s/></text:span></text:p>
            </text:list-item>
          </text:list>
        </text:list-item>
      </text:list>
      <text:p text:style-name="P28"><text:s/></text:p>
      <text:list xml:id="list82046877067077" text:continue-numbering="true" text:style-name="WWNum70">
        <text:list-item>
          <text:p text:style-name="P52"><text:span text:style-name="T1">Kinek a nevében, illetve kinek a javára fejt ki tevékenységet a képviseleti jogkörrel felruházott megbízott? </text:span><text:s/></text:p>
          <text:list>
            <text:list-item>
              <text:p text:style-name="P103">saját nevében, saját javára <text:s/></text:p>
            </text:list-item>
            <text:list-item>
              <text:p text:style-name="P103">más nevében, saját javára <text:s/></text:p>
            </text:list-item>
            <text:list-item>
              <text:p text:style-name="P103"><text:span text:style-name="T7">más nevében, más javára <text:s/></text:span></text:p>
            </text:list-item>
            <text:list-item>
              <text:p text:style-name="P103">saját nevében, más javára <text:s/></text:p>
            </text:list-item>
          </text:list>
        </text:list-item>
      </text:list>
      <text:p text:style-name="P28"><text:s/></text:p>
      <text:list xml:id="list82045682357968" text:continue-numbering="true" text:style-name="WWNum70">
        <text:list-item>
          <text:p text:style-name="P52"><text:span text:style-name="T1">Kinek a nevében, illetve kinek a javára fejt ki tevékenységet a bizományos? </text:span><text:s/></text:p>
          <text:list>
            <text:list-item>
              <text:p text:style-name="P103">saját nevében, saját javára <text:s/></text:p>
            </text:list-item>
            <text:list-item>
              <text:p text:style-name="P103">más nevében, saját javára <text:s/></text:p>
            </text:list-item>
            <text:list-item>
              <text:p text:style-name="P103">más nevében, más javára <text:s/></text:p>
            </text:list-item>
            <text:list-item>
              <text:p text:style-name="P103"><text:span text:style-name="T7">saját nevében, más javára <text:s/></text:span></text:p>
            </text:list-item>
          </text:list>
        </text:list-item>
      </text:list>
      <text:p text:style-name="P27"><text:s/></text:p>
      <text:list xml:id="list82045608596475" text:continue-numbering="true" text:style-name="WWNum70">
        <text:list-item>
          <text:p text:style-name="P52"><text:span text:style-name="T1">Mi lehet a kölcsönszerződés tárgya? </text:span><text:s/></text:p>
          <text:list>
            <text:list-item>
              <text:p text:style-name="P103">bármilyen dolog <text:s/></text:p>
            </text:list-item>
            <text:list-item>
              <text:p text:style-name="P103">bármilyen dolog vagy jogosultság <text:s/></text:p>
            </text:list-item>
            <text:list-item>
              <text:p text:style-name="P103"><text:span text:style-name="T7">pénz vagy helyettesíthető dolog <text:s/></text:span></text:p>
            </text:list-item>
            <text:list-item>
              <text:p text:style-name="P103"><text:soft-page-break/>pénz <text:s/></text:p>
            </text:list-item>
          </text:list>
        </text:list-item>
      </text:list>
      <text:p text:style-name="P31"><text:s/></text:p>
      <text:list xml:id="list82045917750970" text:continue-numbering="true" text:style-name="WWNum70">
        <text:list-item>
          <text:p text:style-name="P52"><text:span text:style-name="T1">Ki jogosult kárbiztosítási szerződés megkötésére?</text:span> <text:s/></text:p>
        </text:list-item>
      </text:list>
      <text:p text:style-name="P57"><text:span text:style-name="T8">A) <text:s/></text:span><text:span text:style-name="T7">csak aki a biztosítási esemény elkerülésében érdekelt </text:span></text:p>
      <text:list xml:id="list2696061722" text:style-name="WWNum72">
        <text:list-item>
          <text:list>
            <text:list-item>
              <text:p text:style-name="P150">mindenki, aki az érdekelt személy javára szerződik </text:p>
            </text:list-item>
            <text:list-item>
              <text:p text:style-name="P150">csak az érdekelt személyek </text:p>
            </text:list-item>
            <text:list-item>
              <text:p text:style-name="P150">csak aki a biztosítási esemény bekövetkeztében érdekelt </text:p>
            </text:list-item>
          </text:list>
        </text:list-item>
      </text:list>
      <text:p text:style-name="P28"><text:s/></text:p>
      <text:list xml:id="list82045136481139" text:continue-list="list82045917750970" text:style-name="WWNum70">
        <text:list-item>
          <text:p text:style-name="P52"><text:span text:style-name="T1">Mit tehet a bérlő, ha a bérelt dologra 3. személynek olyan joga áll fenn, ami a bérelt dolog használatában megakadályozza? </text:span><text:s/></text:p>
          <text:list>
            <text:list-item>
              <text:p text:style-name="P103">csak tehermentesítést követelhet <text:s/></text:p>
            </text:list-item>
            <text:list-item>
              <text:p text:style-name="P103"><text:span text:style-name="T7">felmondhat </text:span></text:p>
            </text:list-item>
            <text:list-item>
              <text:p text:style-name="P103">kártérítést követelhet <text:s/></text:p>
            </text:list-item>
            <text:list-item>
              <text:p text:style-name="P103">elállhat <text:s/></text:p>
            </text:list-item>
          </text:list>
        </text:list-item>
      </text:list>
      <text:p text:style-name="P27"><text:s/></text:p>
      <text:list xml:id="list82045002352580" text:continue-numbering="true" text:style-name="WWNum70">
        <text:list-item>
          <text:p text:style-name="P52"><text:span text:style-name="T1">Mi NEM jellemző az alábbiak közül a letétre?</text:span> <text:s/></text:p>
          <text:list>
            <text:list-item>
              <text:p text:style-name="P103"><text:span text:style-name="T7">előzetes díjfizetés <text:s/></text:span></text:p>
            </text:list-item>
            <text:list-item>
              <text:p text:style-name="P103">személyes őrzési kötelezettség <text:s/></text:p>
            </text:list-item>
            <text:list-item>
              <text:p text:style-name="P103">általános tájékoztatási kötelezettség <text:s/></text:p>
            </text:list-item>
            <text:list-item>
              <text:p text:style-name="P103">a szükséges költségek megtérítése az ingyenes letéti szerződés esetén <text:s/></text:p>
            </text:list-item>
          </text:list>
        </text:list-item>
      </text:list>
      <text:p text:style-name="P28"><text:s/></text:p>
      <text:list xml:id="list82045507795370" text:continue-numbering="true" text:style-name="WWNum70">
        <text:list-item>
          <text:p text:style-name="P52"><text:span text:style-name="T1">Felelősségbiztosítási szerződés alapján a biztosított követelheti a biztosítótól, hogy… </text:span></text:p>
          <text:list>
            <text:list-item>
              <text:p text:style-name="P103">térítse meg keletkezett kárát </text:p>
            </text:list-item>
            <text:list-item>
              <text:p text:style-name="P103"><text:span text:style-name="T7">mentesítse őt olyan kár megtérítése alól, amelyre jogszabály alapján köteles <text:s/></text:span></text:p>
            </text:list-item>
            <text:list-item>
              <text:p text:style-name="P103">neki teljesítsen, hogy a károsult követelését<text:span text:style-name="T1"> </text:span>ő egyenlíthesse ki </text:p>
            </text:list-item>
            <text:list-item>
              <text:p text:style-name="P103">a szerződésben meghatározott biztosítási összeget fizesse meg </text:p>
            </text:list-item>
          </text:list>
        </text:list-item>
      </text:list>
      <text:p text:style-name="P28"><text:s/></text:p>
      <text:list xml:id="list82045642621203" text:continue-numbering="true" text:style-name="WWNum70">
        <text:list-item>
          <text:p text:style-name="P52"><text:span text:style-name="T1">Mikor lehet megállapítani a közigazgatási jogkörben okozott kárért való felelősséget? </text:span></text:p>
          <text:list>
            <text:list-item>
              <text:p text:style-name="P103"><text:soft-page-break/>ha a kárt okozó, közhatalmi jogkört gyakorló személy magatartása szándékos volt </text:p>
            </text:list-item>
            <text:list-item>
              <text:p text:style-name="P103">ha a kárt okozó közigazgatási határozat ügyészségi jogkörben nem orvosolható </text:p>
            </text:list-item>
            <text:list-item>
              <text:p text:style-name="P103"><text:span text:style-name="T7">ha a kár rendes jogorvoslattal, továbbá a közigazgatási határozat bírósági felülvizsgálata iránti eljárásban nem volt elhárítható </text:span></text:p>
            </text:list-item>
            <text:list-item>
              <text:p text:style-name="P103">ha a kárt okozó, közhatalmi jogkör gyakorlója jogi személy </text:p>
            </text:list-item>
          </text:list>
        </text:list-item>
      </text:list>
      <text:p text:style-name="P28"><text:s/></text:p>
      <text:list xml:id="list82046221505305" text:continue-numbering="true" text:style-name="WWNum70">
        <text:list-item>
          <text:p text:style-name="P52"><text:span text:style-name="T1">Milyen szabályok szerint felel a veszélyes állat tartója a veszélyes állat által másnak okozott károkért? <text:s/></text:span></text:p>
          <text:list>
            <text:list-item>
              <text:p text:style-name="P103">a deliktuális felelősség általános szabályai szerint </text:p>
            </text:list-item>
            <text:list-item>
              <text:p text:style-name="P103"><text:span text:style-name="T7">a veszélyes üzemi felelősség alapján </text:span></text:p>
            </text:list-item>
            <text:list-item>
              <text:p text:style-name="P103">az abszolút felelősség szabályai szerint </text:p>
            </text:list-item>
            <text:list-item>
              <text:p text:style-name="P103">a vadászható állat által okozott károkért való felelősség szabályai alapján </text:p>
            </text:list-item>
          </text:list>
        </text:list-item>
      </text:list>
      <text:p text:style-name="P28"><text:s/></text:p>
      <text:list xml:id="list82046288749591" text:continue-numbering="true" text:style-name="WWNum70">
        <text:list-item>
          <text:p text:style-name="P52"><text:span text:style-name="T1">Mentesül a veszélyes üzemi felelősség alól, aki bizonyítja, hogy… </text:span></text:p>
          <text:list>
            <text:list-item>
              <text:p text:style-name="P103"><text:span text:style-name="T7">a kárt a veszélyes üzem tevékenységi körén kívül eső elháríthatatlan ok idézte elő </text:span></text:p>
            </text:list-item>
            <text:list-item>
              <text:p text:style-name="P103">a kárt a veszélyes üzem tevékenységi körén belül eső elháríthatatlan ok idézte elő </text:p>
            </text:list-item>
            <text:list-item>
              <text:p text:style-name="P103">a kárt nem lehetett elhárítani </text:p>
            </text:list-item>
            <text:list-item>
              <text:p text:style-name="P103">a károkozás neki fel nem róható okból következett be </text:p>
            </text:list-item>
          </text:list>
        </text:list-item>
      </text:list>
      <text:p text:style-name="P28"><text:s/></text:p>
      <text:list xml:id="list82046138471199" text:continue-numbering="true" text:style-name="WWNum70">
        <text:list-item>
          <text:p text:style-name="P52"><text:span text:style-name="T1">A veszélyes üzemi felelősségből eredő kártérítési követelések elévülési ideje… </text:span></text:p>
          <text:list>
            <text:list-item>
              <text:p text:style-name="P103">6 hónap </text:p>
            </text:list-item>
            <text:list-item>
              <text:p text:style-name="P103">1 év </text:p>
            </text:list-item>
            <text:list-item>
              <text:p text:style-name="P103"><text:span text:style-name="T7">3 év </text:span></text:p>
            </text:list-item>
            <text:list-item>
              <text:p text:style-name="P103">5 év </text:p>
            </text:list-item>
          </text:list>
        </text:list-item>
      </text:list>
      <text:p text:style-name="P38"><text:s/></text:p>
      <text:list xml:id="list82044992204693" text:continue-numbering="true" text:style-name="WWNum70">
        <text:list-item>
          <text:p text:style-name="P52"><text:span text:style-name="T13">Mit jelent a hipotézis</text:span><text:span text:style-name="T16">☺</text:span><text:span text:style-name="T13">? </text:span></text:p>
          <text:list>
            <text:list-item>
              <text:p text:style-name="P103"><text:span text:style-name="T12">egy ismert filozófiai és gondolati rendszer továbbfejlesztése (ti.: tézis – antitézis – hipotézis) </text:span></text:p>
            </text:list-item>
            <text:list-item>
              <text:p text:style-name="P103"><text:span text:style-name="T12">a hipotézis: tényállás, ami tényálláselemekből áll; ezeket tényállás elemeknek hívjuk (!) </text:span></text:p>
            </text:list-item>
            <text:list-item>
              <text:p text:style-name="P103"><text:span text:style-name="T12">a fogtechnikusok által használt kifejezés, amely a „híd” és a „protézis” szavak összevegyítéséből ered </text:span></text:p>
            </text:list-item>
            <text:list-item>
              <text:p text:style-name="P103"><text:soft-page-break/><text:span text:style-name="T12">Hányszor kell még mondanom, hogy én CSAK FRANCIÁUL tudok! </text:span></text:p>
            </text:list-item>
          </text:list>
        </text:list-item>
      </text:list>
      <text:p text:style-name="P28"><text:s/></text:p>
      <text:list xml:id="list82045204497426" text:continue-numbering="true" text:style-name="WWNum70">
        <text:list-item>
          <text:p text:style-name="P52"><text:span text:style-name="T1">Milyen szabályok szerint felel az állat tartója az állattartás körében okozott károkért? </text:span></text:p>
          <text:list>
            <text:list-item>
              <text:p text:style-name="P103"><text:span text:style-name="T7">a deliktuális felelősség általános szabályai szerint, kivéve a veszélyes állat tartóját </text:span></text:p>
            </text:list-item>
            <text:list-item>
              <text:p text:style-name="P103">a veszélyes üzemi felelősség alapján </text:p>
            </text:list-item>
            <text:list-item>
              <text:p text:style-name="P103">a vadászható állat által okozott károkért való felelősség szabályai alapján </text:p>
            </text:list-item>
            <text:list-item>
              <text:p text:style-name="P103">az abszolút felelősség szabályai szerint </text:p>
            </text:list-item>
          </text:list>
        </text:list-item>
      </text:list>
      <text:p text:style-name="P27"><text:s/></text:p>
      <text:list xml:id="list82045515649629" text:continue-numbering="true" text:style-name="WWNum70">
        <text:list-item>
          <text:p text:style-name="P52"><text:span text:style-name="T1">Lehet-e szerződésben előre korlátozni a szándékosan okozott kárért való felelősséget? </text:span></text:p>
          <text:list>
            <text:list-item>
              <text:p text:style-name="P103">nem, csak a törvényben taxatíve felsorolt esetekben lehet a felelősséget előre korlátozni </text:p>
            </text:list-item>
            <text:list-item>
              <text:p text:style-name="P103"><text:span text:style-name="T7">nem, a Ptk. ennek érvényességét kizárja </text:span></text:p>
            </text:list-item>
            <text:list-item>
              <text:p text:style-name="P103">igen, de csak ha az nem veszélyezteti az emberi életet </text:p>
            </text:list-item>
            <text:list-item>
              <text:p text:style-name="P103">igen, de csak a károsult szándékos közrehatása esetén </text:p>
            </text:list-item>
          </text:list>
        </text:list-item>
      </text:list>
      <text:p text:style-name="P28"><text:s/></text:p>
      <text:list xml:id="list82045064513578" text:continue-numbering="true" text:style-name="WWNum70">
        <text:list-item>
          <text:p text:style-name="P52"><text:span text:style-name="T1">Mikor mentesülhet a felelősség alól a vétőképtelen károkozó gondozója? </text:span></text:p>
          <text:list>
            <text:list-item>
              <text:p text:style-name="P103">ha bizonyítja, hogy a károkozásra a vétőképtelen olyan magatartására vezethető vissza, amely a nevelés és felügyelet körén kívül eső, elháríthatatlan körülmény </text:p>
            </text:list-item>
            <text:list-item>
              <text:p text:style-name="P103"><text:span text:style-name="T7">ha bizonyítja, hogy a nevelés és a felügyelet ellátásával kapcsolatban úgy járt el, ahogy az az adott helyzetben általában elvárható </text:span></text:p>
            </text:list-item>
            <text:list-item>
              <text:p text:style-name="P103">ha bizonyítja, hogy a kárt kizárólag a vétőképtelen magatartása idézte elő </text:p>
            </text:list-item>
            <text:list-item>
              <text:p text:style-name="P103">soha, mert minden esetben felelnie kell nevelésére és felügyeletére bízott vétőképtelen károkozásáért </text:p>
            </text:list-item>
          </text:list>
        </text:list-item>
      </text:list>
      <text:p text:style-name="P31"><text:s/></text:p>
      <text:list xml:id="list82044814163178" text:continue-numbering="true" text:style-name="WWNum70">
        <text:list-item>
          <text:p text:style-name="P52"><text:span text:style-name="T1">Főszabályként hogyan kell a kárt megtéríteni? </text:span></text:p>
          <text:list>
            <text:list-item>
              <text:p text:style-name="P103">természetben </text:p>
            </text:list-item>
            <text:list-item>
              <text:p text:style-name="P103"><text:span text:style-name="T7">pénzben </text:span></text:p>
            </text:list-item>
            <text:list-item>
              <text:p text:style-name="P103">egy összegben </text:p>
            </text:list-item>
            <text:list-item>
              <text:p text:style-name="P103">járadékként </text:p>
            </text:list-item>
          </text:list>
        </text:list-item>
      </text:list>
      <text:p text:style-name="P28"><text:s/></text:p>
      <text:list xml:id="list82046178407776" text:continue-numbering="true" text:style-name="WWNum70">
        <text:list-item>
          <text:p text:style-name="P52"><text:span text:style-name="T1">Milyen szabályokat kell alkalmazni a bírósági, ügyészségi jogkörben okozott kárért való felelősségre? </text:span></text:p>
          <text:list>
            <text:list-item>
              <text:p text:style-name="P103"><text:soft-page-break/>ha jogszabály másként nem rendeli, a veszélyes üzemi felelősség szabályait </text:p>
            </text:list-item>
            <text:list-item>
              <text:p text:style-name="P103">ha jogszabály másként nem rendeli, az alkalmazott károkozásáért való felelősségi szabályokat </text:p>
            </text:list-item>
            <text:list-item>
              <text:p text:style-name="P103">ha jogszabály másként nem rendeli, a megbízott károkozásáért való felelősségi szabályokat </text:p>
            </text:list-item>
            <text:list-item>
              <text:p text:style-name="P103"><text:span text:style-name="T7">a közigazgatási jogkörben okozott kárért való felelősségi szabályokat kell megfelelően alkalmazni </text:span></text:p>
            </text:list-item>
          </text:list>
        </text:list-item>
      </text:list>
      <text:p text:style-name="P28"><text:s/></text:p>
      <text:list xml:id="list82045533407613" text:continue-numbering="true" text:style-name="WWNum70">
        <text:list-item>
          <text:p text:style-name="P52"><text:span text:style-name="T1">Mi jellemzi a Ptk. alapján a károsult kárelhárítási kötelezettségét az alábbiak közül? </text:span></text:p>
        </text:list-item>
      </text:list>
      <text:p text:style-name="P57"><text:span text:style-name="T8"><text:s/>A)</text:span><text:span text:style-name="T6"> </text:span><text:span text:style-name="T7">ennek érdekében úgy kell eljárnia, ahogy az az adott helyzetben általában elvárható </text:span></text:p>
      <text:list xml:id="list3777100699" text:style-name="WWNum5">
        <text:list-item>
          <text:list>
            <text:list-item>
              <text:p text:style-name="P14">ennek érdekében a rosszhiszemű személlyel nem köteles együttműködni </text:p>
            </text:list-item>
            <text:list-item>
              <text:p text:style-name="P14">ennek érdekében a károkozót minden károkozási tevékenységében akadályoznia kell </text:p>
            </text:list-item>
            <text:list-item>
              <text:p text:style-name="P14">ennek érdekében úgy kell eljárnia, ahogy az az adott helyzetben tőle elvárható </text:p>
            </text:list-item>
          </text:list>
        </text:list-item>
      </text:list>
      <text:p text:style-name="P24"><text:s/></text:p>
      <text:list xml:id="list82046601609340" text:continue-list="list82045533407613" text:style-name="WWNum70">
        <text:list-item>
          <text:p text:style-name="P52"><text:span text:style-name="T1">Ki felel a lakás ablakából kidobott, kiejtett tárgy által okozott kárért? </text:span></text:p>
        </text:list-item>
      </text:list>
      <text:list xml:id="list3474826587" text:style-name="WWNum22">
        <text:list-item>
          <text:list>
            <text:list-item>
              <text:list>
                <text:list-item>
                  <text:p text:style-name="P151">a lakóközösség </text:p>
                </text:list-item>
                <text:list-item>
                  <text:p text:style-name="P151"><text:span text:style-name="T7">a lakás használója vagy bérlője, aki lehet a lakás tulajdonosa is </text:span></text:p>
                </text:list-item>
                <text:list-item>
                  <text:p text:style-name="P151">a lakás tulajdonosa </text:p>
                </text:list-item>
                <text:list-item>
                  <text:p text:style-name="P151">az önkormányzat </text:p>
                </text:list-item>
              </text:list>
            </text:list-item>
          </text:list>
        </text:list-item>
      </text:list>
      <text:p text:style-name="P33"><text:s/></text:p>
      <text:list xml:id="list82046515496995" text:continue-list="list82046601609340" text:style-name="WWNum70">
        <text:list-item>
          <text:p text:style-name="P52"><text:span text:style-name="T1">Ki felel az alkalmazott által a foglalkoztatására irányuló jogviszonnyal összefüggésben harmadik személynek okozott kárért? </text:span></text:p>
          <text:list>
            <text:list-item>
              <text:p text:style-name="P103">ő maga </text:p>
            </text:list-item>
            <text:list-item>
              <text:p text:style-name="P103">a felettese </text:p>
            </text:list-item>
            <text:list-item>
              <text:p text:style-name="P103">a helyettese </text:p>
            </text:list-item>
            <text:list-item>
              <text:p text:style-name="P103"><text:span text:style-name="T7">a munkáltatója </text:span></text:p>
            </text:list-item>
          </text:list>
        </text:list-item>
      </text:list>
      <text:p text:style-name="P28"><text:s/></text:p>
      <text:list xml:id="list82046184189783" text:continue-numbering="true" text:style-name="WWNum70">
        <text:list-item>
          <text:p text:style-name="P52"><text:span text:style-name="T1">Mely esetben NEM felelős annak a személynek a magatartásáért a megbízott, akit azért vett igénybe, mert a megbízott károsodástól való megóvásához szükséges volt? <text:s/></text:span></text:p>
          <text:list>
            <text:list-item>
              <text:p text:style-name="P103"><text:span text:style-name="T7">ha bizonyítja, hogy kiválasztása, utasításokkal való ellátása és ellenőrzése terén úgy járt el, ahogy az adott helyzetben általában elvárható </text:span></text:p>
            </text:list-item>
            <text:list-item>
              <text:p text:style-name="P103">ha bizonyítja, hogy úgy járt el, ahogy az tőle elvárható </text:p>
            </text:list-item>
            <text:list-item>
              <text:p text:style-name="P103">ha bizonyítja, hogy úgy járt el, ahogy az általában elvárható </text:p>
            </text:list-item>
            <text:list-item>
              <text:p text:style-name="P103"><text:soft-page-break/>ha bizonyítja, hogy úgy járt el, ahogy az az adott helyzetben elvárható </text:p>
            </text:list-item>
          </text:list>
        </text:list-item>
      </text:list>
      <text:p text:style-name="P27"><text:s/></text:p>
      <text:list xml:id="list82046035343498" text:continue-numbering="true" text:style-name="WWNum70">
        <text:list-item>
          <text:p text:style-name="P52"><text:span text:style-name="T1">Mikor válik esedékessé a kártérítés? </text:span></text:p>
        </text:list-item>
      </text:list>
      <text:p text:style-name="P57"><text:span text:style-name="T1">A)</text:span><text:span text:style-name="T5"> </text:span>a kártérítési kereset benyújtásakor </text:p>
      <text:list xml:id="list188205062" text:style-name="WWNum24">
        <text:list-item>
          <text:list>
            <text:list-item>
              <text:p text:style-name="P152"><text:span text:style-name="T7">a károsodás bekövetkeztekor </text:span></text:p>
            </text:list-item>
            <text:list-item>
              <text:p text:style-name="P152">a károkozó magatartásának megkezdésekor </text:p>
            </text:list-item>
            <text:list-item>
              <text:p text:style-name="P152">az igénynek helyt adó bírósági határozat jogerőre emelkedésekor </text:p>
            </text:list-item>
          </text:list>
        </text:list-item>
      </text:list>
      <text:p text:style-name="P24"><text:s/></text:p>
      <text:list xml:id="list82045249404848" text:continue-list="list82046035343498" text:style-name="WWNum70">
        <text:list-item>
          <text:p text:style-name="P52"><text:span text:style-name="T1">Mikor kötelezhető a károkozó általános kártérítés megfizetésére? </text:span></text:p>
        </text:list-item>
      </text:list>
      <text:p text:style-name="P57"><text:span text:style-name="T1">A)</text:span><text:span text:style-name="T5"> </text:span>kizárólag személyiséget ért károkozás esetén </text:p>
      <text:list xml:id="list3242720895" text:style-name="WWNum26">
        <text:list-item>
          <text:list>
            <text:list-item>
              <text:p text:style-name="P153">kizárólag kontraktuális károkozás esetén </text:p>
            </text:list-item>
            <text:list-item>
              <text:p text:style-name="P153">kizárólag deliktuális károkozás esetén </text:p>
            </text:list-item>
            <text:list-item>
              <text:p text:style-name="P153"><text:span text:style-name="T7">kizárólag nem megállapítható mértékű, vagyoni károkozás esetén </text:span></text:p>
            </text:list-item>
          </text:list>
        </text:list-item>
      </text:list>
      <text:p text:style-name="P31"><text:s/></text:p>
      <text:list xml:id="list82046044642063" text:continue-list="list82045249404848" text:style-name="WWNum70">
        <text:list-item>
          <text:p text:style-name="P52"><text:span text:style-name="T1">Mi NEM zárja ki a károkozás jogellenességét? </text:span></text:p>
        </text:list-item>
      </text:list>
      <text:list xml:id="list3563952968" text:style-name="WWNum2">
        <text:list-item>
          <text:list>
            <text:list-item>
              <text:p text:style-name="P154">a szükséghelyzet </text:p>
            </text:list-item>
            <text:list-item>
              <text:p text:style-name="P154">a károsult beleegyezése </text:p>
            </text:list-item>
            <text:list-item>
              <text:p text:style-name="P154">a jogszabály által megengedett magatartás </text:p>
            </text:list-item>
            <text:list-item>
              <text:p text:style-name="P154"><text:span text:style-name="T7">a működési körön kívül eső elháríthatatlan ok </text:span></text:p>
            </text:list-item>
          </text:list>
        </text:list-item>
      </text:list>
      <text:p text:style-name="P24"><text:s/></text:p>
      <text:list xml:id="list82045466948488" text:continue-list="list82046044642063" text:style-name="WWNum70">
        <text:list-item>
          <text:p text:style-name="P52"><text:span text:style-name="T13">A kártérítési követelések elévülési ideje a termékfelelősség körében… </text:span></text:p>
          <text:list>
            <text:list-item>
              <text:p text:style-name="P103"><text:span text:style-name="T12">6 hónap </text:span></text:p>
            </text:list-item>
            <text:list-item>
              <text:p text:style-name="P103"><text:span text:style-name="T12">1 év </text:span></text:p>
            </text:list-item>
            <text:list-item>
              <text:p text:style-name="P103"><text:span text:style-name="T12">2 év </text:span></text:p>
            </text:list-item>
            <text:list-item>
              <text:p text:style-name="P103"><text:span text:style-name="T14">3 év </text:span></text:p>
            </text:list-item>
          </text:list>
        </text:list-item>
      </text:list>
      <text:p text:style-name="P31"><text:span text:style-name="T12"><text:s/></text:span></text:p>
      <text:list xml:id="list82046759775033" text:continue-numbering="true" text:style-name="WWNum70">
        <text:list-item>
          <text:p text:style-name="P52"><text:span text:style-name="T13">Mikor mentesül a gyártó a termékfelelősség alól? </text:span></text:p>
          <text:list>
            <text:list-item>
              <text:p text:style-name="P103"><text:soft-page-break/><text:span text:style-name="T12">ha bizonyítja, hogy nem gyártója, csak forgalmazója az adott terméknek </text:span></text:p>
            </text:list-item>
            <text:list-item>
              <text:p text:style-name="P103"><text:span text:style-name="T12">ha bizonyítja, hogy a tudomány és technika állása szerint a termék hibája felismerhető volt </text:span></text:p>
            </text:list-item>
            <text:list-item>
              <text:p text:style-name="P103"><text:span text:style-name="T12">ha bizonyítja, hogy a kár bekövetkeztében harmadik személy magatartása is közrehatott</text:span></text:p>
            </text:list-item>
            <text:list-item>
              <text:p text:style-name="P103"><text:span text:style-name="T14">ha bizonyítja, hogy a terméket nem üzletszerű forgalmazás céljából állította elő </text:span></text:p>
            </text:list-item>
          </text:list>
        </text:list-item>
      </text:list>
      <text:p text:style-name="P17"><text:span text:style-name="T12"><text:s/></text:span></text:p>
      <text:p text:style-name="P17"><text:s/><text:tab/> </text:p>
      <text:h text:style-name="P165" text:outline-level="1">ÖRÖKLÉSI JOG (Ptk.: Hetedik Könyv) </text:h>
      <text:p text:style-name="P17"><text:s/></text:p>
      <text:p text:style-name="P17"><text:s/></text:p>
      <text:p text:style-name="P41"><text:s/></text:p>
      <text:list xml:id="list3478120332" text:style-name="WWNum8">
        <text:list-item>
          <text:p text:style-name="P155"><text:span text:style-name="T1">Közvégrendeletet… <text:s/></text:span></text:p>
          <text:list>
            <text:list-item>
              <text:p text:style-name="P116"><text:span text:style-name="T7">kizárólag közjegyző előtt lehet tenni. </text:span></text:p>
            </text:list-item>
            <text:list-item>
              <text:p text:style-name="P116">kizárólag bíróság előtt lehet tenni. </text:p>
            </text:list-item>
            <text:list-item>
              <text:p text:style-name="P116">kizárólag ügyvédi ellenjegyzéssel lehet tenni. </text:p>
            </text:list-item>
            <text:list-item>
              <text:p text:style-name="P116">közjegyző vagy bíróság előtt lehet tenni. </text:p>
            </text:list-item>
          </text:list>
        </text:list-item>
      </text:list>
      <text:p text:style-name="P24"><text:s/></text:p>
      <text:list xml:id="list82046044590889" text:continue-numbering="true" text:style-name="WWNum8">
        <text:list-item>
          <text:p text:style-name="P155"><text:span text:style-name="T1">Az alábbiak közül melyik NEM kiesési ok az öröklési jogban? </text:span></text:p>
        </text:list-item>
      </text:list>
      <text:p text:style-name="P156"><text:span text:style-name="T1">A)</text:span> lemondás az öröklésről <text:s/></text:p>
      <text:list xml:id="list3075030349" text:style-name="WWNum14">
        <text:list-item>
          <text:list>
            <text:list-item>
              <text:p text:style-name="P157">érdemtelenség <text:s/></text:p>
            </text:list-item>
            <text:list-item>
              <text:p text:style-name="P157">kitagadás <text:s/></text:p>
            </text:list-item>
            <text:list-item>
              <text:p text:style-name="P157"><text:span text:style-name="T7">eltiltás <text:s/></text:span></text:p>
            </text:list-item>
          </text:list>
        </text:list-item>
      </text:list>
      <text:p text:style-name="P28"><text:s/></text:p>
      <text:list xml:id="list82045119438893" text:continue-list="list82046044590889" text:style-name="WWNum8">
        <text:list-item>
          <text:p text:style-name="P155"><text:span text:style-name="T1">Az örökhagyó által aláírt és más által írt, közjegyzőnél személyesen letétbe helyezett végrendelet… </text:span></text:p>
          <text:list>
            <text:list-item>
              <text:p text:style-name="P116">közvégrendeletnek minősül </text:p>
            </text:list-item>
            <text:list-item>
              <text:p text:style-name="P116">érvénytelen, mivel zárt iratként kell a végrendeletet letétbe helyezni </text:p>
            </text:list-item>
            <text:list-item>
              <text:p text:style-name="P116">két tanú aláírásával érvényes </text:p>
            </text:list-item>
            <text:list-item>
              <text:p text:style-name="P116"><text:span text:style-name="T7">érvényes írásbeli magánvégrendeletnek minősül </text:span></text:p>
            </text:list-item>
          </text:list>
        </text:list-item>
      </text:list>
      <text:p text:style-name="P28"><text:s/></text:p>
      <text:list xml:id="list82046807649789" text:continue-numbering="true" text:style-name="WWNum8">
        <text:list-item>
          <text:p text:style-name="P155"><text:span text:style-name="T1">Az örökhagyónak (Ö) három gyermeke van (Gy1, Gy2, Gy3), akik közül Gy1 kiesett az öröklésből. Gy1-nek két szerzőképes gyermeke van (U1 és U2), de nincs túlélő házastársa. A törvényes öröklés rendje szerint mennyit örököl U1 és Gy2? <text:s text:c="2"/></text:span></text:p>
          <text:list>
            <text:list-item>
              <text:p text:style-name="P116">U1 1/4 részt és Gy2 1/4 részt <text:s/></text:p>
            </text:list-item>
            <text:list-item>
              <text:p text:style-name="P116">U1 fele részt, Gy2 1/4 részt <text:s/></text:p>
            </text:list-item>
            <text:list-item>
              <text:p text:style-name="P116"><text:span text:style-name="T7">U1 1/6 részt, Gy2 1/3 részt <text:s/></text:span></text:p>
            </text:list-item>
            <text:list-item>
              <text:p text:style-name="P116">U1 1/3 részt, Gy2 1/3 részt <text:s/></text:p>
            </text:list-item>
          </text:list>
        </text:list-item>
      </text:list>
      <text:p text:style-name="P34"><text:soft-page-break/><text:s/></text:p>
      <text:list xml:id="list82046412217325" text:continue-numbering="true" text:style-name="WWNum8">
        <text:list-item>
          <text:p text:style-name="P155"><text:span text:style-name="T1">A szokásos mértékű ajándékot… </text:span></text:p>
          <text:list>
            <text:list-item>
              <text:p text:style-name="P116">mindig osztályra kell bocsátani </text:p>
            </text:list-item>
            <text:list-item>
              <text:p text:style-name="P116">akkor kell osztályra bocsátani, ha az örökhagyó kikötötte </text:p>
            </text:list-item>
            <text:list-item>
              <text:p text:style-name="P116">csak akkor kell osztályra bocsátani, ha ingatlan </text:p>
            </text:list-item>
            <text:list-item>
              <text:p text:style-name="P116"><text:span text:style-name="T7">az örökhagyó kifejezett kikötése esetén sem kell osztályra bocsátani </text:span></text:p>
            </text:list-item>
          </text:list>
        </text:list-item>
      </text:list>
      <text:p text:style-name="P23"><text:s/></text:p>
      <text:list xml:id="list82045504364958" text:continue-numbering="true" text:style-name="WWNum8">
        <text:list-item>
          <text:p text:style-name="P155"><text:span text:style-name="T1">Ági vagyonnak minősül... </text:span></text:p>
          <text:list>
            <text:list-item>
              <text:p text:style-name="P116">szülőtől visszterhesen kapott vagyon, ha ezek vagyonában a vagyontárgy ági természetű volt </text:p>
            </text:list-item>
            <text:list-item>
              <text:p text:style-name="P116"><text:span text:style-name="T7">a testvértől és annak leszármazójától háramlott vagyon, ha ezek vagyonában az már ági jellegű volt </text:span></text:p>
            </text:list-item>
            <text:list-item>
              <text:p text:style-name="P116">a leszármazótól háramlott vagyon, ha azt a nagyszülőtől visszterhesen kapta </text:p>
            </text:list-item>
            <text:list-item>
              <text:p text:style-name="P116">testvértől vagy annak leszármazójától háramlott vagyon, ha azt a testvér a szülőtől visszterhesen kapta </text:p>
            </text:list-item>
          </text:list>
        </text:list-item>
      </text:list>
      <text:p text:style-name="P24"><text:s/></text:p>
      <text:list xml:id="list82046807688936" text:continue-numbering="true" text:style-name="WWNum8">
        <text:list-item>
          <text:p text:style-name="P155"><text:span text:style-name="T1">Az írásbeli magánvégrendelet érvénytelen, ha a tanú… </text:span></text:p>
          <text:list>
            <text:list-item>
              <text:p text:style-name="P116">nem ismeri a végrendelet tartalmát </text:p>
            </text:list-item>
            <text:list-item>
              <text:p text:style-name="P116">nem tudja, hogy végrendelet tételénél működik közre </text:p>
            </text:list-item>
            <text:list-item>
              <text:p text:style-name="P116"><text:span text:style-name="T7">cselekvőképtelen <text:s/></text:span></text:p>
            </text:list-item>
          </text:list>
        </text:list-item>
      </text:list>
      <text:p text:style-name="P158"><text:span text:style-name="T1">D)</text:span> süketnéma </text:p>
      <text:p text:style-name="P27"><text:s/></text:p>
      <text:list xml:id="list82046304898675" text:continue-numbering="true" text:style-name="WWNum8">
        <text:list-item>
          <text:p text:style-name="P155"><text:span text:style-name="T13">Mit nevezünk cum viribus felelősségnek? </text:span></text:p>
          <text:list>
            <text:list-item>
              <text:p text:style-name="P116"><text:span text:style-name="T12">az örökös felelősségét jelenti: a hagyatéki tartozásokért a hitelezőkkel szemben saját vagyontárgyaival is felel az öröksége erejéig </text:span></text:p>
            </text:list-item>
            <text:list-item>
              <text:p text:style-name="P116"><text:span text:style-name="T14">az örökös felelősségét jelenti: a hagyatéki tartozásokért a hitelezőkkel szemben a hagyaték tárgyaival és annak hasznaival felel, ha betartja a törvényi sorrendet </text:span></text:p>
            </text:list-item>
            <text:list-item>
              <text:p text:style-name="P116"><text:span text:style-name="T12">az örökös felelősségét jelenti: a hagyatéki tartozásokért a hitelezőkkel szemben saját vagyontárgyaival is felel </text:span></text:p>
            </text:list-item>
            <text:list-item>
              <text:p text:style-name="P116"><text:span text:style-name="T12">az örökös felelősségét jelenti: a hagyatéki tartozásokért a hitelezőkkel szemben öröksége erejéig felel </text:span></text:p>
            </text:list-item>
          </text:list>
        </text:list-item>
      </text:list>
      <text:p text:style-name="P27"><text:s/></text:p>
      <text:list xml:id="list82044824665531" text:continue-numbering="true" text:style-name="WWNum8">
        <text:list-item>
          <text:p text:style-name="P155"><text:span text:style-name="T1">A magyar jogban a törvényes öröklés… </text:span></text:p>
          <text:list>
            <text:list-item>
              <text:p text:style-name="P116"><text:span text:style-name="T7">mögöttes jellegű (szubszidiárius), mert a végintézkedésen alapuló öröklés az elsődleges </text:span></text:p>
            </text:list-item>
            <text:list-item>
              <text:p text:style-name="P116"><text:soft-page-break/>a priori </text:p>
            </text:list-item>
          </text:list>
        </text:list-item>
      </text:list>
      <text:list xml:id="list3822475590" text:style-name="WWNum11">
        <text:list-item>
          <text:list>
            <text:list-item>
              <text:p text:style-name="P71">kizárólagos </text:p>
            </text:list-item>
            <text:list-item>
              <text:p text:style-name="P71">korlátozott az ági öröklés által </text:p>
            </text:list-item>
          </text:list>
        </text:list-item>
      </text:list>
      <text:p text:style-name="P36"><text:s/></text:p>
      <text:list xml:id="list82046246373640" text:continue-list="list82044824665531" text:style-name="WWNum8">
        <text:list-item>
          <text:p text:style-name="P155"><text:span text:style-name="T1">Mire jogosult az özvegyi jog jogosultja? </text:span></text:p>
          <text:list>
            <text:list-item>
              <text:p text:style-name="P116"><text:span text:style-name="T7">egy gyermekrészre a hagyatékból, valamint bizonyos dolgokon haszonélvezetre <text:s/></text:span></text:p>
            </text:list-item>
            <text:list-item>
              <text:p text:style-name="P116">az állagörökös tulajdonában álló dolgot birtokolni és használni, hasznait nem szedheti </text:p>
            </text:list-item>
            <text:list-item>
              <text:p text:style-name="P116">az állagörökös tulajdonában álló dolgot birtokolni, de nem használhatja </text:p>
            </text:list-item>
            <text:list-item>
              <text:p text:style-name="P116">az ági örökös tulajdonában álló dolgot birtokolni és használni, hasznait nem szedheti </text:p>
            </text:list-item>
          </text:list>
        </text:list-item>
      </text:list>
      <text:p text:style-name="P41"><text:s/></text:p>
      <text:list xml:id="list82045355223880" text:continue-numbering="true" text:style-name="WWNum8">
        <text:list-item>
          <text:p text:style-name="P155"><text:span text:style-name="T1">Melyik állítás igaz? </text:span></text:p>
          <text:list>
            <text:list-item>
              <text:p text:style-name="P116">a lemondás a hagyaték megnyílása után, a visszautasítás a hagyaték megnyílása előtt történik </text:p>
            </text:list-item>
            <text:list-item>
              <text:p text:style-name="P116"><text:span text:style-name="T7">a lemondás lehetséges meghatározott személy javára, a visszautasítás nem </text:span></text:p>
            </text:list-item>
            <text:list-item>
              <text:p text:style-name="P116">az örökség visszautasítása kizárólag írásban érvényes </text:p>
            </text:list-item>
            <text:list-item>
              <text:p text:style-name="P116">a lemondás sohasem hat ki a leszármazókra </text:p>
            </text:list-item>
          </text:list>
        </text:list-item>
      </text:list>
      <text:p text:style-name="P28"><text:s/></text:p>
      <text:list xml:id="list82046884648223" text:continue-numbering="true" text:style-name="WWNum8">
        <text:list-item>
          <text:p text:style-name="P155"><text:span text:style-name="T1">Ha az örökhagyó újabb végrendeletet tesz, a korábbi végrendeletének az újabb végrendelet rendelkezéseivel ellentétes rendelkezései… </text:span></text:p>
          <text:list>
            <text:list-item>
              <text:p text:style-name="P116">érvénytelenné válnak </text:p>
            </text:list-item>
            <text:list-item>
              <text:p text:style-name="P116"><text:span text:style-name="T7">hatálytalanná válnak </text:span></text:p>
            </text:list-item>
            <text:list-item>
              <text:p text:style-name="P116">nem válnak megtámadhatókká </text:p>
            </text:list-item>
            <text:list-item>
              <text:p text:style-name="P116">nem minősülnek visszavontnak </text:p>
            </text:list-item>
          </text:list>
        </text:list-item>
      </text:list>
      <text:p text:style-name="P24"><text:s/></text:p>
      <text:list xml:id="list82045661385720" text:continue-numbering="true" text:style-name="WWNum8">
        <text:list-item>
          <text:p text:style-name="P155"><text:span text:style-name="T1">Az írásbeli magánvégrendelet érvénytelen, ha a tanú… </text:span></text:p>
          <text:list>
            <text:list-item>
              <text:p text:style-name="P116">nem ismeri a végrendelet tartalmát </text:p>
            </text:list-item>
            <text:list-item>
              <text:p text:style-name="P116">nem tudja, hogy végrendelet tételénél működik közre </text:p>
            </text:list-item>
            <text:list-item>
              <text:p text:style-name="P116"><text:span text:style-name="T7">cselekvőképtelen <text:s/></text:span></text:p>
            </text:list-item>
            <text:list-item>
              <text:p text:style-name="P116">süketnéma<text:span text:style-name="T1"> </text:span></text:p>
            </text:list-item>
          </text:list>
        </text:list-item>
      </text:list>
      <text:p text:style-name="P27"><text:soft-page-break/><text:s/></text:p>
      <text:list xml:id="list82046797024431" text:continue-numbering="true" text:style-name="WWNum8">
        <text:list-item>
          <text:p text:style-name="P155"><text:span text:style-name="T1">A szóbeli végrendelet érvényes, ha a tanú… </text:span></text:p>
          <text:list>
            <text:list-item>
              <text:p text:style-name="P116">süket </text:p>
            </text:list-item>
            <text:list-item>
              <text:p text:style-name="P116">süketnéma </text:p>
            </text:list-item>
            <text:list-item>
              <text:p text:style-name="P116"><text:span text:style-name="T7">írástudatlan </text:span></text:p>
            </text:list-item>
            <text:list-item>
              <text:p text:style-name="P116">14. életévét betöltött kiskorú<text:span text:style-name="T1"> </text:span></text:p>
            </text:list-item>
          </text:list>
        </text:list-item>
      </text:list>
      <text:p text:style-name="P17"><text:s/></text:p>
      <text:list xml:id="list82045335357104" text:continue-numbering="true" text:style-name="WWNum8">
        <text:list-item>
          <text:p text:style-name="P155"><text:span text:style-name="T13">Mit nevezünk cum viribus felelősségnek?</text:span><text:span text:style-name="T12"> </text:span></text:p>
          <text:list>
            <text:list-item>
              <text:p text:style-name="P116"><text:span text:style-name="T12">az örökös felelősségét jelenti: a hagyatéki tartozásokért a hitelezőkkel szemben saját vagyontárgyaival is felel az öröksége erejéig </text:span></text:p>
            </text:list-item>
            <text:list-item>
              <text:p text:style-name="P116"><text:span text:style-name="T14">az örökös felelősségét jelenti: a hagyatéki tartozásokért a hitelezőkkel szemben a hagyaték tárgyaival és annak hasznaival felel, ha betartja a törvényi sorrendet </text:span></text:p>
            </text:list-item>
            <text:list-item>
              <text:p text:style-name="P116"><text:span text:style-name="T12">az örökös felelősségét jelenti: a hagyatéki tartozásokért a hitelezőkkel szemben saját vagyontárgyaival is felel </text:span></text:p>
            </text:list-item>
            <text:list-item>
              <text:p text:style-name="P116"><text:span text:style-name="T12">az örökös felelősségét jelenti: a hagyatéki tartozásokért a hitelezőkkel szemben öröksége erejéig felel </text:span></text:p>
            </text:list-item>
          </text:list>
        </text:list-item>
      </text:list>
      <text:p text:style-name="P27"><text:s/></text:p>
      <text:list xml:id="list82045349339707" text:continue-numbering="true" text:style-name="WWNum8">
        <text:list-item>
          <text:p text:style-name="P155"><text:span text:style-name="T1">A magyar jogban a törvényes öröklés… </text:span></text:p>
          <text:list>
            <text:list-item>
              <text:p text:style-name="P116"><text:span text:style-name="T7">mögöttes jellegű (szubszidiárius), mert a végintézkedésen alapuló öröklés az elsődleges </text:span></text:p>
            </text:list-item>
            <text:list-item>
              <text:p text:style-name="P116">a priori </text:p>
            </text:list-item>
            <text:list-item>
              <text:p text:style-name="P116">kizárólagos </text:p>
            </text:list-item>
            <text:list-item>
              <text:p text:style-name="P116">korlátozott az ági öröklés által </text:p>
            </text:list-item>
          </text:list>
        </text:list-item>
      </text:list>
      <text:p text:style-name="P24"><text:s/></text:p>
      <text:list xml:id="list82046577718708" text:continue-numbering="true" text:style-name="WWNum8">
        <text:list-item>
          <text:p text:style-name="P155"><text:span text:style-name="T1">Az alábbiak közül melyik NEM kiesési ok az öröklési jogban? </text:span></text:p>
          <text:list>
            <text:list-item>
              <text:p text:style-name="P116">lemondás az öröklésről <text:s/></text:p>
            </text:list-item>
            <text:list-item>
              <text:p text:style-name="P116">érdemtelenség <text:s/></text:p>
            </text:list-item>
            <text:list-item>
              <text:p text:style-name="P116">kitagadás <text:s/></text:p>
            </text:list-item>
            <text:list-item>
              <text:p text:style-name="P116"><text:span text:style-name="T7">eltiltás <text:s/></text:span></text:p>
            </text:list-item>
          </text:list>
        </text:list-item>
      </text:list>
      <text:p text:style-name="P28"><text:s/></text:p>
      <text:list xml:id="list82044985714659" text:continue-numbering="true" text:style-name="WWNum8">
        <text:list-item>
          <text:p text:style-name="P155"><text:span text:style-name="T1">Az örökhagyónak (Ö) három gyermeke van (Gy1, Gy2, Gy3), akik közül Gy1 kiesett az öröklésből. Gy1-nek két szerzőképes gyermeke van (U1 és U2), de nincs túlélő házastársa. A törvényes öröklés rendje szerint mennyit örököl U1 és Gy2? <text:s text:c="2"/></text:span></text:p>
          <text:list>
            <text:list-item>
              <text:p text:style-name="P116">U1 1/4 részt és Gy2 1/4 részt <text:s/></text:p>
            </text:list-item>
            <text:list-item>
              <text:p text:style-name="P116"><text:soft-page-break/>U1 fele részt, Gy2 1/4 részt <text:s/></text:p>
            </text:list-item>
            <text:list-item>
              <text:p text:style-name="P116"><text:span text:style-name="T7">U1 1/6 részt, Gy2 1/3 részt <text:s/></text:span></text:p>
            </text:list-item>
            <text:list-item>
              <text:p text:style-name="P116">U1 1/3 részt, Gy2 1/3 részt <text:s/></text:p>
            </text:list-item>
          </text:list>
        </text:list-item>
      </text:list>
      <text:p text:style-name="P41"><text:s/></text:p>
      <text:list xml:id="list82046215035579" text:continue-numbering="true" text:style-name="WWNum8">
        <text:list-item>
          <text:p text:style-name="P155"><text:span text:style-name="T1">Közvégrendeletet… <text:s/></text:span></text:p>
          <text:list>
            <text:list-item>
              <text:p text:style-name="P116"><text:span text:style-name="T7">kizárólag közjegyző előtt lehet tenni </text:span></text:p>
            </text:list-item>
            <text:list-item>
              <text:p text:style-name="P116">kizárólag bíróság előtt lehet tenni </text:p>
            </text:list-item>
            <text:list-item>
              <text:p text:style-name="P116">kizárólag ügyvédi ellenjegyzéssel lehet tenni </text:p>
            </text:list-item>
            <text:list-item>
              <text:p text:style-name="P116">közjegyző vagy bíróság előtt lehet tenni </text:p>
            </text:list-item>
          </text:list>
        </text:list-item>
      </text:list>
      <text:p text:style-name="P27"><text:s/></text:p>
      <text:list xml:id="list82046271286547" text:continue-numbering="true" text:style-name="WWNum8">
        <text:list-item>
          <text:p text:style-name="P155"><text:span text:style-name="T1">A szokásos mértékű ajándékot… </text:span></text:p>
          <text:list>
            <text:list-item>
              <text:p text:style-name="P116">mindig osztályra kell bocsátani </text:p>
            </text:list-item>
            <text:list-item>
              <text:p text:style-name="P116">akkor kell osztályra bocsátani, ha az örökhagyó kikötötte </text:p>
            </text:list-item>
            <text:list-item>
              <text:p text:style-name="P116">csak akkor kell osztályra bocsátani, ha ingatlan </text:p>
            </text:list-item>
            <text:list-item>
              <text:p text:style-name="P116"><text:span text:style-name="T7">az örökhagyó kifejezett kikötése esetén sem kell osztályra bocsátani </text:span></text:p>
            </text:list-item>
          </text:list>
        </text:list-item>
      </text:list>
      <text:p text:style-name="P28"><text:s/></text:p>
      <text:list xml:id="list82046521883399" text:continue-numbering="true" text:style-name="WWNum8">
        <text:list-item>
          <text:p text:style-name="P155"><text:span text:style-name="T1">Az örökhagyó által aláírt és más által írt, közjegyzőnél személyesen letétbe helyezett végrendelet… </text:span></text:p>
          <text:list>
            <text:list-item>
              <text:p text:style-name="P116">közvégrendeletnek minősül </text:p>
            </text:list-item>
            <text:list-item>
              <text:p text:style-name="P116">érvénytelen, mivel zárt iratként kell a végrendeletet letétbe helyezni </text:p>
            </text:list-item>
            <text:list-item>
              <text:p text:style-name="P116">két tanú aláírásával érvényes </text:p>
            </text:list-item>
            <text:list-item>
              <text:p text:style-name="P116"><text:span text:style-name="T7">érvényes írásbeli magánvégrendeletnek minősül </text:span></text:p>
            </text:list-item>
          </text:list>
        </text:list-item>
      </text:list>
      <text:p text:style-name="P17"><text:s/></text:p>
      <text:list xml:id="list82045002171881" text:continue-numbering="true" text:style-name="WWNum8">
        <text:list-item>
          <text:p text:style-name="P155"><text:span text:style-name="T1">Melyik állítás igaz? </text:span></text:p>
          <text:list>
            <text:list-item>
              <text:p text:style-name="P116">a lemondás a hagyaték megnyílása után, a visszautasítás a hagyaték megnyílása előtt történik </text:p>
            </text:list-item>
            <text:list-item>
              <text:p text:style-name="P116"><text:span text:style-name="T7">a lemondás lehetséges meghatározott személy javára, a visszautasítás nem </text:span></text:p>
            </text:list-item>
            <text:list-item>
              <text:p text:style-name="P116">az örökség visszautasítása kizárólag írásban érvényes </text:p>
            </text:list-item>
            <text:list-item>
              <text:p text:style-name="P116">a lemondás sohasem hat ki a leszármazókra </text:p>
            </text:list-item>
          </text:list>
        </text:list-item>
      </text:list>
      <text:p text:style-name="P34"><text:soft-page-break/><text:s/></text:p>
      <text:list xml:id="list82045635967145" text:continue-numbering="true" text:style-name="WWNum8">
        <text:list-item>
          <text:p text:style-name="P155"><text:span text:style-name="T1">Ha az örökhagyó újabb végrendeletet tesz, a korábbi végrendeletének az újabb végrendelet rendelkezéseivel ellentétes rendelkezései… </text:span></text:p>
          <text:list>
            <text:list-item>
              <text:p text:style-name="P116">érvénytelenné válnak </text:p>
            </text:list-item>
            <text:list-item>
              <text:p text:style-name="P116"><text:span text:style-name="T7">hatálytalanná válnak </text:span></text:p>
            </text:list-item>
            <text:list-item>
              <text:p text:style-name="P116">nem válnak megtámadhatókká </text:p>
            </text:list-item>
            <text:list-item>
              <text:p text:style-name="P116">nem minősülnek visszavontnak </text:p>
            </text:list-item>
          </text:list>
        </text:list-item>
      </text:list>
      <text:p text:style-name="P29"><text:s/></text:p>
      <text:list xml:id="list82046607246871" text:continue-numbering="true" text:style-name="WWNum8">
        <text:list-item>
          <text:p text:style-name="P155"><text:span text:style-name="T1">Ági vagyonnak minősül... </text:span></text:p>
          <text:list>
            <text:list-item>
              <text:p text:style-name="P116">szülőtől visszterhesen kapott vagyon, ha ezek vagyonában a vagyontárgy ági természetű volt </text:p>
            </text:list-item>
            <text:list-item>
              <text:p text:style-name="P116"><text:span text:style-name="T7">a testvértől és annak leszármazójától háramlott vagyon, ha ezek vagyonában az már ági jellegű volt </text:span></text:p>
            </text:list-item>
            <text:list-item>
              <text:p text:style-name="P116">a leszármazótól háramlott vagyon, ha azt a nagyszülőtől visszterhesen kapta </text:p>
            </text:list-item>
            <text:list-item>
              <text:p text:style-name="P116">testvértől vagy annak leszármazójától háramlott vagyon, ha azt a testvér a szülőtől visszterhesen kapta </text:p>
            </text:list-item>
          </text:list>
        </text:list-item>
      </text:list>
      <text:p text:style-name="P27"><text:s/></text:p>
      <text:list xml:id="list82045349065622" text:continue-numbering="true" text:style-name="WWNum8">
        <text:list-item>
          <text:p text:style-name="P155"><text:span text:style-name="T1">Mire jogosult az özvegyi jog jogosultja? </text:span></text:p>
          <text:list>
            <text:list-item>
              <text:p text:style-name="P116"><text:span text:style-name="T7">egy gyermekrészre a hagyatékból, valamint bizonyos dolgokon haszonélvezet <text:s/></text:span></text:p>
            </text:list-item>
            <text:list-item>
              <text:p text:style-name="P116">az állagörökös tulajdonában álló dolgot birtokolni és használni, hasznait nem szedheti </text:p>
            </text:list-item>
            <text:list-item>
              <text:p text:style-name="P116">az állagörökös tulajdonában álló dolgot birtokolni, de nem használhatja </text:p>
            </text:list-item>
            <text:list-item>
              <text:p text:style-name="P116">az ági örökös tulajdonában álló dolgot birtokolni és használni, hasznait nem szedheti </text:p>
            </text:list-item>
          </text:list>
        </text:list-item>
      </text:list>
      <text:p text:style-name="P32"><text:s/></text:p>
      <text:list xml:id="list82045594256228" text:continue-numbering="true" text:style-name="WWNum8">
        <text:list-item>
          <text:p text:style-name="P155"><text:span text:style-name="T1">Vonatkozik-e az elévülés szabálya az öröklési igényre? </text:span></text:p>
          <text:list>
            <text:list-item>
              <text:p text:style-name="P116"><text:span text:style-name="T7">nem, az öröklési igény nem évül el </text:span></text:p>
            </text:list-item>
            <text:list-item>
              <text:p text:style-name="P116">igen, a kötelesrészre 5, az ingó hagyatéki tárgyakra 10, az ingatlan hagyatéki tárgyakra 15 év az elévülési idő </text:p>
            </text:list-item>
            <text:list-item>
              <text:p text:style-name="P116">igen, minden esetben 5 év az elévülési idő </text:p>
            </text:list-item>
            <text:list-item>
              <text:p text:style-name="P116">igen, ha végintézkedésen alapul az öröklés rendje<text:span text:style-name="T1"> </text:span></text:p>
            </text:list-item>
          </text:list>
        </text:list-item>
      </text:list>
      <text:p text:style-name="P30"><text:s/></text:p>
      <text:list xml:id="list82045025443338" text:continue-numbering="true" text:style-name="WWNum8">
        <text:list-item>
          <text:p text:style-name="P155"><text:span text:style-name="T1">Ki NEM lehet örökös? </text:span></text:p>
          <text:list>
            <text:list-item>
              <text:p text:style-name="P116">méhmagzat, ha az öröklés megnyíltakor már megfogant és utóbb élve megszületik </text:p>
            </text:list-item>
            <text:list-item>
              <text:p text:style-name="P116"><text:soft-page-break/><text:span text:style-name="T7">méhmagzat, ha az öröklés megnyíltát követően fogant meg és utóbb élve megszületik </text:span></text:p>
            </text:list-item>
            <text:list-item>
              <text:p text:style-name="P116">jogi személyiséggel rendelkező gazdálkodó szervezet </text:p>
            </text:list-item>
            <text:list-item>
              <text:p text:style-name="P116">jogi személyiséggel rendelkező non-profit szervezet </text:p>
            </text:list-item>
          </text:list>
        </text:list-item>
      </text:list>
      <text:p text:style-name="P41"><text:s/></text:p>
      <text:list xml:id="list82045205513182" text:continue-numbering="true" text:style-name="WWNum8">
        <text:list-item>
          <text:p text:style-name="P155"><text:span text:style-name="T1">Ki lehet örökhagyó? </text:span></text:p>
          <text:list>
            <text:list-item>
              <text:p text:style-name="P116">méhmagzat </text:p>
            </text:list-item>
            <text:list-item>
              <text:p text:style-name="P116">jogi személyiséggel rendelkező gazdálkodó szervezet </text:p>
            </text:list-item>
            <text:list-item>
              <text:p text:style-name="P116">állam </text:p>
            </text:list-item>
            <text:list-item>
              <text:p text:style-name="P116"><text:span text:style-name="T7">cselekvőképtelen kiskorú személy </text:span></text:p>
            </text:list-item>
          </text:list>
        </text:list-item>
      </text:list>
      <text:p text:style-name="P24"><text:s/></text:p>
      <text:list xml:id="list82046868082349" text:continue-numbering="true" text:style-name="WWNum8">
        <text:list-item>
          <text:p text:style-name="P155"><text:span text:style-name="T1">Ki tehet érvényesen szóbeli vagy írásbeli magán végrendeletet? </text:span></text:p>
          <text:list>
            <text:list-item>
              <text:p text:style-name="P116">korlátozottan cselekvőképes kiskorú személy </text:p>
            </text:list-item>
            <text:list-item>
              <text:p text:style-name="P116">vagyoni jognyilatkozatai tekintetében részlegesen korlátozott cselekvőképes nagykorú személy </text:p>
            </text:list-item>
            <text:list-item>
              <text:p text:style-name="P116"><text:span text:style-name="T7">süketnéma személy </text:span></text:p>
            </text:list-item>
            <text:list-item>
              <text:p text:style-name="P116">jogi személyiséggel rendelkező szervezet </text:p>
            </text:list-item>
          </text:list>
        </text:list-item>
      </text:list>
      <text:p text:style-name="P24"><text:s/></text:p>
      <text:list xml:id="list82045028709137" text:continue-numbering="true" text:style-name="WWNum8">
        <text:list-item>
          <text:p text:style-name="P155"><text:span text:style-name="T1">Az élettársak ugyanabba az okiratba foglalt végrendelkezése… </text:span></text:p>
          <text:list>
            <text:list-item>
              <text:p text:style-name="P116">érvényes, ha az életközösség fennállta alatt saját kezűleg írták és aláírták </text:p>
            </text:list-item>
            <text:list-item>
              <text:p text:style-name="P116">érvényes, ha az életközösség fennállta alatt saját kezűleg írták és két tanú jelenlétében aláírták </text:p>
            </text:list-item>
            <text:list-item>
              <text:p text:style-name="P116">érvényes, ha közjegyző előtt, a közvégrendeletekre előírt feltételek szerint tették meg</text:p>
            </text:list-item>
            <text:list-item>
              <text:p text:style-name="P116"><text:span text:style-name="T7">érvénytelen </text:span></text:p>
            </text:list-item>
          </text:list>
        </text:list-item>
      </text:list>
      <text:p text:style-name="P27"><text:s/></text:p>
      <text:list xml:id="list82045918691719" text:continue-numbering="true" text:style-name="WWNum8">
        <text:list-item>
          <text:p text:style-name="P155"><text:span text:style-name="T1">Melyik a közös jogkezelő szervezet az alábbiak közül</text:span><text:span text:style-name="T4">☺</text:span><text:span text:style-name="T1">? </text:span></text:p>
          <text:list>
            <text:list-item>
              <text:p text:style-name="P116">MAHASZ </text:p>
            </text:list-item>
            <text:list-item>
              <text:p text:style-name="P116">HAMASZ (!) </text:p>
            </text:list-item>
            <text:list-item>
              <text:p text:style-name="P116">MHSZ </text:p>
            </text:list-item>
            <text:list-item>
              <text:p text:style-name="P116">Mahart </text:p>
            </text:list-item>
          </text:list>
        </text:list-item>
      </text:list>
      <text:p text:style-name="P28"><text:soft-page-break/><text:s/></text:p>
      <text:list xml:id="list82046468823564" text:continue-numbering="true" text:style-name="WWNum8">
        <text:list-item>
          <text:p text:style-name="P155"><text:span text:style-name="T1">A több különálló lapból álló más által írt közös végrendelet csak akkor érvényes, ha… </text:span></text:p>
          <text:list>
            <text:list-item>
              <text:p text:style-name="P116"><text:span text:style-name="T7">minden lapját folyamatos sorszámozással látták el, továbbá minden lapját a végrendelkezők és mindkét tanú is aláírta </text:span></text:p>
            </text:list-item>
            <text:list-item>
              <text:p text:style-name="P116">minden lapját folyamatos sorszámozással látták el, továbbá minden oldalát a végrendelkezők és mindkét tanú is aláírta <text:s/></text:p>
            </text:list-item>
            <text:list-item>
              <text:p text:style-name="P116">minden oldalát folyamatos sorszámozással látták el, továbbá minden lapját a végrendelkezők és mindkét tanú is aláírta </text:p>
            </text:list-item>
            <text:list-item>
              <text:p text:style-name="P116">minden oldalát folyamatos sorszámozással látták el, továbbá minden oldalát a végrendelkezők és mindkét tanú is aláírta </text:p>
            </text:list-item>
          </text:list>
        </text:list-item>
      </text:list>
      <text:p text:style-name="P28"><text:s/></text:p>
      <text:list xml:id="list82045753532457" text:continue-numbering="true" text:style-name="WWNum8">
        <text:list-item>
          <text:p text:style-name="P155"><text:span text:style-name="T1">Az alábbiak közül melyik magatartás NEM minősül érdemtelenségi oknak? </text:span></text:p>
          <text:list>
            <text:list-item>
              <text:p text:style-name="P116"><text:span text:style-name="T7">erkölcstelen életmód </text:span></text:p>
            </text:list-item>
            <text:list-item>
              <text:p text:style-name="P116">az örökhagyó élete elleni cselekmény </text:p>
            </text:list-item>
            <text:list-item>
              <text:p text:style-name="P116">az örökhagyó végrendeletben részesített leszármazója élete elleni cselekmény </text:p>
            </text:list-item>
            <text:list-item>
              <text:p text:style-name="P116">az örökhagyó végrendeletben részesített testvére élete elleni cselekmény </text:p>
            </text:list-item>
          </text:list>
        </text:list-item>
      </text:list>
      <text:p text:style-name="P24"><text:s/></text:p>
      <text:list xml:id="list82046062834544" text:continue-numbering="true" text:style-name="WWNum8">
        <text:list-item>
          <text:p text:style-name="P155"><text:span text:style-name="T1">Milyen fajtája NINCS az írásbeli magánvégrendeletnek? </text:span></text:p>
        </text:list-item>
      </text:list>
      <text:p text:style-name="P159"><text:span text:style-name="T1">A)</text:span><text:span text:style-name="T5"> <text:tab/></text:span>allográf- és holográf végrendelet </text:p>
      <text:list xml:id="list1837057033" text:style-name="WWNum40">
        <text:list-item>
          <text:list>
            <text:list-item>
              <text:p text:style-name="P117">allográf- és közös végrendelet </text:p>
            </text:list-item>
            <text:list-item>
              <text:p text:style-name="P117"><text:span text:style-name="T7">allográf végrendelet és kiskorú személy által – törvényes képviselő és gyámhatóság által jóváhagyott – öröklési szerződés </text:span></text:p>
            </text:list-item>
            <text:list-item>
              <text:p text:style-name="P117">allográf és közjegyzőnél letett végrendelet </text:p>
            </text:list-item>
          </text:list>
        </text:list-item>
      </text:list>
      <text:p text:style-name="P28"><text:s/></text:p>
      <text:list xml:id="list82046554697928" text:continue-list="list82046062834544" text:style-name="WWNum8">
        <text:list-item>
          <text:p text:style-name="P155"><text:span text:style-name="T1">Az örökhagyó elejétől végéig saját kezűleg írja meg két lap három oldalára magánvégrendeletét. Mennyiszer írhatja alá legkevesebb helyen végrendeletét, hogy az még érvényes lehessen? </text:span></text:p>
          <text:list>
            <text:list-item>
              <text:p text:style-name="P116"><text:span text:style-name="T7">egyszer, a legutolsó oldalon </text:span></text:p>
            </text:list-item>
            <text:list-item>
              <text:p text:style-name="P116">kétszer, mindkét lap alján </text:p>
            </text:list-item>
            <text:list-item>
              <text:p text:style-name="P116">kétszer, az első lapon és az utolsó oldalon </text:p>
            </text:list-item>
            <text:list-item>
              <text:p text:style-name="P116">háromszor, minden oldalon </text:p>
            </text:list-item>
          </text:list>
        </text:list-item>
      </text:list>
      <text:p text:style-name="P17"><text:s/></text:p>
      <text:list xml:id="list82045707502542" text:continue-numbering="true" text:style-name="WWNum8">
        <text:list-item>
          <text:p text:style-name="P155"><text:span text:style-name="T1">Latin nyelvtanár tehet-e érvényesen írásbeli végrendeletet latin nyelven? </text:span></text:p>
        </text:list-item>
      </text:list>
      <text:p text:style-name="P159"><text:span text:style-name="T1">A)</text:span><text:span text:style-name="T5"> <text:tab/></text:span>nem, mert holt nyelven nem lehet érvényesen végrendelkezni </text:p>
      <text:list xml:id="list2484015158" text:style-name="WWNum19">
        <text:list-item>
          <text:list>
            <text:list-item>
              <text:p text:style-name="P118"><text:soft-page-break/>igen, de csak ha a tanúk is olvasnak latin nyelven </text:p>
            </text:list-item>
            <text:list-item>
              <text:p text:style-name="P118">igen, de csak ha a tanúk is olvasnak és írnak latin nyelven </text:p>
            </text:list-item>
            <text:list-item>
              <text:p text:style-name="P118"><text:span text:style-name="T7">igen </text:span></text:p>
            </text:list-item>
          </text:list>
        </text:list-item>
      </text:list>
      <text:p text:style-name="P28"><text:s/></text:p>
      <text:list xml:id="list82044952602104" text:continue-list="list82045707502542" text:style-name="WWNum8">
        <text:list-item>
          <text:p text:style-name="P155"><text:span text:style-name="T1">A több lapból álló allográf magánvégrendelet csak akkor lesz érvényes, ha… </text:span></text:p>
          <text:list>
            <text:list-item>
              <text:p text:style-name="P116">a lapokat folyamatos sorszámmal látják el, s az örökhagyó minden oldalt aláírt </text:p>
            </text:list-item>
            <text:list-item>
              <text:p text:style-name="P116">a lapokat folyamatos sorszámmal látják el, s az örökhagyó és mindkét tanú minden </text:p>
            </text:list-item>
          </text:list>
        </text:list-item>
      </text:list>
      <text:p text:style-name="P147">oldalt aláírt </text:p>
      <text:list xml:id="list82044914989527" text:continue-numbering="true" text:style-name="WWNum8">
        <text:list-item>
          <text:list>
            <text:list-item>
              <text:p text:style-name="P116">a lapokat folyamatos sorszámmal látják el, s az örökhagyó minden lapot aláírt </text:p>
            </text:list-item>
            <text:list-item>
              <text:p text:style-name="P116"><text:span text:style-name="T7">a lapokat folyamatos sorszámmal látják el, s az örökhagyó és mindkét tanú minden </text:span></text:p>
            </text:list-item>
          </text:list>
        </text:list-item>
      </text:list>
      <text:p text:style-name="P147"><text:span text:style-name="T7">lapot aláírt</text:span> </text:p>
      <text:p text:style-name="P24"><text:s/></text:p>
      <text:list xml:id="list82045304297389" text:continue-numbering="true" text:style-name="WWNum8">
        <text:list-item>
          <text:p text:style-name="P155"><text:span text:style-name="T1">Melyik állítás NEM igaz? Az örökhagyó a törvényes örökösét… </text:span></text:p>
          <text:list>
            <text:list-item>
              <text:p text:style-name="P116">szóbeli végrendeletben is kizárhatja a kötelesrészt meghaladó mértékű törvényes öröklésből. </text:p>
            </text:list-item>
            <text:list-item>
              <text:p text:style-name="P116"><text:span text:style-name="T7">érvényesen nem szoríthatja a kötelesrész mértékére. </text:span></text:p>
            </text:list-item>
            <text:list-item>
              <text:p text:style-name="P116">kifejezett nyilatkozattal és indoklással kizárhatja a kötelesrészt meghaladó mértékű törvényes öröklésből. </text:p>
            </text:list-item>
            <text:list-item>
              <text:p text:style-name="P116">hallgatólagosan is kizárhatja a kötelesrészt meghaladó mértékű törvényes öröklésből. </text:p>
            </text:list-item>
          </text:list>
        </text:list-item>
      </text:list>
      <text:p text:style-name="P28"><text:s/></text:p>
      <text:list xml:id="list82046459109975" text:continue-numbering="true" text:style-name="WWNum8">
        <text:list-item>
          <text:p text:style-name="P155"><text:span text:style-name="T1">Az örökhagyó által örökösnek nevezett leszármazó, örökhagyó halálát követő kiesése esetére, ezen kiesett leszármazójára háramlott hagyatékra, örökösként megjelölt személy… </text:span></text:p>
          <text:list>
            <text:list-item>
              <text:p text:style-name="P116"><text:span text:style-name="T7">helyettes örökös nevezésnek minősül, és érvényes. </text:span></text:p>
            </text:list-item>
            <text:list-item>
              <text:p text:style-name="P116">helyettes örökös nevezésnek minősül, és érvénytelen. </text:p>
            </text:list-item>
            <text:list-item>
              <text:p text:style-name="P116">utóörökös nevezésnek minősül, és érvényes. </text:p>
            </text:list-item>
            <text:list-item>
              <text:p text:style-name="P116">utóörökös nevezésnek minősül, és érvénytelen. </text:p>
            </text:list-item>
          </text:list>
        </text:list-item>
      </text:list>
      <text:p text:style-name="P29"><text:s/></text:p>
      <text:list xml:id="list82045345505968" text:continue-numbering="true" text:style-name="WWNum8">
        <text:list-item>
          <text:p text:style-name="P155"><text:span text:style-name="T1">Ki nem lehet utóörökös? </text:span></text:p>
          <text:list>
            <text:list-item>
              <text:p text:style-name="P116"><text:span text:style-name="T7">az örökhagyó halála után megfogant leszármazó </text:span></text:p>
            </text:list-item>
            <text:list-item>
              <text:p text:style-name="P116">az örökhagyó távolabbi leszármazója </text:p>
            </text:list-item>
            <text:list-item>
              <text:p text:style-name="P116"><text:soft-page-break/>az örökhagyó túlélő házastársa </text:p>
            </text:list-item>
            <text:list-item>
              <text:p text:style-name="P116">az állam </text:p>
            </text:list-item>
          </text:list>
        </text:list-item>
      </text:list>
      <text:p text:style-name="P24"><text:s/></text:p>
      <text:list xml:id="list82046450821736" text:continue-numbering="true" text:style-name="WWNum8">
        <text:list-item>
          <text:p text:style-name="P155"><text:span text:style-name="T1">A korlátozottan cselekvőképes személy írásbeli magánvégrendelete… </text:span></text:p>
        </text:list-item>
      </text:list>
      <text:p text:style-name="P159"><text:span text:style-name="T8">A)</text:span><text:span text:style-name="T6"> <text:tab/></text:span><text:span text:style-name="T7">nem lehet érvényes. </text:span></text:p>
      <text:list xml:id="list2142567050" text:style-name="WWNum17">
        <text:list-item>
          <text:list>
            <text:list-item>
              <text:p text:style-name="P160">csak két, cselekvőképes tanú aláírásával lehet érvényes. </text:p>
            </text:list-item>
            <text:list-item>
              <text:p text:style-name="P160">csak a törvényes képviselő és a gyámhatóság jóváhagyása mellett lehet érvényes. </text:p>
            </text:list-item>
            <text:list-item>
              <text:p text:style-name="P160">az általános alaki és tartalmi szabályok betartása mellett lehet érvényes. </text:p>
            </text:list-item>
          </text:list>
        </text:list-item>
      </text:list>
      <text:p text:style-name="P28"><text:s/></text:p>
      <text:list xml:id="list82046926570646" text:continue-list="list82046450821736" text:style-name="WWNum8">
        <text:list-item>
          <text:p text:style-name="P155"><text:span text:style-name="T1">A korlátozottan cselekvőképes kiskorú személy halál esetére szóló ajándékozása… </text:span></text:p>
        </text:list-item>
      </text:list>
      <text:p text:style-name="P159"><text:span text:style-name="T8">A)</text:span><text:span text:style-name="T6"> <text:tab/></text:span><text:span text:style-name="T7">nem lehet érvényes. </text:span></text:p>
      <text:list xml:id="list182445727" text:style-name="WWNum41">
        <text:list-item>
          <text:list>
            <text:list-item>
              <text:p text:style-name="P161">csak két, cselekvőképes tanú aláírásával lehet érvényes. </text:p>
            </text:list-item>
            <text:list-item>
              <text:p text:style-name="P161">csak a törvényes képviselő és a gyámhatóság jóváhagyása mellett lehet érvényes. </text:p>
            </text:list-item>
            <text:list-item>
              <text:p text:style-name="P161">az általános alaki és tartalmi szabályok betartása mellett lehet érvényes. </text:p>
            </text:list-item>
          </text:list>
        </text:list-item>
      </text:list>
      <text:p text:style-name="P34"><text:s/></text:p>
      <text:list xml:id="list82045707660410" text:continue-list="list82046926570646" text:style-name="WWNum8">
        <text:list-item>
          <text:p text:style-name="P155"><text:span text:style-name="T1">Mit jelent a ”favor testamenti” elve? </text:span></text:p>
          <text:list>
            <text:list-item>
              <text:p text:style-name="P116"><text:span text:style-name="T7">A végrendelet értelmezésénél az örökhagyó akaratát a legmesszebbmenőkig figyelembe kell venni</text:span>. </text:p>
            </text:list-item>
            <text:list-item>
              <text:p text:style-name="P116">A végintézkedésen alapuló öröklés megelőzi a törvényes öröklés rendjét. </text:p>
            </text:list-item>
            <text:list-item>
              <text:p text:style-name="P116">Az állam szükségképpeni törvényes örökös, s mint ilyen nem illeti a visszautasítás joga. </text:p>
            </text:list-item>
            <text:list-item>
              <text:p text:style-name="P116">Minden cselekvőképes ember általános végintézkedési képességgel rendelkezik. </text:p>
            </text:list-item>
          </text:list>
        </text:list-item>
      </text:list>
      <text:p text:style-name="P28"><text:s/></text:p>
      <text:list xml:id="list82045405871014" text:continue-numbering="true" text:style-name="WWNum8">
        <text:list-item>
          <text:p text:style-name="P155"><text:span text:style-name="T1">A gondnokság alá helyezés nélkül, cselekvőképtelen állapotban lévő személy által tett végrendelet… </text:span></text:p>
          <text:list>
            <text:list-item>
              <text:p text:style-name="P116"><text:span text:style-name="T7">nem lehet érvényes</text:span>. </text:p>
            </text:list-item>
            <text:list-item>
              <text:p text:style-name="P116">csak akkor érvényes, ha a végrendelet tartalmából arra lehet következtetni, hogy azt cselekvőképes állapotában is megtette volna. </text:p>
            </text:list-item>
            <text:list-item>
              <text:p text:style-name="P116">csak akkor érvényes, ha az érintett személy utóbb visszanyeri cselekvőképességét, és onnantól számított 1 éven belül nem támadja meg végrendeletét. </text:p>
            </text:list-item>
            <text:list-item>
              <text:p text:style-name="P116">csak akkor érvényes, ha az érintett személy utóbb visszanyeri cselekvőképességét, és onnantól számított 5 éven belül nem támadja meg végrendeletét. </text:p>
            </text:list-item>
          </text:list>
        </text:list-item>
      </text:list>
      <text:p text:style-name="P27"><text:s/></text:p>
      <text:list xml:id="list82046809628910" text:continue-numbering="true" text:style-name="WWNum8">
        <text:list-item>
          <text:p text:style-name="P155"><text:soft-page-break/><text:span text:style-name="T1">Milyen fórum előtt lehet érvényesen közvégrendeletet tenni? </text:span></text:p>
          <text:list>
            <text:list-item>
              <text:p text:style-name="P116">önkormányzati jegyző és közigazgatási bíróság előtt </text:p>
            </text:list-item>
            <text:list-item>
              <text:p text:style-name="P116">közigazgatási bíróság előtt </text:p>
            </text:list-item>
            <text:list-item>
              <text:p text:style-name="P116">közigazgatási bíróság és közjegyző előtt </text:p>
            </text:list-item>
            <text:list-item>
              <text:p text:style-name="P116"><text:span text:style-name="T7">közjegyző előtt</text:span><text:span text:style-name="T8"> </text:span></text:p>
            </text:list-item>
          </text:list>
        </text:list-item>
      </text:list>
      <text:p text:style-name="P24"><text:s/></text:p>
      <text:list xml:id="list82046738975642" text:continue-numbering="true" text:style-name="WWNum8">
        <text:list-item>
          <text:p text:style-name="P155"><text:span text:style-name="T1">Érvényességi feltétele-e a ”keltezés helye” az írásbeli magánvégrendeletnek? </text:span></text:p>
          <text:list>
            <text:list-item>
              <text:p text:style-name="P116">igen, azt a végrendelet végén kell külön feltüntetni </text:p>
            </text:list-item>
            <text:list-item>
              <text:p text:style-name="P116">igen, annak legalább a végrendelet tartalmából kell felismerhetőnek lennie </text:p>
            </text:list-item>
            <text:list-item>
              <text:p text:style-name="P116">nem, elég ha a ”keltezés helyét” utóbb a közreműködő tanúk igazolják </text:p>
            </text:list-item>
            <text:list-item>
              <text:p text:style-name="P116"><text:span text:style-name="T7">nem </text:span></text:p>
            </text:list-item>
          </text:list>
        </text:list-item>
      </text:list>
      <text:p text:style-name="P24"><text:s/></text:p>
      <text:list xml:id="list82046563328680" text:continue-numbering="true" text:style-name="WWNum8">
        <text:list-item>
          <text:p text:style-name="P155"><text:span text:style-name="T1">Érvényességi feltétele-e a ”keltezés időpontja” az írásbeli magánvégrendeletnek? </text:span></text:p>
          <text:list>
            <text:list-item>
              <text:p text:style-name="P116">igen, azt a végrendelet végén kell külön feltüntetni </text:p>
            </text:list-item>
            <text:list-item>
              <text:p text:style-name="P116"><text:span text:style-name="T7">igen, annak legalább a végrendelet tartalmából kell felismerhetőnek lennie </text:span></text:p>
            </text:list-item>
            <text:list-item>
              <text:p text:style-name="P116">nem, elég ha a ”keltezés idejét” utóbb a közreműködő tanúk igazolják </text:p>
            </text:list-item>
            <text:list-item>
              <text:p text:style-name="P116">nem </text:p>
            </text:list-item>
          </text:list>
        </text:list-item>
      </text:list>
      <text:p text:style-name="P39"><text:s/></text:p>
      <text:list xml:id="list82046164966703" text:continue-numbering="true" text:style-name="WWNum8">
        <text:list-item>
          <text:p text:style-name="P155"><text:span text:style-name="T1">Mi NEM feltétele a növedékjog érvényesülésének? </text:span></text:p>
          <text:list>
            <text:list-item>
              <text:p text:style-name="P116">az örökhagyó több örököst nevezzen, amivel a törvényes öröklést kizárja </text:p>
            </text:list-item>
            <text:list-item>
              <text:p text:style-name="P116"><text:span text:style-name="T7">az örökhagyónak csak a nem ági jellegű hagyatékára terjed ki </text:span></text:p>
            </text:list-item>
            <text:list-item>
              <text:p text:style-name="P116">az örökhagyó által megnevezett valamelyik örökös kiesése </text:p>
            </text:list-item>
            <text:list-item>
              <text:p text:style-name="P116">az örökhagyó által megnevezett és utóbb kiesett örökösnek ne legyen helyettes örököse </text:p>
            </text:list-item>
          </text:list>
        </text:list-item>
      </text:list>
      <text:p text:style-name="P34"><text:s/></text:p>
      <text:list xml:id="list82046864843672" text:continue-numbering="true" text:style-name="WWNum8">
        <text:list-item>
          <text:p text:style-name="P155"><text:span text:style-name="T1">Kétség esetében a meghagyás… </text:span></text:p>
        </text:list-item>
      </text:list>
      <text:p text:style-name="P159"><text:span text:style-name="T1">A)</text:span><text:span text:style-name="T5"> <text:tab/></text:span><text:span text:style-name="T7">az örököst terheli</text:span>. </text:p>
      <text:list xml:id="list652708486" text:style-name="WWNum42">
        <text:list-item>
          <text:list>
            <text:list-item>
              <text:p text:style-name="P162">a dologi hagyományost terheli. </text:p>
            </text:list-item>
            <text:list-item>
              <text:p text:style-name="P162"><text:soft-page-break/>a kötelmi hagyományost terheli. </text:p>
            </text:list-item>
            <text:list-item>
              <text:p text:style-name="P162">az illetékes hatóságot terheli. </text:p>
            </text:list-item>
          </text:list>
        </text:list-item>
      </text:list>
      <text:p text:style-name="P31"><text:s/></text:p>
      <text:list xml:id="list82045995301867" text:continue-list="list82046864843672" text:style-name="WWNum8">
        <text:list-item>
          <text:p text:style-name="P155"><text:span text:style-name="T1">Az öröklésből való kizárást az örökhagyónak… </text:span></text:p>
          <text:list>
            <text:list-item>
              <text:p text:style-name="P116"><text:span text:style-name="T7">nem kell indokolnia </text:span></text:p>
            </text:list-item>
            <text:list-item>
              <text:p text:style-name="P116">csak akkor kell indokolnia, ha azzal törvényes örökösét kívánja kizárni </text:p>
            </text:list-item>
            <text:list-item>
              <text:p text:style-name="P116">csak akkor kell indokolnia, ha a kötelesrészből kívánja örökösét kizárni <text:span text:style-name="T1">D)</text:span><text:span text:style-name="T5"> <text:tab/></text:span>indokolnia kell </text:p>
            </text:list-item>
          </text:list>
        </text:list-item>
      </text:list>
      <text:p text:style-name="P31"><text:s/></text:p>
      <text:list xml:id="list82045707086131" text:continue-numbering="true" text:style-name="WWNum8">
        <text:list-item>
          <text:p text:style-name="P155"><text:span text:style-name="T1">Milyen örökösnevezést NEM tesz lehetővé a Ptk.? </text:span></text:p>
          <text:list>
            <text:list-item>
              <text:p text:style-name="P116">helyettes örökös nevezése </text:p>
            </text:list-item>
            <text:list-item>
              <text:p text:style-name="P116">törvényes helyettes örökös nevezése </text:p>
            </text:list-item>
          </text:list>
        </text:list-item>
      </text:list>
      <text:list xml:id="list998853588" text:style-name="WWNum43">
        <text:list-item>
          <text:list>
            <text:list-item>
              <text:p text:style-name="P119">utóörökös nevezése. </text:p>
            </text:list-item>
            <text:list-item>
              <text:p text:style-name="P119"><text:span text:style-name="T7">helyettes utóörökös nevezése </text:span></text:p>
            </text:list-item>
          </text:list>
        </text:list-item>
      </text:list>
      <text:p text:style-name="P24"><text:s/></text:p>
      <text:list xml:id="list82046726043613" text:continue-list="list82045707086131" text:style-name="WWNum8">
        <text:list-item>
          <text:p text:style-name="P155"><text:span text:style-name="T1">Milyen hagyományrendelést NEM tesz lehetővé a Ptk.? </text:span></text:p>
        </text:list-item>
      </text:list>
      <text:p text:style-name="P159"><text:span text:style-name="T1">A)</text:span><text:span text:style-name="T5"> <text:tab/></text:span>kötelmi hagyomány </text:p>
      <text:list xml:id="list2937602129" text:style-name="WWNum32">
        <text:list-item>
          <text:list>
            <text:list-item>
              <text:p text:style-name="P120">utóhagyomány </text:p>
            </text:list-item>
            <text:list-item>
              <text:p text:style-name="P120"><text:span text:style-name="T7">univerzális hagyomány </text:span></text:p>
            </text:list-item>
            <text:list-item>
              <text:p text:style-name="P120">dologi hagyomány </text:p>
            </text:list-item>
          </text:list>
        </text:list-item>
      </text:list>
      <text:p text:style-name="P28"><text:s/></text:p>
      <text:list xml:id="list82046024670215" text:continue-list="list82046726043613" text:style-name="WWNum8">
        <text:list-item>
          <text:p text:style-name="P155"><text:span text:style-name="T1">Az örökös – feltételezve, hogy az örökhagyó a részesítését a meghagyás teljesítéséhez kívánta kötni -, a meghagyással terhelt részesítést… </text:span></text:p>
          <text:list>
            <text:list-item>
              <text:p text:style-name="P116">a jogalap nélküli birtoklás szabályai szerint köteles kiadni </text:p>
            </text:list-item>
            <text:list-item>
              <text:p text:style-name="P116"><text:span text:style-name="T7">a jogalap nélküli gazdagodás szabályai szerint köteles kiadni </text:span></text:p>
            </text:list-item>
            <text:list-item>
              <text:p text:style-name="P116">a meghagyás kedvezményezettjének tulajdoni igénye alapján köteles kiadni </text:p>
            </text:list-item>
            <text:list-item>
              <text:p text:style-name="P116">a kötelesrészi igények kielégítése előtt köteles kiadni </text:p>
            </text:list-item>
          </text:list>
        </text:list-item>
      </text:list>
      <text:p text:style-name="P28"><text:s/></text:p>
      <text:list xml:id="list82046518983499" text:continue-numbering="true" text:style-name="WWNum8">
        <text:list-item>
          <text:p text:style-name="P155"><text:span text:style-name="T1">Az élettársak, mint örökhagyók köthetnek-e érvényesen ugyanabban az okiratban öröklési szerződést? </text:span></text:p>
          <text:list>
            <text:list-item>
              <text:p text:style-name="P116"><text:soft-page-break/><text:span text:style-name="T7">nem </text:span></text:p>
            </text:list-item>
            <text:list-item>
              <text:p text:style-name="P116">igen, de csak az életközösség fennállása alatt </text:p>
            </text:list-item>
            <text:list-item>
              <text:p text:style-name="P116">igen, de csak közokirati formában </text:p>
            </text:list-item>
            <text:list-item>
              <text:p text:style-name="P116">igen, de csak az életközösség fennállása alatt és közokirati formában </text:p>
            </text:list-item>
          </text:list>
        </text:list-item>
      </text:list>
      <text:p text:style-name="P28"><text:s/></text:p>
      <text:list xml:id="list82046360737475" text:continue-numbering="true" text:style-name="WWNum8">
        <text:list-item>
          <text:p text:style-name="P155"><text:span text:style-name="T1">A házastársak, mint örökhagyók köthetnek-e érvényesen ugyanabban az okiratban öröklési szerződést? </text:span></text:p>
          <text:list>
            <text:list-item>
              <text:p text:style-name="P116">nem </text:p>
            </text:list-item>
            <text:list-item>
              <text:p text:style-name="P116"><text:span text:style-name="T7">igen, de csak az életközösség fennállása alatt </text:span></text:p>
            </text:list-item>
            <text:list-item>
              <text:p text:style-name="P116">igen, de csak közokirati formában </text:p>
            </text:list-item>
            <text:list-item>
              <text:p text:style-name="P116">igen, de csak az életközösség fennállása alatt és közokirati formában </text:p>
            </text:list-item>
          </text:list>
        </text:list-item>
      </text:list>
      <text:p text:style-name="P36"><text:s/></text:p>
      <text:list xml:id="list82046121333967" text:continue-numbering="true" text:style-name="WWNum8">
        <text:list-item>
          <text:p text:style-name="P155"><text:span text:style-name="T13">Megítélése szerint, Ön melyik Karral áll(t) jogviszonyban</text:span><text:span text:style-name="T16">☺</text:span><text:span text:style-name="T13">? </text:span></text:p>
          <text:list>
            <text:list-item>
              <text:p text:style-name="P116"><text:span text:style-name="T12">Jog- és Állattudományi Kar (!) </text:span></text:p>
            </text:list-item>
            <text:list-item>
              <text:p text:style-name="P116"><text:span text:style-name="T12">Jog- és Áltudományi Kar </text:span></text:p>
            </text:list-item>
            <text:list-item>
              <text:p text:style-name="P116"><text:span text:style-name="T12">Jog- és Hálatudományi Kar </text:span></text:p>
            </text:list-item>
            <text:list-item>
              <text:p text:style-name="P116"><text:span text:style-name="T12">Jog- és Álomtudományi Kar </text:span></text:p>
            </text:list-item>
          </text:list>
        </text:list-item>
      </text:list>
      <text:p text:style-name="P27"><text:span text:style-name="T12"><text:s/></text:span></text:p>
      <text:list xml:id="list82045753176512" text:continue-numbering="true" text:style-name="WWNum8">
        <text:list-item>
          <text:p text:style-name="P155"><text:span text:style-name="T13">Írja le a „kerékpár” kifejezést csupa ”i” betűvel</text:span><text:span text:style-name="T16">☺</text:span><text:span text:style-name="T13">! </text:span></text:p>
          <text:list>
            <text:list-item>
              <text:p text:style-name="P116"><text:span text:style-name="T12">Mi van?! – Most már tutti, hogy én is feljelentem a Polgári Jogi Tanszéket! </text:span></text:p>
            </text:list-item>
            <text:list-item>
              <text:p text:style-name="P116"><text:span text:style-name="T12">kirikpir </text:span></text:p>
            </text:list-item>
            <text:list-item>
              <text:p text:style-name="P116"><text:span text:style-name="T12">kirikpiri </text:span></text:p>
            </text:list-item>
            <text:list-item>
              <text:p text:style-name="P116"><text:span text:style-name="T12">Te, csacsi: BICIKLI! </text:span></text:p>
            </text:list-item>
          </text:list>
        </text:list-item>
      </text:list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Quattrocento Sans" svg:font-family="'Quattrocento San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hu" fo:country="H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hu" fo:country="H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in" fo:margin-top="0in" fo:margin-bottom="0.0035in" loext:contextual-spacing="false" fo:line-height="11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071in" fo:margin-right="0.002in" fo:margin-top="0in" fo:margin-bottom="0in" loext:contextual-spacing="false" fo:text-align="center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035in" loext:contextual-spacing="true" fo:text-indent="-0.0071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Címsor_20_1_20_Char" style:display-name="Címsor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egjegyzés_20_tárgya_20_Char" style:display-name="Megjegyzés tárgya Char" style:family="text" style:parent-style-name="Jegyzetszöveg_20_Char">
      <style:text-properties fo:color="#000000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2" style:display-name="ListLabel 1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3" style:display-name="ListLabel 1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4" style:display-name="ListLabel 1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5" style:display-name="ListLabel 1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6" style:display-name="ListLabel 1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7" style:display-name="ListLabel 1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8" style:display-name="ListLabel 1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7" style:display-name="ListLabel 1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8" style:display-name="ListLabel 1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49" style:display-name="ListLabel 1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0" style:display-name="ListLabel 1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1" style:display-name="ListLabel 1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2" style:display-name="ListLabel 1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3" style:display-name="ListLabel 1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4" style:display-name="ListLabel 1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6" style:display-name="ListLabel 1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7" style:display-name="ListLabel 1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8" style:display-name="ListLabel 1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59" style:display-name="ListLabel 1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0" style:display-name="ListLabel 1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1" style:display-name="ListLabel 1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2" style:display-name="ListLabel 1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3" style:display-name="ListLabel 1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4" style:display-name="ListLabel 1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5" style:display-name="ListLabel 1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6" style:display-name="ListLabel 1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7" style:display-name="ListLabel 1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8" style:display-name="ListLabel 1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69" style:display-name="ListLabel 1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0" style:display-name="ListLabel 1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1" style:display-name="ListLabel 1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2" style:display-name="ListLabel 1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3" style:display-name="ListLabel 1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4" style:display-name="ListLabel 1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5" style:display-name="ListLabel 1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6" style:display-name="ListLabel 1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7" style:display-name="ListLabel 1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8" style:display-name="ListLabel 1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79" style:display-name="ListLabel 1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80" style:display-name="ListLabel 1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81" style:display-name="ListLabel 18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2" style:display-name="ListLabel 18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3" style:display-name="ListLabel 18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4" style:display-name="ListLabel 18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185" style:display-name="ListLabel 18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6" style:display-name="ListLabel 18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7" style:display-name="ListLabel 18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ListLabel_20_188" style:display-name="ListLabel 18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89" style:display-name="ListLabel 18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Quattrocento Sans1" style:font-family-asian="'Quattrocento Sans'" style:font-family-generic-asian="system" style:font-pitch-asian="variable" style:font-size-asian="12pt" style:font-style-asian="normal" style:font-weight-asian="normal" style:font-name-complex="Quattrocento Sans1" style:font-family-complex="'Quattrocento Sans'" style:font-family-generic-complex="system" style:font-pitch-complex="variable" style:font-size-complex="12pt"/>
    </style:style>
    <style:style style:name="ListLabel_20_190" style:display-name="ListLabel 1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1" style:display-name="ListLabel 1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2" style:display-name="ListLabel 1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3" style:display-name="ListLabel 1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4" style:display-name="ListLabel 1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5" style:display-name="ListLabel 1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6" style:display-name="ListLabel 1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7" style:display-name="ListLabel 1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8" style:display-name="ListLabel 1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99" style:display-name="ListLabel 1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0" style:display-name="ListLabel 2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1" style:display-name="ListLabel 2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2" style:display-name="ListLabel 2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3" style:display-name="ListLabel 2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4" style:display-name="ListLabel 2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5" style:display-name="ListLabel 2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6" style:display-name="ListLabel 2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7" style:display-name="ListLabel 2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8" style:display-name="ListLabel 2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09" style:display-name="ListLabel 2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0" style:display-name="ListLabel 2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1" style:display-name="ListLabel 2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2" style:display-name="ListLabel 2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3" style:display-name="ListLabel 2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4" style:display-name="ListLabel 2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5" style:display-name="ListLabel 2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6" style:display-name="ListLabel 2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7" style:display-name="ListLabel 2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8" style:display-name="ListLabel 2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19" style:display-name="ListLabel 2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0" style:display-name="ListLabel 2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1" style:display-name="ListLabel 2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2" style:display-name="ListLabel 2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3" style:display-name="ListLabel 2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4" style:display-name="ListLabel 2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5" style:display-name="ListLabel 2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6" style:display-name="ListLabel 2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7" style:display-name="ListLabel 2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8" style:display-name="ListLabel 2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9" style:display-name="ListLabel 2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0" style:display-name="ListLabel 2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1" style:display-name="ListLabel 2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2" style:display-name="ListLabel 2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3" style:display-name="ListLabel 2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4" style:display-name="ListLabel 2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5" style:display-name="ListLabel 2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6" style:display-name="ListLabel 2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7" style:display-name="ListLabel 2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8" style:display-name="ListLabel 2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39" style:display-name="ListLabel 2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0" style:display-name="ListLabel 2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1" style:display-name="ListLabel 2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2" style:display-name="ListLabel 2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3" style:display-name="ListLabel 2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4" style:display-name="ListLabel 2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5" style:display-name="ListLabel 24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6" style:display-name="ListLabel 2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7" style:display-name="ListLabel 2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8" style:display-name="ListLabel 2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49" style:display-name="ListLabel 2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0" style:display-name="ListLabel 2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1" style:display-name="ListLabel 2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2" style:display-name="ListLabel 2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3" style:display-name="ListLabel 2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4" style:display-name="ListLabel 2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5" style:display-name="ListLabel 2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6" style:display-name="ListLabel 2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7" style:display-name="ListLabel 2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8" style:display-name="ListLabel 2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59" style:display-name="ListLabel 2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0" style:display-name="ListLabel 2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1" style:display-name="ListLabel 2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2" style:display-name="ListLabel 2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3" style:display-name="ListLabel 2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4" style:display-name="ListLabel 2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5" style:display-name="ListLabel 2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6" style:display-name="ListLabel 2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7" style:display-name="ListLabel 2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8" style:display-name="ListLabel 2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69" style:display-name="ListLabel 2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0" style:display-name="ListLabel 2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1" style:display-name="ListLabel 2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2" style:display-name="ListLabel 2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3" style:display-name="ListLabel 2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4" style:display-name="ListLabel 2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5" style:display-name="ListLabel 2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6" style:display-name="ListLabel 2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7" style:display-name="ListLabel 2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8" style:display-name="ListLabel 2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79" style:display-name="ListLabel 2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0" style:display-name="ListLabel 2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1" style:display-name="ListLabel 2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2" style:display-name="ListLabel 2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3" style:display-name="ListLabel 2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4" style:display-name="ListLabel 2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5" style:display-name="ListLabel 2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6" style:display-name="ListLabel 2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7" style:display-name="ListLabel 2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8" style:display-name="ListLabel 2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89" style:display-name="ListLabel 2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0" style:display-name="ListLabel 2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1" style:display-name="ListLabel 2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2" style:display-name="ListLabel 2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3" style:display-name="ListLabel 2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4" style:display-name="ListLabel 2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5" style:display-name="ListLabel 2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6" style:display-name="ListLabel 2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7" style:display-name="ListLabel 2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8" style:display-name="ListLabel 2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99" style:display-name="ListLabel 2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0" style:display-name="ListLabel 3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1" style:display-name="ListLabel 3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2" style:display-name="ListLabel 3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3" style:display-name="ListLabel 3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4" style:display-name="ListLabel 3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5" style:display-name="ListLabel 3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6" style:display-name="ListLabel 3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7" style:display-name="ListLabel 3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8" style:display-name="ListLabel 3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09" style:display-name="ListLabel 3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0" style:display-name="ListLabel 3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1" style:display-name="ListLabel 3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2" style:display-name="ListLabel 3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3" style:display-name="ListLabel 3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4" style:display-name="ListLabel 3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5" style:display-name="ListLabel 3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6" style:display-name="ListLabel 3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7" style:display-name="ListLabel 3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8" style:display-name="ListLabel 3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19" style:display-name="ListLabel 3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0" style:display-name="ListLabel 3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1" style:display-name="ListLabel 3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2" style:display-name="ListLabel 3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3" style:display-name="ListLabel 3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4" style:display-name="ListLabel 3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5" style:display-name="ListLabel 3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6" style:display-name="ListLabel 3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7" style:display-name="ListLabel 3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8" style:display-name="ListLabel 3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29" style:display-name="ListLabel 3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0" style:display-name="ListLabel 3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1" style:display-name="ListLabel 3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2" style:display-name="ListLabel 3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3" style:display-name="ListLabel 3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4" style:display-name="ListLabel 3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5" style:display-name="ListLabel 3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6" style:display-name="ListLabel 3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7" style:display-name="ListLabel 3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8" style:display-name="ListLabel 3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39" style:display-name="ListLabel 3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0" style:display-name="ListLabel 3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1" style:display-name="ListLabel 3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2" style:display-name="ListLabel 3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3" style:display-name="ListLabel 3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4" style:display-name="ListLabel 3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5" style:display-name="ListLabel 3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6" style:display-name="ListLabel 3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7" style:display-name="ListLabel 3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8" style:display-name="ListLabel 3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49" style:display-name="ListLabel 3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0" style:display-name="ListLabel 3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1" style:display-name="ListLabel 3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2" style:display-name="ListLabel 3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3" style:display-name="ListLabel 3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4" style:display-name="ListLabel 3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5" style:display-name="ListLabel 3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6" style:display-name="ListLabel 3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7" style:display-name="ListLabel 3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8" style:display-name="ListLabel 3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59" style:display-name="ListLabel 3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0" style:display-name="ListLabel 3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1" style:display-name="ListLabel 3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2" style:display-name="ListLabel 3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3" style:display-name="ListLabel 3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4" style:display-name="ListLabel 3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5" style:display-name="ListLabel 3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6" style:display-name="ListLabel 3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7" style:display-name="ListLabel 3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8" style:display-name="ListLabel 3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69" style:display-name="ListLabel 3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0" style:display-name="ListLabel 3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1" style:display-name="ListLabel 3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2" style:display-name="ListLabel 3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3" style:display-name="ListLabel 3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4" style:display-name="ListLabel 3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5" style:display-name="ListLabel 3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6" style:display-name="ListLabel 3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7" style:display-name="ListLabel 3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8" style:display-name="ListLabel 3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79" style:display-name="ListLabel 3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0" style:display-name="ListLabel 3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1" style:display-name="ListLabel 3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2" style:display-name="ListLabel 3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3" style:display-name="ListLabel 3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4" style:display-name="ListLabel 3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5" style:display-name="ListLabel 3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6" style:display-name="ListLabel 3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7" style:display-name="ListLabel 3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8" style:display-name="ListLabel 3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89" style:display-name="ListLabel 3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0" style:display-name="ListLabel 3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1" style:display-name="ListLabel 3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2" style:display-name="ListLabel 3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3" style:display-name="ListLabel 3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4" style:display-name="ListLabel 3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5" style:display-name="ListLabel 3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6" style:display-name="ListLabel 3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7" style:display-name="ListLabel 3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8" style:display-name="ListLabel 3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399" style:display-name="ListLabel 3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0" style:display-name="ListLabel 4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1" style:display-name="ListLabel 4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2" style:display-name="ListLabel 4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3" style:display-name="ListLabel 4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4" style:display-name="ListLabel 4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5" style:display-name="ListLabel 4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6" style:display-name="ListLabel 4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7" style:display-name="ListLabel 4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8" style:display-name="ListLabel 4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09" style:display-name="ListLabel 4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0" style:display-name="ListLabel 4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1" style:display-name="ListLabel 4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2" style:display-name="ListLabel 4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3" style:display-name="ListLabel 4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4" style:display-name="ListLabel 4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5" style:display-name="ListLabel 4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6" style:display-name="ListLabel 4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7" style:display-name="ListLabel 4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8" style:display-name="ListLabel 4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19" style:display-name="ListLabel 4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0" style:display-name="ListLabel 4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1" style:display-name="ListLabel 4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2" style:display-name="ListLabel 4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3" style:display-name="ListLabel 4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4" style:display-name="ListLabel 4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5" style:display-name="ListLabel 4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6" style:display-name="ListLabel 4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7" style:display-name="ListLabel 4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8" style:display-name="ListLabel 4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29" style:display-name="ListLabel 4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0" style:display-name="ListLabel 4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1" style:display-name="ListLabel 4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2" style:display-name="ListLabel 4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3" style:display-name="ListLabel 4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4" style:display-name="ListLabel 4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5" style:display-name="ListLabel 4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6" style:display-name="ListLabel 4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7" style:display-name="ListLabel 4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8" style:display-name="ListLabel 4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39" style:display-name="ListLabel 4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0" style:display-name="ListLabel 4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1" style:display-name="ListLabel 4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2" style:display-name="ListLabel 4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3" style:display-name="ListLabel 4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4" style:display-name="ListLabel 4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5" style:display-name="ListLabel 4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6" style:display-name="ListLabel 4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7" style:display-name="ListLabel 4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8" style:display-name="ListLabel 4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49" style:display-name="ListLabel 4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0" style:display-name="ListLabel 4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1" style:display-name="ListLabel 4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2" style:display-name="ListLabel 4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3" style:display-name="ListLabel 4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4" style:display-name="ListLabel 4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5" style:display-name="ListLabel 4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6" style:display-name="ListLabel 4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7" style:display-name="ListLabel 4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8" style:display-name="ListLabel 4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59" style:display-name="ListLabel 4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0" style:display-name="ListLabel 4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1" style:display-name="ListLabel 4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2" style:display-name="ListLabel 4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3" style:display-name="ListLabel 4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4" style:display-name="ListLabel 4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5" style:display-name="ListLabel 4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6" style:display-name="ListLabel 4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7" style:display-name="ListLabel 4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8" style:display-name="ListLabel 4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69" style:display-name="ListLabel 4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0" style:display-name="ListLabel 4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1" style:display-name="ListLabel 4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2" style:display-name="ListLabel 4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3" style:display-name="ListLabel 4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4" style:display-name="ListLabel 4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5" style:display-name="ListLabel 4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6" style:display-name="ListLabel 4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7" style:display-name="ListLabel 4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8" style:display-name="ListLabel 4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79" style:display-name="ListLabel 4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0" style:display-name="ListLabel 4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1" style:display-name="ListLabel 4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2" style:display-name="ListLabel 4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3" style:display-name="ListLabel 4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4" style:display-name="ListLabel 4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5" style:display-name="ListLabel 4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6" style:display-name="ListLabel 4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7" style:display-name="ListLabel 4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8" style:display-name="ListLabel 4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89" style:display-name="ListLabel 4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0" style:display-name="ListLabel 4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1" style:display-name="ListLabel 4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2" style:display-name="ListLabel 4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3" style:display-name="ListLabel 4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4" style:display-name="ListLabel 4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5" style:display-name="ListLabel 4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6" style:display-name="ListLabel 4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7" style:display-name="ListLabel 4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8" style:display-name="ListLabel 4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499" style:display-name="ListLabel 4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0" style:display-name="ListLabel 5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1" style:display-name="ListLabel 5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2" style:display-name="ListLabel 5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3" style:display-name="ListLabel 5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4" style:display-name="ListLabel 5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5" style:display-name="ListLabel 5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6" style:display-name="ListLabel 5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7" style:display-name="ListLabel 5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8" style:display-name="ListLabel 5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09" style:display-name="ListLabel 5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0" style:display-name="ListLabel 5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1" style:display-name="ListLabel 5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2" style:display-name="ListLabel 5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3" style:display-name="ListLabel 5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4" style:display-name="ListLabel 5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5" style:display-name="ListLabel 5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6" style:display-name="ListLabel 5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7" style:display-name="ListLabel 5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8" style:display-name="ListLabel 5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19" style:display-name="ListLabel 5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0" style:display-name="ListLabel 5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1" style:display-name="ListLabel 5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2" style:display-name="ListLabel 5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3" style:display-name="ListLabel 5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4" style:display-name="ListLabel 5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5" style:display-name="ListLabel 5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6" style:display-name="ListLabel 5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7" style:display-name="ListLabel 5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8" style:display-name="ListLabel 5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29" style:display-name="ListLabel 5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0" style:display-name="ListLabel 5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1" style:display-name="ListLabel 5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2" style:display-name="ListLabel 5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3" style:display-name="ListLabel 5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4" style:display-name="ListLabel 5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5" style:display-name="ListLabel 5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6" style:display-name="ListLabel 5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7" style:display-name="ListLabel 5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8" style:display-name="ListLabel 5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9" style:display-name="ListLabel 5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0" style:display-name="ListLabel 5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1" style:display-name="ListLabel 5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2" style:display-name="ListLabel 5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3" style:display-name="ListLabel 5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4" style:display-name="ListLabel 5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5" style:display-name="ListLabel 5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6" style:display-name="ListLabel 5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7" style:display-name="ListLabel 5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8" style:display-name="ListLabel 5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49" style:display-name="ListLabel 5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0" style:display-name="ListLabel 5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1" style:display-name="ListLabel 5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2" style:display-name="ListLabel 5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3" style:display-name="ListLabel 5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4" style:display-name="ListLabel 5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5" style:display-name="ListLabel 5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6" style:display-name="ListLabel 5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7" style:display-name="ListLabel 5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8" style:display-name="ListLabel 5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59" style:display-name="ListLabel 5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0" style:display-name="ListLabel 5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1" style:display-name="ListLabel 5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2" style:display-name="ListLabel 5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3" style:display-name="ListLabel 5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4" style:display-name="ListLabel 5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5" style:display-name="ListLabel 5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6" style:display-name="ListLabel 5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7" style:display-name="ListLabel 5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8" style:display-name="ListLabel 5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69" style:display-name="ListLabel 5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0" style:display-name="ListLabel 5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1" style:display-name="ListLabel 5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2" style:display-name="ListLabel 5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3" style:display-name="ListLabel 5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4" style:display-name="ListLabel 5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5" style:display-name="ListLabel 5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6" style:display-name="ListLabel 5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7" style:display-name="ListLabel 5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8" style:display-name="ListLabel 5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79" style:display-name="ListLabel 5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0" style:display-name="ListLabel 5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1" style:display-name="ListLabel 5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2" style:display-name="ListLabel 5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3" style:display-name="ListLabel 5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4" style:display-name="ListLabel 5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5" style:display-name="ListLabel 5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6" style:display-name="ListLabel 5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7" style:display-name="ListLabel 5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8" style:display-name="ListLabel 5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9" style:display-name="ListLabel 5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0" style:display-name="ListLabel 5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1" style:display-name="ListLabel 5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2" style:display-name="ListLabel 5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3" style:display-name="ListLabel 5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4" style:display-name="ListLabel 5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5" style:display-name="ListLabel 5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6" style:display-name="ListLabel 5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7" style:display-name="ListLabel 5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8" style:display-name="ListLabel 5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99" style:display-name="ListLabel 5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0" style:display-name="ListLabel 6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1" style:display-name="ListLabel 6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2" style:display-name="ListLabel 6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3" style:display-name="ListLabel 6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4" style:display-name="ListLabel 60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5" style:display-name="ListLabel 6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6" style:display-name="ListLabel 6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7" style:display-name="ListLabel 6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8" style:display-name="ListLabel 6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09" style:display-name="ListLabel 6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0" style:display-name="ListLabel 6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1" style:display-name="ListLabel 6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2" style:display-name="ListLabel 6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3" style:display-name="ListLabel 6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4" style:display-name="ListLabel 6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5" style:display-name="ListLabel 6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6" style:display-name="ListLabel 6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7" style:display-name="ListLabel 6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8" style:display-name="ListLabel 6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19" style:display-name="ListLabel 6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0" style:display-name="ListLabel 6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1" style:display-name="ListLabel 6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2" style:display-name="ListLabel 6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3" style:display-name="ListLabel 6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4" style:display-name="ListLabel 6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5" style:display-name="ListLabel 6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6" style:display-name="ListLabel 6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7" style:display-name="ListLabel 6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8" style:display-name="ListLabel 6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29" style:display-name="ListLabel 6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0" style:display-name="ListLabel 6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1" style:display-name="ListLabel 6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2" style:display-name="ListLabel 6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3" style:display-name="ListLabel 6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4" style:display-name="ListLabel 6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5" style:display-name="ListLabel 6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6" style:display-name="ListLabel 6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7" style:display-name="ListLabel 6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8" style:display-name="ListLabel 6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39" style:display-name="ListLabel 6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0" style:display-name="ListLabel 6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1" style:display-name="ListLabel 6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2" style:display-name="ListLabel 6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3" style:display-name="ListLabel 6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4" style:display-name="ListLabel 6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5" style:display-name="ListLabel 6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6" style:display-name="ListLabel 6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7" style:display-name="ListLabel 6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8" style:display-name="ListLabel 6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9" style:display-name="ListLabel 6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0" style:display-name="ListLabel 6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1" style:display-name="ListLabel 6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2" style:display-name="ListLabel 6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3" style:display-name="ListLabel 6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4" style:display-name="ListLabel 6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5" style:display-name="ListLabel 6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6" style:display-name="ListLabel 6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7" style:display-name="ListLabel 65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8" style:display-name="ListLabel 65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59" style:display-name="ListLabel 65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0" style:display-name="ListLabel 66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1" style:display-name="ListLabel 66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2" style:display-name="ListLabel 66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3" style:display-name="ListLabel 66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4" style:display-name="ListLabel 66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5" style:display-name="ListLabel 66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6" style:display-name="ListLabel 66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7" style:display-name="ListLabel 66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8" style:display-name="ListLabel 66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69" style:display-name="ListLabel 66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0" style:display-name="ListLabel 67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1" style:display-name="ListLabel 67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2" style:display-name="ListLabel 67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3" style:display-name="ListLabel 67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4" style:display-name="ListLabel 67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5" style:display-name="ListLabel 67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6" style:display-name="ListLabel 67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7" style:display-name="ListLabel 67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8" style:display-name="ListLabel 67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79" style:display-name="ListLabel 67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0" style:display-name="ListLabel 68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1" style:display-name="ListLabel 68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2" style:display-name="ListLabel 68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3" style:display-name="ListLabel 68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4" style:display-name="ListLabel 68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5" style:display-name="ListLabel 68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6" style:display-name="ListLabel 68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7" style:display-name="ListLabel 68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8" style:display-name="ListLabel 68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89" style:display-name="ListLabel 68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0" style:display-name="ListLabel 69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1" style:display-name="ListLabel 69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2" style:display-name="ListLabel 69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3" style:display-name="ListLabel 69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4" style:display-name="ListLabel 69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5" style:display-name="ListLabel 69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6" style:display-name="ListLabel 69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7" style:display-name="ListLabel 69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8" style:display-name="ListLabel 69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9" style:display-name="ListLabel 69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0" style:display-name="ListLabel 70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1" style:display-name="ListLabel 70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2" style:display-name="ListLabel 70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3" style:display-name="ListLabel 70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4" style:display-name="ListLabel 70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5" style:display-name="ListLabel 70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6" style:display-name="ListLabel 70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7" style:display-name="ListLabel 70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8" style:display-name="ListLabel 70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09" style:display-name="ListLabel 70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0" style:display-name="ListLabel 71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1" style:display-name="ListLabel 71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2" style:display-name="ListLabel 71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3" style:display-name="ListLabel 71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4" style:display-name="ListLabel 71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5" style:display-name="ListLabel 71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6" style:display-name="ListLabel 71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7" style:display-name="ListLabel 71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8" style:display-name="ListLabel 71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19" style:display-name="ListLabel 71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0" style:display-name="ListLabel 72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1" style:display-name="ListLabel 72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2" style:display-name="ListLabel 7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3" style:display-name="ListLabel 72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4" style:display-name="ListLabel 72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5" style:display-name="ListLabel 72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6" style:display-name="ListLabel 72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7" style:display-name="ListLabel 72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8" style:display-name="ListLabel 72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29" style:display-name="ListLabel 72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0" style:display-name="ListLabel 73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1" style:display-name="ListLabel 73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2" style:display-name="ListLabel 73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3" style:display-name="ListLabel 73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4" style:display-name="ListLabel 73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5" style:display-name="ListLabel 73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6" style:display-name="ListLabel 73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7" style:display-name="ListLabel 73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8" style:display-name="ListLabel 73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39" style:display-name="ListLabel 73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0" style:display-name="ListLabel 74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1" style:display-name="ListLabel 74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2" style:display-name="ListLabel 74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3" style:display-name="ListLabel 74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4" style:display-name="ListLabel 74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5" style:display-name="ListLabel 74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6" style:display-name="ListLabel 74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7" style:display-name="ListLabel 747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8" style:display-name="ListLabel 748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9" style:display-name="ListLabel 749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0" style:display-name="ListLabel 750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1" style:display-name="ListLabel 751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2" style:display-name="ListLabel 75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3" style:display-name="ListLabel 753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4" style:display-name="ListLabel 754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5" style:display-name="ListLabel 755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56" style:display-name="ListLabel 756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)" style:num-format="A" style:num-letter-sync="true" text:start-value="5">
        <style:list-level-properties text:list-level-position-and-space-mode="label-alignment">
          <style:list-level-label-alignment text:label-followed-by="listtab" fo:text-indent="-0.5917in" fo:margin-left="0.5917in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0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2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3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5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6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39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40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41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42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43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44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45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48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49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50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51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52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53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54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5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6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6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6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42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65" style:num-suffix=")" style:num-format="A" style:num-letter-sync="true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6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6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7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7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75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76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77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78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79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80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81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8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8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8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8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8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8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9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93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94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95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96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97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98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99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02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103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104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105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106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107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108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111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12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13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14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15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16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17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028in" fo:margin-left="0.4028in"/>
        </style:list-level-properties>
      </text:list-level-style-number>
      <text:list-level-style-number text:level="3" text:style-name="ListLabel_20_120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21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22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23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24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25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26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129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130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131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132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133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134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135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138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39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40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41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42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43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44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14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4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4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5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5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5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5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15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5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5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5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6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6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6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165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66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67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68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69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70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71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7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17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17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17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17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17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17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18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" text:bullet-char="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Quattrocento Sans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Quattrocento Sans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Quattrocento Sans"/>
      </text:list-level-style-bullet>
      <text:list-level-style-bullet text:level="4" text:style-name="ListLabel_20_184" style:num-suffix="•" text:bullet-char="•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Arial1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Quattrocento Sans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Quattrocento Sans"/>
      </text:list-level-style-bullet>
      <text:list-level-style-bullet text:level="7" text:style-name="ListLabel_20_187" style:num-suffix="•" text:bullet-char="•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Arial1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Quattrocento Sans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Quattrocento San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91" style:num-format="a" style:num-letter-sync="true">
        <style:list-level-properties text:list-level-position-and-space-mode="label-alignment">
          <style:list-level-label-alignment text:label-followed-by="listtab" fo:text-indent="-0.428in" fo:margin-left="0.428in"/>
        </style:list-level-properties>
      </text:list-level-style-number>
      <text:list-level-style-number text:level="3" text:style-name="ListLabel_20_192" style:num-suffix=")" style:num-format="A" style:num-letter-sync="true">
        <style:list-level-properties text:list-level-position-and-space-mode="label-alignment">
          <style:list-level-label-alignment text:label-followed-by="listtab" fo:text-indent="-0.5917in" fo:margin-left="0.5917in"/>
        </style:list-level-properties>
      </text:list-level-style-number>
      <text:list-level-style-number text:level="4" text:style-name="ListLabel_20_193" style:num-format="1">
        <style:list-level-properties text:list-level-position-and-space-mode="label-alignment">
          <style:list-level-label-alignment text:label-followed-by="listtab" fo:text-indent="-1.1047in" fo:margin-left="1.1047in"/>
        </style:list-level-properties>
      </text:list-level-style-number>
      <text:list-level-style-number text:level="5" text:style-name="ListLabel_20_194" style:num-format="a" style:num-letter-sync="true">
        <style:list-level-properties text:list-level-position-and-space-mode="label-alignment">
          <style:list-level-label-alignment text:label-followed-by="listtab" fo:text-indent="-1.6047in" fo:margin-left="1.6047in"/>
        </style:list-level-properties>
      </text:list-level-style-number>
      <text:list-level-style-number text:level="6" text:style-name="ListLabel_20_195" style:num-format="i">
        <style:list-level-properties text:list-level-position-and-space-mode="label-alignment">
          <style:list-level-label-alignment text:label-followed-by="listtab" fo:text-indent="-2.1047in" fo:margin-left="2.1047in"/>
        </style:list-level-properties>
      </text:list-level-style-number>
      <text:list-level-style-number text:level="7" text:style-name="ListLabel_20_196" style:num-format="1">
        <style:list-level-properties text:list-level-position-and-space-mode="label-alignment">
          <style:list-level-label-alignment text:label-followed-by="listtab" fo:text-indent="-2.6047in" fo:margin-left="2.6047in"/>
        </style:list-level-properties>
      </text:list-level-style-number>
      <text:list-level-style-number text:level="8" text:style-name="ListLabel_20_197" style:num-format="a" style:num-letter-sync="true">
        <style:list-level-properties text:list-level-position-and-space-mode="label-alignment">
          <style:list-level-label-alignment text:label-followed-by="listtab" fo:text-indent="-3.1047in" fo:margin-left="3.1047in"/>
        </style:list-level-properties>
      </text:list-level-style-number>
      <text:list-level-style-number text:level="9" text:style-name="ListLabel_20_198" style:num-format="i">
        <style:list-level-properties text:list-level-position-and-space-mode="label-alignment">
          <style:list-level-label-alignment text:label-followed-by="listtab" fo:text-indent="-3.6047in" fo:margin-left="3.604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200" style:num-suffix=")" style:num-format="A" style:num-letter-sync="true">
        <style:list-level-properties text:list-level-position-and-space-mode="label-alignment">
          <style:list-level-label-alignment text:label-followed-by="listtab" fo:text-indent="-0.5866in" fo:margin-left="0.5866in"/>
        </style:list-level-properties>
      </text:list-level-style-number>
      <text:list-level-style-number text:level="3" text:style-name="ListLabel_20_201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02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03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04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05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06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07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917in" fo:margin-left="0.5917in"/>
        </style:list-level-properties>
      </text:list-level-style-number>
      <text:list-level-style-number text:level="3" text:style-name="ListLabel_20_210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211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212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213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214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215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216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19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20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21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22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23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24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25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917in" fo:margin-left="0.5917in"/>
        </style:list-level-properties>
      </text:list-level-style-number>
      <text:list-level-style-number text:level="3" text:style-name="ListLabel_20_228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229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230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231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232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233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234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style:num-suffix=")" style:num-format="A" style:num-letter-sync="true">
        <style:list-level-properties text:list-level-position-and-space-mode="label-alignment">
          <style:list-level-label-alignment text:label-followed-by="listtab" fo:text-indent="-0.4665in" fo:margin-left="0.4665in"/>
        </style:list-level-properties>
      </text:list-level-style-number>
      <text:list-level-style-number text:level="3" text:style-name="ListLabel_20_237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38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39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40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41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42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43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 text:start-value="110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245" style:num-suffix=")" style:num-format="A" style:num-letter-sync="true">
        <style:list-level-properties text:list-level-position-and-space-mode="label-alignment">
          <style:list-level-label-alignment text:label-followed-by="listtab" fo:text-indent="-0.6799in" fo:margin-left="0.6799in"/>
        </style:list-level-properties>
      </text:list-level-style-number>
      <text:list-level-style-number text:level="3" text:style-name="ListLabel_20_246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47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48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49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50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51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52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255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256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257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258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259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260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261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64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265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266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267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268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269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270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72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273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274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275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276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277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278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279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8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282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283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284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285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286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287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288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291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292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293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294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295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296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297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00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01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02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03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04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05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06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0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09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10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11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12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13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14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15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1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18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19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20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21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22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23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24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2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2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2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2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3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3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3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3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3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3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3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3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4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4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4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4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345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46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47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48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49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50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51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5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35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5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5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5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5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5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6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62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363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64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65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66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67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68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69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7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372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73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74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75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76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77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78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0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381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382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383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384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385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386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387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9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665in" fo:margin-left="0.4665in"/>
        </style:list-level-properties>
      </text:list-level-style-number>
      <text:list-level-style-number text:level="3" text:style-name="ListLabel_20_390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391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392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393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394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395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396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9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399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00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01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02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03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04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05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0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408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09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10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11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12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13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14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1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41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1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1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2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2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2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2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2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42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2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2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2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3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3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3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34" style:num-suffix=")" style:num-format="A" style:num-letter-sync="true">
        <style:list-level-properties text:list-level-position-and-space-mode="label-alignment">
          <style:list-level-label-alignment text:label-followed-by="listtab" fo:text-indent="-0.5311in" fo:margin-left="0.5311in"/>
        </style:list-level-properties>
      </text:list-level-style-number>
      <text:list-level-style-number text:level="3" text:style-name="ListLabel_20_435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36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37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38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39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40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41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4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44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4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4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4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4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4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5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style:num-suffix="." style:num-format="1" text:start-value="277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452" style:num-suffix=")" style:num-format="A" style:num-letter-sync="true">
        <style:list-level-properties text:list-level-position-and-space-mode="label-alignment">
          <style:list-level-label-alignment text:label-followed-by="listtab" fo:text-indent="-0.5146in" fo:margin-left="0.5146in"/>
        </style:list-level-properties>
      </text:list-level-style-number>
      <text:list-level-style-number text:level="3" text:style-name="ListLabel_20_453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54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55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56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57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58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59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6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462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463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464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465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466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467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468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style:num-suffix="." style:num-format="1" text:start-value="282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text:style-name="ListLabel_20_470" style:num-suffix=")" style:num-format="A" style:num-letter-sync="true">
        <style:list-level-properties text:list-level-position-and-space-mode="label-alignment">
          <style:list-level-label-alignment text:label-followed-by="listtab" fo:text-indent="-0.5728in" fo:margin-left="0.5728in"/>
        </style:list-level-properties>
      </text:list-level-style-number>
      <text:list-level-style-number text:level="3" text:style-name="ListLabel_20_471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72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73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74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75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76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77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480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81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82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83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84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85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86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8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8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489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90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491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492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493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494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495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9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498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499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00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01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02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03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04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50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0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50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0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0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1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1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1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1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1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11in" fo:margin-left="0.4811in"/>
        </style:list-level-properties>
      </text:list-level-style-number>
      <text:list-level-style-number text:level="3" text:style-name="ListLabel_20_51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1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1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1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2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2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2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52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2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525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26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27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28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29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30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31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3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53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3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3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3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3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3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4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54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42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811in" fo:margin-left="0.5811in"/>
        </style:list-level-properties>
      </text:list-level-style-number>
      <text:list-level-style-number text:level="3" text:style-name="ListLabel_20_543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44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45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46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47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48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49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550" style:num-suffix="." style:num-format="1" text:start-value="247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551" style:num-suffix=")" style:num-format="A" style:num-letter-sync="true">
        <style:list-level-properties text:list-level-position-and-space-mode="label-alignment">
          <style:list-level-label-alignment text:label-followed-by="listtab" fo:text-indent="-0.5146in" fo:margin-left="0.5146in"/>
        </style:list-level-properties>
      </text:list-level-style-number>
      <text:list-level-style-number text:level="3" text:style-name="ListLabel_20_552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553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554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555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556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557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558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55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561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62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63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64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65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66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67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56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570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71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72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73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74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75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76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57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78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579" style:num-suffix=")" style:num-format="A" style:num-letter-sync="true">
        <style:list-level-properties text:list-level-position-and-space-mode="label-alignment">
          <style:list-level-label-alignment text:label-followed-by="listtab" fo:text-indent="-0.6035in" fo:margin-left="0.6035in"/>
        </style:list-level-properties>
      </text:list-level-style-number>
      <text:list-level-style-number text:level="4" text:style-name="ListLabel_20_580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581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582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583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584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585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58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8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588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589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590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591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592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593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594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59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96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597" style:num-suffix=")" style:num-format="A" style:num-letter-sync="true">
        <style:list-level-properties text:list-level-position-and-space-mode="label-alignment">
          <style:list-level-label-alignment text:label-followed-by="listtab" fo:text-indent="-0.6346in" fo:margin-left="0.6346in"/>
        </style:list-level-properties>
      </text:list-level-style-number>
      <text:list-level-style-number text:level="4" text:style-name="ListLabel_20_598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599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600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601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602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603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60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0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60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60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60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0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61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61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61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613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14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615" style:num-suffix=")" style:num-format="A" style:num-letter-sync="true">
        <style:list-level-properties text:list-level-position-and-space-mode="label-alignment">
          <style:list-level-label-alignment text:label-followed-by="listtab" fo:text-indent="-0.6098in" fo:margin-left="0.6098in"/>
        </style:list-level-properties>
      </text:list-level-style-number>
      <text:list-level-style-number text:level="4" text:style-name="ListLabel_20_616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617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618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619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620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621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622" style:num-suffix="." style:num-format="1" text:start-value="341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623" style:num-suffix=")" style:num-format="A" style:num-letter-sync="true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62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62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62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2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62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62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63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63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32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633" style:num-suffix=")" style:num-format="A" style:num-letter-sync="true">
        <style:list-level-properties text:list-level-position-and-space-mode="label-alignment">
          <style:list-level-label-alignment text:label-followed-by="listtab" fo:text-indent="-0.6098in" fo:margin-left="0.6098in"/>
        </style:list-level-properties>
      </text:list-level-style-number>
      <text:list-level-style-number text:level="4" text:style-name="ListLabel_20_634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635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636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637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638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639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64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4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547in" fo:margin-left="0.5547in"/>
        </style:list-level-properties>
      </text:list-level-style-number>
      <text:list-level-style-number text:level="3" text:style-name="ListLabel_20_642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643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644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645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646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647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648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64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665in" fo:margin-left="0.4665in"/>
        </style:list-level-properties>
      </text:list-level-style-number>
      <text:list-level-style-number text:level="3" text:style-name="ListLabel_20_651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652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653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654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655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656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657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65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9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547in" fo:margin-left="0.5547in"/>
        </style:list-level-properties>
      </text:list-level-style-number>
      <text:list-level-style-number text:level="3" text:style-name="ListLabel_20_660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661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662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663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664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665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666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667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68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665in" fo:margin-left="0.4665in"/>
        </style:list-level-properties>
      </text:list-level-style-number>
      <text:list-level-style-number text:level="3" text:style-name="ListLabel_20_669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670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671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672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673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674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675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76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77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5547in" fo:margin-left="0.5547in"/>
        </style:list-level-properties>
      </text:list-level-style-number>
      <text:list-level-style-number text:level="3" text:style-name="ListLabel_20_678" style:num-format="i">
        <style:list-level-properties text:list-level-position-and-space-mode="label-alignment">
          <style:list-level-label-alignment text:label-followed-by="listtab" fo:text-indent="-1.0465in" fo:margin-left="1.0465in"/>
        </style:list-level-properties>
      </text:list-level-style-number>
      <text:list-level-style-number text:level="4" text:style-name="ListLabel_20_679" style:num-format="1">
        <style:list-level-properties text:list-level-position-and-space-mode="label-alignment">
          <style:list-level-label-alignment text:label-followed-by="listtab" fo:text-indent="-1.5465in" fo:margin-left="1.5465in"/>
        </style:list-level-properties>
      </text:list-level-style-number>
      <text:list-level-style-number text:level="5" text:style-name="ListLabel_20_680" style:num-format="a" style:num-letter-sync="true">
        <style:list-level-properties text:list-level-position-and-space-mode="label-alignment">
          <style:list-level-label-alignment text:label-followed-by="listtab" fo:text-indent="-2.0465in" fo:margin-left="2.0465in"/>
        </style:list-level-properties>
      </text:list-level-style-number>
      <text:list-level-style-number text:level="6" text:style-name="ListLabel_20_681" style:num-format="i">
        <style:list-level-properties text:list-level-position-and-space-mode="label-alignment">
          <style:list-level-label-alignment text:label-followed-by="listtab" fo:text-indent="-2.5465in" fo:margin-left="2.5465in"/>
        </style:list-level-properties>
      </text:list-level-style-number>
      <text:list-level-style-number text:level="7" text:style-name="ListLabel_20_682" style:num-format="1">
        <style:list-level-properties text:list-level-position-and-space-mode="label-alignment">
          <style:list-level-label-alignment text:label-followed-by="listtab" fo:text-indent="-3.0465in" fo:margin-left="3.0465in"/>
        </style:list-level-properties>
      </text:list-level-style-number>
      <text:list-level-style-number text:level="8" text:style-name="ListLabel_20_683" style:num-format="a" style:num-letter-sync="true">
        <style:list-level-properties text:list-level-position-and-space-mode="label-alignment">
          <style:list-level-label-alignment text:label-followed-by="listtab" fo:text-indent="-3.5465in" fo:margin-left="3.5465in"/>
        </style:list-level-properties>
      </text:list-level-style-number>
      <text:list-level-style-number text:level="9" text:style-name="ListLabel_20_684" style:num-format="i">
        <style:list-level-properties text:list-level-position-and-space-mode="label-alignment">
          <style:list-level-label-alignment text:label-followed-by="listtab" fo:text-indent="-4.0465in" fo:margin-left="4.0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85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8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687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688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689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90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691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692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693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94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95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661in" fo:margin-left="0.4661in"/>
        </style:list-level-properties>
      </text:list-level-style-number>
      <text:list-level-style-number text:level="3" text:style-name="ListLabel_20_696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697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698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699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700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701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702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703" style:num-suffix="." style:num-format="1" text:start-value="52">
        <style:list-level-properties text:list-level-position-and-space-mode="label-alignment">
          <style:list-level-label-alignment text:label-followed-by="listtab" fo:text-indent="-0.3929in" fo:margin-left="0.3929in"/>
        </style:list-level-properties>
      </text:list-level-style-number>
      <text:list-level-style-number text:level="2" text:style-name="ListLabel_20_704" style:num-suffix=")" style:num-format="A" style:num-letter-sync="true">
        <style:list-level-properties text:list-level-position-and-space-mode="label-alignment">
          <style:list-level-label-alignment text:label-followed-by="listtab" fo:text-indent="-0.5917in" fo:margin-left="0.5917in"/>
        </style:list-level-properties>
      </text:list-level-style-number>
      <text:list-level-style-number text:level="3" text:style-name="ListLabel_20_705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706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707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708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709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710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711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1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13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445in" fo:margin-left="0.4445in"/>
        </style:list-level-properties>
      </text:list-level-style-number>
      <text:list-level-style-number text:level="3" text:style-name="ListLabel_20_714" style:num-format="i">
        <style:list-level-properties text:list-level-position-and-space-mode="label-alignment">
          <style:list-level-label-alignment text:label-followed-by="listtab" fo:text-indent="-0.9465in" fo:margin-left="0.9465in"/>
        </style:list-level-properties>
      </text:list-level-style-number>
      <text:list-level-style-number text:level="4" text:style-name="ListLabel_20_715" style:num-format="1">
        <style:list-level-properties text:list-level-position-and-space-mode="label-alignment">
          <style:list-level-label-alignment text:label-followed-by="listtab" fo:text-indent="-1.4465in" fo:margin-left="1.4465in"/>
        </style:list-level-properties>
      </text:list-level-style-number>
      <text:list-level-style-number text:level="5" text:style-name="ListLabel_20_716" style:num-format="a" style:num-letter-sync="true">
        <style:list-level-properties text:list-level-position-and-space-mode="label-alignment">
          <style:list-level-label-alignment text:label-followed-by="listtab" fo:text-indent="-1.9465in" fo:margin-left="1.9465in"/>
        </style:list-level-properties>
      </text:list-level-style-number>
      <text:list-level-style-number text:level="6" text:style-name="ListLabel_20_717" style:num-format="i">
        <style:list-level-properties text:list-level-position-and-space-mode="label-alignment">
          <style:list-level-label-alignment text:label-followed-by="listtab" fo:text-indent="-2.4465in" fo:margin-left="2.4465in"/>
        </style:list-level-properties>
      </text:list-level-style-number>
      <text:list-level-style-number text:level="7" text:style-name="ListLabel_20_718" style:num-format="1">
        <style:list-level-properties text:list-level-position-and-space-mode="label-alignment">
          <style:list-level-label-alignment text:label-followed-by="listtab" fo:text-indent="-2.9465in" fo:margin-left="2.9465in"/>
        </style:list-level-properties>
      </text:list-level-style-number>
      <text:list-level-style-number text:level="8" text:style-name="ListLabel_20_719" style:num-format="a" style:num-letter-sync="true">
        <style:list-level-properties text:list-level-position-and-space-mode="label-alignment">
          <style:list-level-label-alignment text:label-followed-by="listtab" fo:text-indent="-3.4465in" fo:margin-left="3.4465in"/>
        </style:list-level-properties>
      </text:list-level-style-number>
      <text:list-level-style-number text:level="9" text:style-name="ListLabel_20_720" style:num-format="i">
        <style:list-level-properties text:list-level-position-and-space-mode="label-alignment">
          <style:list-level-label-alignment text:label-followed-by="listtab" fo:text-indent="-3.9465in" fo:margin-left="3.94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2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22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723" style:num-suffix=")" style:num-format="A" style:num-letter-sync="true">
        <style:list-level-properties text:list-level-position-and-space-mode="label-alignment">
          <style:list-level-label-alignment text:label-followed-by="listtab" fo:text-indent="-0.6098in" fo:margin-left="0.6098in"/>
        </style:list-level-properties>
      </text:list-level-style-number>
      <text:list-level-style-number text:level="4" text:style-name="ListLabel_20_724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725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726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727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728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729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3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31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732" style:num-suffix=")" style:num-format="A" style:num-letter-sync="true">
        <style:list-level-properties text:list-level-position-and-space-mode="label-alignment">
          <style:list-level-label-alignment text:label-followed-by="listtab" fo:text-indent="-0.6098in" fo:margin-left="0.6098in"/>
        </style:list-level-properties>
      </text:list-level-style-number>
      <text:list-level-style-number text:level="4" text:style-name="ListLabel_20_733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734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735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736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737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738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9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0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4665in" fo:margin-left="0.4665in"/>
        </style:list-level-properties>
      </text:list-level-style-number>
      <text:list-level-style-number text:level="3" text:style-name="ListLabel_20_741" style:num-format="i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4" text:style-name="ListLabel_20_742" style:num-format="1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5" text:style-name="ListLabel_20_743" style:num-format="a" style:num-letter-sync="true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6" text:style-name="ListLabel_20_744" style:num-format="i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7" text:style-name="ListLabel_20_745" style:num-format="1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8" text:style-name="ListLabel_20_746" style:num-format="a" style:num-letter-sync="true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9" text:style-name="ListLabel_20_747" style:num-format="i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748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9" style:num-format="a" style:num-letter-sync="true">
        <style:list-level-properties text:list-level-position-and-space-mode="label-alignment">
          <style:list-level-label-alignment text:label-followed-by="listtab" fo:text-indent="-0.4465in" fo:margin-left="0.4465in"/>
        </style:list-level-properties>
      </text:list-level-style-number>
      <text:list-level-style-number text:level="3" text:style-name="ListLabel_20_750" style:num-suffix=")" style:num-format="A" style:num-letter-sync="true">
        <style:list-level-properties text:list-level-position-and-space-mode="label-alignment">
          <style:list-level-label-alignment text:label-followed-by="listtab" fo:text-indent="-0.6098in" fo:margin-left="0.6098in"/>
        </style:list-level-properties>
      </text:list-level-style-number>
      <text:list-level-style-number text:level="4" text:style-name="ListLabel_20_751" style:num-format="1">
        <style:list-level-properties text:list-level-position-and-space-mode="label-alignment">
          <style:list-level-label-alignment text:label-followed-by="listtab" fo:text-indent="-1.1429in" fo:margin-left="1.1429in"/>
        </style:list-level-properties>
      </text:list-level-style-number>
      <text:list-level-style-number text:level="5" text:style-name="ListLabel_20_752" style:num-format="a" style:num-letter-sync="true">
        <style:list-level-properties text:list-level-position-and-space-mode="label-alignment">
          <style:list-level-label-alignment text:label-followed-by="listtab" fo:text-indent="-1.6429in" fo:margin-left="1.6429in"/>
        </style:list-level-properties>
      </text:list-level-style-number>
      <text:list-level-style-number text:level="6" text:style-name="ListLabel_20_753" style:num-format="i">
        <style:list-level-properties text:list-level-position-and-space-mode="label-alignment">
          <style:list-level-label-alignment text:label-followed-by="listtab" fo:text-indent="-2.1429in" fo:margin-left="2.1429in"/>
        </style:list-level-properties>
      </text:list-level-style-number>
      <text:list-level-style-number text:level="7" text:style-name="ListLabel_20_754" style:num-format="1">
        <style:list-level-properties text:list-level-position-and-space-mode="label-alignment">
          <style:list-level-label-alignment text:label-followed-by="listtab" fo:text-indent="-2.6429in" fo:margin-left="2.6429in"/>
        </style:list-level-properties>
      </text:list-level-style-number>
      <text:list-level-style-number text:level="8" text:style-name="ListLabel_20_755" style:num-format="a" style:num-letter-sync="true">
        <style:list-level-properties text:list-level-position-and-space-mode="label-alignment">
          <style:list-level-label-alignment text:label-followed-by="listtab" fo:text-indent="-3.1429in" fo:margin-left="3.1429in"/>
        </style:list-level-properties>
      </text:list-level-style-number>
      <text:list-level-style-number text:level="9" text:style-name="ListLabel_20_756" style:num-format="i">
        <style:list-level-properties text:list-level-position-and-space-mode="label-alignment">
          <style:list-level-label-alignment text:label-followed-by="listtab" fo:text-indent="-3.6429in" fo:margin-left="3.6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MP2" style:family="paragraph" style:parent-style-name="Standard">
      <style:paragraph-properties fo:margin-left="0in" fo:margin-right="0.0016in" fo:margin-top="0in" fo:margin-bottom="0in" loext:contextual-spacing="false" fo:line-height="108%" fo:text-align="end" style:justify-single-word="false" fo:text-indent="0in" style:auto-text-indent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MT1" style:family="text">
      <style:text-properties style:font-name="Calibri" style:font-name-asian="Calibri1" style:font-name-complex="Calibri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5in" fo:margin-right="0.9819in" style:writing-mode="lr-tb" style:layout-grid-color="#c0c0c0" style:layout-grid-lines="243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53in" fo:margin-left="0in" fo:margin-right="0in" fo:margin-bottom="0.4555in" style:dynamic-spacing="true"/>
      </style:header-style>
      <style:footer-style>
        <style:header-footer-properties fo:min-height="0.6339in" fo:margin-left="0in" fo:margin-right="0in" fo:margin-top="0.59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09</text:page-number><text:span text:style-name="MT1"><text:s/></text:span></text:p>
        <text:p text:style-name="MP3"><text:span text:style-name="MT1"><text:s/></text:span></text:p>
      </style:footer>
      <style:footer-left>
        <text:p text:style-name="MP2"><text:page-number text:select-page="current">108</text:page-number><text:span text:style-name="MT1"><text:s/></text:span></text:p>
        <text:p text:style-name="MP3"><text:span text:style-name="MT1"><text:s/></text:span></text:p>
      </style:footer-left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<text:page-number text:select-page="current">0</text:page-number><text:span text:style-name="MT1"><text:s/></text:span></text:p>
        <text:p text:style-name="MP3"><text:span text:style-name="MT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4T13:07:00</meta:creation-date>
    <meta:initial-creator>dr. Landi Balázs</meta:initial-creator>
    <meta:document-statistic meta:table-count="0" meta:image-count="0" meta:object-count="0" meta:page-count="109" meta:paragraph-count="2921" meta:word-count="18942" meta:character-count="133007" meta:non-whitespace-character-count="115520"/>
    <meta:generator>LibreOfficeDev/6.0.5.2$Linux_X86_64 LibreOffice_project/</meta:generator>
  </office:meta>
</office:document-meta>
</file>